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56cm" draw:fill="none" draw:textarea-vertical-align="middle"/>
    </style:style>
    <style:style style:name="gr4" style:family="graphic" style:parent-style-name="standard">
      <style:graphic-properties draw:stroke="none" draw:fill-color="#ff0000" draw:opacity="30%" draw:textarea-horizontal-align="justify" draw:textarea-vertical-align="middle" draw:auto-grow-height="false" draw:shadow-opacity="30%"/>
    </style:style>
    <style:style style:name="gr5" style:family="graphic" style:parent-style-name="standard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draw:shadow-offset-x="0.203cm" draw:shadow-offset-y="0.203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e6e64c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83ca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draw:shadow-opacity="30%"/>
    </style:style>
    <style:style style:name="gr13" style:family="graphic" style:parent-style-name="standard">
      <style:graphic-properties draw:stroke="none" draw:fill="solid" draw:fill-color="#808080" draw:opacity="50%" draw:textarea-horizontal-align="justify" draw:textarea-vertical-align="middle" draw:auto-grow-height="false" draw:shadow-opacity="50%"/>
    </style:style>
    <style:style style:name="gr14" style:family="graphic">
      <style:graphic-properties style:protect="size"/>
    </style:style>
    <style:style style:name="gr1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2.807cm" svg:height="2.799cm" draw:transform="rotate (-1.5707963267949) translate (17.888cm 9.2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259cm" svg:height="3.526cm" draw:transform="rotate (1.5707963267949) translate (14.508cm 12.27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3" draw:text-style-name="P1" draw:layer="layout" svg:x1="15.34cm" svg:y1="11.506cm" svg:x2="15.616cm" svg:y2="11.843cm">
            <text:p/>
          </draw:line>
        </draw:g>
        <draw:custom-shape draw:style-name="gr4" draw:text-style-name="P1" draw:layer="layout" svg:width="0.237cm" svg:height="2.168cm" svg:x="5.694cm" svg:y="4.77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157cm" svg:height="2.15cm" draw:transform="skewX (0.000523598775598313) rotate (-0.785398163397448) translate (22.387cm 13.6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551cm" svg:height="3.569cm" draw:transform="rotate (-1.70169602069447) translate (24.693cm 14.3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6" draw:text-style-name="P1" draw:layer="layout" svg:width="2.811cm" svg:height="1.245cm" svg:x="8.407cm" svg:y="12.96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93cm" svg:height="1.671cm" draw:transform="skewX (-0.00593411945678075) rotate (-2.53072741539178) translate (21.913cm 18.3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095cm" svg:height="0.635cm" svg:x="8.576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686cm" svg:height="0.093cm" svg:x="4.904cm" svg:y="4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998cm" svg:height="0.622cm" svg:x="7.278cm" svg:y="14.448cm">
          <text:p text:style-name="P1">He-Ne Las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999cm" svg:height="0.622cm" svg:x="7.2cm" svg:y="9.616cm">
          <text:p text:style-name="P1">Co2 Las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997cm" svg:height="0.62cm" svg:x="4.528cm" svg:y="5.216cm">
          <text:p text:style-name="P1">CaF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11cm" svg:height="0.6cm" svg:x="15.577cm" svg:y="18.273cm">
          <text:p text:style-name="P1">Detecto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84cm" svg:height="0.093cm" draw:transform="skewX (0.0108210413623648) rotate (2.35619449019234) translate (6.381cm 14.2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686cm" svg:height="0.093cm" draw:transform="skewX (-0.010821041362365) rotate (2.35619449019234) translate (4.866cm 11.7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685cm" svg:height="0.093cm" draw:transform="skewX (0.0108210413623648) rotate (0.785398163397448) translate (3.588cm 7.3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095cm" svg:height="0.635cm" svg:x="8.576cm" svg:y="6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095cm" svg:height="0.635cm" svg:x="14.823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095cm" svg:height="0.635cm" svg:x="14.823cm" svg:y="6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69cm" svg:height="7.955cm" draw:transform="skewX (-0.002443460952792) rotate (0.785398163397448) translate (17.305cm 10.60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1" draw:layer="layout" svg:width="0.095cm" svg:height="0.635cm" draw:transform="skewX (0.0031415926535898) rotate (-0.959931088596881) translate (19.586cm 16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096cm" svg:height="0.635cm" draw:transform="skewX (-0.0031415926535898) rotate (-0.959931088596881) translate (20.362cm 16.1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26cm" svg:height="0.17cm" svg:x="16.819cm" svg:y="10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21cm" svg:height="1.753cm" draw:transform="rotate (-1.5707963267949) translate (18.335cm 10.2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75cm" svg:height="1.614cm" draw:transform="skewX (0.00802851455917394) rotate (0.785398163397448) translate (16.286cm 10.71cm)">
          <text:p/>
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0.248cm" svg:height="11.762cm" draw:transform="skewX (-0.000523598775598297) rotate (0.610865238198015) translate (16.194cm 6.4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371cm" svg:height="0.237cm" svg:x="5.787cm" svg:y="6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11cm" svg:height="2.175cm" draw:transform="rotate (-3.14159265358979) translate (18.892cm 8.0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1.678cm" svg:height="0.236cm" svg:x="4.109cm" svg:y="6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37cm" svg:height="6.807cm" svg:x="5.787cm" svg:y="6.8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29cm" svg:height="0.237cm" svg:x="5.787cm" svg:y="13.4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11cm" svg:height="1.246cm" svg:x="8.407cm" svg:y="10.45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62cm" svg:height="0.236cm" svg:x="4.145cm" svg:y="10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37cm" svg:height="3.91cm" svg:x="4.109cm" svg:y="6.9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13cm" svg:height="2.184cm" draw:transform="skewX (-0.00366519142918813) rotate (2.35619449019234) translate (5.208cm 7.7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811cm" svg:height="0.601cm" svg:x="22.221cm" svg:y="16.494cm">
          <text:p text:style-name="P1">Spherical mirro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5cm" svg:height="1.658cm" svg:x="16.278cm" svg:y="11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095cm" svg:height="1.658cm" draw:transform="skewX (-0.00296705972839037) rotate (1.09083078249646) translate (15.944cm 6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26cm" svg:height="6.877cm" draw:transform="skewX (-0.000349065850398861) rotate (-2.53072741539178) translate (20.383cm 17.27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" draw:layer="layout" svg:width="1.593cm" svg:height="0.308cm" draw:transform="skewX (-0.00645771823237904) rotate (-2.53072741539178) translate (20.849cm 16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Schematic diagram of the system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gle dependency of reflection 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5" draw:text-style-name="P1" draw:layer="layout" svg:width="25.105cm" svg:height="17.044cm" svg:x="1.524cm" svg:y="3.5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5.221cm" svg:x="1.4cm" svg:y="0.762cm" presentation:class="title" presentation:user-transformed="true">
          <draw:text-box>
            <text:p>He-Ne Laser<text:line-break/>Anomaly Condition<text:line-break/>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5" draw:text-style-name="P1" draw:layer="layout" svg:width="25.626cm" svg:height="15.914cm" svg:x="1.044cm" svg:y="4.40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5.221cm" svg:x="1.4cm" svg:y="0.762cm" presentation:class="title" presentation:user-transformed="true">
          <draw:text-box>
            <text:p>CO2 Laser<text:line-break/>Anomaly Condition<text:line-break/>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5" draw:text-style-name="P1" draw:layer="layout" svg:width="26.137cm" svg:height="16.002cm" svg:x="1.27cm" svg:y="4.31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02:18:56.508947665</meta:creation-date>
    <dc:date>2015-07-24T00:56:10.251372798</dc:date>
    <meta:editing-duration>P1DT17H19M42S</meta:editing-duration>
    <meta:editing-cycles>81</meta:editing-cycles>
    <meta:generator>LibreOffice/4.2.8.2$Linux_x86 LibreOffice_project/420m0$Build-2</meta:generator>
    <meta:print-date>2015-07-10T04:05:01.238320904</meta:print-date>
    <meta:document-statistic meta:object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80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627cm" svg:height="15.915cm" xlink:href="." xlink:type="simple" chart:class="chart:scatter" chart:style-name="ch1">
        <chart:legend svg:x="3.421cm" svg:y="0.519cm" style:legend-expansion="custom" chartooo:width="6.423cm" chartooo:height="3.01cm" style:legend-expansion-aspect-ratio="2.13388704318937" chart:style-name="ch2"/>
        <chart:plot-area chart:style-name="ch3" chart:data-source-has-labels="both" svg:x="1.308cm" svg:y="0.213cm" svg:width="24.056cm" svg:height="14.753cm">
          <chartooo:coordinate-region svg:x="3.464cm" svg:y="0.501cm" svg:width="21.566cm" svg:height="13.52cm"/>
          <chart:axis chart:dimension="x" chart:name="primary-x" chart:style-name="ch4" chartooo:axis-type="auto">
            <chart:title svg:x="10.124cm" svg:y="14.819cm" chart:style-name="ch5">
              <text:p>Incident angle[degree]</text:p>
            </chart:title>
            <chart:categories table:cell-range-address="local-table.$A$2:.$A$180"/>
          </chart:axis>
          <chart:axis chart:dimension="y" chart:name="primary-y" chart:style-name="ch6">
            <chart:title svg:x="0cm" svg:y="10.577cm" chart:style-name="ch7">
              <text:p>Grating number [1/m]</text:p>
            </chart:title>
            <chart:grid chart:style-name="ch8" chart:class="major"/>
          </chart:axis>
          <chart:series chart:style-name="ch9" chart:values-cell-range-address="local-table.$C$2:.$C$180" chart:label-cell-address="local-table.$C$1" chart:class="chart:scatter">
            <chart:domain table:cell-range-address="local-table.$B$2:.$B$180"/>
            <chart:data-point chart:repeated="179"/>
          </chart:series>
          <chart:series chart:style-name="ch10" chart:values-cell-range-address="local-table.$D$2:.$D$180" chart:label-cell-address="local-table.$D$1" chart:class="chart:scatter">
            <chart:data-point chart:repeated="179"/>
          </chart:series>
          <chart:series chart:style-name="ch11" chart:values-cell-range-address="local-table.$E$2:.$E$180" chart:label-cell-address="local-table.$E$1" chart:class="chart:scatter">
            <chart:data-point chart:repeated="179"/>
          </chart:series>
          <chart:series chart:style-name="ch12" chart:values-cell-range-address="local-table.$F$2:.$F$180" chart:label-cell-address="local-table.$F$1" chart:class="chart:scatter">
            <chart:data-point chart:repeated="179"/>
          </chart:series>
          <chart:series chart:style-name="ch13" chart:values-cell-range-address="local-table.$G$2:.$G$180" chart:label-cell-address="local-table.$G$1" chart:class="chart:scatter">
            <chart:data-point chart:repeated="179"/>
          </chart:series>
          <chart:series chart:style-name="ch14" chart:values-cell-range-address="local-table.$H$2:.$H$180" chart:label-cell-address="local-table.$H$1" chart:class="chart:scatter">
            <chart:data-point chart:repeated="179"/>
          </chart:series>
          <chart:series chart:style-name="ch15" chart:values-cell-range-address="local-table.$I$2:.$I$180" chart:label-cell-address="local-table.$I$1" chart:class="chart:scatter">
            <chart:data-point chart:repeated="179"/>
          </chart:series>
          <chart:series chart:style-name="ch13" chart:values-cell-range-address="local-table.$J$2:.$J$180" chart:label-cell-address="local-table.$J$1" chart:class="chart:scatter">
            <chart:data-point chart:repeated="179"/>
          </chart:series>
          <chart:series chart:style-name="ch16" chart:values-cell-range-address="local-table.$L$2:.$L$180" chart:label-cell-address="local-table.$L$1" chart:class="chart:scatter">
            <chart:domain table:cell-range-address="local-table.$K$2:.$K$180"/>
            <chart:data-point chart:repeated="179"/>
          </chart:series>
          <chart:series chart:style-name="ch17" chart:values-cell-range-address="local-table.$N$2:.$N$180" chart:label-cell-address="local-table.$N$1" chart:class="chart:scatter">
            <chart:domain table:cell-range-address="local-table.$M$2:.$M$180"/>
            <chart:data-point chart:repeated="17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.6328,-2</text:p>
              </table:table-cell>
              <table:table-cell office:value-type="string">
                <text:p>0.6328,-1</text:p>
              </table:table-cell>
              <table:table-cell office:value-type="string">
                <text:p>0.6328,1</text:p>
              </table:table-cell>
              <table:table-cell office:value-type="string">
                <text:p>0.6328,2</text:p>
              </table:table-cell>
              <table:table-cell office:value-type="string">
                <text:p>R0.6328,-2</text:p>
              </table:table-cell>
              <table:table-cell office:value-type="string">
                <text:p>R0.6328,-1</text:p>
              </table:table-cell>
              <table:table-cell office:value-type="string">
                <text:p>R0.6328,1</text:p>
              </table:table-cell>
              <table:table-cell office:value-type="string">
                <text:p>R0.6328,2</text:p>
              </table:table-cell>
              <table:table-cell office:value-type="string"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814551.958786458">
                <text:p>814551.958786458</text:p>
              </table:table-cell>
              <table:table-cell office:value-type="float" office:value="1629103.91757292">
                <text:p>1629103.91757292</text:p>
              </table:table-cell>
              <table:table-cell office:value-type="float" office:value="1602341.48068331">
                <text:p>1602341.48068331</text:p>
              </table:table-cell>
              <table:table-cell office:value-type="float" office:value="801170.740341655">
                <text:p>801170.740341655</text:p>
              </table:table-cell>
              <table:table-cell office:value-type="float" office:value="797034.241070144">
                <text:p>797034.241070144</text:p>
              </table:table-cell>
              <table:table-cell office:value-type="float" office:value="1594068.48214029">
                <text:p>1594068.48214029</text:p>
              </table:table-cell>
              <table:table-cell office:value-type="float" office:value="1566487.7757611">
                <text:p>1566487.7757611</text:p>
              </table:table-cell>
              <table:table-cell office:value-type="float" office:value="783243.887880552">
                <text:p>783243.887880552</text:p>
              </table:table-cell>
              <table:table-cell office:value-type="float" office:value="0">
                <text:p>0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21242.058493063">
                <text:p>821242.058493063</text:p>
              </table:table-cell>
              <table:table-cell office:value-type="float" office:value="1642484.11698613">
                <text:p>1642484.11698613</text:p>
              </table:table-cell>
              <table:table-cell office:value-type="float" office:value="1588961.2812701">
                <text:p>1588961.2812701</text:p>
              </table:table-cell>
              <table:table-cell office:value-type="float" office:value="794480.640635049">
                <text:p>794480.640635049</text:p>
              </table:table-cell>
              <table:table-cell office:value-type="float" office:value="803928.892570546">
                <text:p>803928.892570546</text:p>
              </table:table-cell>
              <table:table-cell office:value-type="float" office:value="1607857.78514109">
                <text:p>1607857.78514109</text:p>
              </table:table-cell>
              <table:table-cell office:value-type="float" office:value="1552698.4727603">
                <text:p>1552698.4727603</text:p>
              </table:table-cell>
              <table:table-cell office:value-type="float" office:value="776349.236380149">
                <text:p>776349.236380149</text:p>
              </table:table-cell>
              <table:table-cell office:value-type="float" office:value="90">
                <text:p>90</text:p>
              </table:table-cell>
              <table:table-cell office:value-type="float" office:value="1250000">
                <text:p>1250000</text:p>
              </table:table-cell>
              <table:table-cell office:value-type="float" office:value="90">
                <text:p>9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827931.139206879">
                <text:p>827931.139206879</text:p>
              </table:table-cell>
              <table:table-cell office:value-type="float" office:value="1655862.27841376">
                <text:p>1655862.27841376</text:p>
              </table:table-cell>
              <table:table-cell office:value-type="float" office:value="1575583.11984247">
                <text:p>1575583.11984247</text:p>
              </table:table-cell>
              <table:table-cell office:value-type="float" office:value="787791.559921234">
                <text:p>787791.559921234</text:p>
              </table:table-cell>
              <table:table-cell office:value-type="float" office:value="810822.49392215">
                <text:p>810822.49392215</text:p>
              </table:table-cell>
              <table:table-cell office:value-type="float" office:value="1621644.9878443">
                <text:p>1621644.9878443</text:p>
              </table:table-cell>
              <table:table-cell office:value-type="float" office:value="1538911.27005709">
                <text:p>1538911.27005709</text:p>
              </table:table-cell>
              <table:table-cell office:value-type="float" office:value="769455.635028545">
                <text:p>769455.63502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34618.691528509">
                <text:p>834618.691528509</text:p>
              </table:table-cell>
              <table:table-cell office:value-type="float" office:value="1669237.38305702">
                <text:p>1669237.38305702</text:p>
              </table:table-cell>
              <table:table-cell office:value-type="float" office:value="1562208.01519921">
                <text:p>1562208.01519921</text:p>
              </table:table-cell>
              <table:table-cell office:value-type="float" office:value="781104.007599603">
                <text:p>781104.007599603</text:p>
              </table:table-cell>
              <table:table-cell office:value-type="float" office:value="817714.520150522">
                <text:p>817714.520150522</text:p>
              </table:table-cell>
              <table:table-cell office:value-type="float" office:value="1635429.04030104">
                <text:p>1635429.04030104</text:p>
              </table:table-cell>
              <table:table-cell office:value-type="float" office:value="1525127.21760035">
                <text:p>1525127.21760035</text:p>
              </table:table-cell>
              <table:table-cell office:value-type="float" office:value="762563.608800173">
                <text:p>762563.608800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841304.206174954">
                <text:p>841304.206174954</text:p>
              </table:table-cell>
              <table:table-cell office:value-type="float" office:value="1682608.41234991">
                <text:p>1682608.41234991</text:p>
              </table:table-cell>
              <table:table-cell office:value-type="float" office:value="1548836.98590632">
                <text:p>1548836.98590632</text:p>
              </table:table-cell>
              <table:table-cell office:value-type="float" office:value="774418.492953159">
                <text:p>774418.492953159</text:p>
              </table:table-cell>
              <table:table-cell office:value-type="float" office:value="824604.446401182">
                <text:p>824604.446401182</text:p>
              </table:table-cell>
              <table:table-cell office:value-type="float" office:value="1649208.89280236">
                <text:p>1649208.89280236</text:p>
              </table:table-cell>
              <table:table-cell office:value-type="float" office:value="1511347.36509903">
                <text:p>1511347.36509903</text:p>
              </table:table-cell>
              <table:table-cell office:value-type="float" office:value="755673.682549513">
                <text:p>755673.682549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47987.174018388">
                <text:p>847987.174018388</text:p>
              </table:table-cell>
              <table:table-cell office:value-type="float" office:value="1695974.34803678">
                <text:p>1695974.34803678</text:p>
              </table:table-cell>
              <table:table-cell office:value-type="float" office:value="1535471.05021945">
                <text:p>1535471.05021945</text:p>
              </table:table-cell>
              <table:table-cell office:value-type="float" office:value="767735.525109724">
                <text:p>767735.525109724</text:p>
              </table:table-cell>
              <table:table-cell office:value-type="float" office:value="831491.74797957">
                <text:p>831491.74797957</text:p>
              </table:table-cell>
              <table:table-cell office:value-type="float" office:value="1662983.49595914">
                <text:p>1662983.49595914</text:p>
              </table:table-cell>
              <table:table-cell office:value-type="float" office:value="1497572.76194225">
                <text:p>1497572.76194225</text:p>
              </table:table-cell>
              <table:table-cell office:value-type="float" office:value="748786.380971125">
                <text:p>748786.38097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854667.086124937">
                <text:p>854667.086124937</text:p>
              </table:table-cell>
              <table:table-cell office:value-type="float" office:value="1709334.17224987">
                <text:p>1709334.17224987</text:p>
              </table:table-cell>
              <table:table-cell office:value-type="float" office:value="1522111.22600635">
                <text:p>1522111.22600635</text:p>
              </table:table-cell>
              <table:table-cell office:value-type="float" office:value="761055.613003176">
                <text:p>761055.613003176</text:p>
              </table:table-cell>
              <table:table-cell office:value-type="float" office:value="838375.900391006">
                <text:p>838375.900391006</text:p>
              </table:table-cell>
              <table:table-cell office:value-type="float" office:value="1676751.80078201">
                <text:p>1676751.80078201</text:p>
              </table:table-cell>
              <table:table-cell office:value-type="float" office:value="1483804.45711938">
                <text:p>1483804.45711938</text:p>
              </table:table-cell>
              <table:table-cell office:value-type="float" office:value="741902.228559689">
                <text:p>741902.228559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61343.433793431">
                <text:p>861343.433793431</text:p>
              </table:table-cell>
              <table:table-cell office:value-type="float" office:value="1722686.86758686">
                <text:p>1722686.86758686</text:p>
              </table:table-cell>
              <table:table-cell office:value-type="float" office:value="1508758.53066936">
                <text:p>1508758.53066936</text:p>
              </table:table-cell>
              <table:table-cell office:value-type="float" office:value="754379.265334682">
                <text:p>754379.265334682</text:p>
              </table:table-cell>
              <table:table-cell office:value-type="float" office:value="845256.37938063">
                <text:p>845256.37938063</text:p>
              </table:table-cell>
              <table:table-cell office:value-type="float" office:value="1690512.75876126">
                <text:p>1690512.75876126</text:p>
              </table:table-cell>
              <table:table-cell office:value-type="float" office:value="1470043.49914013">
                <text:p>1470043.49914013</text:p>
              </table:table-cell>
              <table:table-cell office:value-type="float" office:value="735021.749570065">
                <text:p>735021.74957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68015.708594147">
                <text:p>868015.708594147</text:p>
              </table:table-cell>
              <table:table-cell office:value-type="float" office:value="1736031.41718829">
                <text:p>1736031.41718829</text:p>
              </table:table-cell>
              <table:table-cell office:value-type="float" office:value="1495413.98106793">
                <text:p>1495413.98106793</text:p>
              </table:table-cell>
              <table:table-cell office:value-type="float" office:value="747706.990533966">
                <text:p>747706.990533966</text:p>
              </table:table-cell>
              <table:table-cell office:value-type="float" office:value="852132.660973329">
                <text:p>852132.660973329</text:p>
              </table:table-cell>
              <table:table-cell office:value-type="float" office:value="1704265.32194666">
                <text:p>1704265.32194666</text:p>
              </table:table-cell>
              <table:table-cell office:value-type="float" office:value="1456290.93595473">
                <text:p>1456290.93595473</text:p>
              </table:table-cell>
              <table:table-cell office:value-type="float" office:value="728145.467977367">
                <text:p>728145.46797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74683.402407525">
                <text:p>874683.402407525</text:p>
              </table:table-cell>
              <table:table-cell office:value-type="float" office:value="1749366.80481505">
                <text:p>1749366.80481505</text:p>
              </table:table-cell>
              <table:table-cell office:value-type="float" office:value="1482078.59344118">
                <text:p>1482078.59344118</text:p>
              </table:table-cell>
              <table:table-cell office:value-type="float" office:value="741039.296720588">
                <text:p>741039.296720588</text:p>
              </table:table-cell>
              <table:table-cell office:value-type="float" office:value="859004.221513636">
                <text:p>859004.221513636</text:p>
              </table:table-cell>
              <table:table-cell office:value-type="float" office:value="1718008.44302727">
                <text:p>1718008.44302727</text:p>
              </table:table-cell>
              <table:table-cell office:value-type="float" office:value="1442547.81487412">
                <text:p>1442547.81487412</text:p>
              </table:table-cell>
              <table:table-cell office:value-type="float" office:value="721273.907437059">
                <text:p>721273.90743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881346.007462867">
                <text:p>881346.007462867</text:p>
              </table:table-cell>
              <table:table-cell office:value-type="float" office:value="1762692.01492573">
                <text:p>1762692.01492573</text:p>
              </table:table-cell>
              <table:table-cell office:value-type="float" office:value="1468753.38333049">
                <text:p>1468753.38333049</text:p>
              </table:table-cell>
              <table:table-cell office:value-type="float" office:value="734376.691665246">
                <text:p>734376.691665246</text:p>
              </table:table-cell>
              <table:table-cell office:value-type="float" office:value="865870.537705613">
                <text:p>865870.537705613</text:p>
              </table:table-cell>
              <table:table-cell office:value-type="float" office:value="1731741.07541123">
                <text:p>1731741.07541123</text:p>
              </table:table-cell>
              <table:table-cell office:value-type="float" office:value="1428815.18249016">
                <text:p>1428815.18249016</text:p>
              </table:table-cell>
              <table:table-cell office:value-type="float" office:value="714407.591245082">
                <text:p>714407.59124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88003.016377003">
                <text:p>888003.016377003</text:p>
              </table:table-cell>
              <table:table-cell office:value-type="float" office:value="1776006.03275401">
                <text:p>1776006.03275401</text:p>
              </table:table-cell>
              <table:table-cell office:value-type="float" office:value="1455439.36550222">
                <text:p>1455439.36550222</text:p>
              </table:table-cell>
              <table:table-cell office:value-type="float" office:value="727719.68275111">
                <text:p>727719.68275111</text:p>
              </table:table-cell>
              <table:table-cell office:value-type="float" office:value="872731.086652697">
                <text:p>872731.086652697</text:p>
              </table:table-cell>
              <table:table-cell office:value-type="float" office:value="1745462.17330539">
                <text:p>1745462.17330539</text:p>
              </table:table-cell>
              <table:table-cell office:value-type="float" office:value="1415094.084596">
                <text:p>1415094.084596</text:p>
              </table:table-cell>
              <table:table-cell office:value-type="float" office:value="707547.042297998">
                <text:p>707547.04229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894653.92219293">
                <text:p>894653.92219293</text:p>
              </table:table-cell>
              <table:table-cell office:value-type="float" office:value="1789307.84438586">
                <text:p>1789307.84438586</text:p>
              </table:table-cell>
              <table:table-cell office:value-type="float" office:value="1442137.55387037">
                <text:p>1442137.55387037</text:p>
              </table:table-cell>
              <table:table-cell office:value-type="float" office:value="721068.776935183">
                <text:p>721068.776935183</text:p>
              </table:table-cell>
              <table:table-cell office:value-type="float" office:value="879585.345897524">
                <text:p>879585.345897524</text:p>
              </table:table-cell>
              <table:table-cell office:value-type="float" office:value="1759170.69179505">
                <text:p>1759170.69179505</text:p>
              </table:table-cell>
              <table:table-cell office:value-type="float" office:value="1401385.56610634">
                <text:p>1401385.56610634</text:p>
              </table:table-cell>
              <table:table-cell office:value-type="float" office:value="700692.783053171">
                <text:p>700692.78305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01298.218418419">
                <text:p>901298.218418419</text:p>
              </table:table-cell>
              <table:table-cell office:value-type="float" office:value="1802596.43683684">
                <text:p>1802596.43683684</text:p>
              </table:table-cell>
              <table:table-cell office:value-type="float" office:value="1428848.96141939">
                <text:p>1428848.96141939</text:p>
              </table:table-cell>
              <table:table-cell office:value-type="float" office:value="714424.480709693">
                <text:p>714424.480709693</text:p>
              </table:table-cell>
              <table:table-cell office:value-type="float" office:value="886432.793461716">
                <text:p>886432.793461716</text:p>
              </table:table-cell>
              <table:table-cell office:value-type="float" office:value="1772865.58692343">
                <text:p>1772865.58692343</text:p>
              </table:table-cell>
              <table:table-cell office:value-type="float" office:value="1387690.67097796">
                <text:p>1387690.67097796</text:p>
              </table:table-cell>
              <table:table-cell office:value-type="float" office:value="693845.33548898">
                <text:p>693845.3354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907935.399064591">
                <text:p>907935.399064591</text:p>
              </table:table-cell>
              <table:table-cell office:value-type="float" office:value="1815870.79812918">
                <text:p>1815870.79812918</text:p>
              </table:table-cell>
              <table:table-cell office:value-type="float" office:value="1415574.60012704">
                <text:p>1415574.60012704</text:p>
              </table:table-cell>
              <table:table-cell office:value-type="float" office:value="707787.300063522">
                <text:p>707787.300063522</text:p>
              </table:table-cell>
              <table:table-cell office:value-type="float" office:value="893272.907885629">
                <text:p>893272.907885629</text:p>
              </table:table-cell>
              <table:table-cell office:value-type="float" office:value="1786545.81577126">
                <text:p>1786545.81577126</text:p>
              </table:table-cell>
              <table:table-cell office:value-type="float" office:value="1374010.44213013">
                <text:p>1374010.44213013</text:p>
              </table:table-cell>
              <table:table-cell office:value-type="float" office:value="687005.221065067">
                <text:p>687005.221065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914564.95868444">
                <text:p>914564.95868444</text:p>
              </table:table-cell>
              <table:table-cell office:value-type="float" office:value="1829129.91736888">
                <text:p>1829129.91736888</text:p>
              </table:table-cell>
              <table:table-cell office:value-type="float" office:value="1402315.48088734">
                <text:p>1402315.48088734</text:p>
              </table:table-cell>
              <table:table-cell office:value-type="float" office:value="701157.740443672">
                <text:p>701157.740443672</text:p>
              </table:table-cell>
              <table:table-cell office:value-type="float" office:value="900105.168268067">
                <text:p>900105.168268067</text:p>
              </table:table-cell>
              <table:table-cell office:value-type="float" office:value="1800210.33653613">
                <text:p>1800210.33653613</text:p>
              </table:table-cell>
              <table:table-cell office:value-type="float" office:value="1360345.92136526">
                <text:p>1360345.92136526</text:p>
              </table:table-cell>
              <table:table-cell office:value-type="float" office:value="680172.960682628">
                <text:p>680172.96068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921186.392411335">
                <text:p>921186.392411335</text:p>
              </table:table-cell>
              <table:table-cell office:value-type="float" office:value="1842372.78482267">
                <text:p>1842372.78482267</text:p>
              </table:table-cell>
              <table:table-cell office:value-type="float" office:value="1389072.61343355">
                <text:p>1389072.61343355</text:p>
              </table:table-cell>
              <table:table-cell office:value-type="float" office:value="694536.306716777">
                <text:p>694536.306716777</text:p>
              </table:table-cell>
              <table:table-cell office:value-type="float" office:value="906929.05430595">
                <text:p>906929.05430595</text:p>
              </table:table-cell>
              <table:table-cell office:value-type="float" office:value="1813858.1086119">
                <text:p>1813858.1086119</text:p>
              </table:table-cell>
              <table:table-cell office:value-type="float" office:value="1346698.14928949">
                <text:p>1346698.14928949</text:p>
              </table:table-cell>
              <table:table-cell office:value-type="float" office:value="673349.074644745">
                <text:p>673349.07464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27799.195997462">
                <text:p>927799.195997462</text:p>
              </table:table-cell>
              <table:table-cell office:value-type="float" office:value="1855598.39199492">
                <text:p>1855598.39199492</text:p>
              </table:table-cell>
              <table:table-cell office:value-type="float" office:value="1375847.0062613">
                <text:p>1375847.0062613</text:p>
              </table:table-cell>
              <table:table-cell office:value-type="float" office:value="687923.503130651">
                <text:p>687923.503130651</text:p>
              </table:table-cell>
              <table:table-cell office:value-type="float" office:value="913744.046333937">
                <text:p>913744.046333937</text:p>
              </table:table-cell>
              <table:table-cell office:value-type="float" office:value="1827488.09266787">
                <text:p>1827488.09266787</text:p>
              </table:table-cell>
              <table:table-cell office:value-type="float" office:value="1333068.16523352">
                <text:p>1333068.16523352</text:p>
              </table:table-cell>
              <table:table-cell office:value-type="float" office:value="666534.082616758">
                <text:p>666534.08261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934402.865852224">
                <text:p>934402.865852224</text:p>
              </table:table-cell>
              <table:table-cell office:value-type="float" office:value="1868805.73170445">
                <text:p>1868805.73170445</text:p>
              </table:table-cell>
              <table:table-cell office:value-type="float" office:value="1362639.66655178">
                <text:p>1362639.66655178</text:p>
              </table:table-cell>
              <table:table-cell office:value-type="float" office:value="681319.833275889">
                <text:p>681319.833275889</text:p>
              </table:table-cell>
              <table:table-cell office:value-type="float" office:value="920549.625363999">
                <text:p>920549.625363999</text:p>
              </table:table-cell>
              <table:table-cell office:value-type="float" office:value="1841099.250728">
                <text:p>1841099.250728</text:p>
              </table:table-cell>
              <table:table-cell office:value-type="float" office:value="1319457.00717339">
                <text:p>1319457.00717339</text:p>
              </table:table-cell>
              <table:table-cell office:value-type="float" office:value="659728.503586696">
                <text:p>659728.50358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40996.899080595">
                <text:p>940996.899080595</text:p>
              </table:table-cell>
              <table:table-cell office:value-type="float" office:value="1881993.79816119">
                <text:p>1881993.79816119</text:p>
              </table:table-cell>
              <table:table-cell office:value-type="float" office:value="1349451.60009503">
                <text:p>1349451.60009503</text:p>
              </table:table-cell>
              <table:table-cell office:value-type="float" office:value="674725.800047517">
                <text:p>674725.800047517</text:p>
              </table:table-cell>
              <table:table-cell office:value-type="float" office:value="927345.273124945">
                <text:p>927345.273124945</text:p>
              </table:table-cell>
              <table:table-cell office:value-type="float" office:value="1854690.54624989">
                <text:p>1854690.54624989</text:p>
              </table:table-cell>
              <table:table-cell office:value-type="float" office:value="1305865.7116515">
                <text:p>1305865.7116515</text:p>
              </table:table-cell>
              <table:table-cell office:value-type="float" office:value="652932.85582575">
                <text:p>652932.8558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947580.793521416">
                <text:p>947580.793521416</text:p>
              </table:table-cell>
              <table:table-cell office:value-type="float" office:value="1895161.58704283">
                <text:p>1895161.58704283</text:p>
              </table:table-cell>
              <table:table-cell office:value-type="float" office:value="1336283.81121339">
                <text:p>1336283.81121339</text:p>
              </table:table-cell>
              <table:table-cell office:value-type="float" office:value="668141.905606696">
                <text:p>668141.905606696</text:p>
              </table:table-cell>
              <table:table-cell office:value-type="float" office:value="934130.472101886">
                <text:p>934130.472101886</text:p>
              </table:table-cell>
              <table:table-cell office:value-type="float" office:value="1868260.94420377">
                <text:p>1868260.94420377</text:p>
              </table:table-cell>
              <table:table-cell office:value-type="float" office:value="1292295.31369762">
                <text:p>1292295.31369762</text:p>
              </table:table-cell>
              <table:table-cell office:value-type="float" office:value="646147.656848809">
                <text:p>646147.65684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954154.047785634">
                <text:p>954154.047785634</text:p>
              </table:table-cell>
              <table:table-cell office:value-type="float" office:value="1908308.09557127">
                <text:p>1908308.09557127</text:p>
              </table:table-cell>
              <table:table-cell office:value-type="float" office:value="1323137.30268496">
                <text:p>1323137.30268496</text:p>
              </table:table-cell>
              <table:table-cell office:value-type="float" office:value="661568.651342479">
                <text:p>661568.651342479</text:p>
              </table:table-cell>
              <table:table-cell office:value-type="float" office:value="940904.705575652">
                <text:p>940904.705575652</text:p>
              </table:table-cell>
              <table:table-cell office:value-type="float" office:value="1881809.4111513">
                <text:p>1881809.4111513</text:p>
              </table:table-cell>
              <table:table-cell office:value-type="float" office:value="1278746.84675009">
                <text:p>1278746.84675009</text:p>
              </table:table-cell>
              <table:table-cell office:value-type="float" office:value="639373.423375044">
                <text:p>639373.42337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960716.161294486">
                <text:p>960716.161294486</text:p>
              </table:table-cell>
              <table:table-cell office:value-type="float" office:value="1921432.32258897">
                <text:p>1921432.32258897</text:p>
              </table:table-cell>
              <table:table-cell office:value-type="float" office:value="1310013.07566725">
                <text:p>1310013.07566725</text:p>
              </table:table-cell>
              <table:table-cell office:value-type="float" office:value="655006.537833626">
                <text:p>655006.537833626</text:p>
              </table:table-cell>
              <table:table-cell office:value-type="float" office:value="947667.457662134">
                <text:p>947667.457662134</text:p>
              </table:table-cell>
              <table:table-cell office:value-type="float" office:value="1895334.91532427">
                <text:p>1895334.91532427</text:p>
              </table:table-cell>
              <table:table-cell office:value-type="float" office:value="1265221.34257712">
                <text:p>1265221.34257712</text:p>
              </table:table-cell>
              <table:table-cell office:value-type="float" office:value="632610.671288561">
                <text:p>632610.671288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967266.634317624">
                <text:p>967266.634317624</text:p>
              </table:table-cell>
              <table:table-cell office:value-type="float" office:value="1934533.26863525">
                <text:p>1934533.26863525</text:p>
              </table:table-cell>
              <table:table-cell office:value-type="float" office:value="1296912.12962098">
                <text:p>1296912.12962098</text:p>
              </table:table-cell>
              <table:table-cell office:value-type="float" office:value="648456.064810488">
                <text:p>648456.064810488</text:p>
              </table:table-cell>
              <table:table-cell office:value-type="float" office:value="954418.21335158">
                <text:p>954418.21335158</text:p>
              </table:table-cell>
              <table:table-cell office:value-type="float" office:value="1908836.42670316">
                <text:p>1908836.42670316</text:p>
              </table:table-cell>
              <table:table-cell office:value-type="float" office:value="1251719.83119823">
                <text:p>1251719.83119823</text:p>
              </table:table-cell>
              <table:table-cell office:value-type="float" office:value="625859.915599116">
                <text:p>625859.91559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973804.968011166">
                <text:p>973804.968011166</text:p>
              </table:table-cell>
              <table:table-cell office:value-type="float" office:value="1947609.93602233">
                <text:p>1947609.93602233</text:p>
              </table:table-cell>
              <table:table-cell office:value-type="float" office:value="1283835.46223389">
                <text:p>1283835.46223389</text:p>
              </table:table-cell>
              <table:table-cell office:value-type="float" office:value="641917.731116947">
                <text:p>641917.731116947</text:p>
              </table:table-cell>
              <table:table-cell office:value-type="float" office:value="961156.458547806">
                <text:p>961156.458547806</text:p>
              </table:table-cell>
              <table:table-cell office:value-type="float" office:value="1922312.91709561">
                <text:p>1922312.91709561</text:p>
              </table:table-cell>
              <table:table-cell office:value-type="float" office:value="1238243.34080578">
                <text:p>1238243.34080578</text:p>
              </table:table-cell>
              <table:table-cell office:value-type="float" office:value="619121.67040289">
                <text:p>619121.6704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980330.664455685">
                <text:p>980330.664455685</text:p>
              </table:table-cell>
              <table:table-cell office:value-type="float" office:value="1960661.32891137">
                <text:p>1960661.32891137</text:p>
              </table:table-cell>
              <table:table-cell office:value-type="float" office:value="1270784.06934485">
                <text:p>1270784.06934485</text:p>
              </table:table-cell>
              <table:table-cell office:value-type="float" office:value="635392.034672427">
                <text:p>635392.034672427</text:p>
              </table:table-cell>
              <table:table-cell office:value-type="float" office:value="967881.680107352">
                <text:p>967881.680107352</text:p>
              </table:table-cell>
              <table:table-cell office:value-type="float" office:value="1935763.3602147">
                <text:p>1935763.3602147</text:p>
              </table:table-cell>
              <table:table-cell office:value-type="float" office:value="1224792.89768669">
                <text:p>1224792.89768669</text:p>
              </table:table-cell>
              <table:table-cell office:value-type="float" office:value="612396.448843343">
                <text:p>612396.44884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986843.226694134">
                <text:p>986843.226694134</text:p>
              </table:table-cell>
              <table:table-cell office:value-type="float" office:value="1973686.45338827">
                <text:p>1973686.45338827</text:p>
              </table:table-cell>
              <table:table-cell office:value-type="float" office:value="1257758.94486796">
                <text:p>1257758.94486796</text:p>
              </table:table-cell>
              <table:table-cell office:value-type="float" office:value="628879.472433979">
                <text:p>628879.472433979</text:p>
              </table:table-cell>
              <table:table-cell office:value-type="float" office:value="974593.36587856">
                <text:p>974593.36587856</text:p>
              </table:table-cell>
              <table:table-cell office:value-type="float" office:value="1949186.73175712">
                <text:p>1949186.73175712</text:p>
              </table:table-cell>
              <table:table-cell office:value-type="float" office:value="1211369.52614427">
                <text:p>1211369.52614427</text:p>
              </table:table-cell>
              <table:table-cell office:value-type="float" office:value="605684.763072135">
                <text:p>605684.76307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993342.158769683">
                <text:p>993342.158769683</text:p>
              </table:table-cell>
              <table:table-cell office:value-type="float" office:value="1986684.31753937">
                <text:p>1986684.31753937</text:p>
              </table:table-cell>
              <table:table-cell office:value-type="float" office:value="1244761.08071686">
                <text:p>1244761.08071686</text:p>
              </table:table-cell>
              <table:table-cell office:value-type="float" office:value="622380.54035843">
                <text:p>622380.54035843</text:p>
              </table:table-cell>
              <table:table-cell office:value-type="float" office:value="981291.004740572">
                <text:p>981291.004740572</text:p>
              </table:table-cell>
              <table:table-cell office:value-type="float" office:value="1962582.00948114">
                <text:p>1962582.00948114</text:p>
              </table:table-cell>
              <table:table-cell office:value-type="float" office:value="1197974.24842025">
                <text:p>1197974.24842025</text:p>
              </table:table-cell>
              <table:table-cell office:value-type="float" office:value="598987.124210123">
                <text:p>598987.12421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999826.965763492">
                <text:p>999826.965763492</text:p>
              </table:table-cell>
              <table:table-cell office:value-type="float" office:value="1999653.93152698">
                <text:p>1999653.93152698</text:p>
              </table:table-cell>
              <table:table-cell office:value-type="float" office:value="1231791.46672924">
                <text:p>1231791.46672924</text:p>
              </table:table-cell>
              <table:table-cell office:value-type="float" office:value="615895.733364621">
                <text:p>615895.733364621</text:p>
              </table:table-cell>
              <table:table-cell office:value-type="float" office:value="987974.086642258">
                <text:p>987974.086642258</text:p>
              </table:table-cell>
              <table:table-cell office:value-type="float" office:value="1975948.17328452">
                <text:p>1975948.17328452</text:p>
              </table:table-cell>
              <table:table-cell office:value-type="float" office:value="1184608.08461688">
                <text:p>1184608.08461688</text:p>
              </table:table-cell>
              <table:table-cell office:value-type="float" office:value="592304.042308438">
                <text:p>592304.04230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006297.1538324">
                <text:p>1006297.1538324</text:p>
              </table:table-cell>
              <table:table-cell office:value-type="float" office:value="2012594.30766481">
                <text:p>2012594.30766481</text:p>
              </table:table-cell>
              <table:table-cell office:value-type="float" office:value="1218851.09059142">
                <text:p>1218851.09059142</text:p>
              </table:table-cell>
              <table:table-cell office:value-type="float" office:value="609425.54529571">
                <text:p>609425.54529571</text:p>
              </table:table-cell>
              <table:table-cell office:value-type="float" office:value="994642.102641056">
                <text:p>994642.102641056</text:p>
              </table:table-cell>
              <table:table-cell office:value-type="float" office:value="1989284.20528211">
                <text:p>1989284.20528211</text:p>
              </table:table-cell>
              <table:table-cell office:value-type="float" office:value="1171272.05261928">
                <text:p>1171272.05261928</text:p>
              </table:table-cell>
              <table:table-cell office:value-type="float" office:value="585636.026309639">
                <text:p>585636.02630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1012752.23024654">
                <text:p>1012752.23024654</text:p>
              </table:table-cell>
              <table:table-cell office:value-type="float" office:value="2025504.46049309">
                <text:p>2025504.46049309</text:p>
              </table:table-cell>
              <table:table-cell office:value-type="float" office:value="1205940.93776314">
                <text:p>1205940.93776314</text:p>
              </table:table-cell>
              <table:table-cell office:value-type="float" office:value="602970.468881569">
                <text:p>602970.468881569</text:p>
              </table:table-cell>
              <table:table-cell office:value-type="float" office:value="1001294.54494173">
                <text:p>1001294.54494173</text:p>
              </table:table-cell>
              <table:table-cell office:value-type="float" office:value="2002589.08988347">
                <text:p>2002589.08988347</text:p>
              </table:table-cell>
              <table:table-cell office:value-type="float" office:value="1157967.16801793">
                <text:p>1157967.16801793</text:p>
              </table:table-cell>
              <table:table-cell office:value-type="float" office:value="578983.584008963">
                <text:p>578983.58400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019191.70342685">
                <text:p>1019191.70342685</text:p>
              </table:table-cell>
              <table:table-cell office:value-type="float" office:value="2038383.4068537">
                <text:p>2038383.4068537</text:p>
              </table:table-cell>
              <table:table-cell office:value-type="float" office:value="1193061.99140252">
                <text:p>1193061.99140252</text:p>
              </table:table-cell>
              <table:table-cell office:value-type="float" office:value="596530.99570126">
                <text:p>596530.99570126</text:p>
              </table:table-cell>
              <table:table-cell office:value-type="float" office:value="1007930.90693505">
                <text:p>1007930.90693505</text:p>
              </table:table-cell>
              <table:table-cell office:value-type="float" office:value="2015861.8138701">
                <text:p>2015861.8138701</text:p>
              </table:table-cell>
              <table:table-cell office:value-type="float" office:value="1144694.44403129">
                <text:p>1144694.44403129</text:p>
              </table:table-cell>
              <table:table-cell office:value-type="float" office:value="572347.222015646">
                <text:p>572347.22201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1025615.08298252">
                <text:p>1025615.08298252</text:p>
              </table:table-cell>
              <table:table-cell office:value-type="float" office:value="2051230.16596503">
                <text:p>2051230.16596503</text:p>
              </table:table-cell>
              <table:table-cell office:value-type="float" office:value="1180215.23229119">
                <text:p>1180215.23229119</text:p>
              </table:table-cell>
              <table:table-cell office:value-type="float" office:value="590107.616145597">
                <text:p>590107.616145597</text:p>
              </table:table-cell>
              <table:table-cell office:value-type="float" office:value="1014550.68323635">
                <text:p>1014550.68323635</text:p>
              </table:table-cell>
              <table:table-cell office:value-type="float" office:value="2029101.3664727">
                <text:p>2029101.3664727</text:p>
              </table:table-cell>
              <table:table-cell office:value-type="float" office:value="1131454.89142869">
                <text:p>1131454.89142869</text:p>
              </table:table-cell>
              <table:table-cell office:value-type="float" office:value="565727.445714347">
                <text:p>565727.44571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032021.87974831">
                <text:p>1032021.87974831</text:p>
              </table:table-cell>
              <table:table-cell office:value-type="float" office:value="2064043.75949662">
                <text:p>2064043.75949662</text:p>
              </table:table-cell>
              <table:table-cell office:value-type="float" office:value="1167401.6387596">
                <text:p>1167401.6387596</text:p>
              </table:table-cell>
              <table:table-cell office:value-type="float" office:value="583700.819379801">
                <text:p>583700.819379801</text:p>
              </table:table-cell>
              <table:table-cell office:value-type="float" office:value="1021153.36972403">
                <text:p>1021153.36972403</text:p>
              </table:table-cell>
              <table:table-cell office:value-type="float" office:value="2042306.73944807">
                <text:p>2042306.73944807</text:p>
              </table:table-cell>
              <table:table-cell office:value-type="float" office:value="1118249.51845332">
                <text:p>1118249.51845332</text:p>
              </table:table-cell>
              <table:table-cell office:value-type="float" office:value="559124.759226662">
                <text:p>559124.75922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1038411.60582186">
                <text:p>1038411.60582186</text:p>
              </table:table-cell>
              <table:table-cell office:value-type="float" office:value="2076823.21164372">
                <text:p>2076823.21164372</text:p>
              </table:table-cell>
              <table:table-cell office:value-type="float" office:value="1154622.1866125">
                <text:p>1154622.1866125</text:p>
              </table:table-cell>
              <table:table-cell office:value-type="float" office:value="577311.093306251">
                <text:p>577311.093306251</text:p>
              </table:table-cell>
              <table:table-cell office:value-type="float" office:value="1027738.46357797">
                <text:p>1027738.46357797</text:p>
              </table:table-cell>
              <table:table-cell office:value-type="float" office:value="2055476.92715593">
                <text:p>2055476.92715593</text:p>
              </table:table-cell>
              <table:table-cell office:value-type="float" office:value="1105079.33074546">
                <text:p>1105079.33074546</text:p>
              </table:table-cell>
              <table:table-cell office:value-type="float" office:value="552539.66537273">
                <text:p>552539.6653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044783.77460079">
                <text:p>1044783.77460079</text:p>
              </table:table-cell>
              <table:table-cell office:value-type="float" office:value="2089567.54920157">
                <text:p>2089567.54920157</text:p>
              </table:table-cell>
              <table:table-cell office:value-type="float" office:value="1141877.84905465">
                <text:p>1141877.84905465</text:p>
              </table:table-cell>
              <table:table-cell office:value-type="float" office:value="570938.924527327">
                <text:p>570938.924527327</text:p>
              </table:table-cell>
              <table:table-cell office:value-type="float" office:value="1034305.46331775">
                <text:p>1034305.46331775</text:p>
              </table:table-cell>
              <table:table-cell office:value-type="float" office:value="2068610.9266355">
                <text:p>2068610.9266355</text:p>
              </table:table-cell>
              <table:table-cell office:value-type="float" office:value="1091945.33126589">
                <text:p>1091945.33126589</text:p>
              </table:table-cell>
              <table:table-cell office:value-type="float" office:value="545972.665632943">
                <text:p>545972.66563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1051137.90081976">
                <text:p>1051137.90081976</text:p>
              </table:table-cell>
              <table:table-cell office:value-type="float" office:value="2102275.80163952">
                <text:p>2102275.80163952</text:p>
              </table:table-cell>
              <table:table-cell office:value-type="float" office:value="1129169.5966167">
                <text:p>1129169.5966167</text:p>
              </table:table-cell>
              <table:table-cell office:value-type="float" office:value="564584.798308352">
                <text:p>564584.798308352</text:p>
              </table:table-cell>
              <table:table-cell office:value-type="float" office:value="1040853.86884094">
                <text:p>1040853.86884094</text:p>
              </table:table-cell>
              <table:table-cell office:value-type="float" office:value="2081707.73768188">
                <text:p>2081707.73768188</text:p>
              </table:table-cell>
              <table:table-cell office:value-type="float" office:value="1078848.52021951">
                <text:p>1078848.52021951</text:p>
              </table:table-cell>
              <table:table-cell office:value-type="float" office:value="539424.260109757">
                <text:p>539424.26010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057473.50058747">
                <text:p>1057473.50058747</text:p>
              </table:table-cell>
              <table:table-cell office:value-type="float" office:value="2114947.00117495">
                <text:p>2114947.00117495</text:p>
              </table:table-cell>
              <table:table-cell office:value-type="float" office:value="1116498.39708128">
                <text:p>1116498.39708128</text:p>
              </table:table-cell>
              <table:table-cell office:value-type="float" office:value="558249.198540639">
                <text:p>558249.198540639</text:p>
              </table:table-cell>
              <table:table-cell office:value-type="float" office:value="1047383.18146109">
                <text:p>1047383.18146109</text:p>
              </table:table-cell>
              <table:table-cell office:value-type="float" office:value="2094766.36292218">
                <text:p>2094766.36292218</text:p>
              </table:table-cell>
              <table:table-cell office:value-type="float" office:value="1065789.89497921">
                <text:p>1065789.89497921</text:p>
              </table:table-cell>
              <table:table-cell office:value-type="float" office:value="532894.947489604">
                <text:p>532894.94748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1063790.09142347">
                <text:p>1063790.09142347</text:p>
              </table:table-cell>
              <table:table-cell office:value-type="float" office:value="2127580.18284695">
                <text:p>2127580.18284695</text:p>
              </table:table-cell>
              <table:table-cell office:value-type="float" office:value="1103865.21540928">
                <text:p>1103865.21540928</text:p>
              </table:table-cell>
              <table:table-cell office:value-type="float" office:value="551932.607704638">
                <text:p>551932.607704638</text:p>
              </table:table-cell>
              <table:table-cell office:value-type="float" office:value="1053892.90394577">
                <text:p>1053892.90394577</text:p>
              </table:table-cell>
              <table:table-cell office:value-type="float" office:value="2107785.80789155">
                <text:p>2107785.80789155</text:p>
              </table:table-cell>
              <table:table-cell office:value-type="float" office:value="1052770.45000984">
                <text:p>1052770.45000984</text:p>
              </table:table-cell>
              <table:table-cell office:value-type="float" office:value="526385.225004922">
                <text:p>526385.22500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070087.19229491">
                <text:p>1070087.19229491</text:p>
              </table:table-cell>
              <table:table-cell office:value-type="float" office:value="2140174.38458983">
                <text:p>2140174.38458983</text:p>
              </table:table-cell>
              <table:table-cell office:value-type="float" office:value="1091271.0136664">
                <text:p>1091271.0136664</text:p>
              </table:table-cell>
              <table:table-cell office:value-type="float" office:value="545635.506833199">
                <text:p>545635.506833199</text:p>
              </table:table-cell>
              <table:table-cell office:value-type="float" office:value="1060382.54055442">
                <text:p>1060382.54055442</text:p>
              </table:table-cell>
              <table:table-cell office:value-type="float" office:value="2120765.08110883">
                <text:p>2120765.08110883</text:p>
              </table:table-cell>
              <table:table-cell office:value-type="float" office:value="1039791.17679256">
                <text:p>1039791.17679256</text:p>
              </table:table-cell>
              <table:table-cell office:value-type="float" office:value="519895.58839628">
                <text:p>519895.5883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5">
                <text:p>20.5</text:p>
              </table:table-cell>
              <table:table-cell office:value-type="float" office:value="1076364.32365318">
                <text:p>1076364.32365318</text:p>
              </table:table-cell>
              <table:table-cell office:value-type="float" office:value="2152728.64730636">
                <text:p>2152728.64730636</text:p>
              </table:table-cell>
              <table:table-cell office:value-type="float" office:value="1078716.75094987">
                <text:p>1078716.75094987</text:p>
              </table:table-cell>
              <table:table-cell office:value-type="float" office:value="539358.375474933">
                <text:p>539358.375474933</text:p>
              </table:table-cell>
              <table:table-cell office:value-type="float" office:value="1066851.59707606">
                <text:p>1066851.59707606</text:p>
              </table:table-cell>
              <table:table-cell office:value-type="float" office:value="2133703.19415213">
                <text:p>2133703.19415213</text:p>
              </table:table-cell>
              <table:table-cell office:value-type="float" office:value="1026853.06374926">
                <text:p>1026853.06374926</text:p>
              </table:table-cell>
              <table:table-cell office:value-type="float" office:value="513426.531874631">
                <text:p>513426.53187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082621.00747042">
                <text:p>1082621.00747042</text:p>
              </table:table-cell>
              <table:table-cell office:value-type="float" office:value="2165242.01494084">
                <text:p>2165242.01494084</text:p>
              </table:table-cell>
              <table:table-cell office:value-type="float" office:value="1066203.38331539">
                <text:p>1066203.38331539</text:p>
              </table:table-cell>
              <table:table-cell office:value-type="float" office:value="533101.691657694">
                <text:p>533101.691657694</text:p>
              </table:table-cell>
              <table:table-cell office:value-type="float" office:value="1073299.58086702">
                <text:p>1073299.58086702</text:p>
              </table:table-cell>
              <table:table-cell office:value-type="float" office:value="2146599.16173404">
                <text:p>2146599.16173404</text:p>
              </table:table-cell>
              <table:table-cell office:value-type="float" office:value="1013957.09616735">
                <text:p>1013957.09616735</text:p>
              </table:table-cell>
              <table:table-cell office:value-type="float" office:value="506978.548083676">
                <text:p>506978.54808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5">
                <text:p>21.5</text:p>
              </table:table-cell>
              <table:table-cell office:value-type="float" office:value="1088856.76727593">
                <text:p>1088856.76727593</text:p>
              </table:table-cell>
              <table:table-cell office:value-type="float" office:value="2177713.53455186">
                <text:p>2177713.53455186</text:p>
              </table:table-cell>
              <table:table-cell office:value-type="float" office:value="1053731.86370436">
                <text:p>1053731.86370436</text:p>
              </table:table-cell>
              <table:table-cell office:value-type="float" office:value="526865.931852181">
                <text:p>526865.931852181</text:p>
              </table:table-cell>
              <table:table-cell office:value-type="float" office:value="1079726.00088835">
                <text:p>1079726.00088835</text:p>
              </table:table-cell>
              <table:table-cell office:value-type="float" office:value="2159452.0017767">
                <text:p>2159452.0017767</text:p>
              </table:table-cell>
              <table:table-cell office:value-type="float" office:value="1001104.25612469">
                <text:p>1001104.25612469</text:p>
              </table:table-cell>
              <table:table-cell office:value-type="float" office:value="500552.128062344">
                <text:p>500552.12806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095071.12819247">
                <text:p>1095071.12819247</text:p>
              </table:table-cell>
              <table:table-cell office:value-type="float" office:value="2190142.25638494">
                <text:p>2190142.25638494</text:p>
              </table:table-cell>
              <table:table-cell office:value-type="float" office:value="1041303.14187129">
                <text:p>1041303.14187129</text:p>
              </table:table-cell>
              <table:table-cell office:value-type="float" office:value="520651.570935644">
                <text:p>520651.570935644</text:p>
              </table:table-cell>
              <table:table-cell office:value-type="float" office:value="1086130.36774329">
                <text:p>1086130.36774329</text:p>
              </table:table-cell>
              <table:table-cell office:value-type="float" office:value="2172260.73548659">
                <text:p>2172260.73548659</text:p>
              </table:table-cell>
              <table:table-cell office:value-type="float" office:value="988295.522414804">
                <text:p>988295.522414804</text:p>
              </table:table-cell>
              <table:table-cell office:value-type="float" office:value="494147.761207402">
                <text:p>494147.76120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1101263.61697238">
                <text:p>1101263.61697238</text:p>
              </table:table-cell>
              <table:table-cell office:value-type="float" office:value="2202527.23394477">
                <text:p>2202527.23394477</text:p>
              </table:table-cell>
              <table:table-cell office:value-type="float" office:value="1028918.16431146">
                <text:p>1028918.16431146</text:p>
              </table:table-cell>
              <table:table-cell office:value-type="float" office:value="514459.082155728">
                <text:p>514459.082155728</text:p>
              </table:table-cell>
              <table:table-cell office:value-type="float" office:value="1092512.19371451">
                <text:p>1092512.19371451</text:p>
              </table:table-cell>
              <table:table-cell office:value-type="float" office:value="2185024.38742903">
                <text:p>2185024.38742903</text:p>
              </table:table-cell>
              <table:table-cell office:value-type="float" office:value="975531.870472361">
                <text:p>975531.870472361</text:p>
              </table:table-cell>
              <table:table-cell office:value-type="float" office:value="487765.935236181">
                <text:p>487765.93523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107433.76203368">
                <text:p>1107433.76203368</text:p>
              </table:table-cell>
              <table:table-cell office:value-type="float" office:value="2214867.52406737">
                <text:p>2214867.52406737</text:p>
              </table:table-cell>
              <table:table-cell office:value-type="float" office:value="1016577.87418886">
                <text:p>1016577.87418886</text:p>
              </table:table-cell>
              <table:table-cell office:value-type="float" office:value="508288.937094428">
                <text:p>508288.937094428</text:p>
              </table:table-cell>
              <table:table-cell office:value-type="float" office:value="1098870.99280126">
                <text:p>1098870.99280126</text:p>
              </table:table-cell>
              <table:table-cell office:value-type="float" office:value="2197741.98560252">
                <text:p>2197741.98560252</text:p>
              </table:table-cell>
              <table:table-cell office:value-type="float" office:value="962814.272298872">
                <text:p>962814.272298872</text:p>
              </table:table-cell>
              <table:table-cell office:value-type="float" office:value="481407.136149436">
                <text:p>481407.136149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1113581.09349593">
                <text:p>1113581.09349593</text:p>
              </table:table-cell>
              <table:table-cell office:value-type="float" office:value="2227162.18699187">
                <text:p>2227162.18699187</text:p>
              </table:table-cell>
              <table:table-cell office:value-type="float" office:value="1004283.21126436">
                <text:p>1004283.21126436</text:p>
              </table:table-cell>
              <table:table-cell office:value-type="float" office:value="502141.605632179">
                <text:p>502141.605632179</text:p>
              </table:table-cell>
              <table:table-cell office:value-type="float" office:value="1105206.28075636">
                <text:p>1105206.28075636</text:p>
              </table:table-cell>
              <table:table-cell office:value-type="float" office:value="2210412.56151272">
                <text:p>2210412.56151272</text:p>
              </table:table-cell>
              <table:table-cell office:value-type="float" office:value="950143.696388675">
                <text:p>950143.696388675</text:p>
              </table:table-cell>
              <table:table-cell office:value-type="float" office:value="475071.848194338">
                <text:p>475071.84819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119705.14321604">
                <text:p>1119705.14321604</text:p>
              </table:table-cell>
              <table:table-cell office:value-type="float" office:value="2239410.28643208">
                <text:p>2239410.28643208</text:p>
              </table:table-cell>
              <table:table-cell office:value-type="float" office:value="992035.111824146">
                <text:p>992035.111824146</text:p>
              </table:table-cell>
              <table:table-cell office:value-type="float" office:value="496017.555912073">
                <text:p>496017.555912073</text:p>
              </table:table-cell>
              <table:table-cell office:value-type="float" office:value="1111517.5751231">
                <text:p>1111517.5751231</text:p>
              </table:table-cell>
              <table:table-cell office:value-type="float" office:value="2223035.15024621">
                <text:p>2223035.15024621</text:p>
              </table:table-cell>
              <table:table-cell office:value-type="float" office:value="937521.107655183">
                <text:p>937521.107655183</text:p>
              </table:table-cell>
              <table:table-cell office:value-type="float" office:value="468760.553827592">
                <text:p>468760.553827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1125805.44482391">
                <text:p>1125805.44482391</text:p>
              </table:table-cell>
              <table:table-cell office:value-type="float" office:value="2251610.88964781">
                <text:p>2251610.88964781</text:p>
              </table:table-cell>
              <table:table-cell office:value-type="float" office:value="979834.508608412">
                <text:p>979834.508608412</text:p>
              </table:table-cell>
              <table:table-cell office:value-type="float" office:value="489917.254304206">
                <text:p>489917.254304206</text:p>
              </table:table-cell>
              <table:table-cell office:value-type="float" office:value="1117804.395272">
                <text:p>1117804.395272</text:p>
              </table:table-cell>
              <table:table-cell office:value-type="float" office:value="2235608.79054399">
                <text:p>2235608.79054399</text:p>
              </table:table-cell>
              <table:table-cell office:value-type="float" office:value="924947.467357397">
                <text:p>924947.467357397</text:p>
              </table:table-cell>
              <table:table-cell office:value-type="float" office:value="462473.733678699">
                <text:p>462473.73367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131881.53375795">
                <text:p>1131881.53375795</text:p>
              </table:table-cell>
              <table:table-cell office:value-type="float" office:value="2263763.0675159">
                <text:p>2263763.0675159</text:p>
              </table:table-cell>
              <table:table-cell office:value-type="float" office:value="967682.330740326">
                <text:p>967682.330740326</text:p>
              </table:table-cell>
              <table:table-cell office:value-type="float" office:value="483841.165370163">
                <text:p>483841.165370163</text:p>
              </table:table-cell>
              <table:table-cell office:value-type="float" office:value="1124066.26243734">
                <text:p>1124066.26243734</text:p>
              </table:table-cell>
              <table:table-cell office:value-type="float" office:value="2248132.52487468">
                <text:p>2248132.52487468</text:p>
              </table:table-cell>
              <table:table-cell office:value-type="float" office:value="912423.733026708">
                <text:p>912423.733026708</text:p>
              </table:table-cell>
              <table:table-cell office:value-type="float" office:value="456211.866513354">
                <text:p>456211.86651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1137932.94730047">
                <text:p>1137932.94730047</text:p>
              </table:table-cell>
              <table:table-cell office:value-type="float" office:value="2275865.89460094">
                <text:p>2275865.89460094</text:p>
              </table:table-cell>
              <table:table-cell office:value-type="float" office:value="955579.503655284">
                <text:p>955579.503655284</text:p>
              </table:table-cell>
              <table:table-cell office:value-type="float" office:value="477789.751827642">
                <text:p>477789.751827642</text:p>
              </table:table-cell>
              <table:table-cell office:value-type="float" office:value="1130302.69975371">
                <text:p>1130302.69975371</text:p>
              </table:table-cell>
              <table:table-cell office:value-type="float" office:value="2260605.39950742">
                <text:p>2260605.39950742</text:p>
              </table:table-cell>
              <table:table-cell office:value-type="float" office:value="899950.858393971">
                <text:p>899950.858393971</text:p>
              </table:table-cell>
              <table:table-cell office:value-type="float" office:value="449975.429196986">
                <text:p>449975.42919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143959.2246129">
                <text:p>1143959.2246129</text:p>
              </table:table-cell>
              <table:table-cell office:value-type="float" office:value="2287918.4492258">
                <text:p>2287918.4492258</text:p>
              </table:table-cell>
              <table:table-cell office:value-type="float" office:value="943526.949030426">
                <text:p>943526.949030426</text:p>
              </table:table-cell>
              <table:table-cell office:value-type="float" office:value="471763.474515213">
                <text:p>471763.474515213</text:p>
              </table:table-cell>
              <table:table-cell office:value-type="float" office:value="1136513.23229225">
                <text:p>1136513.23229225</text:p>
              </table:table-cell>
              <table:table-cell office:value-type="float" office:value="2273026.46458451">
                <text:p>2273026.46458451</text:p>
              </table:table-cell>
              <table:table-cell office:value-type="float" office:value="887529.793316882">
                <text:p>887529.793316882</text:p>
              </table:table-cell>
              <table:table-cell office:value-type="float" office:value="443764.896658441">
                <text:p>443764.89665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5">
                <text:p>26.5</text:p>
              </table:table-cell>
              <table:table-cell office:value-type="float" office:value="1149959.90677089">
                <text:p>1149959.90677089</text:p>
              </table:table-cell>
              <table:table-cell office:value-type="float" office:value="2299919.81354178">
                <text:p>2299919.81354178</text:p>
              </table:table-cell>
              <table:table-cell office:value-type="float" office:value="931525.584714449">
                <text:p>931525.584714449</text:p>
              </table:table-cell>
              <table:table-cell office:value-type="float" office:value="465762.792357224">
                <text:p>465762.792357224</text:p>
              </table:table-cell>
              <table:table-cell office:value-type="float" office:value="1142697.38709688">
                <text:p>1142697.38709688</text:p>
              </table:table-cell>
              <table:table-cell office:value-type="float" office:value="2285394.77419376">
                <text:p>2285394.77419376</text:p>
              </table:table-cell>
              <table:table-cell office:value-type="float" office:value="875161.483707635">
                <text:p>875161.483707635</text:p>
              </table:table-cell>
              <table:table-cell office:value-type="float" office:value="437580.741853817">
                <text:p>437580.74185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1155934.53679926">
                <text:p>1155934.53679926</text:p>
              </table:table-cell>
              <table:table-cell office:value-type="float" office:value="2311869.07359851">
                <text:p>2311869.07359851</text:p>
              </table:table-cell>
              <table:table-cell office:value-type="float" office:value="919576.324657711">
                <text:p>919576.324657711</text:p>
              </table:table-cell>
              <table:table-cell office:value-type="float" office:value="459788.162328856">
                <text:p>459788.162328856</text:p>
              </table:table-cell>
              <table:table-cell office:value-type="float" office:value="1148854.69322025">
                <text:p>1148854.69322025</text:p>
              </table:table-cell>
              <table:table-cell office:value-type="float" office:value="2297709.3864405">
                <text:p>2297709.3864405</text:p>
              </table:table-cell>
              <table:table-cell office:value-type="float" office:value="862846.871460893">
                <text:p>862846.871460893</text:p>
              </table:table-cell>
              <table:table-cell office:value-type="float" office:value="431423.435730447">
                <text:p>431423.435730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5">
                <text:p>27.5</text:p>
              </table:table-cell>
              <table:table-cell office:value-type="float" office:value="1161882.6597068">
                <text:p>1161882.6597068</text:p>
              </table:table-cell>
              <table:table-cell office:value-type="float" office:value="2323765.3194136">
                <text:p>2323765.3194136</text:p>
              </table:table-cell>
              <table:table-cell office:value-type="float" office:value="907680.07884263">
                <text:p>907680.07884263</text:p>
              </table:table-cell>
              <table:table-cell office:value-type="float" office:value="453840.039421315">
                <text:p>453840.039421315</text:p>
              </table:table-cell>
              <table:table-cell office:value-type="float" office:value="1154984.68175967">
                <text:p>1154984.68175967</text:p>
              </table:table-cell>
              <table:table-cell office:value-type="float" office:value="2309969.36351933">
                <text:p>2309969.36351933</text:p>
              </table:table-cell>
              <table:table-cell office:value-type="float" office:value="850586.894382058">
                <text:p>850586.894382058</text:p>
              </table:table-cell>
              <table:table-cell office:value-type="float" office:value="425293.447191029">
                <text:p>425293.44719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1167803.82252092">
                <text:p>1167803.82252092</text:p>
              </table:table-cell>
              <table:table-cell office:value-type="float" office:value="2335607.64504184">
                <text:p>2335607.64504184</text:p>
              </table:table-cell>
              <table:table-cell office:value-type="float" office:value="895837.753214382">
                <text:p>895837.753214382</text:p>
              </table:table-cell>
              <table:table-cell office:value-type="float" office:value="447918.876607191">
                <text:p>447918.876607191</text:p>
              </table:table-cell>
              <table:table-cell office:value-type="float" office:value="1161086.88589277">
                <text:p>1161086.88589277</text:p>
              </table:table-cell>
              <table:table-cell office:value-type="float" office:value="2322173.77178554">
                <text:p>2322173.77178554</text:p>
              </table:table-cell>
              <table:table-cell office:value-type="float" office:value="838382.486115849">
                <text:p>838382.486115849</text:p>
              </table:table-cell>
              <table:table-cell office:value-type="float" office:value="419191.243057924">
                <text:p>419191.24305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5">
                <text:p>28.5</text:p>
              </table:table-cell>
              <table:table-cell office:value-type="float" office:value="1173697.57432216">
                <text:p>1173697.57432216</text:p>
              </table:table-cell>
              <table:table-cell office:value-type="float" office:value="2347395.14864431">
                <text:p>2347395.14864431</text:p>
              </table:table-cell>
              <table:table-cell office:value-type="float" office:value="884050.249611913">
                <text:p>884050.249611913</text:p>
              </table:table-cell>
              <table:table-cell office:value-type="float" office:value="442025.124805956">
                <text:p>442025.124805956</text:p>
              </table:table-cell>
              <table:table-cell office:value-type="float" office:value="1167160.84091309">
                <text:p>1167160.84091309</text:p>
              </table:table-cell>
              <table:table-cell office:value-type="float" office:value="2334321.68182618">
                <text:p>2334321.68182618</text:p>
              </table:table-cell>
              <table:table-cell office:value-type="float" office:value="826234.576075208">
                <text:p>826234.576075208</text:p>
              </table:table-cell>
              <table:table-cell office:value-type="float" office:value="413117.288037604">
                <text:p>413117.288037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1179563.46627848">
                <text:p>1179563.46627848</text:p>
              </table:table-cell>
              <table:table-cell office:value-type="float" office:value="2359126.93255697">
                <text:p>2359126.93255697</text:p>
              </table:table-cell>
              <table:table-cell office:value-type="float" office:value="872318.46569926">
                <text:p>872318.46569926</text:p>
              </table:table-cell>
              <table:table-cell office:value-type="float" office:value="436159.23284963">
                <text:p>436159.23284963</text:p>
              </table:table-cell>
              <table:table-cell office:value-type="float" office:value="1173206.08426544">
                <text:p>1173206.08426544</text:p>
              </table:table-cell>
              <table:table-cell office:value-type="float" office:value="2346412.16853087">
                <text:p>2346412.16853087</text:p>
              </table:table-cell>
              <table:table-cell office:value-type="float" office:value="814144.089370517">
                <text:p>814144.089370517</text:p>
              </table:table-cell>
              <table:table-cell office:value-type="float" office:value="407072.044685258">
                <text:p>407072.04468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5">
                <text:p>29.5</text:p>
              </table:table-cell>
              <table:table-cell office:value-type="float" office:value="1185401.05167952">
                <text:p>1185401.05167952</text:p>
              </table:table-cell>
              <table:table-cell office:value-type="float" office:value="2370802.10335904">
                <text:p>2370802.10335904</text:p>
              </table:table-cell>
              <table:table-cell office:value-type="float" office:value="860643.294897189">
                <text:p>860643.294897189</text:p>
              </table:table-cell>
              <table:table-cell office:value-type="float" office:value="430321.647448594">
                <text:p>430321.647448594</text:p>
              </table:table-cell>
              <table:table-cell office:value-type="float" office:value="1179222.15558112">
                <text:p>1179222.15558112</text:p>
              </table:table-cell>
              <table:table-cell office:value-type="float" office:value="2358444.31116224">
                <text:p>2358444.31116224</text:p>
              </table:table-cell>
              <table:table-cell office:value-type="float" office:value="802111.946739148">
                <text:p>802111.946739148</text:p>
              </table:table-cell>
              <table:table-cell office:value-type="float" office:value="401055.973369574">
                <text:p>401055.97336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191209.88597053">
                <text:p>1191209.88597053</text:p>
              </table:table-cell>
              <table:table-cell office:value-type="float" office:value="2382419.77194107">
                <text:p>2382419.77194107</text:p>
              </table:table-cell>
              <table:table-cell office:value-type="float" office:value="849025.626315159">
                <text:p>849025.626315159</text:p>
              </table:table-cell>
              <table:table-cell office:value-type="float" office:value="424512.813157579">
                <text:p>424512.813157579</text:p>
              </table:table-cell>
              <table:table-cell office:value-type="float" office:value="1185208.59671302">
                <text:p>1185208.59671302</text:p>
              </table:table-cell>
              <table:table-cell office:value-type="float" office:value="2370417.19342604">
                <text:p>2370417.19342604</text:p>
              </table:table-cell>
              <table:table-cell office:value-type="float" office:value="790139.064475348">
                <text:p>790139.064475348</text:p>
              </table:table-cell>
              <table:table-cell office:value-type="float" office:value="395069.532237674">
                <text:p>395069.53223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5">
                <text:p>30.5</text:p>
              </table:table-cell>
              <table:table-cell office:value-type="float" office:value="1196989.52678631">
                <text:p>1196989.52678631</text:p>
              </table:table-cell>
              <table:table-cell office:value-type="float" office:value="2393979.05357261">
                <text:p>2393979.05357261</text:p>
              </table:table-cell>
              <table:table-cell office:value-type="float" office:value="837466.344683612">
                <text:p>837466.344683612</text:p>
              </table:table-cell>
              <table:table-cell office:value-type="float" office:value="418733.172341806">
                <text:p>418733.172341806</text:p>
              </table:table-cell>
              <table:table-cell office:value-type="float" office:value="1191164.95177047">
                <text:p>1191164.95177047</text:p>
              </table:table-cell>
              <table:table-cell office:value-type="float" office:value="2382329.90354094">
                <text:p>2382329.90354094</text:p>
              </table:table-cell>
              <table:table-cell office:value-type="float" office:value="778226.354360455">
                <text:p>778226.354360455</text:p>
              </table:table-cell>
              <table:table-cell office:value-type="float" office:value="389113.177180227">
                <text:p>389113.17718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1202739.53398481">
                <text:p>1202739.53398481</text:p>
              </table:table-cell>
              <table:table-cell office:value-type="float" office:value="2405479.06796963">
                <text:p>2405479.06796963</text:p>
              </table:table-cell>
              <table:table-cell office:value-type="float" office:value="825966.330286598">
                <text:p>825966.330286598</text:p>
              </table:table-cell>
              <table:table-cell office:value-type="float" office:value="412983.165143299">
                <text:p>412983.165143299</text:p>
              </table:table-cell>
              <table:table-cell office:value-type="float" office:value="1197090.76715396">
                <text:p>1197090.76715396</text:p>
              </table:table-cell>
              <table:table-cell office:value-type="float" office:value="2394181.53430792">
                <text:p>2394181.53430792</text:p>
              </table:table-cell>
              <table:table-cell office:value-type="float" office:value="766374.723593467">
                <text:p>766374.723593467</text:p>
              </table:table-cell>
              <table:table-cell office:value-type="float" office:value="383187.361796733">
                <text:p>383187.36179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5">
                <text:p>31.5</text:p>
              </table:table-cell>
              <table:table-cell office:value-type="float" office:value="1208459.46968074">
                <text:p>1208459.46968074</text:p>
              </table:table-cell>
              <table:table-cell office:value-type="float" office:value="2416918.93936149">
                <text:p>2416918.93936149</text:p>
              </table:table-cell>
              <table:table-cell office:value-type="float" office:value="814526.458894737">
                <text:p>814526.458894737</text:p>
              </table:table-cell>
              <table:table-cell office:value-type="float" office:value="407263.229447369">
                <text:p>407263.229447369</text:p>
              </table:table-cell>
              <table:table-cell office:value-type="float" office:value="1202985.59158972">
                <text:p>1202985.59158972</text:p>
              </table:table-cell>
              <table:table-cell office:value-type="float" office:value="2405971.18317944">
                <text:p>2405971.18317944</text:p>
              </table:table-cell>
              <table:table-cell office:value-type="float" office:value="754585.074721952">
                <text:p>754585.074721952</text:p>
              </table:table-cell>
              <table:table-cell office:value-type="float" office:value="377292.537360976">
                <text:p>377292.53736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1214148.89827885">
                <text:p>1214148.89827885</text:p>
              </table:table-cell>
              <table:table-cell office:value-type="float" office:value="2428297.7965577">
                <text:p>2428297.7965577</text:p>
              </table:table-cell>
              <table:table-cell office:value-type="float" office:value="803147.601698528">
                <text:p>803147.601698528</text:p>
              </table:table-cell>
              <table:table-cell office:value-type="float" office:value="401573.800849264">
                <text:p>401573.800849264</text:p>
              </table:table-cell>
              <table:table-cell office:value-type="float" office:value="1208848.97616404">
                <text:p>1208848.97616404</text:p>
              </table:table-cell>
              <table:table-cell office:value-type="float" office:value="2417697.95232807">
                <text:p>2417697.95232807</text:p>
              </table:table-cell>
              <table:table-cell office:value-type="float" office:value="742858.305573317">
                <text:p>742858.305573317</text:p>
              </table:table-cell>
              <table:table-cell office:value-type="float" office:value="371429.152786659">
                <text:p>371429.15278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5">
                <text:p>32.5</text:p>
              </table:table-cell>
              <table:table-cell office:value-type="float" office:value="1219807.38650711">
                <text:p>1219807.38650711</text:p>
              </table:table-cell>
              <table:table-cell office:value-type="float" office:value="2439614.77301423">
                <text:p>2439614.77301423</text:p>
              </table:table-cell>
              <table:table-cell office:value-type="float" office:value="791830.625242">
                <text:p>791830.625242</text:p>
              </table:table-cell>
              <table:table-cell office:value-type="float" office:value="395915.312621">
                <text:p>395915.312621</text:p>
              </table:table-cell>
              <table:table-cell office:value-type="float" office:value="1214680.47435748">
                <text:p>1214680.47435748</text:p>
              </table:table-cell>
              <table:table-cell office:value-type="float" office:value="2429360.94871496">
                <text:p>2429360.94871496</text:p>
              </table:table-cell>
              <table:table-cell office:value-type="float" office:value="731195.309186435">
                <text:p>731195.309186435</text:p>
              </table:table-cell>
              <table:table-cell office:value-type="float" office:value="365597.654593218">
                <text:p>365597.65459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1225434.50344975">
                <text:p>1225434.50344975</text:p>
              </table:table-cell>
              <table:table-cell office:value-type="float" office:value="2450869.0068995">
                <text:p>2450869.0068995</text:p>
              </table:table-cell>
              <table:table-cell office:value-type="float" office:value="780576.391356726">
                <text:p>780576.391356726</text:p>
              </table:table-cell>
              <table:table-cell office:value-type="float" office:value="390288.195678363">
                <text:p>390288.195678363</text:p>
              </table:table-cell>
              <table:table-cell office:value-type="float" office:value="1220479.64207888">
                <text:p>1220479.64207888</text:p>
              </table:table-cell>
              <table:table-cell office:value-type="float" office:value="2440959.28415775">
                <text:p>2440959.28415775</text:p>
              </table:table-cell>
              <table:table-cell office:value-type="float" office:value="719596.973743636">
                <text:p>719596.973743636</text:p>
              </table:table-cell>
              <table:table-cell office:value-type="float" office:value="359798.486871818">
                <text:p>359798.48687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1231029.82058002">
                <text:p>1231029.82058002</text:p>
              </table:table-cell>
              <table:table-cell office:value-type="float" office:value="2462059.64116004">
                <text:p>2462059.64116004</text:p>
              </table:table-cell>
              <table:table-cell office:value-type="float" office:value="769385.75709619">
                <text:p>769385.75709619</text:p>
              </table:table-cell>
              <table:table-cell office:value-type="float" office:value="384692.878548095">
                <text:p>384692.878548095</text:p>
              </table:table-cell>
              <table:table-cell office:value-type="float" office:value="1226246.03769916">
                <text:p>1226246.03769916</text:p>
              </table:table-cell>
              <table:table-cell office:value-type="float" office:value="2452492.07539832">
                <text:p>2452492.07539832</text:p>
              </table:table-cell>
              <table:table-cell office:value-type="float" office:value="708064.182503069">
                <text:p>708064.182503069</text:p>
              </table:table-cell>
              <table:table-cell office:value-type="float" office:value="354032.091251534">
                <text:p>354032.09125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1236592.91179285">
                <text:p>1236592.91179285</text:p>
              </table:table-cell>
              <table:table-cell office:value-type="float" office:value="2473185.82358571">
                <text:p>2473185.82358571</text:p>
              </table:table-cell>
              <table:table-cell office:value-type="float" office:value="758259.574670516">
                <text:p>758259.574670516</text:p>
              </table:table-cell>
              <table:table-cell office:value-type="float" office:value="379129.787335258">
                <text:p>379129.787335258</text:p>
              </table:table-cell>
              <table:table-cell office:value-type="float" office:value="1231979.22208498">
                <text:p>1231979.22208498</text:p>
              </table:table-cell>
              <table:table-cell office:value-type="float" office:value="2463958.44416995">
                <text:p>2463958.44416995</text:p>
              </table:table-cell>
              <table:table-cell office:value-type="float" office:value="696597.813731437">
                <text:p>696597.813731437</text:p>
              </table:table-cell>
              <table:table-cell office:value-type="float" office:value="348298.906865718">
                <text:p>348298.90686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1242123.35343733">
                <text:p>1242123.35343733</text:p>
              </table:table-cell>
              <table:table-cell office:value-type="float" office:value="2484246.70687465">
                <text:p>2484246.70687465</text:p>
              </table:table-cell>
              <table:table-cell office:value-type="float" office:value="747198.691381573">
                <text:p>747198.691381573</text:p>
              </table:table-cell>
              <table:table-cell office:value-type="float" office:value="373599.345690786">
                <text:p>373599.345690786</text:p>
              </table:table-cell>
              <table:table-cell office:value-type="float" office:value="1237678.75863214">
                <text:p>1237678.75863214</text:p>
              </table:table-cell>
              <table:table-cell office:value-type="float" office:value="2475357.51726427">
                <text:p>2475357.51726427</text:p>
              </table:table-cell>
              <table:table-cell office:value-type="float" office:value="685198.740637116">
                <text:p>685198.740637116</text:p>
              </table:table-cell>
              <table:table-cell office:value-type="float" office:value="342599.370318558">
                <text:p>342599.37031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247620.72434889">
                <text:p>1247620.72434889</text:p>
              </table:table-cell>
              <table:table-cell office:value-type="float" office:value="2495241.44869778">
                <text:p>2495241.44869778</text:p>
              </table:table-cell>
              <table:table-cell office:value-type="float" office:value="736203.949558447">
                <text:p>736203.949558447</text:p>
              </table:table-cell>
              <table:table-cell office:value-type="float" office:value="368101.974779224">
                <text:p>368101.974779224</text:p>
              </table:table-cell>
              <table:table-cell office:value-type="float" office:value="1243344.21329887">
                <text:p>1243344.21329887</text:p>
              </table:table-cell>
              <table:table-cell office:value-type="float" office:value="2486688.42659773">
                <text:p>2486688.42659773</text:p>
              </table:table-cell>
              <table:table-cell office:value-type="float" office:value="673867.831303657">
                <text:p>673867.831303657</text:p>
              </table:table-cell>
              <table:table-cell office:value-type="float" office:value="336933.915651828">
                <text:p>336933.91565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5">
                <text:p>35.5</text:p>
              </table:table-cell>
              <table:table-cell office:value-type="float" office:value="1253084.60588146">
                <text:p>1253084.60588146</text:p>
              </table:table-cell>
              <table:table-cell office:value-type="float" office:value="2506169.21176293">
                <text:p>2506169.21176293</text:p>
              </table:table-cell>
              <table:table-cell office:value-type="float" office:value="725276.186493297">
                <text:p>725276.186493297</text:p>
              </table:table-cell>
              <table:table-cell office:value-type="float" office:value="362638.093246648">
                <text:p>362638.093246648</text:p>
              </table:table-cell>
              <table:table-cell office:value-type="float" office:value="1248975.15463886">
                <text:p>1248975.15463886</text:p>
              </table:table-cell>
              <table:table-cell office:value-type="float" office:value="2497950.30927772">
                <text:p>2497950.30927772</text:p>
              </table:table-cell>
              <table:table-cell office:value-type="float" office:value="662605.948623673">
                <text:p>662605.948623673</text:p>
              </table:table-cell>
              <table:table-cell office:value-type="float" office:value="331302.974311836">
                <text:p>331302.97431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1258514.58193932">
                <text:p>1258514.58193932</text:p>
              </table:table-cell>
              <table:table-cell office:value-type="float" office:value="2517029.16387864">
                <text:p>2517029.16387864</text:p>
              </table:table-cell>
              <table:table-cell office:value-type="float" office:value="714416.234377587">
                <text:p>714416.234377587</text:p>
              </table:table-cell>
              <table:table-cell office:value-type="float" office:value="357208.117188793">
                <text:p>357208.117188793</text:p>
              </table:table-cell>
              <table:table-cell office:value-type="float" office:value="1254571.15383413">
                <text:p>1254571.15383413</text:p>
              </table:table-cell>
              <table:table-cell office:value-type="float" office:value="2509142.30766826">
                <text:p>2509142.30766826</text:p>
              </table:table-cell>
              <table:table-cell office:value-type="float" office:value="651413.950233134">
                <text:p>651413.950233134</text:p>
              </table:table-cell>
              <table:table-cell office:value-type="float" office:value="325706.975116567">
                <text:p>325706.975116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5">
                <text:p>36.5</text:p>
              </table:table-cell>
              <table:table-cell office:value-type="float" office:value="1263910.23900875">
                <text:p>1263910.23900875</text:p>
              </table:table-cell>
              <table:table-cell office:value-type="float" office:value="2527820.47801751">
                <text:p>2527820.47801751</text:p>
              </table:table-cell>
              <table:table-cell office:value-type="float" office:value="703624.920238718">
                <text:p>703624.920238718</text:p>
              </table:table-cell>
              <table:table-cell office:value-type="float" office:value="351812.460119359">
                <text:p>351812.460119359</text:p>
              </table:table-cell>
              <table:table-cell office:value-type="float" office:value="1260131.78472767">
                <text:p>1260131.78472767</text:p>
              </table:table-cell>
              <table:table-cell office:value-type="float" office:value="2520263.56945534">
                <text:p>2520263.56945534</text:p>
              </table:table-cell>
              <table:table-cell office:value-type="float" office:value="640292.688446047">
                <text:p>640292.688446047</text:p>
              </table:table-cell>
              <table:table-cell office:value-type="float" office:value="320146.344223024">
                <text:p>320146.34422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1269271.16618959">
                <text:p>1269271.16618959</text:p>
              </table:table-cell>
              <table:table-cell office:value-type="float" office:value="2538542.33237918">
                <text:p>2538542.33237918</text:p>
              </table:table-cell>
              <table:table-cell office:value-type="float" office:value="692903.065877041">
                <text:p>692903.065877041</text:p>
              </table:table-cell>
              <table:table-cell office:value-type="float" office:value="346451.532938521">
                <text:p>346451.532938521</text:p>
              </table:table-cell>
              <table:table-cell office:value-type="float" office:value="1265656.62385592">
                <text:p>1265656.62385592</text:p>
              </table:table-cell>
              <table:table-cell office:value-type="float" office:value="2531313.24771183">
                <text:p>2531313.24771183</text:p>
              </table:table-cell>
              <table:table-cell office:value-type="float" office:value="629243.010189557">
                <text:p>629243.010189557</text:p>
              </table:table-cell>
              <table:table-cell office:value-type="float" office:value="314621.505094779">
                <text:p>314621.505094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1274596.95522647">
                <text:p>1274596.95522647</text:p>
              </table:table-cell>
              <table:table-cell office:value-type="float" office:value="2549193.91045295">
                <text:p>2549193.91045295</text:p>
              </table:table-cell>
              <table:table-cell office:value-type="float" office:value="682251.487803279">
                <text:p>682251.487803279</text:p>
              </table:table-cell>
              <table:table-cell office:value-type="float" office:value="341125.743901639">
                <text:p>341125.743901639</text:p>
              </table:table-cell>
              <table:table-cell office:value-type="float" office:value="1271145.25048097">
                <text:p>1271145.25048097</text:p>
              </table:table-cell>
              <table:table-cell office:value-type="float" office:value="2542290.50096195">
                <text:p>2542290.50096195</text:p>
              </table:table-cell>
              <table:table-cell office:value-type="float" office:value="618265.756939443">
                <text:p>618265.756939443</text:p>
              </table:table-cell>
              <table:table-cell office:value-type="float" office:value="309132.878469721">
                <text:p>309132.87846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1279887.20053994">
                <text:p>1279887.20053994</text:p>
              </table:table-cell>
              <table:table-cell office:value-type="float" office:value="2559774.40107989">
                <text:p>2559774.40107989</text:p>
              </table:table-cell>
              <table:table-cell office:value-type="float" office:value="671670.997176339">
                <text:p>671670.997176339</text:p>
              </table:table-cell>
              <table:table-cell office:value-type="float" office:value="335835.498588169">
                <text:p>335835.498588169</text:p>
              </table:table-cell>
              <table:table-cell office:value-type="float" office:value="1276597.24662268">
                <text:p>1276597.24662268</text:p>
              </table:table-cell>
              <table:table-cell office:value-type="float" office:value="2553194.49324535">
                <text:p>2553194.49324535</text:p>
              </table:table-cell>
              <table:table-cell office:value-type="float" office:value="607361.764656039">
                <text:p>607361.764656039</text:p>
              </table:table-cell>
              <table:table-cell office:value-type="float" office:value="303680.88232802">
                <text:p>303680.8823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5">
                <text:p>38.5</text:p>
              </table:table-cell>
              <table:table-cell office:value-type="float" office:value="1285141.49925734">
                <text:p>1285141.49925734</text:p>
              </table:table-cell>
              <table:table-cell office:value-type="float" office:value="2570282.99851468">
                <text:p>2570282.99851468</text:p>
              </table:table-cell>
              <table:table-cell office:value-type="float" office:value="661162.399741547">
                <text:p>661162.399741547</text:p>
              </table:table-cell>
              <table:table-cell office:value-type="float" office:value="330581.199870774">
                <text:p>330581.199870774</text:p>
              </table:table-cell>
              <table:table-cell office:value-type="float" office:value="1282012.19709041">
                <text:p>1282012.19709041</text:p>
              </table:table-cell>
              <table:table-cell office:value-type="float" office:value="2564024.39418081">
                <text:p>2564024.39418081</text:p>
              </table:table-cell>
              <table:table-cell office:value-type="float" office:value="596531.863720576">
                <text:p>596531.863720576</text:p>
              </table:table-cell>
              <table:table-cell office:value-type="float" office:value="298265.931860288">
                <text:p>298265.93186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290359.45124347">
                <text:p>1290359.45124347</text:p>
              </table:table-cell>
              <table:table-cell office:value-type="float" office:value="2580718.90248694">
                <text:p>2580718.90248694</text:p>
              </table:table-cell>
              <table:table-cell office:value-type="float" office:value="650726.495769285">
                <text:p>650726.495769285</text:p>
              </table:table-cell>
              <table:table-cell office:value-type="float" office:value="325363.247884642">
                <text:p>325363.247884642</text:p>
              </table:table-cell>
              <table:table-cell office:value-type="float" office:value="1287389.68951473">
                <text:p>1287389.68951473</text:p>
              </table:table-cell>
              <table:table-cell office:value-type="float" office:value="2574779.37902945">
                <text:p>2574779.37902945</text:p>
              </table:table-cell>
              <table:table-cell office:value-type="float" office:value="585776.878871938">
                <text:p>585776.878871938</text:p>
              </table:table-cell>
              <table:table-cell office:value-type="float" office:value="292888.439435969">
                <text:p>292888.43943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5">
                <text:p>39.5</text:p>
              </table:table-cell>
              <table:table-cell office:value-type="float" office:value="1295540.65913109">
                <text:p>1295540.65913109</text:p>
              </table:table-cell>
              <table:table-cell office:value-type="float" office:value="2591081.31826218">
                <text:p>2591081.31826218</text:p>
              </table:table-cell>
              <table:table-cell office:value-type="float" office:value="640364.079994043">
                <text:p>640364.079994043</text:p>
              </table:table-cell>
              <table:table-cell office:value-type="float" office:value="320182.039997021">
                <text:p>320182.039997021</text:p>
              </table:table-cell>
              <table:table-cell office:value-type="float" office:value="1292729.31437876">
                <text:p>1292729.31437876</text:p>
              </table:table-cell>
              <table:table-cell office:value-type="float" office:value="2585458.62875753">
                <text:p>2585458.62875753</text:p>
              </table:table-cell>
              <table:table-cell office:value-type="float" office:value="575097.629143862">
                <text:p>575097.629143862</text:p>
              </table:table-cell>
              <table:table-cell office:value-type="float" office:value="287548.814571931">
                <text:p>287548.81457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1300684.72835116">
                <text:p>1300684.72835116</text:p>
              </table:table-cell>
              <table:table-cell office:value-type="float" office:value="2601369.45670232">
                <text:p>2601369.45670232</text:p>
              </table:table-cell>
              <table:table-cell office:value-type="float" office:value="630075.941553902">
                <text:p>630075.941553902</text:p>
              </table:table-cell>
              <table:table-cell office:value-type="float" office:value="315037.970776951">
                <text:p>315037.970776951</text:p>
              </table:table-cell>
              <table:table-cell office:value-type="float" office:value="1298030.66504941">
                <text:p>1298030.66504941</text:p>
              </table:table-cell>
              <table:table-cell office:value-type="float" office:value="2596061.33009883">
                <text:p>2596061.33009883</text:p>
              </table:table-cell>
              <table:table-cell office:value-type="float" office:value="564494.927802561">
                <text:p>564494.927802561</text:p>
              </table:table-cell>
              <table:table-cell office:value-type="float" office:value="282247.463901281">
                <text:p>282247.46390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5">
                <text:p>40.5</text:p>
              </table:table-cell>
              <table:table-cell office:value-type="float" office:value="1305791.26716289">
                <text:p>1305791.26716289</text:p>
              </table:table-cell>
              <table:table-cell office:value-type="float" office:value="2611582.53432579">
                <text:p>2611582.53432579</text:p>
              </table:table-cell>
              <table:table-cell office:value-type="float" office:value="619862.863930437">
                <text:p>619862.863930437</text:p>
              </table:table-cell>
              <table:table-cell office:value-type="float" office:value="309931.431965219">
                <text:p>309931.431965219</text:p>
              </table:table-cell>
              <table:table-cell office:value-type="float" office:value="1303293.3378083">
                <text:p>1303293.3378083</text:p>
              </table:table-cell>
              <table:table-cell office:value-type="float" office:value="2606586.6756166">
                <text:p>2606586.6756166</text:p>
              </table:table-cell>
              <table:table-cell office:value-type="float" office:value="553969.582284792">
                <text:p>553969.582284792</text:p>
              </table:table-cell>
              <table:table-cell office:value-type="float" office:value="276984.791142396">
                <text:p>276984.79114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1310859.88668359">
                <text:p>1310859.88668359</text:p>
              </table:table-cell>
              <table:table-cell office:value-type="float" office:value="2621719.77336717">
                <text:p>2621719.77336717</text:p>
              </table:table-cell>
              <table:table-cell office:value-type="float" office:value="609725.624889051">
                <text:p>609725.624889051</text:p>
              </table:table-cell>
              <table:table-cell office:value-type="float" office:value="304862.812444525">
                <text:p>304862.812444525</text:p>
              </table:table-cell>
              <table:table-cell office:value-type="float" office:value="1308516.93188251">
                <text:p>1308516.93188251</text:p>
              </table:table-cell>
              <table:table-cell office:value-type="float" office:value="2617033.86376502">
                <text:p>2617033.86376502</text:p>
              </table:table-cell>
              <table:table-cell office:value-type="float" office:value="543522.394136366">
                <text:p>543522.394136366</text:p>
              </table:table-cell>
              <table:table-cell office:value-type="float" office:value="271761.197068183">
                <text:p>271761.19706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5">
                <text:p>41.5</text:p>
              </table:table-cell>
              <table:table-cell office:value-type="float" office:value="1315890.20091824">
                <text:p>1315890.20091824</text:p>
              </table:table-cell>
              <table:table-cell office:value-type="float" office:value="2631780.40183648">
                <text:p>2631780.40183648</text:p>
              </table:table-cell>
              <table:table-cell office:value-type="float" office:value="599664.996419744">
                <text:p>599664.996419744</text:p>
              </table:table-cell>
              <table:table-cell office:value-type="float" office:value="299832.498209872">
                <text:p>299832.498209872</text:p>
              </table:table-cell>
              <table:table-cell office:value-type="float" office:value="1313701.04947514">
                <text:p>1313701.04947514</text:p>
              </table:table-cell>
              <table:table-cell office:value-type="float" office:value="2627402.09895028">
                <text:p>2627402.09895028</text:p>
              </table:table-cell>
              <table:table-cell office:value-type="float" office:value="533154.15895111">
                <text:p>533154.15895111</text:p>
              </table:table-cell>
              <table:table-cell office:value-type="float" office:value="266577.079475555">
                <text:p>266577.07947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1320881.82678895">
                <text:p>1320881.82678895</text:p>
              </table:table-cell>
              <table:table-cell office:value-type="float" office:value="2641763.6535779">
                <text:p>2641763.6535779</text:p>
              </table:table-cell>
              <table:table-cell office:value-type="float" office:value="589681.744678325">
                <text:p>589681.744678325</text:p>
              </table:table-cell>
              <table:table-cell office:value-type="float" office:value="294840.872339163">
                <text:p>294840.872339163</text:p>
              </table:table-cell>
              <table:table-cell office:value-type="float" office:value="1318845.29579556">
                <text:p>1318845.29579556</text:p>
              </table:table-cell>
              <table:table-cell office:value-type="float" office:value="2637690.59159112">
                <text:p>2637690.59159112</text:p>
              </table:table-cell>
              <table:table-cell office:value-type="float" office:value="522865.666310275">
                <text:p>522865.666310275</text:p>
              </table:table-cell>
              <table:table-cell office:value-type="float" office:value="261432.833155137">
                <text:p>261432.83315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5">
                <text:p>42.5</text:p>
              </table:table-cell>
              <table:table-cell office:value-type="float" office:value="1325834.38416408">
                <text:p>1325834.38416408</text:p>
              </table:table-cell>
              <table:table-cell office:value-type="float" office:value="2651668.76832816">
                <text:p>2651668.76832816</text:p>
              </table:table-cell>
              <table:table-cell office:value-type="float" office:value="579776.629928068">
                <text:p>579776.629928068</text:p>
              </table:table-cell>
              <table:table-cell office:value-type="float" office:value="289888.314964034">
                <text:p>289888.314964034</text:p>
              </table:table-cell>
              <table:table-cell office:value-type="float" office:value="1323949.27908949">
                <text:p>1323949.27908949</text:p>
              </table:table-cell>
              <table:table-cell office:value-type="float" office:value="2647898.55817898">
                <text:p>2647898.55817898</text:p>
              </table:table-cell>
              <table:table-cell office:value-type="float" office:value="512657.699722408">
                <text:p>512657.699722408</text:p>
              </table:table-cell>
              <table:table-cell office:value-type="float" office:value="256328.849861204">
                <text:p>256328.84986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1330747.49588721">
                <text:p>1330747.49588721</text:p>
              </table:table-cell>
              <table:table-cell office:value-type="float" office:value="2661494.99177442">
                <text:p>2661494.99177442</text:p>
              </table:table-cell>
              <table:table-cell office:value-type="float" office:value="569950.406481807">
                <text:p>569950.406481807</text:p>
              </table:table-cell>
              <table:table-cell office:value-type="float" office:value="284975.203240904">
                <text:p>284975.203240904</text:p>
              </table:table-cell>
              <table:table-cell office:value-type="float" office:value="1329012.61066885">
                <text:p>1329012.61066885</text:p>
              </table:table-cell>
              <table:table-cell office:value-type="float" office:value="2658025.2213377">
                <text:p>2658025.2213377</text:p>
              </table:table-cell>
              <table:table-cell office:value-type="float" office:value="502531.036563688">
                <text:p>502531.036563688</text:p>
              </table:table-cell>
              <table:table-cell office:value-type="float" office:value="251265.518281844">
                <text:p>251265.51828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5">
                <text:p>43.5</text:p>
              </table:table-cell>
              <table:table-cell office:value-type="float" office:value="1335620.78780586">
                <text:p>1335620.78780586</text:p>
              </table:table-cell>
              <table:table-cell office:value-type="float" office:value="2671241.57561172">
                <text:p>2671241.57561172</text:p>
              </table:table-cell>
              <table:table-cell office:value-type="float" office:value="560203.822644504">
                <text:p>560203.822644504</text:p>
              </table:table-cell>
              <table:table-cell office:value-type="float" office:value="280101.911322252">
                <text:p>280101.911322252</text:p>
              </table:table-cell>
              <table:table-cell office:value-type="float" office:value="1334034.90494134">
                <text:p>1334034.90494134</text:p>
              </table:table-cell>
              <table:table-cell office:value-type="float" office:value="2668069.80988267">
                <text:p>2668069.80988267</text:p>
              </table:table-cell>
              <table:table-cell office:value-type="float" office:value="492486.44801872">
                <text:p>492486.44801872</text:p>
              </table:table-cell>
              <table:table-cell office:value-type="float" office:value="246243.22400936">
                <text:p>246243.22400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1340453.88879999">
                <text:p>1340453.88879999</text:p>
              </table:table-cell>
              <table:table-cell office:value-type="float" office:value="2680907.77759997">
                <text:p>2680907.77759997</text:p>
              </table:table-cell>
              <table:table-cell office:value-type="float" office:value="550537.620656253">
                <text:p>550537.620656253</text:p>
              </table:table-cell>
              <table:table-cell office:value-type="float" office:value="275268.810328127">
                <text:p>275268.810328127</text:p>
              </table:table-cell>
              <table:table-cell office:value-type="float" office:value="1339015.77943979">
                <text:p>1339015.77943979</text:p>
              </table:table-cell>
              <table:table-cell office:value-type="float" office:value="2678031.55887958">
                <text:p>2678031.55887958</text:p>
              </table:table-cell>
              <table:table-cell office:value-type="float" office:value="482524.699021812">
                <text:p>482524.699021812</text:p>
              </table:table-cell>
              <table:table-cell office:value-type="float" office:value="241262.349510906">
                <text:p>241262.34951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5">
                <text:p>44.5</text:p>
              </table:table-cell>
              <table:table-cell office:value-type="float" office:value="1345246.43081023">
                <text:p>1345246.43081023</text:p>
              </table:table-cell>
              <table:table-cell office:value-type="float" office:value="2690492.86162047">
                <text:p>2690492.86162047</text:p>
              </table:table-cell>
              <table:table-cell office:value-type="float" office:value="540952.536635759">
                <text:p>540952.536635759</text:p>
              </table:table-cell>
              <table:table-cell office:value-type="float" office:value="270476.268317879">
                <text:p>270476.268317879</text:p>
              </table:table-cell>
              <table:table-cell office:value-type="float" office:value="1343954.85485134">
                <text:p>1343954.85485134</text:p>
              </table:table-cell>
              <table:table-cell office:value-type="float" office:value="2687909.70970267">
                <text:p>2687909.70970267</text:p>
              </table:table-cell>
              <table:table-cell office:value-type="float" office:value="472646.548198719">
                <text:p>472646.548198719</text:p>
              </table:table-cell>
              <table:table-cell office:value-type="float" office:value="236323.274099359">
                <text:p>236323.274099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1349998.04886597">
                <text:p>1349998.04886597</text:p>
              </table:table-cell>
              <table:table-cell office:value-type="float" office:value="2699996.09773194">
                <text:p>2699996.09773194</text:p>
              </table:table-cell>
              <table:table-cell office:value-type="float" office:value="531449.300524281">
                <text:p>531449.300524281</text:p>
              </table:table-cell>
              <table:table-cell office:value-type="float" office:value="265724.65026214">
                <text:p>265724.65026214</text:p>
              </table:table-cell>
              <table:table-cell office:value-type="float" office:value="1348851.75504626">
                <text:p>1348851.75504626</text:p>
              </table:table-cell>
              <table:table-cell office:value-type="float" office:value="2697703.51009252">
                <text:p>2697703.51009252</text:p>
              </table:table-cell>
              <table:table-cell office:value-type="float" office:value="462852.747808869">
                <text:p>462852.747808869</text:p>
              </table:table-cell>
              <table:table-cell office:value-type="float" office:value="231426.373904435">
                <text:p>231426.37390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5">
                <text:p>45.5</text:p>
              </table:table-cell>
              <table:table-cell office:value-type="float" office:value="1354708.38111309">
                <text:p>1354708.38111309</text:p>
              </table:table-cell>
              <table:table-cell office:value-type="float" office:value="2709416.76222618">
                <text:p>2709416.76222618</text:p>
              </table:table-cell>
              <table:table-cell office:value-type="float" office:value="522028.636030041">
                <text:p>522028.636030041</text:p>
              </table:table-cell>
              <table:table-cell office:value-type="float" office:value="261014.318015021">
                <text:p>261014.318015021</text:p>
              </table:table-cell>
              <table:table-cell office:value-type="float" office:value="1353706.10710665">
                <text:p>1353706.10710665</text:p>
              </table:table-cell>
              <table:table-cell office:value-type="float" office:value="2707412.21421331">
                <text:p>2707412.21421331</text:p>
              </table:table-cell>
              <table:table-cell office:value-type="float" office:value="453144.043688082">
                <text:p>453144.043688082</text:p>
              </table:table-cell>
              <table:table-cell office:value-type="float" office:value="226572.021844041">
                <text:p>226572.02184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1359377.06884156">
                <text:p>1359377.06884156</text:p>
              </table:table-cell>
              <table:table-cell office:value-type="float" office:value="2718754.13768311">
                <text:p>2718754.13768311</text:p>
              </table:table-cell>
              <table:table-cell office:value-type="float" office:value="512691.260573116">
                <text:p>512691.260573116</text:p>
              </table:table-cell>
              <table:table-cell office:value-type="float" office:value="256345.630286558">
                <text:p>256345.630286558</text:p>
              </table:table-cell>
              <table:table-cell office:value-type="float" office:value="1358517.54135481">
                <text:p>1358517.54135481</text:p>
              </table:table-cell>
              <table:table-cell office:value-type="float" office:value="2717035.08270963">
                <text:p>2717035.08270963</text:p>
              </table:table-cell>
              <table:table-cell office:value-type="float" office:value="443521.175191765">
                <text:p>443521.175191765</text:p>
              </table:table-cell>
              <table:table-cell office:value-type="float" office:value="221760.587595882">
                <text:p>221760.58759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5">
                <text:p>46.5</text:p>
              </table:table-cell>
              <table:table-cell office:value-type="float" office:value="1364003.75651271">
                <text:p>1364003.75651271</text:p>
              </table:table-cell>
              <table:table-cell office:value-type="float" office:value="2728007.51302543">
                <text:p>2728007.51302543</text:p>
              </table:table-cell>
              <table:table-cell office:value-type="float" office:value="503437.885230795">
                <text:p>503437.885230795</text:p>
              </table:table-cell>
              <table:table-cell office:value-type="float" office:value="251718.942615398">
                <text:p>251718.942615398</text:p>
              </table:table-cell>
              <table:table-cell office:value-type="float" office:value="1363285.69138139">
                <text:p>1363285.69138139</text:p>
              </table:table-cell>
              <table:table-cell office:value-type="float" office:value="2726571.38276278">
                <text:p>2726571.38276278</text:p>
              </table:table-cell>
              <table:table-cell office:value-type="float" office:value="433984.87513861">
                <text:p>433984.87513861</text:p>
              </table:table-cell>
              <table:table-cell office:value-type="float" office:value="216992.437569305">
                <text:p>216992.43756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1368588.09178639">
                <text:p>1368588.09178639</text:p>
              </table:table-cell>
              <table:table-cell office:value-type="float" office:value="2737176.18357279">
                <text:p>2737176.18357279</text:p>
              </table:table-cell>
              <table:table-cell office:value-type="float" office:value="494269.214683439">
                <text:p>494269.214683439</text:p>
              </table:table-cell>
              <table:table-cell office:value-type="float" office:value="247134.60734172">
                <text:p>247134.60734172</text:p>
              </table:table-cell>
              <table:table-cell office:value-type="float" office:value="1368010.1940733">
                <text:p>1368010.1940733</text:p>
              </table:table-cell>
              <table:table-cell office:value-type="float" office:value="2736020.3881466">
                <text:p>2736020.3881466</text:p>
              </table:table-cell>
              <table:table-cell office:value-type="float" office:value="424535.869754788">
                <text:p>424535.869754788</text:p>
              </table:table-cell>
              <table:table-cell office:value-type="float" office:value="212267.934877394">
                <text:p>212267.93487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5">
                <text:p>47.5</text:p>
              </table:table-cell>
              <table:table-cell office:value-type="float" office:value="1373129.72554771">
                <text:p>1373129.72554771</text:p>
              </table:table-cell>
              <table:table-cell office:value-type="float" office:value="2746259.45109542">
                <text:p>2746259.45109542</text:p>
              </table:table-cell>
              <table:table-cell office:value-type="float" office:value="485185.947160808">
                <text:p>485185.947160808</text:p>
              </table:table-cell>
              <table:table-cell office:value-type="float" office:value="242592.973580404">
                <text:p>242592.973580404</text:p>
              </table:table-cell>
              <table:table-cell office:value-type="float" office:value="1372690.68964137">
                <text:p>1372690.68964137</text:p>
              </table:table-cell>
              <table:table-cell office:value-type="float" office:value="2745381.37928275">
                <text:p>2745381.37928275</text:p>
              </table:table-cell>
              <table:table-cell office:value-type="float" office:value="415174.878618641">
                <text:p>415174.878618641</text:p>
              </table:table-cell>
              <table:table-cell office:value-type="float" office:value="207587.43930932">
                <text:p>207587.4393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1377628.31193367">
                <text:p>1377628.31193367</text:p>
              </table:table-cell>
              <table:table-cell office:value-type="float" office:value="2755256.62386734">
                <text:p>2755256.62386734</text:p>
              </table:table-cell>
              <table:table-cell office:value-type="float" office:value="476188.774388889">
                <text:p>476188.774388889</text:p>
              </table:table-cell>
              <table:table-cell office:value-type="float" office:value="238094.387194445">
                <text:p>238094.387194445</text:p>
              </table:table-cell>
              <table:table-cell office:value-type="float" office:value="1377326.82164775">
                <text:p>1377326.82164775</text:p>
              </table:table-cell>
              <table:table-cell office:value-type="float" office:value="2754653.6432955">
                <text:p>2754653.6432955</text:p>
              </table:table-cell>
              <table:table-cell office:value-type="float" office:value="405902.614605888">
                <text:p>405902.614605888</text:p>
              </table:table-cell>
              <table:table-cell office:value-type="float" office:value="202951.307302944">
                <text:p>202951.30730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5">
                <text:p>48.5</text:p>
              </table:table-cell>
              <table:table-cell office:value-type="float" office:value="1382083.5083595">
                <text:p>1382083.5083595</text:p>
              </table:table-cell>
              <table:table-cell office:value-type="float" office:value="2764167.016719">
                <text:p>2764167.016719</text:p>
              </table:table-cell>
              <table:table-cell office:value-type="float" office:value="467278.381537225">
                <text:p>467278.381537225</text:p>
              </table:table-cell>
              <table:table-cell office:value-type="float" office:value="233639.190768612">
                <text:p>233639.190768612</text:p>
              </table:table-cell>
              <table:table-cell office:value-type="float" office:value="1381918.23703303">
                <text:p>1381918.23703303</text:p>
              </table:table-cell>
              <table:table-cell office:value-type="float" office:value="2763836.47406606">
                <text:p>2763836.47406606</text:p>
              </table:table-cell>
              <table:table-cell office:value-type="float" office:value="396719.783835332">
                <text:p>396719.783835332</text:p>
              </table:table-cell>
              <table:table-cell office:value-type="float" office:value="198359.891917666">
                <text:p>198359.89191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1386494.97554475">
                <text:p>1386494.97554475</text:p>
              </table:table-cell>
              <table:table-cell office:value-type="float" office:value="2772989.9510895">
                <text:p>2772989.9510895</text:p>
              </table:table-cell>
              <table:table-cell office:value-type="float" office:value="458455.447166728">
                <text:p>458455.447166728</text:p>
              </table:table-cell>
              <table:table-cell office:value-type="float" office:value="229227.723583364">
                <text:p>229227.723583364</text:p>
              </table:table-cell>
              <table:table-cell office:value-type="float" office:value="1386464.58614315">
                <text:p>1386464.58614315</text:p>
              </table:table-cell>
              <table:table-cell office:value-type="float" office:value="2772929.1722863">
                <text:p>2772929.1722863</text:p>
              </table:table-cell>
              <table:table-cell office:value-type="float" office:value="387627.085615089">
                <text:p>387627.085615089</text:p>
              </table:table-cell>
              <table:table-cell office:value-type="float" office:value="193813.542807544">
                <text:p>193813.54280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5">
                <text:p>49.5</text:p>
              </table:table-cell>
              <table:table-cell office:value-type="float" office:value="1390862.37753911">
                <text:p>1390862.37753911</text:p>
              </table:table-cell>
              <table:table-cell office:value-type="float" office:value="2781724.75507822">
                <text:p>2781724.75507822</text:p>
              </table:table-cell>
              <table:table-cell office:value-type="float" office:value="449720.643178009">
                <text:p>449720.643178009</text:p>
              </table:table-cell>
              <table:table-cell office:value-type="float" office:value="224860.321589005">
                <text:p>224860.321589005</text:p>
              </table:table-cell>
              <table:table-cell office:value-type="float" office:value="1390965.52275603">
                <text:p>1390965.52275603</text:p>
              </table:table-cell>
              <table:table-cell office:value-type="float" office:value="2781931.04551206">
                <text:p>2781931.04551206</text:p>
              </table:table-cell>
              <table:table-cell office:value-type="float" office:value="378625.212389331">
                <text:p>378625.212389331</text:p>
              </table:table-cell>
              <table:table-cell office:value-type="float" office:value="189312.606194666">
                <text:p>189312.60619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395185.38174801">
                <text:p>1395185.38174801</text:p>
              </table:table-cell>
              <table:table-cell office:value-type="float" office:value="2790370.76349601">
                <text:p>2790370.76349601</text:p>
              </table:table-cell>
              <table:table-cell office:value-type="float" office:value="441074.634760213">
                <text:p>441074.634760213</text:p>
              </table:table-cell>
              <table:table-cell office:value-type="float" office:value="220537.317380106">
                <text:p>220537.317380106</text:p>
              </table:table-cell>
              <table:table-cell office:value-type="float" office:value="1395420.70410792">
                <text:p>1395420.70410792</text:p>
              </table:table-cell>
              <table:table-cell office:value-type="float" office:value="2790841.40821583">
                <text:p>2790841.40821583</text:p>
              </table:table-cell>
              <table:table-cell office:value-type="float" office:value="369714.849685559">
                <text:p>369714.849685559</text:p>
              </table:table-cell>
              <table:table-cell office:value-type="float" office:value="184857.42484278">
                <text:p>184857.4248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5">
                <text:p>50.5</text:p>
              </table:table-cell>
              <table:table-cell office:value-type="float" office:value="1399463.65895794">
                <text:p>1399463.65895794</text:p>
              </table:table-cell>
              <table:table-cell office:value-type="float" office:value="2798927.31791587">
                <text:p>2798927.31791587</text:p>
              </table:table-cell>
              <table:table-cell office:value-type="float" office:value="432518.080340352">
                <text:p>432518.080340352</text:p>
              </table:table-cell>
              <table:table-cell office:value-type="float" office:value="216259.040170176">
                <text:p>216259.040170176</text:p>
              </table:table-cell>
              <table:table-cell office:value-type="float" office:value="1399829.7909195">
                <text:p>1399829.7909195</text:p>
              </table:table-cell>
              <table:table-cell office:value-type="float" office:value="2799659.581839">
                <text:p>2799659.581839</text:p>
              </table:table-cell>
              <table:table-cell office:value-type="float" office:value="360896.676062389">
                <text:p>360896.676062389</text:p>
              </table:table-cell>
              <table:table-cell office:value-type="float" office:value="180448.338031195">
                <text:p>180448.33803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1403696.88336152">
                <text:p>1403696.88336152</text:p>
              </table:table-cell>
              <table:table-cell office:value-type="float" office:value="2807393.76672305">
                <text:p>2807393.76672305</text:p>
              </table:table-cell>
              <table:table-cell office:value-type="float" office:value="424051.631533176">
                <text:p>424051.631533176</text:p>
              </table:table-cell>
              <table:table-cell office:value-type="float" office:value="212025.815766588">
                <text:p>212025.815766588</text:p>
              </table:table-cell>
              <table:table-cell office:value-type="float" office:value="1404192.44742175">
                <text:p>1404192.44742175</text:p>
              </table:table-cell>
              <table:table-cell office:value-type="float" office:value="2808384.89484351">
                <text:p>2808384.89484351</text:p>
              </table:table-cell>
              <table:table-cell office:value-type="float" office:value="352171.363057884">
                <text:p>352171.363057884</text:p>
              </table:table-cell>
              <table:table-cell office:value-type="float" office:value="176085.681528942">
                <text:p>176085.681528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5">
                <text:p>51.5</text:p>
              </table:table-cell>
              <table:table-cell office:value-type="float" office:value="1407884.73258234">
                <text:p>1407884.73258234</text:p>
              </table:table-cell>
              <table:table-cell office:value-type="float" office:value="2815769.46516469">
                <text:p>2815769.46516469</text:p>
              </table:table-cell>
              <table:table-cell office:value-type="float" office:value="415675.933091539">
                <text:p>415675.933091539</text:p>
              </table:table-cell>
              <table:table-cell office:value-type="float" office:value="207837.966545769">
                <text:p>207837.966545769</text:p>
              </table:table-cell>
              <table:table-cell office:value-type="float" office:value="1408508.34138149">
                <text:p>1408508.34138149</text:p>
              </table:table-cell>
              <table:table-cell office:value-type="float" office:value="2817016.68276298">
                <text:p>2817016.68276298</text:p>
              </table:table-cell>
              <table:table-cell office:value-type="float" office:value="343539.575138411">
                <text:p>343539.575138411</text:p>
              </table:table-cell>
              <table:table-cell office:value-type="float" office:value="171769.787569205">
                <text:p>171769.78756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1412026.88769946">
                <text:p>1412026.88769946</text:p>
              </table:table-cell>
              <table:table-cell office:value-type="float" office:value="2824053.77539892">
                <text:p>2824053.77539892</text:p>
              </table:table-cell>
              <table:table-cell office:value-type="float" office:value="407391.622857305">
                <text:p>407391.622857305</text:p>
              </table:table-cell>
              <table:table-cell office:value-type="float" office:value="203695.811428653">
                <text:p>203695.811428653</text:p>
              </table:table-cell>
              <table:table-cell office:value-type="float" office:value="1412777.14412668">
                <text:p>1412777.14412668</text:p>
              </table:table-cell>
              <table:table-cell office:value-type="float" office:value="2825554.28825335">
                <text:p>2825554.28825335</text:p>
              </table:table-cell>
              <table:table-cell office:value-type="float" office:value="335001.969648037">
                <text:p>335001.969648037</text:p>
              </table:table-cell>
              <table:table-cell office:value-type="float" office:value="167500.984824019">
                <text:p>167500.98482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5">
                <text:p>52.5</text:p>
              </table:table-cell>
              <table:table-cell office:value-type="float" office:value="1416123.03327173">
                <text:p>1416123.03327173</text:p>
              </table:table-cell>
              <table:table-cell office:value-type="float" office:value="2832246.06654345">
                <text:p>2832246.06654345</text:p>
              </table:table-cell>
              <table:table-cell office:value-type="float" office:value="399199.331712774">
                <text:p>399199.331712774</text:p>
              </table:table-cell>
              <table:table-cell office:value-type="float" office:value="199599.665856387">
                <text:p>199599.665856387</text:p>
              </table:table-cell>
              <table:table-cell office:value-type="float" office:value="1416998.53057146">
                <text:p>1416998.53057146</text:p>
              </table:table-cell>
              <table:table-cell office:value-type="float" office:value="2833997.06114291">
                <text:p>2833997.06114291</text:p>
              </table:table-cell>
              <table:table-cell office:value-type="float" office:value="326559.196758478">
                <text:p>326559.196758478</text:p>
              </table:table-cell>
              <table:table-cell office:value-type="float" office:value="163279.598379239">
                <text:p>163279.598379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1420172.8573618">
                <text:p>1420172.8573618</text:p>
              </table:table-cell>
              <table:table-cell office:value-type="float" office:value="2840345.71472359">
                <text:p>2840345.71472359</text:p>
              </table:table-cell>
              <table:table-cell office:value-type="float" office:value="391099.683532633">
                <text:p>391099.683532633</text:p>
              </table:table-cell>
              <table:table-cell office:value-type="float" office:value="195549.841766316">
                <text:p>195549.841766316</text:p>
              </table:table-cell>
              <table:table-cell office:value-type="float" office:value="1421172.17924091">
                <text:p>1421172.17924091</text:p>
              </table:table-cell>
              <table:table-cell office:value-type="float" office:value="2842344.35848182">
                <text:p>2842344.35848182</text:p>
              </table:table-cell>
              <table:table-cell office:value-type="float" office:value="318211.899419575">
                <text:p>318211.899419575</text:p>
              </table:table-cell>
              <table:table-cell office:value-type="float" office:value="159105.949709788">
                <text:p>159105.94970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5">
                <text:p>53.5</text:p>
              </table:table-cell>
              <table:table-cell office:value-type="float" office:value="1424176.05155989">
                <text:p>1424176.05155989</text:p>
              </table:table-cell>
              <table:table-cell office:value-type="float" office:value="2848352.10311977">
                <text:p>2848352.10311977</text:p>
              </table:table-cell>
              <table:table-cell office:value-type="float" office:value="383093.29513645">
                <text:p>383093.29513645</text:p>
              </table:table-cell>
              <table:table-cell office:value-type="float" office:value="191546.647568225">
                <text:p>191546.647568225</text:p>
              </table:table-cell>
              <table:table-cell office:value-type="float" office:value="1425297.77229553">
                <text:p>1425297.77229553</text:p>
              </table:table-cell>
              <table:table-cell office:value-type="float" office:value="2850595.54459105">
                <text:p>2850595.54459105</text:p>
              </table:table-cell>
              <table:table-cell office:value-type="float" office:value="309960.713310339">
                <text:p>309960.713310339</text:p>
              </table:table-cell>
              <table:table-cell office:value-type="float" office:value="154980.35665517">
                <text:p>154980.3566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">
                <text:p>54</text:p>
              </table:table-cell>
              <table:table-cell office:value-type="float" office:value="1428132.31100726">
                <text:p>1428132.31100726</text:p>
              </table:table-cell>
              <table:table-cell office:value-type="float" office:value="2856264.62201453">
                <text:p>2856264.62201453</text:p>
              </table:table-cell>
              <table:table-cell office:value-type="float" office:value="375180.7762417">
                <text:p>375180.7762417</text:p>
              </table:table-cell>
              <table:table-cell office:value-type="float" office:value="187590.38812085">
                <text:p>187590.38812085</text:p>
              </table:table-cell>
              <table:table-cell office:value-type="float" office:value="1429374.99555543">
                <text:p>1429374.99555543</text:p>
              </table:table-cell>
              <table:table-cell office:value-type="float" office:value="2858749.99111085">
                <text:p>2858749.99111085</text:p>
              </table:table-cell>
              <table:table-cell office:value-type="float" office:value="301806.266790538">
                <text:p>301806.266790538</text:p>
              </table:table-cell>
              <table:table-cell office:value-type="float" office:value="150903.133395269">
                <text:p>150903.13339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5">
                <text:p>54.5</text:p>
              </table:table-cell>
              <table:table-cell office:value-type="float" office:value="1432041.33441945">
                <text:p>1432041.33441945</text:p>
              </table:table-cell>
              <table:table-cell office:value-type="float" office:value="2864082.66883889">
                <text:p>2864082.66883889</text:p>
              </table:table-cell>
              <table:table-cell office:value-type="float" office:value="367362.729417331">
                <text:p>367362.729417331</text:p>
              </table:table-cell>
              <table:table-cell office:value-type="float" office:value="183681.364708666">
                <text:p>183681.364708666</text:p>
              </table:table-cell>
              <table:table-cell office:value-type="float" office:value="1433403.53852427">
                <text:p>1433403.53852427</text:p>
              </table:table-cell>
              <table:table-cell office:value-type="float" office:value="2866807.07704854">
                <text:p>2866807.07704854</text:p>
              </table:table-cell>
              <table:table-cell office:value-type="float" office:value="293749.180852846">
                <text:p>293749.180852846</text:p>
              </table:table-cell>
              <table:table-cell office:value-type="float" office:value="146874.590426423">
                <text:p>146874.59042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">
                <text:p>55</text:p>
              </table:table-cell>
              <table:table-cell office:value-type="float" office:value="1435902.82410917">
                <text:p>1435902.82410917</text:p>
              </table:table-cell>
              <table:table-cell office:value-type="float" office:value="2871805.64821835">
                <text:p>2871805.64821835</text:p>
              </table:table-cell>
              <table:table-cell office:value-type="float" office:value="359639.750037878">
                <text:p>359639.750037878</text:p>
              </table:table-cell>
              <table:table-cell office:value-type="float" office:value="179819.875018939">
                <text:p>179819.875018939</text:p>
              </table:table-cell>
              <table:table-cell office:value-type="float" office:value="1437383.09441292">
                <text:p>1437383.09441292</text:p>
              </table:table-cell>
              <table:table-cell office:value-type="float" office:value="2874766.18882584">
                <text:p>2874766.18882584</text:p>
              </table:table-cell>
              <table:table-cell office:value-type="float" office:value="285790.06907555">
                <text:p>285790.06907555</text:p>
              </table:table-cell>
              <table:table-cell office:value-type="float" office:value="142895.034537775">
                <text:p>142895.034537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5">
                <text:p>55.5</text:p>
              </table:table-cell>
              <table:table-cell office:value-type="float" office:value="1439716.48600905">
                <text:p>1439716.48600905</text:p>
              </table:table-cell>
              <table:table-cell office:value-type="float" office:value="2879432.9720181">
                <text:p>2879432.9720181</text:p>
              </table:table-cell>
              <table:table-cell office:value-type="float" office:value="352012.426238121">
                <text:p>352012.426238121</text:p>
              </table:table-cell>
              <table:table-cell office:value-type="float" office:value="176006.21311906">
                <text:p>176006.21311906</text:p>
              </table:table-cell>
              <table:table-cell office:value-type="float" office:value="1441313.36016278">
                <text:p>1441313.36016278</text:p>
              </table:table-cell>
              <table:table-cell office:value-type="float" office:value="2882626.72032556">
                <text:p>2882626.72032556</text:p>
              </table:table-cell>
              <table:table-cell office:value-type="float" office:value="277929.537575829">
                <text:p>277929.537575829</text:p>
              </table:table-cell>
              <table:table-cell office:value-type="float" office:value="138964.768787914">
                <text:p>138964.76878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">
                <text:p>56</text:p>
              </table:table-cell>
              <table:table-cell office:value-type="float" office:value="1443482.02969396">
                <text:p>1443482.02969396</text:p>
              </table:table-cell>
              <table:table-cell office:value-type="float" office:value="2886964.05938793">
                <text:p>2886964.05938793</text:p>
              </table:table-cell>
              <table:table-cell office:value-type="float" office:value="344481.338868298">
                <text:p>344481.338868298</text:p>
              </table:table-cell>
              <table:table-cell office:value-type="float" office:value="172240.669434149">
                <text:p>172240.669434149</text:p>
              </table:table-cell>
              <table:table-cell office:value-type="float" office:value="1445194.0364689">
                <text:p>1445194.0364689</text:p>
              </table:table-cell>
              <table:table-cell office:value-type="float" office:value="2890388.0729378">
                <text:p>2890388.0729378</text:p>
              </table:table-cell>
              <table:table-cell office:value-type="float" office:value="270168.184963588">
                <text:p>270168.184963588</text:p>
              </table:table-cell>
              <table:table-cell office:value-type="float" office:value="135084.092481794">
                <text:p>135084.09248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5">
                <text:p>56.5</text:p>
              </table:table-cell>
              <table:table-cell office:value-type="float" office:value="1447199.16840318">
                <text:p>1447199.16840318</text:p>
              </table:table-cell>
              <table:table-cell office:value-type="float" office:value="2894398.33680636">
                <text:p>2894398.33680636</text:p>
              </table:table-cell>
              <table:table-cell office:value-type="float" office:value="337047.061449869">
                <text:p>337047.061449869</text:p>
              </table:table-cell>
              <table:table-cell office:value-type="float" office:value="168523.530724935">
                <text:p>168523.530724935</text:p>
              </table:table-cell>
              <table:table-cell office:value-type="float" office:value="1449024.82780276">
                <text:p>1449024.82780276</text:p>
              </table:table-cell>
              <table:table-cell office:value-type="float" office:value="2898049.65560551">
                <text:p>2898049.65560551</text:p>
              </table:table-cell>
              <table:table-cell office:value-type="float" office:value="262506.602295878">
                <text:p>262506.602295878</text:p>
              </table:table-cell>
              <table:table-cell office:value-type="float" office:value="131253.301147939">
                <text:p>131253.301147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">
                <text:p>57</text:p>
              </table:table-cell>
              <table:table-cell office:value-type="float" office:value="1450867.61906219">
                <text:p>1450867.61906219</text:p>
              </table:table-cell>
              <table:table-cell office:value-type="float" office:value="2901735.23812438">
                <text:p>2901735.23812438</text:p>
              </table:table-cell>
              <table:table-cell office:value-type="float" office:value="329710.160131844">
                <text:p>329710.160131844</text:p>
              </table:table-cell>
              <table:table-cell office:value-type="float" office:value="164855.080065922">
                <text:p>164855.080065922</text:p>
              </table:table-cell>
              <table:table-cell office:value-type="float" office:value="1452805.44243475">
                <text:p>1452805.44243475</text:p>
              </table:table-cell>
              <table:table-cell office:value-type="float" office:value="2905610.88486951">
                <text:p>2905610.88486951</text:p>
              </table:table-cell>
              <table:table-cell office:value-type="float" office:value="254945.373031884">
                <text:p>254945.373031884</text:p>
              </table:table-cell>
              <table:table-cell office:value-type="float" office:value="127472.686515942">
                <text:p>127472.68651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5">
                <text:p>57.5</text:p>
              </table:table-cell>
              <table:table-cell office:value-type="float" office:value="1454487.10230428">
                <text:p>1454487.10230428</text:p>
              </table:table-cell>
              <table:table-cell office:value-type="float" office:value="2908974.20460856">
                <text:p>2908974.20460856</text:p>
              </table:table-cell>
              <table:table-cell office:value-type="float" office:value="322471.193647663">
                <text:p>322471.193647663</text:p>
              </table:table-cell>
              <table:table-cell office:value-type="float" office:value="161235.596823832">
                <text:p>161235.596823832</text:p>
              </table:table-cell>
              <table:table-cell office:value-type="float" office:value="1456535.59245645">
                <text:p>1456535.59245645</text:p>
              </table:table-cell>
              <table:table-cell office:value-type="float" office:value="2913071.1849129">
                <text:p>2913071.1849129</text:p>
              </table:table-cell>
              <table:table-cell office:value-type="float" office:value="247485.072988487">
                <text:p>247485.072988487</text:p>
              </table:table-cell>
              <table:table-cell office:value-type="float" office:value="123742.536494243">
                <text:p>123742.53649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1458057.34249179">
                <text:p>1458057.34249179</text:p>
              </table:table-cell>
              <table:table-cell office:value-type="float" office:value="2916114.68498357">
                <text:p>2916114.68498357</text:p>
              </table:table-cell>
              <table:table-cell office:value-type="float" office:value="315330.713272652">
                <text:p>315330.713272652</text:p>
              </table:table-cell>
              <table:table-cell office:value-type="float" office:value="157665.356636326">
                <text:p>157665.356636326</text:p>
              </table:table-cell>
              <table:table-cell office:value-type="float" office:value="1460214.99380249">
                <text:p>1460214.99380249</text:p>
              </table:table-cell>
              <table:table-cell office:value-type="float" office:value="2920429.98760497">
                <text:p>2920429.98760497</text:p>
              </table:table-cell>
              <table:table-cell office:value-type="float" office:value="240126.270296419">
                <text:p>240126.270296419</text:p>
              </table:table-cell>
              <table:table-cell office:value-type="float" office:value="120063.13514821">
                <text:p>120063.1351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5">
                <text:p>58.5</text:p>
              </table:table-cell>
              <table:table-cell office:value-type="float" office:value="1461578.06773709">
                <text:p>1461578.06773709</text:p>
              </table:table-cell>
              <table:table-cell office:value-type="float" office:value="2923156.13547419">
                <text:p>2923156.13547419</text:p>
              </table:table-cell>
              <table:table-cell office:value-type="float" office:value="308289.262782035">
                <text:p>308289.262782035</text:p>
              </table:table-cell>
              <table:table-cell office:value-type="float" office:value="154144.631391018">
                <text:p>154144.631391018</text:p>
              </table:table-cell>
              <table:table-cell office:value-type="float" office:value="1463843.3662722">
                <text:p>1463843.3662722</text:p>
              </table:table-cell>
              <table:table-cell office:value-type="float" office:value="2927686.73254439">
                <text:p>2927686.73254439</text:p>
              </table:table-cell>
              <table:table-cell office:value-type="float" office:value="232869.525356997">
                <text:p>232869.525356997</text:p>
              </table:table-cell>
              <table:table-cell office:value-type="float" office:value="116434.762678499">
                <text:p>116434.76267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1465049.00992335">
                <text:p>1465049.00992335</text:p>
              </table:table-cell>
              <table:table-cell office:value-type="float" office:value="2930098.01984669">
                <text:p>2930098.01984669</text:p>
              </table:table-cell>
              <table:table-cell office:value-type="float" office:value="301347.378409531">
                <text:p>301347.378409531</text:p>
              </table:table-cell>
              <table:table-cell office:value-type="float" office:value="150673.689204766">
                <text:p>150673.689204766</text:p>
              </table:table-cell>
              <table:table-cell office:value-type="float" office:value="1467420.43355097">
                <text:p>1467420.43355097</text:p>
              </table:table-cell>
              <table:table-cell office:value-type="float" office:value="2934840.86710195">
                <text:p>2934840.86710195</text:p>
              </table:table-cell>
              <table:table-cell office:value-type="float" office:value="225715.390799443">
                <text:p>225715.390799443</text:p>
              </table:table-cell>
              <table:table-cell office:value-type="float" office:value="112857.695399722">
                <text:p>112857.69539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5">
                <text:p>59.5</text:p>
              </table:table-cell>
              <table:table-cell office:value-type="float" office:value="1468469.90472486">
                <text:p>1468469.90472486</text:p>
              </table:table-cell>
              <table:table-cell office:value-type="float" office:value="2936939.80944971">
                <text:p>2936939.80944971</text:p>
              </table:table-cell>
              <table:table-cell office:value-type="float" office:value="294505.588806511">
                <text:p>294505.588806511</text:p>
              </table:table-cell>
              <table:table-cell office:value-type="float" office:value="147252.794403255">
                <text:p>147252.794403255</text:p>
              </table:table-cell>
              <table:table-cell office:value-type="float" office:value="1470945.92323129">
                <text:p>1470945.92323129</text:p>
              </table:table-cell>
              <table:table-cell office:value-type="float" office:value="2941891.84646259">
                <text:p>2941891.84646259</text:p>
              </table:table-cell>
              <table:table-cell office:value-type="float" office:value="218664.411438803">
                <text:p>218664.411438803</text:p>
              </table:table-cell>
              <table:table-cell office:value-type="float" office:value="109332.205719401">
                <text:p>109332.20571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1471840.49162724">
                <text:p>1471840.49162724</text:p>
              </table:table-cell>
              <table:table-cell office:value-type="float" office:value="2943680.98325448">
                <text:p>2943680.98325448</text:p>
              </table:table-cell>
              <table:table-cell office:value-type="float" office:value="287764.415001741">
                <text:p>287764.415001741</text:p>
              </table:table-cell>
              <table:table-cell office:value-type="float" office:value="143882.207500871">
                <text:p>143882.207500871</text:p>
              </table:table-cell>
              <table:table-cell office:value-type="float" office:value="1474419.56683347">
                <text:p>1474419.56683347</text:p>
              </table:table-cell>
              <table:table-cell office:value-type="float" office:value="2948839.13366694">
                <text:p>2948839.13366694</text:p>
              </table:table-cell>
              <table:table-cell office:value-type="float" office:value="211717.124234452">
                <text:p>211717.124234452</text:p>
              </table:table-cell>
              <table:table-cell office:value-type="float" office:value="105858.562117226">
                <text:p>105858.56211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5">
                <text:p>60.5</text:p>
              </table:table-cell>
              <table:table-cell office:value-type="float" office:value="1475160.51394726">
                <text:p>1475160.51394726</text:p>
              </table:table-cell>
              <table:table-cell office:value-type="float" office:value="2950321.02789452">
                <text:p>2950321.02789452</text:p>
              </table:table-cell>
              <table:table-cell office:value-type="float" office:value="281124.370361708">
                <text:p>281124.370361708</text:p>
              </table:table-cell>
              <table:table-cell office:value-type="float" office:value="140562.185180854">
                <text:p>140562.185180854</text:p>
              </table:table-cell>
              <table:table-cell office:value-type="float" office:value="1477841.09982609">
                <text:p>1477841.09982609</text:p>
              </table:table-cell>
              <table:table-cell office:value-type="float" office:value="2955682.19965218">
                <text:p>2955682.19965218</text:p>
              </table:table-cell>
              <table:table-cell office:value-type="float" office:value="204874.05824921">
                <text:p>204874.05824921</text:p>
              </table:table-cell>
              <table:table-cell office:value-type="float" office:value="102437.029124605">
                <text:p>102437.02912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1478429.71885235">
                <text:p>1478429.71885235</text:p>
              </table:table-cell>
              <table:table-cell office:value-type="float" office:value="2956859.43770471">
                <text:p>2956859.43770471</text:p>
              </table:table-cell>
              <table:table-cell office:value-type="float" office:value="274585.960551517">
                <text:p>274585.960551517</text:p>
              </table:table-cell>
              <table:table-cell office:value-type="float" office:value="137292.980275758">
                <text:p>137292.980275758</text:p>
              </table:table-cell>
              <table:table-cell office:value-type="float" office:value="1481210.26164617">
                <text:p>1481210.26164617</text:p>
              </table:table-cell>
              <table:table-cell office:value-type="float" office:value="2962420.52329234">
                <text:p>2962420.52329234</text:p>
              </table:table-cell>
              <table:table-cell office:value-type="float" office:value="198135.734609046">
                <text:p>198135.734609046</text:p>
              </table:table-cell>
              <table:table-cell office:value-type="float" office:value="99067.8673045229">
                <text:p>99067.8673045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5">
                <text:p>61.5</text:p>
              </table:table-cell>
              <table:table-cell office:value-type="float" office:value="1481647.85737992">
                <text:p>1481647.85737992</text:p>
              </table:table-cell>
              <table:table-cell office:value-type="float" office:value="2963295.71475983">
                <text:p>2963295.71475983</text:p>
              </table:table-cell>
              <table:table-cell office:value-type="float" office:value="268149.683496391">
                <text:p>268149.683496391</text:p>
              </table:table-cell>
              <table:table-cell office:value-type="float" office:value="134074.841748195">
                <text:p>134074.841748195</text:p>
              </table:table-cell>
              <table:table-cell office:value-type="float" office:value="1484526.795719">
                <text:p>1484526.795719</text:p>
              </table:table-cell>
              <table:table-cell office:value-type="float" office:value="2969053.591438">
                <text:p>2969053.591438</text:p>
              </table:table-cell>
              <table:table-cell office:value-type="float" office:value="191502.666463392">
                <text:p>191502.666463392</text:p>
              </table:table-cell>
              <table:table-cell office:value-type="float" office:value="95751.3332316961">
                <text:p>95751.333231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">
                <text:p>62</text:p>
              </table:table-cell>
              <table:table-cell office:value-type="float" office:value="1484814.68445624">
                <text:p>1484814.68445624</text:p>
              </table:table-cell>
              <table:table-cell office:value-type="float" office:value="2969629.36891248">
                <text:p>2969629.36891248</text:p>
              </table:table-cell>
              <table:table-cell office:value-type="float" office:value="261816.029343746">
                <text:p>261816.029343746</text:p>
              </table:table-cell>
              <table:table-cell office:value-type="float" office:value="130908.014671873">
                <text:p>130908.014671873</text:p>
              </table:table-cell>
              <table:table-cell office:value-type="float" office:value="1487790.44947766">
                <text:p>1487790.44947766</text:p>
              </table:table-cell>
              <table:table-cell office:value-type="float" office:value="2975580.89895532">
                <text:p>2975580.89895532</text:p>
              </table:table-cell>
              <table:table-cell office:value-type="float" office:value="184975.35894607">
                <text:p>184975.35894607</text:p>
              </table:table-cell>
              <table:table-cell office:value-type="float" office:value="92487.679473035">
                <text:p>92487.67947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.5">
                <text:p>62.5</text:p>
              </table:table-cell>
              <table:table-cell office:value-type="float" office:value="1487929.95891518">
                <text:p>1487929.95891518</text:p>
              </table:table-cell>
              <table:table-cell office:value-type="float" office:value="2975859.91783036">
                <text:p>2975859.91783036</text:p>
              </table:table-cell>
              <table:table-cell office:value-type="float" office:value="255585.480425869">
                <text:p>255585.480425869</text:p>
              </table:table-cell>
              <table:table-cell office:value-type="float" office:value="127792.740212934">
                <text:p>127792.740212934</text:p>
              </table:table-cell>
              <table:table-cell office:value-type="float" office:value="1491000.97438229">
                <text:p>1491000.97438229</text:p>
              </table:table-cell>
              <table:table-cell office:value-type="float" office:value="2982001.94876457">
                <text:p>2982001.94876457</text:p>
              </table:table-cell>
              <table:table-cell office:value-type="float" office:value="178554.309136818">
                <text:p>178554.309136818</text:p>
              </table:table-cell>
              <table:table-cell office:value-type="float" office:value="89277.154568409">
                <text:p>89277.154568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1490993.44351652">
                <text:p>1490993.44351652</text:p>
              </table:table-cell>
              <table:table-cell office:value-type="float" office:value="2981986.88703305">
                <text:p>2981986.88703305</text:p>
              </table:table-cell>
              <table:table-cell office:value-type="float" office:value="249458.51122318">
                <text:p>249458.51122318</text:p>
              </table:table-cell>
              <table:table-cell office:value-type="float" office:value="124729.25561159">
                <text:p>124729.25561159</text:p>
              </table:table-cell>
              <table:table-cell office:value-type="float" office:value="1494158.12593898">
                <text:p>1494158.12593898</text:p>
              </table:table-cell>
              <table:table-cell office:value-type="float" office:value="2988316.25187795">
                <text:p>2988316.25187795</text:p>
              </table:table-cell>
              <table:table-cell office:value-type="float" office:value="172240.006023439">
                <text:p>172240.006023439</text:p>
              </table:table-cell>
              <table:table-cell office:value-type="float" office:value="86120.0030117195">
                <text:p>86120.0030117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.5">
                <text:p>63.5</text:p>
              </table:table-cell>
              <table:table-cell office:value-type="float" office:value="1494004.90496406">
                <text:p>1494004.90496406</text:p>
              </table:table-cell>
              <table:table-cell office:value-type="float" office:value="2988009.80992812">
                <text:p>2988009.80992812</text:p>
              </table:table-cell>
              <table:table-cell office:value-type="float" office:value="243435.588328108">
                <text:p>243435.588328108</text:p>
              </table:table-cell>
              <table:table-cell office:value-type="float" office:value="121717.794164054">
                <text:p>121717.794164054</text:p>
              </table:table-cell>
              <table:table-cell office:value-type="float" office:value="1497261.66371841">
                <text:p>1497261.66371841</text:p>
              </table:table-cell>
              <table:table-cell office:value-type="float" office:value="2994523.32743683">
                <text:p>2994523.32743683</text:p>
              </table:table-cell>
              <table:table-cell office:value-type="float" office:value="166032.930464562">
                <text:p>166032.930464562</text:p>
              </table:table-cell>
              <table:table-cell office:value-type="float" office:value="83016.465232281">
                <text:p>83016.46523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1496964.11392334">
                <text:p>1496964.11392334</text:p>
              </table:table-cell>
              <table:table-cell office:value-type="float" office:value="2993928.22784668">
                <text:p>2993928.22784668</text:p>
              </table:table-cell>
              <table:table-cell office:value-type="float" office:value="237517.170409549">
                <text:p>237517.170409549</text:p>
              </table:table-cell>
              <table:table-cell office:value-type="float" office:value="118758.585204774">
                <text:p>118758.585204774</text:p>
              </table:table-cell>
              <table:table-cell office:value-type="float" office:value="1500311.35137418">
                <text:p>1500311.35137418</text:p>
              </table:table-cell>
              <table:table-cell office:value-type="float" office:value="3000622.70274837">
                <text:p>3000622.70274837</text:p>
              </table:table-cell>
              <table:table-cell office:value-type="float" office:value="159933.555153023">
                <text:p>159933.555153023</text:p>
              </table:table-cell>
              <table:table-cell office:value-type="float" office:value="79966.7775765115">
                <text:p>79966.7775765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.5">
                <text:p>64.5</text:p>
              </table:table-cell>
              <table:table-cell office:value-type="float" office:value="1499870.84503914">
                <text:p>1499870.84503914</text:p>
              </table:table-cell>
              <table:table-cell office:value-type="float" office:value="2999741.69007828">
                <text:p>2999741.69007828</text:p>
              </table:table-cell>
              <table:table-cell office:value-type="float" office:value="231703.708177941">
                <text:p>231703.708177941</text:p>
              </table:table-cell>
              <table:table-cell office:value-type="float" office:value="115851.85408897">
                <text:p>115851.85408897</text:p>
              </table:table-cell>
              <table:table-cell office:value-type="float" office:value="1503306.95666076">
                <text:p>1503306.95666076</text:p>
              </table:table-cell>
              <table:table-cell office:value-type="float" office:value="3006613.91332152">
                <text:p>3006613.91332152</text:p>
              </table:table-cell>
              <table:table-cell office:value-type="float" office:value="153942.344579866">
                <text:p>153942.344579866</text:p>
              </table:table-cell>
              <table:table-cell office:value-type="float" office:value="76971.1722899332">
                <text:p>76971.1722899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1502724.87695264">
                <text:p>1502724.87695264</text:p>
              </table:table-cell>
              <table:table-cell office:value-type="float" office:value="3005449.75390528">
                <text:p>3005449.75390528</text:p>
              </table:table-cell>
              <table:table-cell office:value-type="float" office:value="225995.644350941">
                <text:p>225995.644350941</text:p>
              </table:table-cell>
              <table:table-cell office:value-type="float" office:value="112997.822175471">
                <text:p>112997.822175471</text:p>
              </table:table-cell>
              <table:table-cell office:value-type="float" office:value="1506248.25145121">
                <text:p>1506248.25145121</text:p>
              </table:table-cell>
              <table:table-cell office:value-type="float" office:value="3012496.50290242">
                <text:p>3012496.50290242</text:p>
              </table:table-cell>
              <table:table-cell office:value-type="float" office:value="148059.754998973">
                <text:p>148059.754998973</text:p>
              </table:table-cell>
              <table:table-cell office:value-type="float" office:value="74029.8774994865">
                <text:p>74029.877499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.5">
                <text:p>65.5</text:p>
              </table:table-cell>
              <table:table-cell office:value-type="float" office:value="1505525.99231826">
                <text:p>1505525.99231826</text:p>
              </table:table-cell>
              <table:table-cell office:value-type="float" office:value="3011051.98463652">
                <text:p>3011051.98463652</text:p>
              </table:table-cell>
              <table:table-cell office:value-type="float" office:value="220393.41361971">
                <text:p>220393.41361971</text:p>
              </table:table-cell>
              <table:table-cell office:value-type="float" office:value="110196.706809855">
                <text:p>110196.706809855</text:p>
              </table:table-cell>
              <table:table-cell office:value-type="float" office:value="1509135.01175454">
                <text:p>1509135.01175454</text:p>
              </table:table-cell>
              <table:table-cell office:value-type="float" office:value="3018270.02350908">
                <text:p>3018270.02350908</text:p>
              </table:table-cell>
              <table:table-cell office:value-type="float" office:value="142286.234392315">
                <text:p>142286.234392315</text:p>
              </table:table-cell>
              <table:table-cell office:value-type="float" office:value="71143.1171961574">
                <text:p>71143.117196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">
                <text:p>66</text:p>
              </table:table-cell>
              <table:table-cell office:value-type="float" office:value="1508273.97782021">
                <text:p>1508273.97782021</text:p>
              </table:table-cell>
              <table:table-cell office:value-type="float" office:value="3016547.95564042">
                <text:p>3016547.95564042</text:p>
              </table:table-cell>
              <table:table-cell office:value-type="float" office:value="214897.442615808">
                <text:p>214897.442615808</text:p>
              </table:table-cell>
              <table:table-cell office:value-type="float" office:value="107448.721307904">
                <text:p>107448.721307904</text:p>
              </table:table-cell>
              <table:table-cell office:value-type="float" office:value="1511967.01773278">
                <text:p>1511967.01773278</text:p>
              </table:table-cell>
              <table:table-cell office:value-type="float" office:value="3023934.03546555">
                <text:p>3023934.03546555</text:p>
              </table:table-cell>
              <table:table-cell office:value-type="float" office:value="136622.222435839">
                <text:p>136622.222435839</text:p>
              </table:table-cell>
              <table:table-cell office:value-type="float" office:value="68311.1112179197">
                <text:p>68311.111217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5">
                <text:p>66.5</text:p>
              </table:table-cell>
              <table:table-cell office:value-type="float" office:value="1510968.62418876">
                <text:p>1510968.62418876</text:p>
              </table:table-cell>
              <table:table-cell office:value-type="float" office:value="3021937.24837752">
                <text:p>3021937.24837752</text:p>
              </table:table-cell>
              <table:table-cell office:value-type="float" office:value="209508.149878703">
                <text:p>209508.149878703</text:p>
              </table:table-cell>
              <table:table-cell office:value-type="float" office:value="104754.074939352">
                <text:p>104754.074939352</text:p>
              </table:table-cell>
              <table:table-cell office:value-type="float" office:value="1514744.0537177">
                <text:p>1514744.0537177</text:p>
              </table:table-cell>
              <table:table-cell office:value-type="float" office:value="3029488.1074354">
                <text:p>3029488.1074354</text:p>
              </table:table-cell>
              <table:table-cell office:value-type="float" office:value="131068.150465986">
                <text:p>131068.150465986</text:p>
              </table:table-cell>
              <table:table-cell office:value-type="float" office:value="65534.075232993">
                <text:p>65534.07523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">
                <text:p>67</text:p>
              </table:table-cell>
              <table:table-cell office:value-type="float" office:value="1513609.72621616">
                <text:p>1513609.72621616</text:p>
              </table:table-cell>
              <table:table-cell office:value-type="float" office:value="3027219.45243232">
                <text:p>3027219.45243232</text:p>
              </table:table-cell>
              <table:table-cell office:value-type="float" office:value="204225.945823906">
                <text:p>204225.945823906</text:p>
              </table:table-cell>
              <table:table-cell office:value-type="float" office:value="102112.972911953">
                <text:p>102112.972911953</text:p>
              </table:table-cell>
              <table:table-cell office:value-type="float" office:value="1517465.90822728">
                <text:p>1517465.90822728</text:p>
              </table:table-cell>
              <table:table-cell office:value-type="float" office:value="3034931.81645455">
                <text:p>3034931.81645455</text:p>
              </table:table-cell>
              <table:table-cell office:value-type="float" office:value="125624.441446839">
                <text:p>125624.441446839</text:p>
              </table:table-cell>
              <table:table-cell office:value-type="float" office:value="62812.2207234194">
                <text:p>62812.220723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.5">
                <text:p>67.5</text:p>
              </table:table-cell>
              <table:table-cell office:value-type="float" office:value="1516197.08277226">
                <text:p>1516197.08277226</text:p>
              </table:table-cell>
              <table:table-cell office:value-type="float" office:value="3032394.16554452">
                <text:p>3032394.16554452</text:p>
              </table:table-cell>
              <table:table-cell office:value-type="float" office:value="199051.232711705">
                <text:p>199051.232711705</text:p>
              </table:table-cell>
              <table:table-cell office:value-type="float" office:value="99525.6163558524">
                <text:p>99525.6163558524</text:p>
              </table:table-cell>
              <table:table-cell office:value-type="float" office:value="1520132.37398174">
                <text:p>1520132.37398174</text:p>
              </table:table-cell>
              <table:table-cell office:value-type="float" office:value="3040264.74796347">
                <text:p>3040264.74796347</text:p>
              </table:table-cell>
              <table:table-cell office:value-type="float" office:value="120291.509937916">
                <text:p>120291.509937916</text:p>
              </table:table-cell>
              <table:table-cell office:value-type="float" office:value="60145.754968958">
                <text:p>60145.75496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">
                <text:p>68</text:p>
              </table:table-cell>
              <table:table-cell office:value-type="float" office:value="1518730.49681984">
                <text:p>1518730.49681984</text:p>
              </table:table-cell>
              <table:table-cell office:value-type="float" office:value="3037460.99363969">
                <text:p>3037460.99363969</text:p>
              </table:table-cell>
              <table:table-cell office:value-type="float" office:value="193984.404616538">
                <text:p>193984.404616538</text:p>
              </table:table-cell>
              <table:table-cell office:value-type="float" office:value="96992.2023082688">
                <text:p>96992.2023082688</text:p>
              </table:table-cell>
              <table:table-cell office:value-type="float" office:value="1522743.2479194">
                <text:p>1522743.2479194</text:p>
              </table:table-cell>
              <table:table-cell office:value-type="float" office:value="3045486.49583879">
                <text:p>3045486.49583879</text:p>
              </table:table-cell>
              <table:table-cell office:value-type="float" office:value="115069.762062599">
                <text:p>115069.762062599</text:p>
              </table:table-cell>
              <table:table-cell office:value-type="float" office:value="57534.8810312995">
                <text:p>57534.881031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5">
                <text:p>68.5</text:p>
              </table:table-cell>
              <table:table-cell office:value-type="float" office:value="1521209.77542962">
                <text:p>1521209.77542962</text:p>
              </table:table-cell>
              <table:table-cell office:value-type="float" office:value="3042419.55085924">
                <text:p>3042419.55085924</text:p>
              </table:table-cell>
              <table:table-cell office:value-type="float" office:value="189025.847396981">
                <text:p>189025.847396981</text:p>
              </table:table-cell>
              <table:table-cell office:value-type="float" office:value="94512.9236984904">
                <text:p>94512.9236984904</text:p>
              </table:table-cell>
              <table:table-cell office:value-type="float" office:value="1525298.33121209">
                <text:p>1525298.33121209</text:p>
              </table:table-cell>
              <table:table-cell office:value-type="float" office:value="3050596.66242419">
                <text:p>3050596.66242419</text:p>
              </table:table-cell>
              <table:table-cell office:value-type="float" office:value="109959.595477205">
                <text:p>109959.595477205</text:p>
              </table:table-cell>
              <table:table-cell office:value-type="float" office:value="54979.7977386026">
                <text:p>54979.7977386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1523634.72979493">
                <text:p>1523634.72979493</text:p>
              </table:table-cell>
              <table:table-cell office:value-type="float" office:value="3047269.45958986">
                <text:p>3047269.45958986</text:p>
              </table:table-cell>
              <table:table-cell office:value-type="float" office:value="184175.938666365">
                <text:p>184175.938666365</text:p>
              </table:table-cell>
              <table:table-cell office:value-type="float" office:value="92087.9693331826">
                <text:p>92087.9693331826</text:p>
              </table:table-cell>
              <table:table-cell office:value-type="float" office:value="1527797.42928034">
                <text:p>1527797.42928034</text:p>
              </table:table-cell>
              <table:table-cell office:value-type="float" office:value="3055594.85856068">
                <text:p>3055594.85856068</text:p>
              </table:table-cell>
              <table:table-cell office:value-type="float" office:value="104961.399340705">
                <text:p>104961.399340705</text:p>
              </table:table-cell>
              <table:table-cell office:value-type="float" office:value="52480.6996703526">
                <text:p>52480.699670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5">
                <text:p>69.5</text:p>
              </table:table-cell>
              <table:table-cell office:value-type="float" office:value="1526005.1752461">
                <text:p>1526005.1752461</text:p>
              </table:table-cell>
              <table:table-cell office:value-type="float" office:value="3052010.35049221">
                <text:p>3052010.35049221</text:p>
              </table:table-cell>
              <table:table-cell office:value-type="float" office:value="179435.047764017">
                <text:p>179435.047764017</text:p>
              </table:table-cell>
              <table:table-cell office:value-type="float" office:value="89717.5238820086">
                <text:p>89717.5238820086</text:p>
              </table:table-cell>
              <table:table-cell office:value-type="float" office:value="1530240.35180815">
                <text:p>1530240.35180815</text:p>
              </table:table-cell>
              <table:table-cell office:value-type="float" office:value="3060480.7036163">
                <text:p>3060480.7036163</text:p>
              </table:table-cell>
              <table:table-cell office:value-type="float" office:value="100075.554285086">
                <text:p>100075.554285086</text:p>
              </table:table-cell>
              <table:table-cell office:value-type="float" office:value="50037.777142543">
                <text:p>50037.77714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1528320.93126455">
                <text:p>1528320.93126455</text:p>
              </table:table-cell>
              <table:table-cell office:value-type="float" office:value="3056641.86252909">
                <text:p>3056641.86252909</text:p>
              </table:table-cell>
              <table:table-cell office:value-type="float" office:value="174803.535727134">
                <text:p>174803.535727134</text:p>
              </table:table-cell>
              <table:table-cell office:value-type="float" office:value="87401.7678635671">
                <text:p>87401.7678635671</text:p>
              </table:table-cell>
              <table:table-cell office:value-type="float" office:value="1532626.91275751">
                <text:p>1532626.91275751</text:p>
              </table:table-cell>
              <table:table-cell office:value-type="float" office:value="3065253.82551503">
                <text:p>3065253.82551503</text:p>
              </table:table-cell>
              <table:table-cell office:value-type="float" office:value="95302.4323863649">
                <text:p>95302.4323863649</text:p>
              </table:table-cell>
              <table:table-cell office:value-type="float" office:value="47651.2161931824">
                <text:p>47651.216193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5">
                <text:p>70.5</text:p>
              </table:table-cell>
              <table:table-cell office:value-type="float" office:value="1530581.82149647">
                <text:p>1530581.82149647</text:p>
              </table:table-cell>
              <table:table-cell office:value-type="float" office:value="3061163.64299294">
                <text:p>3061163.64299294</text:p>
              </table:table-cell>
              <table:table-cell office:value-type="float" office:value="170281.75526329">
                <text:p>170281.75526329</text:p>
              </table:table-cell>
              <table:table-cell office:value-type="float" office:value="85140.8776316448">
                <text:p>85140.8776316448</text:p>
              </table:table-cell>
              <table:table-cell office:value-type="float" office:value="1534956.93038257">
                <text:p>1534956.93038257</text:p>
              </table:table-cell>
              <table:table-cell office:value-type="float" office:value="3069913.86076514">
                <text:p>3069913.86076514</text:p>
              </table:table-cell>
              <table:table-cell office:value-type="float" office:value="90642.3971362541">
                <text:p>90642.3971362541</text:p>
              </table:table-cell>
              <table:table-cell office:value-type="float" office:value="45321.198568127">
                <text:p>45321.198568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1532787.67376633">
                <text:p>1532787.67376633</text:p>
              </table:table-cell>
              <table:table-cell office:value-type="float" office:value="3065575.34753265">
                <text:p>3065575.34753265</text:p>
              </table:table-cell>
              <table:table-cell office:value-type="float" office:value="165870.050723573">
                <text:p>165870.050723573</text:p>
              </table:table-cell>
              <table:table-cell office:value-type="float" office:value="82935.0253617864">
                <text:p>82935.0253617864</text:p>
              </table:table-cell>
              <table:table-cell office:value-type="float" office:value="1537230.22724346">
                <text:p>1537230.22724346</text:p>
              </table:table-cell>
              <table:table-cell office:value-type="float" office:value="3074460.45448691">
                <text:p>3074460.45448691</text:p>
              </table:table-cell>
              <table:table-cell office:value-type="float" office:value="86095.8034144805">
                <text:p>86095.8034144805</text:p>
              </table:table-cell>
              <table:table-cell office:value-type="float" office:value="43047.9017072403">
                <text:p>43047.901707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5">
                <text:p>71.5</text:p>
              </table:table-cell>
              <table:table-cell office:value-type="float" office:value="1534938.32008993">
                <text:p>1534938.32008993</text:p>
              </table:table-cell>
              <table:table-cell office:value-type="float" office:value="3069876.64017986">
                <text:p>3069876.64017986</text:p>
              </table:table-cell>
              <table:table-cell office:value-type="float" office:value="161568.758076364">
                <text:p>161568.758076364</text:p>
              </table:table-cell>
              <table:table-cell office:value-type="float" office:value="80784.3790381822">
                <text:p>80784.3790381822</text:p>
              </table:table-cell>
              <table:table-cell office:value-type="float" office:value="1539446.63021982">
                <text:p>1539446.63021982</text:p>
              </table:table-cell>
              <table:table-cell office:value-type="float" office:value="3078893.26043963">
                <text:p>3078893.26043963</text:p>
              </table:table-cell>
              <table:table-cell office:value-type="float" office:value="81662.9974617583">
                <text:p>81662.9974617583</text:p>
              </table:table-cell>
              <table:table-cell office:value-type="float" office:value="40831.4987308792">
                <text:p>40831.4987308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">
                <text:p>72</text:p>
              </table:table-cell>
              <table:table-cell office:value-type="float" office:value="1537033.59668724">
                <text:p>1537033.59668724</text:p>
              </table:table-cell>
              <table:table-cell office:value-type="float" office:value="3074067.19337447">
                <text:p>3074067.19337447</text:p>
              </table:table-cell>
              <table:table-cell office:value-type="float" office:value="157378.204881753">
                <text:p>157378.204881753</text:p>
              </table:table-cell>
              <table:table-cell office:value-type="float" office:value="78689.1024408766">
                <text:p>78689.1024408766</text:p>
              </table:table-cell>
              <table:table-cell office:value-type="float" office:value="1541605.97052398">
                <text:p>1541605.97052398</text:p>
              </table:table-cell>
              <table:table-cell office:value-type="float" office:value="3083211.94104797">
                <text:p>3083211.94104797</text:p>
              </table:table-cell>
              <table:table-cell office:value-type="float" office:value="77344.3168534236">
                <text:p>77344.3168534236</text:p>
              </table:table-cell>
              <table:table-cell office:value-type="float" office:value="38672.1584267118">
                <text:p>38672.158426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5">
                <text:p>72.5</text:p>
              </table:table-cell>
              <table:table-cell office:value-type="float" office:value="1539073.34399482">
                <text:p>1539073.34399482</text:p>
              </table:table-cell>
              <table:table-cell office:value-type="float" office:value="3078146.68798964">
                <text:p>3078146.68798964</text:p>
              </table:table-cell>
              <table:table-cell office:value-type="float" office:value="153298.710266589">
                <text:p>153298.710266589</text:p>
              </table:table-cell>
              <table:table-cell office:value-type="float" office:value="76649.3551332944">
                <text:p>76649.3551332944</text:p>
              </table:table-cell>
              <table:table-cell office:value-type="float" office:value="1543708.08371383">
                <text:p>1543708.08371383</text:p>
              </table:table-cell>
              <table:table-cell office:value-type="float" office:value="3087416.16742767">
                <text:p>3087416.16742767</text:p>
              </table:table-cell>
              <table:table-cell office:value-type="float" office:value="73140.0904737248">
                <text:p>73140.0904737248</text:p>
              </table:table-cell>
              <table:table-cell office:value-type="float" office:value="36570.0452368624">
                <text:p>36570.045236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  <table:table-cell office:value-type="float" office:value="1541057.40667802">
                <text:p>1541057.40667802</text:p>
              </table:table-cell>
              <table:table-cell office:value-type="float" office:value="3082114.81335604">
                <text:p>3082114.81335604</text:p>
              </table:table-cell>
              <table:table-cell office:value-type="float" office:value="149330.584900181">
                <text:p>149330.584900181</text:p>
              </table:table-cell>
              <table:table-cell office:value-type="float" office:value="74665.2924500906">
                <text:p>74665.2924500906</text:p>
              </table:table-cell>
              <table:table-cell office:value-type="float" office:value="1545752.80970531">
                <text:p>1545752.80970531</text:p>
              </table:table-cell>
              <table:table-cell office:value-type="float" office:value="3091505.61941061">
                <text:p>3091505.61941061</text:p>
              </table:table-cell>
              <table:table-cell office:value-type="float" office:value="69050.6384907784">
                <text:p>69050.6384907784</text:p>
              </table:table-cell>
              <table:table-cell office:value-type="float" office:value="34525.3192453892">
                <text:p>34525.319245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.5">
                <text:p>73.5</text:p>
              </table:table-cell>
              <table:table-cell office:value-type="float" office:value="1542985.63364279">
                <text:p>1542985.63364279</text:p>
              </table:table-cell>
              <table:table-cell office:value-type="float" office:value="3085971.26728559">
                <text:p>3085971.26728559</text:p>
              </table:table-cell>
              <table:table-cell office:value-type="float" office:value="145474.13097064">
                <text:p>145474.13097064</text:p>
              </table:table-cell>
              <table:table-cell office:value-type="float" office:value="72737.06548532">
                <text:p>72737.06548532</text:p>
              </table:table-cell>
              <table:table-cell office:value-type="float" office:value="1547739.9927846">
                <text:p>1547739.9927846</text:p>
              </table:table-cell>
              <table:table-cell office:value-type="float" office:value="3095479.9855692">
                <text:p>3095479.9855692</text:p>
              </table:table-cell>
              <table:table-cell office:value-type="float" office:value="65076.2723321854">
                <text:p>65076.2723321854</text:p>
              </table:table-cell>
              <table:table-cell office:value-type="float" office:value="32538.1361660927">
                <text:p>32538.136166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">
                <text:p>74</text:p>
              </table:table-cell>
              <table:table-cell office:value-type="float" office:value="1544857.87804718">
                <text:p>1544857.87804718</text:p>
              </table:table-cell>
              <table:table-cell office:value-type="float" office:value="3089715.75609436">
                <text:p>3089715.75609436</text:p>
              </table:table-cell>
              <table:table-cell office:value-type="float" office:value="141729.642161863">
                <text:p>141729.642161863</text:p>
              </table:table-cell>
              <table:table-cell office:value-type="float" office:value="70864.8210809314">
                <text:p>70864.8210809314</text:p>
              </table:table-cell>
              <table:table-cell office:value-type="float" office:value="1549669.48162004">
                <text:p>1549669.48162004</text:p>
              </table:table-cell>
              <table:table-cell office:value-type="float" office:value="3099338.96324007">
                <text:p>3099338.96324007</text:p>
              </table:table-cell>
              <table:table-cell office:value-type="float" office:value="61217.2946613165">
                <text:p>61217.2946613165</text:p>
              </table:table-cell>
              <table:table-cell office:value-type="float" office:value="30608.6473306583">
                <text:p>30608.647330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.5">
                <text:p>74.5</text:p>
              </table:table-cell>
              <table:table-cell office:value-type="float" office:value="1546673.99731253">
                <text:p>1546673.99731253</text:p>
              </table:table-cell>
              <table:table-cell office:value-type="float" office:value="3093347.99462506">
                <text:p>3093347.99462506</text:p>
              </table:table-cell>
              <table:table-cell office:value-type="float" office:value="138097.40363117">
                <text:p>138097.40363117</text:p>
              </table:table-cell>
              <table:table-cell office:value-type="float" office:value="69048.7018155848">
                <text:p>69048.7018155848</text:p>
              </table:table-cell>
              <table:table-cell office:value-type="float" office:value="1551541.12927356">
                <text:p>1551541.12927356</text:p>
              </table:table-cell>
              <table:table-cell office:value-type="float" office:value="3103082.25854713">
                <text:p>3103082.25854713</text:p>
              </table:table-cell>
              <table:table-cell office:value-type="float" office:value="57473.9993542621">
                <text:p>57473.9993542621</text:p>
              </table:table-cell>
              <table:table-cell office:value-type="float" office:value="28736.999677131">
                <text:p>28736.99967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548433.85313432">
                <text:p>1548433.85313432</text:p>
              </table:table-cell>
              <table:table-cell office:value-type="float" office:value="3096867.70626864">
                <text:p>3096867.70626864</text:p>
              </table:table-cell>
              <table:table-cell office:value-type="float" office:value="134577.691987587">
                <text:p>134577.691987587</text:p>
              </table:table-cell>
              <table:table-cell office:value-type="float" office:value="67288.8459937937">
                <text:p>67288.8459937937</text:p>
              </table:table-cell>
              <table:table-cell office:value-type="float" office:value="1553354.79321197">
                <text:p>1553354.79321197</text:p>
              </table:table-cell>
              <table:table-cell office:value-type="float" office:value="3106709.58642394">
                <text:p>3106709.58642394</text:p>
              </table:table-cell>
              <table:table-cell office:value-type="float" office:value="53846.6714774521">
                <text:p>53846.6714774521</text:p>
              </table:table-cell>
              <table:table-cell office:value-type="float" office:value="26923.335738726">
                <text:p>26923.335738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.5">
                <text:p>75.5</text:p>
              </table:table-cell>
              <table:table-cell office:value-type="float" office:value="1550137.31149272">
                <text:p>1550137.31149272</text:p>
              </table:table-cell>
              <table:table-cell office:value-type="float" office:value="3100274.62298544">
                <text:p>3100274.62298544</text:p>
              </table:table-cell>
              <table:table-cell office:value-type="float" office:value="131170.775270785">
                <text:p>131170.775270785</text:p>
              </table:table-cell>
              <table:table-cell office:value-type="float" office:value="65585.3876353926">
                <text:p>65585.3876353926</text:p>
              </table:table-cell>
              <table:table-cell office:value-type="float" office:value="1555110.33531772">
                <text:p>1555110.33531772</text:p>
              </table:table-cell>
              <table:table-cell office:value-type="float" office:value="3110220.67063544">
                <text:p>3110220.67063544</text:p>
              </table:table-cell>
              <table:table-cell office:value-type="float" office:value="50335.5872659486">
                <text:p>50335.5872659486</text:p>
              </table:table-cell>
              <table:table-cell office:value-type="float" office:value="25167.7936329743">
                <text:p>25167.793632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">
                <text:p>76</text:p>
              </table:table-cell>
              <table:table-cell office:value-type="float" office:value="1551784.24266278">
                <text:p>1551784.24266278</text:p>
              </table:table-cell>
              <table:table-cell office:value-type="float" office:value="3103568.48532556">
                <text:p>3103568.48532556</text:p>
              </table:table-cell>
              <table:table-cell office:value-type="float" office:value="127876.912930661">
                <text:p>127876.912930661</text:p>
              </table:table-cell>
              <table:table-cell office:value-type="float" office:value="63938.4564653305">
                <text:p>63938.4564653305</text:p>
              </table:table-cell>
              <table:table-cell office:value-type="float" office:value="1556807.62189949">
                <text:p>1556807.62189949</text:p>
              </table:table-cell>
              <table:table-cell office:value-type="float" office:value="3113615.24379898">
                <text:p>3113615.24379898</text:p>
              </table:table-cell>
              <table:table-cell office:value-type="float" office:value="46941.0141024076">
                <text:p>46941.0141024076</text:p>
              </table:table-cell>
              <table:table-cell office:value-type="float" office:value="23470.5070512038">
                <text:p>23470.507051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.5">
                <text:p>76.5</text:p>
              </table:table-cell>
              <table:table-cell office:value-type="float" office:value="1553374.52122432">
                <text:p>1553374.52122432</text:p>
              </table:table-cell>
              <table:table-cell office:value-type="float" office:value="3106749.04244864">
                <text:p>3106749.04244864</text:p>
              </table:table-cell>
              <table:table-cell office:value-type="float" office:value="124696.355807585">
                <text:p>124696.355807585</text:p>
              </table:table-cell>
              <table:table-cell office:value-type="float" office:value="62348.1779037926">
                <text:p>62348.1779037926</text:p>
              </table:table-cell>
              <table:table-cell office:value-type="float" office:value="1558446.52370234">
                <text:p>1558446.52370234</text:p>
              </table:table-cell>
              <table:table-cell office:value-type="float" office:value="3116893.04740467">
                <text:p>3116893.04740467</text:p>
              </table:table-cell>
              <table:table-cell office:value-type="float" office:value="43663.2104967185">
                <text:p>43663.2104967185</text:p>
              </table:table-cell>
              <table:table-cell office:value-type="float" office:value="21831.6052483592">
                <text:p>21831.6052483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">
                <text:p>77</text:p>
              </table:table-cell>
              <table:table-cell office:value-type="float" office:value="1554908.02607146">
                <text:p>1554908.02607146</text:p>
              </table:table-cell>
              <table:table-cell office:value-type="float" office:value="3109816.05214293">
                <text:p>3109816.05214293</text:p>
              </table:table-cell>
              <table:table-cell office:value-type="float" office:value="121629.346113296">
                <text:p>121629.346113296</text:p>
              </table:table-cell>
              <table:table-cell office:value-type="float" office:value="60814.6730566481">
                <text:p>60814.6730566481</text:p>
              </table:table-cell>
              <table:table-cell office:value-type="float" office:value="1560026.91591754">
                <text:p>1560026.91591754</text:p>
              </table:table-cell>
              <table:table-cell office:value-type="float" office:value="3120053.83183507">
                <text:p>3120053.83183507</text:p>
              </table:table-cell>
              <table:table-cell office:value-type="float" office:value="40502.426066316">
                <text:p>40502.426066316</text:p>
              </table:table-cell>
              <table:table-cell office:value-type="float" office:value="20251.213033158">
                <text:p>20251.21303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5">
                <text:p>77.5</text:p>
              </table:table-cell>
              <table:table-cell office:value-type="float" office:value="1556384.64042188">
                <text:p>1556384.64042188</text:p>
              </table:table-cell>
              <table:table-cell office:value-type="float" office:value="3112769.28084377">
                <text:p>3112769.28084377</text:p>
              </table:table-cell>
              <table:table-cell office:value-type="float" office:value="118676.117412457">
                <text:p>118676.117412457</text:p>
              </table:table-cell>
              <table:table-cell office:value-type="float" office:value="59338.0587062285">
                <text:p>59338.0587062285</text:p>
              </table:table-cell>
              <table:table-cell office:value-type="float" office:value="1561548.67819211">
                <text:p>1561548.67819211</text:p>
              </table:table-cell>
              <table:table-cell office:value-type="float" office:value="3123097.35638422">
                <text:p>3123097.35638422</text:p>
              </table:table-cell>
              <table:table-cell office:value-type="float" office:value="37458.9015171723">
                <text:p>37458.9015171723</text:p>
              </table:table-cell>
              <table:table-cell office:value-type="float" office:value="18729.4507585862">
                <text:p>18729.450758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">
                <text:p>78</text:p>
              </table:table-cell>
              <table:table-cell office:value-type="float" office:value="1557804.25182568">
                <text:p>1557804.25182568</text:p>
              </table:table-cell>
              <table:table-cell office:value-type="float" office:value="3115608.50365136">
                <text:p>3115608.50365136</text:p>
              </table:table-cell>
              <table:table-cell office:value-type="float" office:value="115836.894604867">
                <text:p>115836.894604867</text:p>
              </table:table-cell>
              <table:table-cell office:value-type="float" office:value="57918.4473024334">
                <text:p>57918.4473024334</text:p>
              </table:table-cell>
              <table:table-cell office:value-type="float" office:value="1563011.69463796">
                <text:p>1563011.69463796</text:p>
              </table:table-cell>
              <table:table-cell office:value-type="float" office:value="3126023.38927593">
                <text:p>3126023.38927593</text:p>
              </table:table-cell>
              <table:table-cell office:value-type="float" office:value="34532.8686254651">
                <text:p>34532.8686254651</text:p>
              </table:table-cell>
              <table:table-cell office:value-type="float" office:value="17266.4343127325">
                <text:p>17266.434312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5">
                <text:p>78.5</text:p>
              </table:table-cell>
              <table:table-cell office:value-type="float" office:value="1559166.75217394">
                <text:p>1559166.75217394</text:p>
              </table:table-cell>
              <table:table-cell office:value-type="float" office:value="3118333.50434789">
                <text:p>3118333.50434789</text:p>
              </table:table-cell>
              <table:table-cell office:value-type="float" office:value="113111.893908335">
                <text:p>113111.893908335</text:p>
              </table:table-cell>
              <table:table-cell office:value-type="float" office:value="56555.9469541677">
                <text:p>56555.9469541677</text:p>
              </table:table-cell>
              <table:table-cell office:value-type="float" office:value="1564415.85384073">
                <text:p>1564415.85384073</text:p>
              </table:table-cell>
              <table:table-cell office:value-type="float" office:value="3128831.70768146">
                <text:p>3128831.70768146</text:p>
              </table:table-cell>
              <table:table-cell office:value-type="float" office:value="31724.550219928">
                <text:p>31724.550219928</text:p>
              </table:table-cell>
              <table:table-cell office:value-type="float" office:value="15862.275109964">
                <text:p>15862.275109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">
                <text:p>79</text:p>
              </table:table-cell>
              <table:table-cell office:value-type="float" office:value="1560472.037707">
                <text:p>1560472.037707</text:p>
              </table:table-cell>
              <table:table-cell office:value-type="float" office:value="3120944.07541401">
                <text:p>3120944.07541401</text:p>
              </table:table-cell>
              <table:table-cell office:value-type="float" office:value="110501.322842215">
                <text:p>110501.322842215</text:p>
              </table:table-cell>
              <table:table-cell office:value-type="float" office:value="55250.6614211077">
                <text:p>55250.6614211077</text:p>
              </table:table-cell>
              <table:table-cell office:value-type="float" office:value="1565761.04886826">
                <text:p>1565761.04886826</text:p>
              </table:table-cell>
              <table:table-cell office:value-type="float" office:value="3131522.09773651">
                <text:p>3131522.09773651</text:p>
              </table:table-cell>
              <table:table-cell office:value-type="float" office:value="29034.1601648799">
                <text:p>29034.1601648799</text:p>
              </table:table-cell>
              <table:table-cell office:value-type="float" office:value="14517.08008244">
                <text:p>14517.0800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.5">
                <text:p>79.5</text:p>
              </table:table-cell>
              <table:table-cell office:value-type="float" office:value="1561720.00902231">
                <text:p>1561720.00902231</text:p>
              </table:table-cell>
              <table:table-cell office:value-type="float" office:value="3123440.01804462">
                <text:p>3123440.01804462</text:p>
              </table:table-cell>
              <table:table-cell office:value-type="float" office:value="108005.380211601">
                <text:p>108005.380211601</text:p>
              </table:table-cell>
              <table:table-cell office:value-type="float" office:value="54002.6901058006">
                <text:p>54002.6901058006</text:p>
              </table:table-cell>
              <table:table-cell office:value-type="float" office:value="1567047.17727872">
                <text:p>1567047.17727872</text:p>
              </table:table-cell>
              <table:table-cell office:value-type="float" office:value="3134094.35455745">
                <text:p>3134094.35455745</text:p>
              </table:table-cell>
              <table:table-cell office:value-type="float" office:value="26461.9033439404">
                <text:p>26461.9033439404</text:p>
              </table:table-cell>
              <table:table-cell office:value-type="float" office:value="13230.9516719702">
                <text:p>13230.951671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1562910.57108202">
                <text:p>1562910.57108202</text:p>
              </table:table-cell>
              <table:table-cell office:value-type="float" office:value="3125821.14216404">
                <text:p>3125821.14216404</text:p>
              </table:table-cell>
              <table:table-cell office:value-type="float" office:value="105624.256092188">
                <text:p>105624.256092188</text:p>
              </table:table-cell>
              <table:table-cell office:value-type="float" office:value="52812.1280460938">
                <text:p>52812.1280460938</text:p>
              </table:table-cell>
              <table:table-cell office:value-type="float" office:value="1568274.14112848">
                <text:p>1568274.14112848</text:p>
              </table:table-cell>
              <table:table-cell office:value-type="float" office:value="3136548.28225697">
                <text:p>3136548.28225697</text:p>
              </table:table-cell>
              <table:table-cell office:value-type="float" office:value="24007.9756444247">
                <text:p>24007.9756444247</text:p>
              </table:table-cell>
              <table:table-cell office:value-type="float" office:value="12003.9878222124">
                <text:p>12003.987822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.5">
                <text:p>80.5</text:p>
              </table:table-cell>
              <table:table-cell office:value-type="float" office:value="1564043.63322022">
                <text:p>1564043.63322022</text:p>
              </table:table-cell>
              <table:table-cell office:value-type="float" office:value="3128087.26644043">
                <text:p>3128087.26644043</text:p>
              </table:table-cell>
              <table:table-cell office:value-type="float" office:value="103358.131815795">
                <text:p>103358.131815795</text:p>
              </table:table-cell>
              <table:table-cell office:value-type="float" office:value="51679.0659078974">
                <text:p>51679.0659078974</text:p>
              </table:table-cell>
              <table:table-cell office:value-type="float" office:value="1569441.84697948">
                <text:p>1569441.84697948</text:p>
              </table:table-cell>
              <table:table-cell office:value-type="float" office:value="3138883.69395896">
                <text:p>3138883.69395896</text:p>
              </table:table-cell>
              <table:table-cell office:value-type="float" office:value="21672.5639424282">
                <text:p>21672.5639424282</text:p>
              </table:table-cell>
              <table:table-cell office:value-type="float" office:value="10836.2819712141">
                <text:p>10836.281971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">
                <text:p>81</text:p>
              </table:table-cell>
              <table:table-cell office:value-type="float" office:value="1565119.10914983">
                <text:p>1565119.10914983</text:p>
              </table:table-cell>
              <table:table-cell office:value-type="float" office:value="3130238.21829966">
                <text:p>3130238.21829966</text:p>
              </table:table-cell>
              <table:table-cell office:value-type="float" office:value="101207.179956561">
                <text:p>101207.179956561</text:p>
              </table:table-cell>
              <table:table-cell office:value-type="float" office:value="50603.5899782803">
                <text:p>50603.5899782803</text:p>
              </table:table-cell>
              <table:table-cell office:value-type="float" office:value="1570550.2059064">
                <text:p>1570550.2059064</text:p>
              </table:table-cell>
              <table:table-cell office:value-type="float" office:value="3141100.4118128">
                <text:p>3141100.4118128</text:p>
              </table:table-cell>
              <table:table-cell office:value-type="float" office:value="19455.8460885939">
                <text:p>19455.8460885939</text:p>
              </table:table-cell>
              <table:table-cell office:value-type="float" office:value="9727.92304429696">
                <text:p>9727.92304429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5">
                <text:p>81.5</text:p>
              </table:table-cell>
              <table:table-cell office:value-type="float" office:value="1566136.91696921">
                <text:p>1566136.91696921</text:p>
              </table:table-cell>
              <table:table-cell office:value-type="float" office:value="3132273.83393843">
                <text:p>3132273.83393843</text:p>
              </table:table-cell>
              <table:table-cell office:value-type="float" office:value="99171.5643177963">
                <text:p>99171.5643177963</text:p>
              </table:table-cell>
              <table:table-cell office:value-type="float" office:value="49585.7821588982">
                <text:p>49585.7821588982</text:p>
              </table:table-cell>
              <table:table-cell office:value-type="float" office:value="1571599.13350341">
                <text:p>1571599.13350341</text:p>
              </table:table-cell>
              <table:table-cell office:value-type="float" office:value="3143198.26700682">
                <text:p>3143198.26700682</text:p>
              </table:table-cell>
              <table:table-cell office:value-type="float" office:value="17357.9908945689">
                <text:p>17357.9908945689</text:p>
              </table:table-cell>
              <table:table-cell office:value-type="float" office:value="8678.99544728443">
                <text:p>8678.99544728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">
                <text:p>82</text:p>
              </table:table-cell>
              <table:table-cell office:value-type="float" office:value="1567096.97916836">
                <text:p>1567096.97916836</text:p>
              </table:table-cell>
              <table:table-cell office:value-type="float" office:value="3134193.95833671">
                <text:p>3134193.95833671</text:p>
              </table:table-cell>
              <table:table-cell office:value-type="float" office:value="97251.4399195143">
                <text:p>97251.4399195143</text:p>
              </table:table-cell>
              <table:table-cell office:value-type="float" office:value="48625.7199597571">
                <text:p>48625.7199597571</text:p>
              </table:table-cell>
              <table:table-cell office:value-type="float" office:value="1572588.54989062">
                <text:p>1572588.54989062</text:p>
              </table:table-cell>
              <table:table-cell office:value-type="float" office:value="3145177.09978124">
                <text:p>3145177.09978124</text:p>
              </table:table-cell>
              <table:table-cell office:value-type="float" office:value="15379.158120148">
                <text:p>15379.158120148</text:p>
              </table:table-cell>
              <table:table-cell office:value-type="float" office:value="7689.57906007399">
                <text:p>7689.5790600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5">
                <text:p>82.5</text:p>
              </table:table-cell>
              <table:table-cell office:value-type="float" office:value="1567999.2226348">
                <text:p>1567999.2226348</text:p>
              </table:table-cell>
              <table:table-cell office:value-type="float" office:value="3135998.4452696">
                <text:p>3135998.4452696</text:p>
              </table:table-cell>
              <table:table-cell office:value-type="float" office:value="95446.9529866218">
                <text:p>95446.9529866218</text:p>
              </table:table-cell>
              <table:table-cell office:value-type="float" office:value="47723.4764933109">
                <text:p>47723.4764933109</text:p>
              </table:table-cell>
              <table:table-cell office:value-type="float" office:value="1573518.37972014">
                <text:p>1573518.37972014</text:p>
              </table:table-cell>
              <table:table-cell office:value-type="float" office:value="3147036.75944028">
                <text:p>3147036.75944028</text:p>
              </table:table-cell>
              <table:table-cell office:value-type="float" office:value="13519.4984611088">
                <text:p>13519.4984611088</text:p>
              </table:table-cell>
              <table:table-cell office:value-type="float" office:value="6759.74923055438">
                <text:p>6759.74923055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">
                <text:p>83</text:p>
              </table:table-cell>
              <table:table-cell office:value-type="float" office:value="1568843.57865922">
                <text:p>1568843.57865922</text:p>
              </table:table-cell>
              <table:table-cell office:value-type="float" office:value="3137687.15731844">
                <text:p>3137687.15731844</text:p>
              </table:table-cell>
              <table:table-cell office:value-type="float" office:value="93758.2409377846">
                <text:p>93758.2409377846</text:p>
              </table:table-cell>
              <table:table-cell office:value-type="float" office:value="46879.1204688923">
                <text:p>46879.1204688923</text:p>
              </table:table-cell>
              <table:table-cell office:value-type="float" office:value="1574388.55218183">
                <text:p>1574388.55218183</text:p>
              </table:table-cell>
              <table:table-cell office:value-type="float" office:value="3148777.10436366">
                <text:p>3148777.10436366</text:p>
              </table:table-cell>
              <table:table-cell office:value-type="float" office:value="11779.1535377339">
                <text:p>11779.1535377339</text:p>
              </table:table-cell>
              <table:table-cell office:value-type="float" office:value="5889.57676886695">
                <text:p>5889.5767688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.5">
                <text:p>83.5</text:p>
              </table:table-cell>
              <table:table-cell office:value-type="float" office:value="1569629.98294063">
                <text:p>1569629.98294063</text:p>
              </table:table-cell>
              <table:table-cell office:value-type="float" office:value="3139259.96588126">
                <text:p>3139259.96588126</text:p>
              </table:table-cell>
              <table:table-cell office:value-type="float" office:value="92185.4323749639">
                <text:p>92185.4323749639</text:p>
              </table:table-cell>
              <table:table-cell office:value-type="float" office:value="46092.7161874819">
                <text:p>46092.7161874819</text:p>
              </table:table-cell>
              <table:table-cell office:value-type="float" office:value="1575199.00100868">
                <text:p>1575199.00100868</text:p>
              </table:table-cell>
              <table:table-cell office:value-type="float" office:value="3150398.00201736">
                <text:p>3150398.00201736</text:p>
              </table:table-cell>
              <table:table-cell office:value-type="float" office:value="10158.2558840274">
                <text:p>10158.2558840274</text:p>
              </table:table-cell>
              <table:table-cell office:value-type="float" office:value="5079.1279420137">
                <text:p>5079.127942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">
                <text:p>84</text:p>
              </table:table-cell>
              <table:table-cell office:value-type="float" office:value="1570358.3755913">
                <text:p>1570358.3755913</text:p>
              </table:table-cell>
              <table:table-cell office:value-type="float" office:value="3140716.7511826">
                <text:p>3140716.7511826</text:p>
              </table:table-cell>
              <table:table-cell office:value-type="float" office:value="90728.6470736205">
                <text:p>90728.6470736205</text:p>
              </table:table-cell>
              <table:table-cell office:value-type="float" office:value="45364.3235368102">
                <text:p>45364.3235368102</text:p>
              </table:table-cell>
              <table:table-cell office:value-type="float" office:value="1575949.66448188">
                <text:p>1575949.66448188</text:p>
              </table:table-cell>
              <table:table-cell office:value-type="float" office:value="3151899.32896377">
                <text:p>3151899.32896377</text:p>
              </table:table-cell>
              <table:table-cell office:value-type="float" office:value="8656.92893762122">
                <text:p>8656.92893762122</text:p>
              </table:table-cell>
              <table:table-cell office:value-type="float" office:value="4328.46446881061">
                <text:p>4328.4644688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.5">
                <text:p>84.5</text:p>
              </table:table-cell>
              <table:table-cell office:value-type="float" office:value="1571028.70114132">
                <text:p>1571028.70114132</text:p>
              </table:table-cell>
              <table:table-cell office:value-type="float" office:value="3142057.40228263">
                <text:p>3142057.40228263</text:p>
              </table:table-cell>
              <table:table-cell office:value-type="float" office:value="89387.9959735956">
                <text:p>89387.9959735956</text:p>
              </table:table-cell>
              <table:table-cell office:value-type="float" office:value="44693.9979867978">
                <text:p>44693.9979867978</text:p>
              </table:table-cell>
              <table:table-cell office:value-type="float" office:value="1576640.48543551">
                <text:p>1576640.48543551</text:p>
              </table:table-cell>
              <table:table-cell office:value-type="float" office:value="3153280.97087102">
                <text:p>3153280.97087102</text:p>
              </table:table-cell>
              <table:table-cell office:value-type="float" office:value="7275.28703037493">
                <text:p>7275.28703037493</text:p>
              </table:table-cell>
              <table:table-cell office:value-type="float" office:value="3637.64351518747">
                <text:p>3637.6435151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1571640.90854278">
                <text:p>1571640.90854278</text:p>
              </table:table-cell>
              <table:table-cell office:value-type="float" office:value="3143281.81708556">
                <text:p>3143281.81708556</text:p>
              </table:table-cell>
              <table:table-cell office:value-type="float" office:value="88163.581170661">
                <text:p>88163.581170661</text:p>
              </table:table-cell>
              <table:table-cell office:value-type="float" office:value="44081.7905853305">
                <text:p>44081.7905853305</text:p>
              </table:table-cell>
              <table:table-cell office:value-type="float" office:value="1577271.41126086">
                <text:p>1577271.41126086</text:p>
              </table:table-cell>
              <table:table-cell office:value-type="float" office:value="3154542.82252172">
                <text:p>3154542.82252172</text:p>
              </table:table-cell>
              <table:table-cell office:value-type="float" office:value="6013.43537966886">
                <text:p>6013.43537966886</text:p>
              </table:table-cell>
              <table:table-cell office:value-type="float" office:value="3006.71768983443">
                <text:p>3006.7176898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.5">
                <text:p>85.5</text:p>
              </table:table-cell>
              <table:table-cell office:value-type="float" office:value="1572194.95117374">
                <text:p>1572194.95117374</text:p>
              </table:table-cell>
              <table:table-cell office:value-type="float" office:value="3144389.90234748">
                <text:p>3144389.90234748</text:p>
              </table:table-cell>
              <table:table-cell office:value-type="float" office:value="87055.4959087445">
                <text:p>87055.4959087445</text:p>
              </table:table-cell>
              <table:table-cell office:value-type="float" office:value="43527.7479543723">
                <text:p>43527.7479543723</text:p>
              </table:table-cell>
              <table:table-cell office:value-type="float" office:value="1577842.3939105">
                <text:p>1577842.3939105</text:p>
              </table:table-cell>
              <table:table-cell office:value-type="float" office:value="3155684.787821">
                <text:p>3155684.787821</text:p>
              </table:table-cell>
              <table:table-cell office:value-type="float" office:value="4871.47008039197">
                <text:p>4871.47008039197</text:p>
              </table:table-cell>
              <table:table-cell office:value-type="float" office:value="2435.73504019598">
                <text:p>2435.7350401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">
                <text:p>86</text:p>
              </table:table-cell>
              <table:table-cell office:value-type="float" office:value="1572690.7868417">
                <text:p>1572690.7868417</text:p>
              </table:table-cell>
              <table:table-cell office:value-type="float" office:value="3145381.5736834">
                <text:p>3145381.5736834</text:p>
              </table:table-cell>
              <table:table-cell office:value-type="float" office:value="86063.8245728291">
                <text:p>86063.8245728291</text:p>
              </table:table-cell>
              <table:table-cell office:value-type="float" office:value="43031.9122864146">
                <text:p>43031.9122864146</text:p>
              </table:table-cell>
              <table:table-cell office:value-type="float" office:value="1578353.38990188">
                <text:p>1578353.38990188</text:p>
              </table:table-cell>
              <table:table-cell office:value-type="float" office:value="3156706.77980377">
                <text:p>3156706.77980377</text:p>
              </table:table-cell>
              <table:table-cell office:value-type="float" office:value="3849.47809762295">
                <text:p>3849.47809762295</text:p>
              </table:table-cell>
              <table:table-cell office:value-type="float" office:value="1924.73904881147">
                <text:p>1924.7390488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.5">
                <text:p>86.5</text:p>
              </table:table-cell>
              <table:table-cell office:value-type="float" office:value="1573128.37778685">
                <text:p>1573128.37778685</text:p>
              </table:table-cell>
              <table:table-cell office:value-type="float" office:value="3146256.7555737">
                <text:p>3146256.7555737</text:p>
              </table:table-cell>
              <table:table-cell office:value-type="float" office:value="85188.6426825259">
                <text:p>85188.6426825259</text:p>
              </table:table-cell>
              <table:table-cell office:value-type="float" office:value="42594.321341263">
                <text:p>42594.321341263</text:p>
              </table:table-cell>
              <table:table-cell office:value-type="float" office:value="1578804.36032069">
                <text:p>1578804.36032069</text:p>
              </table:table-cell>
              <table:table-cell office:value-type="float" office:value="3157608.72064138">
                <text:p>3157608.72064138</text:p>
              </table:table-cell>
              <table:table-cell office:value-type="float" office:value="2947.53726000803">
                <text:p>2947.53726000803</text:p>
              </table:table-cell>
              <table:table-cell office:value-type="float" office:value="1473.76863000401">
                <text:p>1473.76863000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">
                <text:p>87</text:p>
              </table:table-cell>
              <table:table-cell office:value-type="float" office:value="1573507.69068495">
                <text:p>1573507.69068495</text:p>
              </table:table-cell>
              <table:table-cell office:value-type="float" office:value="3147015.3813699">
                <text:p>3147015.3813699</text:p>
              </table:table-cell>
              <table:table-cell office:value-type="float" office:value="84430.0168863249">
                <text:p>84430.0168863249</text:p>
              </table:table-cell>
              <table:table-cell office:value-type="float" office:value="42215.0084431624">
                <text:p>42215.0084431624</text:p>
              </table:table-cell>
              <table:table-cell office:value-type="float" office:value="1579195.27082378">
                <text:p>1579195.27082378</text:p>
              </table:table-cell>
              <table:table-cell office:value-type="float" office:value="3158390.54164756">
                <text:p>3158390.54164756</text:p>
              </table:table-cell>
              <table:table-cell office:value-type="float" office:value="2165.71625383402">
                <text:p>2165.71625383402</text:p>
              </table:table-cell>
              <table:table-cell office:value-type="float" office:value="1082.85812691701">
                <text:p>1082.8581269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5">
                <text:p>87.5</text:p>
              </table:table-cell>
              <table:table-cell office:value-type="float" office:value="1573828.69664985">
                <text:p>1573828.69664985</text:p>
              </table:table-cell>
              <table:table-cell office:value-type="float" office:value="3147657.39329971">
                <text:p>3147657.39329971</text:p>
              </table:table-cell>
              <table:table-cell office:value-type="float" office:value="83788.0049565169">
                <text:p>83788.0049565169</text:p>
              </table:table-cell>
              <table:table-cell office:value-type="float" office:value="41894.0024782584">
                <text:p>41894.0024782584</text:p>
              </table:table-cell>
              <table:table-cell office:value-type="float" office:value="1579526.0916418">
                <text:p>1579526.0916418</text:p>
              </table:table-cell>
              <table:table-cell office:value-type="float" office:value="3159052.18328359">
                <text:p>3159052.18328359</text:p>
              </table:table-cell>
              <table:table-cell office:value-type="float" office:value="1504.07461779741">
                <text:p>1504.07461779741</text:p>
              </table:table-cell>
              <table:table-cell office:value-type="float" office:value="752.037308898706">
                <text:p>752.037308898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">
                <text:p>88</text:p>
              </table:table-cell>
              <table:table-cell office:value-type="float" office:value="1574091.37123571">
                <text:p>1574091.37123571</text:p>
              </table:table-cell>
              <table:table-cell office:value-type="float" office:value="3148182.74247143">
                <text:p>3148182.74247143</text:p>
              </table:table-cell>
              <table:table-cell office:value-type="float" office:value="83262.6557847967">
                <text:p>83262.6557847967</text:p>
              </table:table-cell>
              <table:table-cell office:value-type="float" office:value="41631.3278923983">
                <text:p>41631.3278923983</text:p>
              </table:table-cell>
              <table:table-cell office:value-type="float" office:value="1579796.79758146">
                <text:p>1579796.79758146</text:p>
              </table:table-cell>
              <table:table-cell office:value-type="float" office:value="3159593.59516292">
                <text:p>3159593.59516292</text:p>
              </table:table-cell>
              <table:table-cell office:value-type="float" office:value="962.662738470667">
                <text:p>962.662738470667</text:p>
              </table:table-cell>
              <table:table-cell office:value-type="float" office:value="481.331369235333">
                <text:p>481.33136923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.5">
                <text:p>88.5</text:p>
              </table:table-cell>
              <table:table-cell office:value-type="float" office:value="1574295.69443884">
                <text:p>1574295.69443884</text:p>
              </table:table-cell>
              <table:table-cell office:value-type="float" office:value="3148591.38887769">
                <text:p>3148591.38887769</text:p>
              </table:table-cell>
              <table:table-cell office:value-type="float" office:value="82854.0093785372">
                <text:p>82854.0093785372</text:p>
              </table:table-cell>
              <table:table-cell office:value-type="float" office:value="41427.0046892686">
                <text:p>41427.0046892686</text:p>
              </table:table-cell>
              <table:table-cell office:value-type="float" office:value="1580007.36802746">
                <text:p>1580007.36802746</text:p>
              </table:table-cell>
              <table:table-cell office:value-type="float" office:value="3160014.73605493">
                <text:p>3160014.73605493</text:p>
              </table:table-cell>
              <table:table-cell office:value-type="float" office:value="541.521846464507">
                <text:p>541.521846464507</text:p>
              </table:table-cell>
              <table:table-cell office:value-type="float" office:value="270.760923232254">
                <text:p>270.76092323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">
                <text:p>89</text:p>
              </table:table-cell>
              <table:table-cell office:value-type="float" office:value="1574441.65069924">
                <text:p>1574441.65069924</text:p>
              </table:table-cell>
              <table:table-cell office:value-type="float" office:value="3148883.30139848">
                <text:p>3148883.30139848</text:p>
              </table:table-cell>
              <table:table-cell office:value-type="float" office:value="82562.0968577447">
                <text:p>82562.0968577447</text:p>
              </table:table-cell>
              <table:table-cell office:value-type="float" office:value="41281.0484288723">
                <text:p>41281.0484288723</text:p>
              </table:table-cell>
              <table:table-cell office:value-type="float" office:value="1580157.78694405">
                <text:p>1580157.78694405</text:p>
              </table:table-cell>
              <table:table-cell office:value-type="float" office:value="3160315.5738881">
                <text:p>3160315.5738881</text:p>
              </table:table-cell>
              <table:table-cell office:value-type="float" office:value="240.684013288133">
                <text:p>240.684013288133</text:p>
              </table:table-cell>
              <table:table-cell office:value-type="float" office:value="120.342006644066">
                <text:p>120.34200664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.5">
                <text:p>89.5</text:p>
              </table:table-cell>
              <table:table-cell office:value-type="float" office:value="1574529.22890177">
                <text:p>1574529.22890177</text:p>
              </table:table-cell>
              <table:table-cell office:value-type="float" office:value="3149058.45780354">
                <text:p>3149058.45780354</text:p>
              </table:table-cell>
              <table:table-cell office:value-type="float" office:value="82386.9404526876">
                <text:p>82386.9404526876</text:p>
              </table:table-cell>
              <table:table-cell office:value-type="float" office:value="41193.4702263438">
                <text:p>41193.4702263438</text:p>
              </table:table-cell>
              <table:table-cell office:value-type="float" office:value="1580248.04287624">
                <text:p>1580248.04287624</text:p>
              </table:table-cell>
              <table:table-cell office:value-type="float" office:value="3160496.08575248">
                <text:p>3160496.08575248</text:p>
              </table:table-cell>
              <table:table-cell office:value-type="float" office:value="60.1721489075384">
                <text:p>60.1721489075384</text:p>
              </table:table-cell>
              <table:table-cell office:value-type="float" office:value="30.0860744537692">
                <text:p>30.086074453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70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visible="false" chart:axis-position="125000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138cm" svg:height="16.003cm" xlink:href="." xlink:type="simple" chart:class="chart:scatter" chart:style-name="ch1">
        <chart:legend svg:x="3.015cm" svg:y="0.675cm" style:legend-expansion="custom" chartooo:width="5.362cm" chartooo:height="2.474cm" style:legend-expansion-aspect-ratio="2.16734033953112" chart:style-name="ch2"/>
        <chart:plot-area chart:style-name="ch3" chart:data-source-has-labels="both" svg:x="1.17cm" svg:y="0.308cm" svg:width="24.441cm" svg:height="14.44cm">
          <chartooo:coordinate-region svg:x="3.054cm" svg:y="0.596cm" svg:width="22.223cm" svg:height="13.207cm"/>
          <chart:axis chart:dimension="x" chart:name="primary-x" chart:style-name="ch4" chartooo:axis-type="auto">
            <chart:title svg:x="9.664cm" svg:y="14.901cm" chart:style-name="ch5">
              <text:p>Incident angle [degree]</text:p>
            </chart:title>
            <chart:categories table:cell-range-address="local-table.$A$2:.$A$180"/>
          </chart:axis>
          <chart:axis chart:dimension="x" chart:name="secondary-x" chart:style-name="ch6"/>
          <chart:axis chart:dimension="y" chart:name="primary-y" chart:style-name="ch7">
            <chart:title svg:x="0cm" svg:y="10.651cm" chart:style-name="ch8">
              <text:p>grating number [1/m]</text:p>
            </chart:title>
            <chart:grid chart:style-name="ch9" chart:class="major"/>
          </chart:axis>
          <chart:series chart:style-name="ch10" chart:values-cell-range-address="local-table.$C$2:.$C$180" chart:label-cell-address="local-table.$C$1" chart:class="chart:scatter">
            <chart:domain table:cell-range-address="local-table.$B$2:.$B$180"/>
            <chart:data-point chart:repeated="179"/>
          </chart:series>
          <chart:series chart:style-name="ch11" chart:values-cell-range-address="local-table.$D$2:.$D$180" chart:label-cell-address="local-table.$D$1" chart:class="chart:scatter">
            <chart:data-point chart:repeated="179"/>
          </chart:series>
          <chart:series chart:style-name="ch12" chart:values-cell-range-address="local-table.$E$2:.$E$180" chart:label-cell-address="local-table.$E$1" chart:class="chart:scatter">
            <chart:data-point chart:repeated="179"/>
          </chart:series>
          <chart:series chart:style-name="ch13" chart:values-cell-range-address="local-table.$F$2:.$F$180" chart:label-cell-address="local-table.$F$1" chart:class="chart:scatter">
            <chart:data-point chart:repeated="179"/>
          </chart:series>
          <chart:series chart:style-name="ch14" chart:values-cell-range-address="local-table.$G$2:.$G$180" chart:label-cell-address="local-table.$G$1" chart:class="chart:scatter">
            <chart:data-point chart:repeated="179"/>
          </chart:series>
          <chart:series chart:style-name="ch15" chart:values-cell-range-address="local-table.$H$2:.$H$180" chart:label-cell-address="local-table.$H$1" chart:class="chart:scatter">
            <chart:data-point chart:repeated="179"/>
          </chart:series>
          <chart:series chart:style-name="ch16" chart:values-cell-range-address="local-table.$I$2:.$I$180" chart:label-cell-address="local-table.$I$1" chart:class="chart:scatter">
            <chart:data-point chart:repeated="179"/>
          </chart:series>
          <chart:series chart:style-name="ch14" chart:values-cell-range-address="local-table.$J$2:.$J$180" chart:label-cell-address="local-table.$J$1" chart:class="chart:scatter">
            <chart:data-point chart:repeated="17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0,-2</text:p>
              </table:table-cell>
              <table:table-cell office:value-type="string">
                <text:p>10,-1</text:p>
              </table:table-cell>
              <table:table-cell office:value-type="string">
                <text:p>10,1</text:p>
              </table:table-cell>
              <table:table-cell office:value-type="string">
                <text:p>10,2</text:p>
              </table:table-cell>
              <table:table-cell office:value-type="string">
                <text:p>R10,-2</text:p>
              </table:table-cell>
              <table:table-cell office:value-type="string">
                <text:p>R10,-1</text:p>
              </table:table-cell>
              <table:table-cell office:value-type="string">
                <text:p>R10,1</text:p>
              </table:table-cell>
              <table:table-cell office:value-type="string">
                <text:p>R10,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50420.9094059542">
                <text:p>50420.9094059542</text:p>
              </table:table-cell>
              <table:table-cell office:value-type="float" office:value="100841.818811908">
                <text:p>100841.818811908</text:p>
              </table:table-cell>
              <table:table-cell office:value-type="float" office:value="99097.2740306644">
                <text:p>99097.2740306644</text:p>
              </table:table-cell>
              <table:table-cell office:value-type="float" office:value="49548.6370153322">
                <text:p>49548.6370153322</text:p>
              </table:table-cell>
              <table:table-cell office:value-type="float" office:value="100872.653549837">
                <text:p>100872.653549837</text:p>
              </table:table-cell>
              <table:table-cell office:value-type="float" office:value="50436.3267749187">
                <text:p>50436.3267749187</text:p>
              </table:table-cell>
              <table:table-cell office:value-type="float" office:value="99127.3464501626">
                <text:p>99127.3464501626</text:p>
              </table:table-cell>
              <table:table-cell office:value-type="float" office:value="49563.6732250813">
                <text:p>49563.67322508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857.0123878053">
                <text:p>50857.0123878053</text:p>
              </table:table-cell>
              <table:table-cell office:value-type="float" office:value="101714.024775611">
                <text:p>101714.024775611</text:p>
              </table:table-cell>
              <table:table-cell office:value-type="float" office:value="98225.0680669621">
                <text:p>98225.0680669621</text:p>
              </table:table-cell>
              <table:table-cell office:value-type="float" office:value="49112.5340334811">
                <text:p>49112.5340334811</text:p>
              </table:table-cell>
              <table:table-cell office:value-type="float" office:value="101745.240643728">
                <text:p>101745.240643728</text:p>
              </table:table-cell>
              <table:table-cell office:value-type="float" office:value="50872.6203218642">
                <text:p>50872.6203218642</text:p>
              </table:table-cell>
              <table:table-cell office:value-type="float" office:value="98254.7593562716">
                <text:p>98254.7593562716</text:p>
              </table:table-cell>
              <table:table-cell office:value-type="float" office:value="49127.3796781358">
                <text:p>49127.3796781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51293.0489452661">
                <text:p>51293.0489452661</text:p>
              </table:table-cell>
              <table:table-cell office:value-type="float" office:value="102586.097890532">
                <text:p>102586.097890532</text:p>
              </table:table-cell>
              <table:table-cell office:value-type="float" office:value="97352.9949520405">
                <text:p>97352.9949520405</text:p>
              </table:table-cell>
              <table:table-cell office:value-type="float" office:value="48676.4974760203">
                <text:p>48676.4974760203</text:p>
              </table:table-cell>
              <table:table-cell office:value-type="float" office:value="102617.694830787">
                <text:p>102617.694830787</text:p>
              </table:table-cell>
              <table:table-cell office:value-type="float" office:value="51308.8474153937">
                <text:p>51308.8474153937</text:p>
              </table:table-cell>
              <table:table-cell office:value-type="float" office:value="97382.3051692127">
                <text:p>97382.3051692127</text:p>
              </table:table-cell>
              <table:table-cell office:value-type="float" office:value="48691.1525846063">
                <text:p>48691.1525846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1728.9858724645">
                <text:p>51728.9858724645</text:p>
              </table:table-cell>
              <table:table-cell office:value-type="float" office:value="103457.971744929">
                <text:p>103457.971744929</text:p>
              </table:table-cell>
              <table:table-cell office:value-type="float" office:value="96481.1210976438">
                <text:p>96481.1210976438</text:p>
              </table:table-cell>
              <table:table-cell office:value-type="float" office:value="48240.5605488219">
                <text:p>48240.5605488219</text:p>
              </table:table-cell>
              <table:table-cell office:value-type="float" office:value="103489.94967025">
                <text:p>103489.94967025</text:p>
              </table:table-cell>
              <table:table-cell office:value-type="float" office:value="51744.974835125">
                <text:p>51744.974835125</text:p>
              </table:table-cell>
              <table:table-cell office:value-type="float" office:value="96510.0503297499">
                <text:p>96510.0503297499</text:p>
              </table:table-cell>
              <table:table-cell office:value-type="float" office:value="48255.025164875">
                <text:p>48255.025164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52164.7899711157">
                <text:p>52164.7899711157</text:p>
              </table:table-cell>
              <table:table-cell office:value-type="float" office:value="104329.579942231">
                <text:p>104329.579942231</text:p>
              </table:table-cell>
              <table:table-cell office:value-type="float" office:value="95609.5129003413">
                <text:p>95609.5129003413</text:p>
              </table:table-cell>
              <table:table-cell office:value-type="float" office:value="47804.7564501707">
                <text:p>47804.7564501707</text:p>
              </table:table-cell>
              <table:table-cell office:value-type="float" office:value="104361.938736534">
                <text:p>104361.938736534</text:p>
              </table:table-cell>
              <table:table-cell office:value-type="float" office:value="52180.9693682668">
                <text:p>52180.9693682668</text:p>
              </table:table-cell>
              <table:table-cell office:value-type="float" office:value="95638.0612634664">
                <text:p>95638.0612634664</text:p>
              </table:table-cell>
              <table:table-cell office:value-type="float" office:value="47819.0306317332">
                <text:p>47819.0306317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2600.4280530503">
                <text:p>52600.4280530503</text:p>
              </table:table-cell>
              <table:table-cell office:value-type="float" office:value="105200.856106101">
                <text:p>105200.856106101</text:p>
              </table:table-cell>
              <table:table-cell office:value-type="float" office:value="94738.2367364721">
                <text:p>94738.2367364721</text:p>
              </table:table-cell>
              <table:table-cell office:value-type="float" office:value="47369.118368236">
                <text:p>47369.118368236</text:p>
              </table:table-cell>
              <table:table-cell office:value-type="float" office:value="105233.595624294">
                <text:p>105233.595624294</text:p>
              </table:table-cell>
              <table:table-cell office:value-type="float" office:value="52616.7978121472">
                <text:p>52616.7978121472</text:p>
              </table:table-cell>
              <table:table-cell office:value-type="float" office:value="94766.4043757056">
                <text:p>94766.4043757056</text:p>
              </table:table-cell>
              <table:table-cell office:value-type="float" office:value="47383.2021878528">
                <text:p>47383.202187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53035.8669427418">
                <text:p>53035.8669427418</text:p>
              </table:table-cell>
              <table:table-cell office:value-type="float" office:value="106071.733885484">
                <text:p>106071.733885484</text:p>
              </table:table-cell>
              <table:table-cell office:value-type="float" office:value="93867.3589570892">
                <text:p>93867.3589570892</text:p>
              </table:table-cell>
              <table:table-cell office:value-type="float" office:value="46933.6794785446">
                <text:p>46933.6794785446</text:p>
              </table:table-cell>
              <table:table-cell office:value-type="float" office:value="106104.853953486">
                <text:p>106104.853953486</text:p>
              </table:table-cell>
              <table:table-cell office:value-type="float" office:value="53052.4269767428">
                <text:p>53052.4269767428</text:p>
              </table:table-cell>
              <table:table-cell office:value-type="float" office:value="93895.1460465143">
                <text:p>93895.1460465143</text:p>
              </table:table-cell>
              <table:table-cell office:value-type="float" office:value="46947.5730232572">
                <text:p>46947.5730232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3471.0734798327">
                <text:p>53471.0734798327</text:p>
              </table:table-cell>
              <table:table-cell office:value-type="float" office:value="106942.146959665">
                <text:p>106942.146959665</text:p>
              </table:table-cell>
              <table:table-cell office:value-type="float" office:value="92996.9458829073">
                <text:p>92996.9458829073</text:p>
              </table:table-cell>
              <table:table-cell office:value-type="float" office:value="46498.4729414536">
                <text:p>46498.4729414536</text:p>
              </table:table-cell>
              <table:table-cell office:value-type="float" office:value="106975.647374413">
                <text:p>106975.647374413</text:p>
              </table:table-cell>
              <table:table-cell office:value-type="float" office:value="53487.8236872063">
                <text:p>53487.8236872063</text:p>
              </table:table-cell>
              <table:table-cell office:value-type="float" office:value="93024.3526255875">
                <text:p>93024.3526255875</text:p>
              </table:table-cell>
              <table:table-cell office:value-type="float" office:value="46512.1763127937">
                <text:p>46512.176312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53906.0145216604">
                <text:p>53906.0145216604</text:p>
              </table:table-cell>
              <table:table-cell office:value-type="float" office:value="107812.029043321">
                <text:p>107812.029043321</text:p>
              </table:table-cell>
              <table:table-cell office:value-type="float" office:value="92127.0637992519">
                <text:p>92127.0637992519</text:p>
              </table:table-cell>
              <table:table-cell office:value-type="float" office:value="46063.5318996259">
                <text:p>46063.5318996259</text:p>
              </table:table-cell>
              <table:table-cell office:value-type="float" office:value="107845.909572785">
                <text:p>107845.909572785</text:p>
              </table:table-cell>
              <table:table-cell office:value-type="float" office:value="53922.9547863923">
                <text:p>53922.9547863923</text:p>
              </table:table-cell>
              <table:table-cell office:value-type="float" office:value="92154.0904272155">
                <text:p>92154.0904272155</text:p>
              </table:table-cell>
              <table:table-cell office:value-type="float" office:value="46077.0452136078">
                <text:p>46077.0452136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4340.6569457806">
                <text:p>54340.6569457806</text:p>
              </table:table-cell>
              <table:table-cell office:value-type="float" office:value="108681.313891561">
                <text:p>108681.313891561</text:p>
              </table:table-cell>
              <table:table-cell office:value-type="float" office:value="91257.7789510115">
                <text:p>91257.7789510115</text:p>
              </table:table-cell>
              <table:table-cell office:value-type="float" office:value="45628.8894755058">
                <text:p>45628.8894755058</text:p>
              </table:table-cell>
              <table:table-cell office:value-type="float" office:value="108715.574274766">
                <text:p>108715.574274766</text:p>
              </table:table-cell>
              <table:table-cell office:value-type="float" office:value="54357.7871373829">
                <text:p>54357.7871373829</text:p>
              </table:table-cell>
              <table:table-cell office:value-type="float" office:value="91284.4257252342">
                <text:p>91284.4257252342</text:p>
              </table:table-cell>
              <table:table-cell office:value-type="float" office:value="45642.2128626171">
                <text:p>45642.2128626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54774.9676524898">
                <text:p>54774.9676524898</text:p>
              </table:table-cell>
              <table:table-cell office:value-type="float" office:value="109549.93530498">
                <text:p>109549.93530498</text:p>
              </table:table-cell>
              <table:table-cell office:value-type="float" office:value="90389.157537593">
                <text:p>90389.157537593</text:p>
              </table:table-cell>
              <table:table-cell office:value-type="float" office:value="45194.5787687965">
                <text:p>45194.5787687965</text:p>
              </table:table-cell>
              <table:table-cell office:value-type="float" office:value="109584.575252022">
                <text:p>109584.575252022</text:p>
              </table:table-cell>
              <table:table-cell office:value-type="float" office:value="54792.2876260112">
                <text:p>54792.2876260112</text:p>
              </table:table-cell>
              <table:table-cell office:value-type="float" office:value="90415.4247479776">
                <text:p>90415.4247479776</text:p>
              </table:table-cell>
              <table:table-cell office:value-type="float" office:value="45207.7123739888">
                <text:p>45207.7123739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5208.9135673463">
                <text:p>55208.9135673463</text:p>
              </table:table-cell>
              <table:table-cell office:value-type="float" office:value="110417.827134693">
                <text:p>110417.827134693</text:p>
              </table:table-cell>
              <table:table-cell office:value-type="float" office:value="89521.26570788">
                <text:p>89521.26570788</text:p>
              </table:table-cell>
              <table:table-cell office:value-type="float" office:value="44760.63285394">
                <text:p>44760.63285394</text:p>
              </table:table-cell>
              <table:table-cell office:value-type="float" office:value="110452.846326765">
                <text:p>110452.846326765</text:p>
              </table:table-cell>
              <table:table-cell office:value-type="float" office:value="55226.4231633827">
                <text:p>55226.4231633827</text:p>
              </table:table-cell>
              <table:table-cell office:value-type="float" office:value="89547.1536732347">
                <text:p>89547.1536732347</text:p>
              </table:table-cell>
              <table:table-cell office:value-type="float" office:value="44773.5768366173">
                <text:p>44773.5768366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55642.4616436886">
                <text:p>55642.4616436886</text:p>
              </table:table-cell>
              <table:table-cell office:value-type="float" office:value="111284.923287377">
                <text:p>111284.923287377</text:p>
              </table:table-cell>
              <table:table-cell office:value-type="float" office:value="88654.1695551955">
                <text:p>88654.1695551955</text:p>
              </table:table-cell>
              <table:table-cell office:value-type="float" office:value="44327.0847775978">
                <text:p>44327.0847775978</text:p>
              </table:table-cell>
              <table:table-cell office:value-type="float" office:value="111320.321376791">
                <text:p>111320.321376791</text:p>
              </table:table-cell>
              <table:table-cell office:value-type="float" office:value="55660.1606883953">
                <text:p>55660.1606883953</text:p>
              </table:table-cell>
              <table:table-cell office:value-type="float" office:value="88679.6786232093">
                <text:p>88679.6786232093</text:p>
              </table:table-cell>
              <table:table-cell office:value-type="float" office:value="44339.8393116047">
                <text:p>44339.8393116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6075.5788651521">
                <text:p>56075.5788651521</text:p>
              </table:table-cell>
              <table:table-cell office:value-type="float" office:value="112151.157730304">
                <text:p>112151.157730304</text:p>
              </table:table-cell>
              <table:table-cell office:value-type="float" office:value="87787.9351122686">
                <text:p>87787.9351122686</text:p>
              </table:table-cell>
              <table:table-cell office:value-type="float" office:value="43893.9675561343">
                <text:p>43893.9675561343</text:p>
              </table:table-cell>
              <table:table-cell office:value-type="float" office:value="112186.934340515">
                <text:p>112186.934340515</text:p>
              </table:table-cell>
              <table:table-cell office:value-type="float" office:value="56093.4671702574">
                <text:p>56093.4671702574</text:p>
              </table:table-cell>
              <table:table-cell office:value-type="float" office:value="87813.0656594853">
                <text:p>87813.0656594853</text:p>
              </table:table-cell>
              <table:table-cell office:value-type="float" office:value="43906.5328297426">
                <text:p>43906.5328297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56508.2322481834">
                <text:p>56508.2322481834</text:p>
              </table:table-cell>
              <table:table-cell office:value-type="float" office:value="113016.464496367">
                <text:p>113016.464496367</text:p>
              </table:table-cell>
              <table:table-cell office:value-type="float" office:value="86922.6283462059">
                <text:p>86922.6283462059</text:p>
              </table:table-cell>
              <table:table-cell office:value-type="float" office:value="43461.3141731029">
                <text:p>43461.3141731029</text:p>
              </table:table-cell>
              <table:table-cell office:value-type="float" office:value="113052.619222005">
                <text:p>113052.619222005</text:p>
              </table:table-cell>
              <table:table-cell office:value-type="float" office:value="56526.3096110026">
                <text:p>56526.3096110026</text:p>
              </table:table-cell>
              <table:table-cell office:value-type="float" office:value="86947.3807779948">
                <text:p>86947.3807779948</text:p>
              </table:table-cell>
              <table:table-cell office:value-type="float" office:value="43473.6903889974">
                <text:p>43473.6903889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56940.3888445525">
                <text:p>56940.3888445525</text:p>
              </table:table-cell>
              <table:table-cell office:value-type="float" office:value="113880.777689105">
                <text:p>113880.777689105</text:p>
              </table:table-cell>
              <table:table-cell office:value-type="float" office:value="86058.3151534678">
                <text:p>86058.3151534678</text:p>
              </table:table-cell>
              <table:table-cell office:value-type="float" office:value="43029.1575767339">
                <text:p>43029.1575767339</text:p>
              </table:table-cell>
              <table:table-cell office:value-type="float" office:value="113917.310096007">
                <text:p>113917.310096007</text:p>
              </table:table-cell>
              <table:table-cell office:value-type="float" office:value="56958.6550480033">
                <text:p>56958.6550480033</text:p>
              </table:table-cell>
              <table:table-cell office:value-type="float" office:value="86082.6899039935">
                <text:p>86082.6899039935</text:p>
              </table:table-cell>
              <table:table-cell office:value-type="float" office:value="43041.3449519967">
                <text:p>43041.3449519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57372.0157438612">
                <text:p>57372.0157438612</text:p>
              </table:table-cell>
              <table:table-cell office:value-type="float" office:value="114744.031487722">
                <text:p>114744.031487722</text:p>
              </table:table-cell>
              <table:table-cell office:value-type="float" office:value="85195.0613548503">
                <text:p>85195.0613548503</text:p>
              </table:table-cell>
              <table:table-cell office:value-type="float" office:value="42597.5306774251">
                <text:p>42597.5306774251</text:p>
              </table:table-cell>
              <table:table-cell office:value-type="float" office:value="114780.941112961">
                <text:p>114780.941112961</text:p>
              </table:table-cell>
              <table:table-cell office:value-type="float" office:value="57390.4705564805">
                <text:p>57390.4705564805</text:p>
              </table:table-cell>
              <table:table-cell office:value-type="float" office:value="85219.0588870389">
                <text:p>85219.0588870389</text:p>
              </table:table-cell>
              <table:table-cell office:value-type="float" office:value="42609.5294435195">
                <text:p>42609.5294435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57803.0800760502">
                <text:p>57803.0800760502</text:p>
              </table:table-cell>
              <table:table-cell office:value-type="float" office:value="115606.1601521">
                <text:p>115606.1601521</text:p>
              </table:table-cell>
              <table:table-cell office:value-type="float" office:value="84332.9326904723">
                <text:p>84332.9326904723</text:p>
              </table:table-cell>
              <table:table-cell office:value-type="float" office:value="42166.4663452362">
                <text:p>42166.4663452362</text:p>
              </table:table-cell>
              <table:table-cell office:value-type="float" office:value="115643.446504023">
                <text:p>115643.446504023</text:p>
              </table:table-cell>
              <table:table-cell office:value-type="float" office:value="57821.7232520116">
                <text:p>57821.7232520116</text:p>
              </table:table-cell>
              <table:table-cell office:value-type="float" office:value="84356.5534959769">
                <text:p>84356.5534959769</text:p>
              </table:table-cell>
              <table:table-cell office:value-type="float" office:value="42178.2767479885">
                <text:p>42178.2767479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58233.5490139016">
                <text:p>58233.5490139016</text:p>
              </table:table-cell>
              <table:table-cell office:value-type="float" office:value="116467.098027803">
                <text:p>116467.098027803</text:p>
              </table:table-cell>
              <table:table-cell office:value-type="float" office:value="83471.9948147696">
                <text:p>83471.9948147696</text:p>
              </table:table-cell>
              <table:table-cell office:value-type="float" office:value="41735.9974073848">
                <text:p>41735.9974073848</text:p>
              </table:table-cell>
              <table:table-cell office:value-type="float" office:value="116504.760586068">
                <text:p>116504.760586068</text:p>
              </table:table-cell>
              <table:table-cell office:value-type="float" office:value="58252.3802930339">
                <text:p>58252.3802930339</text:p>
              </table:table-cell>
              <table:table-cell office:value-type="float" office:value="83495.2394139322">
                <text:p>83495.2394139322</text:p>
              </table:table-cell>
              <table:table-cell office:value-type="float" office:value="41747.6197069661">
                <text:p>41747.6197069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58663.3897755391">
                <text:p>58663.3897755391</text:p>
              </table:table-cell>
              <table:table-cell office:value-type="float" office:value="117326.779551078">
                <text:p>117326.779551078</text:p>
              </table:table-cell>
              <table:table-cell office:value-type="float" office:value="82612.3132914945">
                <text:p>82612.3132914945</text:p>
              </table:table-cell>
              <table:table-cell office:value-type="float" office:value="41306.1566457473">
                <text:p>41306.1566457473</text:p>
              </table:table-cell>
              <table:table-cell office:value-type="float" office:value="117364.817766693">
                <text:p>117364.817766693</text:p>
              </table:table-cell>
              <table:table-cell office:value-type="float" office:value="58682.4088833465">
                <text:p>58682.4088833465</text:p>
              </table:table-cell>
              <table:table-cell office:value-type="float" office:value="82635.182233307">
                <text:p>82635.182233307</text:p>
              </table:table-cell>
              <table:table-cell office:value-type="float" office:value="41317.5911166535">
                <text:p>41317.5911166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59092.5696269246">
                <text:p>59092.5696269246</text:p>
              </table:table-cell>
              <table:table-cell office:value-type="float" office:value="118185.139253849">
                <text:p>118185.139253849</text:p>
              </table:table-cell>
              <table:table-cell office:value-type="float" office:value="81753.9535887235">
                <text:p>81753.9535887235</text:p>
              </table:table-cell>
              <table:table-cell office:value-type="float" office:value="40876.9767943618">
                <text:p>40876.9767943618</text:p>
              </table:table-cell>
              <table:table-cell office:value-type="float" office:value="118223.552549215">
                <text:p>118223.552549215</text:p>
              </table:table-cell>
              <table:table-cell office:value-type="float" office:value="59111.7762746074">
                <text:p>59111.7762746074</text:p>
              </table:table-cell>
              <table:table-cell office:value-type="float" office:value="81776.4474507853">
                <text:p>81776.4474507853</text:p>
              </table:table-cell>
              <table:table-cell office:value-type="float" office:value="40888.2237253926">
                <text:p>40888.2237253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59521.0558843507">
                <text:p>59521.0558843507</text:p>
              </table:table-cell>
              <table:table-cell office:value-type="float" office:value="119042.111768701">
                <text:p>119042.111768701</text:p>
              </table:table-cell>
              <table:table-cell office:value-type="float" office:value="80896.9810738713">
                <text:p>80896.9810738713</text:p>
              </table:table-cell>
              <table:table-cell office:value-type="float" office:value="40448.4905369357">
                <text:p>40448.4905369357</text:p>
              </table:table-cell>
              <table:table-cell office:value-type="float" office:value="119080.899537654">
                <text:p>119080.899537654</text:p>
              </table:table-cell>
              <table:table-cell office:value-type="float" office:value="59540.4497688272">
                <text:p>59540.4497688272</text:p>
              </table:table-cell>
              <table:table-cell office:value-type="float" office:value="80919.1004623455">
                <text:p>80919.1004623455</text:p>
              </table:table-cell>
              <table:table-cell office:value-type="float" office:value="40459.5502311728">
                <text:p>40459.5502311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59948.81591693">
                <text:p>59948.81591693</text:p>
              </table:table-cell>
              <table:table-cell office:value-type="float" office:value="119897.63183386">
                <text:p>119897.63183386</text:p>
              </table:table-cell>
              <table:table-cell office:value-type="float" office:value="80041.4610087127">
                <text:p>80041.4610087127</text:p>
              </table:table-cell>
              <table:table-cell office:value-type="float" office:value="40020.7305043564">
                <text:p>40020.7305043564</text:p>
              </table:table-cell>
              <table:table-cell office:value-type="float" office:value="119936.79344172">
                <text:p>119936.79344172</text:p>
              </table:table-cell>
              <table:table-cell office:value-type="float" office:value="59968.3967208599">
                <text:p>59968.3967208599</text:p>
              </table:table-cell>
              <table:table-cell office:value-type="float" office:value="80063.2065582803">
                <text:p>80063.2065582803</text:p>
              </table:table-cell>
              <table:table-cell office:value-type="float" office:value="40031.6032791401">
                <text:p>40031.6032791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0375.8171490798">
                <text:p>60375.8171490798</text:p>
              </table:table-cell>
              <table:table-cell office:value-type="float" office:value="120751.63429816">
                <text:p>120751.63429816</text:p>
              </table:table-cell>
              <table:table-cell office:value-type="float" office:value="79187.4585444131">
                <text:p>79187.4585444131</text:p>
              </table:table-cell>
              <table:table-cell office:value-type="float" office:value="39593.7292722065">
                <text:p>39593.7292722065</text:p>
              </table:table-cell>
              <table:table-cell office:value-type="float" office:value="120791.169081776">
                <text:p>120791.169081776</text:p>
              </table:table-cell>
              <table:table-cell office:value-type="float" office:value="60395.584540888">
                <text:p>60395.584540888</text:p>
              </table:table-cell>
              <table:table-cell office:value-type="float" office:value="79208.8309182241">
                <text:p>79208.8309182241</text:p>
              </table:table-cell>
              <table:table-cell office:value-type="float" office:value="39604.415459112">
                <text:p>39604.415459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60802.0270630032">
                <text:p>60802.0270630032</text:p>
              </table:table-cell>
              <table:table-cell office:value-type="float" office:value="121604.054126006">
                <text:p>121604.054126006</text:p>
              </table:table-cell>
              <table:table-cell office:value-type="float" office:value="78335.0387165663">
                <text:p>78335.0387165663</text:p>
              </table:table-cell>
              <table:table-cell office:value-type="float" office:value="39167.5193582832">
                <text:p>39167.5193582832</text:p>
              </table:table-cell>
              <table:table-cell office:value-type="float" office:value="121643.96139381">
                <text:p>121643.96139381</text:p>
              </table:table-cell>
              <table:table-cell office:value-type="float" office:value="60821.9806969051">
                <text:p>60821.9806969051</text:p>
              </table:table-cell>
              <table:table-cell office:value-type="float" office:value="78356.0386061897">
                <text:p>78356.0386061897</text:p>
              </table:table-cell>
              <table:table-cell office:value-type="float" office:value="39178.0193030949">
                <text:p>39178.0193030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61227.413201165">
                <text:p>61227.413201165</text:p>
              </table:table-cell>
              <table:table-cell office:value-type="float" office:value="122454.82640233">
                <text:p>122454.82640233</text:p>
              </table:table-cell>
              <table:table-cell office:value-type="float" office:value="77484.2664402427">
                <text:p>77484.2664402427</text:p>
              </table:table-cell>
              <table:table-cell office:value-type="float" office:value="38742.1332201213">
                <text:p>38742.1332201213</text:p>
              </table:table-cell>
              <table:table-cell office:value-type="float" office:value="122495.105434386">
                <text:p>122495.105434386</text:p>
              </table:table-cell>
              <table:table-cell office:value-type="float" office:value="61247.5527171932">
                <text:p>61247.5527171932</text:p>
              </table:table-cell>
              <table:table-cell office:value-type="float" office:value="77504.8945656135">
                <text:p>77504.8945656135</text:p>
              </table:table-cell>
              <table:table-cell office:value-type="float" office:value="38752.4472828068">
                <text:p>38752.4472828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61651.9431687639">
                <text:p>61651.9431687639</text:p>
              </table:table-cell>
              <table:table-cell office:value-type="float" office:value="123303.886337528">
                <text:p>123303.886337528</text:p>
              </table:table-cell>
              <table:table-cell office:value-type="float" office:value="76635.2065050449">
                <text:p>76635.2065050449</text:p>
              </table:table-cell>
              <table:table-cell office:value-type="float" office:value="38317.6032525225">
                <text:p>38317.6032525225</text:p>
              </table:table-cell>
              <table:table-cell office:value-type="float" office:value="123344.536385591">
                <text:p>123344.536385591</text:p>
              </table:table-cell>
              <table:table-cell office:value-type="float" office:value="61672.2681927953">
                <text:p>61672.2681927953</text:p>
              </table:table-cell>
              <table:table-cell office:value-type="float" office:value="76655.4636144095">
                <text:p>76655.4636144095</text:p>
              </table:table-cell>
              <table:table-cell office:value-type="float" office:value="38327.7318072047">
                <text:p>38327.73180720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62075.5846361992">
                <text:p>62075.5846361992</text:p>
              </table:table-cell>
              <table:table-cell office:value-type="float" office:value="124151.169272398">
                <text:p>124151.169272398</text:p>
              </table:table-cell>
              <table:table-cell office:value-type="float" office:value="75787.9235701743">
                <text:p>75787.9235701743</text:p>
              </table:table-cell>
              <table:table-cell office:value-type="float" office:value="37893.9617850872">
                <text:p>37893.9617850872</text:p>
              </table:table-cell>
              <table:table-cell office:value-type="float" office:value="124192.189559967">
                <text:p>124192.189559967</text:p>
              </table:table-cell>
              <table:table-cell office:value-type="float" office:value="62096.0947799834">
                <text:p>62096.0947799834</text:p>
              </table:table-cell>
              <table:table-cell office:value-type="float" office:value="75807.8104400332">
                <text:p>75807.8104400332</text:p>
              </table:table-cell>
              <table:table-cell office:value-type="float" office:value="37903.9052200166">
                <text:p>37903.90522001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62498.3053415329">
                <text:p>62498.3053415329</text:p>
              </table:table-cell>
              <table:table-cell office:value-type="float" office:value="124996.610683066">
                <text:p>124996.610683066</text:p>
              </table:table-cell>
              <table:table-cell office:value-type="float" office:value="74942.4821595068">
                <text:p>74942.4821595068</text:p>
              </table:table-cell>
              <table:table-cell office:value-type="float" office:value="37471.2410797534">
                <text:p>37471.2410797534</text:p>
              </table:table-cell>
              <table:table-cell office:value-type="float" office:value="125038.000405444">
                <text:p>125038.000405444</text:p>
              </table:table-cell>
              <table:table-cell office:value-type="float" office:value="62519.0002027221">
                <text:p>62519.0002027221</text:p>
              </table:table-cell>
              <table:table-cell office:value-type="float" office:value="74961.9995945559">
                <text:p>74961.9995945559</text:p>
              </table:table-cell>
              <table:table-cell office:value-type="float" office:value="37480.9997972779">
                <text:p>37480.9997972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2920.0730929468">
                <text:p>62920.0730929468</text:p>
              </table:table-cell>
              <table:table-cell office:value-type="float" office:value="125840.146185894">
                <text:p>125840.146185894</text:p>
              </table:table-cell>
              <table:table-cell office:value-type="float" office:value="74098.9466566791">
                <text:p>74098.9466566791</text:p>
              </table:table-cell>
              <table:table-cell office:value-type="float" office:value="37049.4733283395">
                <text:p>37049.4733283395</text:p>
              </table:table-cell>
              <table:table-cell office:value-type="float" office:value="125881.904510252">
                <text:p>125881.904510252</text:p>
              </table:table-cell>
              <table:table-cell office:value-type="float" office:value="62940.952255126">
                <text:p>62940.952255126</text:p>
              </table:table-cell>
              <table:table-cell office:value-type="float" office:value="74118.0954897479">
                <text:p>74118.0954897479</text:p>
              </table:table-cell>
              <table:table-cell office:value-type="float" office:value="37059.047744874">
                <text:p>37059.047744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63340.8557711936">
                <text:p>63340.8557711936</text:p>
              </table:table-cell>
              <table:table-cell office:value-type="float" office:value="126681.711542387">
                <text:p>126681.711542387</text:p>
              </table:table-cell>
              <table:table-cell office:value-type="float" office:value="73257.3813001855">
                <text:p>73257.3813001855</text:p>
              </table:table-cell>
              <table:table-cell office:value-type="float" office:value="36628.6906500928">
                <text:p>36628.6906500928</text:p>
              </table:table-cell>
              <table:table-cell office:value-type="float" office:value="126723.837607826">
                <text:p>126723.837607826</text:p>
              </table:table-cell>
              <table:table-cell office:value-type="float" office:value="63361.9188039128">
                <text:p>63361.9188039128</text:p>
              </table:table-cell>
              <table:table-cell office:value-type="float" office:value="73276.1623921743">
                <text:p>73276.1623921743</text:p>
              </table:table-cell>
              <table:table-cell office:value-type="float" office:value="36638.0811960872">
                <text:p>36638.0811960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63760.6213320432">
                <text:p>63760.6213320432</text:p>
              </table:table-cell>
              <table:table-cell office:value-type="float" office:value="127521.242664086">
                <text:p>127521.242664086</text:p>
              </table:table-cell>
              <table:table-cell office:value-type="float" office:value="72417.8501784863">
                <text:p>72417.8501784863</text:p>
              </table:table-cell>
              <table:table-cell office:value-type="float" office:value="36208.9250892431">
                <text:p>36208.9250892431</text:p>
              </table:table-cell>
              <table:table-cell office:value-type="float" office:value="127563.7355817">
                <text:p>127563.7355817</text:p>
              </table:table-cell>
              <table:table-cell office:value-type="float" office:value="63781.86779085">
                <text:p>63781.86779085</text:p>
              </table:table-cell>
              <table:table-cell office:value-type="float" office:value="72436.2644183001">
                <text:p>72436.2644183001</text:p>
              </table:table-cell>
              <table:table-cell office:value-type="float" office:value="36218.13220915">
                <text:p>36218.13220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64179.337808723">
                <text:p>64179.337808723</text:p>
              </table:table-cell>
              <table:table-cell office:value-type="float" office:value="128358.675617446">
                <text:p>128358.675617446</text:p>
              </table:table-cell>
              <table:table-cell office:value-type="float" office:value="71580.4172251267">
                <text:p>71580.4172251267</text:p>
              </table:table-cell>
              <table:table-cell office:value-type="float" office:value="35790.2086125633">
                <text:p>35790.2086125633</text:p>
              </table:table-cell>
              <table:table-cell office:value-type="float" office:value="128401.534470392">
                <text:p>128401.534470392</text:p>
              </table:table-cell>
              <table:table-cell office:value-type="float" office:value="64200.7672351961">
                <text:p>64200.7672351961</text:p>
              </table:table-cell>
              <table:table-cell office:value-type="float" office:value="71598.4655296077">
                <text:p>71598.4655296077</text:p>
              </table:table-cell>
              <table:table-cell office:value-type="float" office:value="35799.2327648039">
                <text:p>35799.2327648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64596.9733143522">
                <text:p>64596.9733143522</text:p>
              </table:table-cell>
              <table:table-cell office:value-type="float" office:value="129193.946628704">
                <text:p>129193.946628704</text:p>
              </table:table-cell>
              <table:table-cell office:value-type="float" office:value="70745.1462138683">
                <text:p>70745.1462138683</text:p>
              </table:table-cell>
              <table:table-cell office:value-type="float" office:value="35372.5731069341">
                <text:p>35372.5731069341</text:p>
              </table:table-cell>
              <table:table-cell office:value-type="float" office:value="129237.170472274">
                <text:p>129237.170472274</text:p>
              </table:table-cell>
              <table:table-cell office:value-type="float" office:value="64618.5852361368">
                <text:p>64618.5852361368</text:p>
              </table:table-cell>
              <table:table-cell office:value-type="float" office:value="70762.8295277263">
                <text:p>70762.8295277263</text:p>
              </table:table-cell>
              <table:table-cell office:value-type="float" office:value="35381.4147638632">
                <text:p>35381.4147638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65013.4960443701">
                <text:p>65013.4960443701</text:p>
              </table:table-cell>
              <table:table-cell office:value-type="float" office:value="130026.99208874">
                <text:p>130026.99208874</text:p>
              </table:table-cell>
              <table:table-cell office:value-type="float" office:value="69912.1007538326">
                <text:p>69912.1007538326</text:p>
              </table:table-cell>
              <table:table-cell office:value-type="float" office:value="34956.0503769163">
                <text:p>34956.0503769163</text:p>
              </table:table-cell>
              <table:table-cell office:value-type="float" office:value="130070.579950427">
                <text:p>130070.579950427</text:p>
              </table:table-cell>
              <table:table-cell office:value-type="float" office:value="65035.2899752137">
                <text:p>65035.2899752137</text:p>
              </table:table-cell>
              <table:table-cell office:value-type="float" office:value="69929.4200495727">
                <text:p>69929.4200495727</text:p>
              </table:table-cell>
              <table:table-cell office:value-type="float" office:value="34964.7100247863">
                <text:p>34964.71002478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65428.8742789581">
                <text:p>65428.8742789581</text:p>
              </table:table-cell>
              <table:table-cell office:value-type="float" office:value="130857.748557916">
                <text:p>130857.748557916</text:p>
              </table:table-cell>
              <table:table-cell office:value-type="float" office:value="69081.3442846566">
                <text:p>69081.3442846566</text:p>
              </table:table-cell>
              <table:table-cell office:value-type="float" office:value="34540.6721423283">
                <text:p>34540.6721423283</text:p>
              </table:table-cell>
              <table:table-cell office:value-type="float" office:value="130901.699437495">
                <text:p>130901.699437495</text:p>
              </table:table-cell>
              <table:table-cell office:value-type="float" office:value="65450.8497187474">
                <text:p>65450.8497187474</text:p>
              </table:table-cell>
              <table:table-cell office:value-type="float" office:value="69098.3005625053">
                <text:p>69098.3005625053</text:p>
              </table:table-cell>
              <table:table-cell office:value-type="float" office:value="34549.1502812526">
                <text:p>34549.1502812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65843.0763854554">
                <text:p>65843.0763854554</text:p>
              </table:table-cell>
              <table:table-cell office:value-type="float" office:value="131686.152770911">
                <text:p>131686.152770911</text:p>
              </table:table-cell>
              <table:table-cell office:value-type="float" office:value="68252.9400716618">
                <text:p>68252.9400716618</text:p>
              </table:table-cell>
              <table:table-cell office:value-type="float" office:value="34126.4700358309">
                <text:p>34126.4700358309</text:p>
              </table:table-cell>
              <table:table-cell office:value-type="float" office:value="131730.465640509">
                <text:p>131730.465640509</text:p>
              </table:table-cell>
              <table:table-cell office:value-type="float" office:value="65865.2328202546">
                <text:p>65865.2328202546</text:p>
              </table:table-cell>
              <table:table-cell office:value-type="float" office:value="68269.5343594908">
                <text:p>68269.5343594908</text:p>
              </table:table-cell>
              <table:table-cell office:value-type="float" office:value="34134.7671797454">
                <text:p>34134.7671797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66256.0708207681">
                <text:p>66256.0708207681</text:p>
              </table:table-cell>
              <table:table-cell office:value-type="float" office:value="132512.141641536">
                <text:p>132512.141641536</text:p>
              </table:table-cell>
              <table:table-cell office:value-type="float" office:value="67426.9512010365">
                <text:p>67426.9512010365</text:p>
              </table:table-cell>
              <table:table-cell office:value-type="float" office:value="33713.4756005182">
                <text:p>33713.4756005182</text:p>
              </table:table-cell>
              <table:table-cell office:value-type="float" office:value="132556.815445716">
                <text:p>132556.815445716</text:p>
              </table:table-cell>
              <table:table-cell office:value-type="float" office:value="66278.4077228578">
                <text:p>66278.4077228578</text:p>
              </table:table-cell>
              <table:table-cell office:value-type="float" office:value="67443.1845542843">
                <text:p>67443.1845542843</text:p>
              </table:table-cell>
              <table:table-cell office:value-type="float" office:value="33721.5922771422">
                <text:p>33721.5922771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66667.8261337709">
                <text:p>66667.8261337709</text:p>
              </table:table-cell>
              <table:table-cell office:value-type="float" office:value="133335.652267542">
                <text:p>133335.652267542</text:p>
              </table:table-cell>
              <table:table-cell office:value-type="float" office:value="66603.4405750309">
                <text:p>66603.4405750309</text:p>
              </table:table-cell>
              <table:table-cell office:value-type="float" office:value="33301.7202875154">
                <text:p>33301.7202875154</text:p>
              </table:table-cell>
              <table:table-cell office:value-type="float" office:value="133380.685923377">
                <text:p>133380.685923377</text:p>
              </table:table-cell>
              <table:table-cell office:value-type="float" office:value="66690.3429616885">
                <text:p>66690.3429616885</text:p>
              </table:table-cell>
              <table:table-cell office:value-type="float" office:value="66619.3140766229">
                <text:p>66619.3140766229</text:p>
              </table:table-cell>
              <table:table-cell office:value-type="float" office:value="33309.6570383115">
                <text:p>33309.6570383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67078.3109677025">
                <text:p>67078.3109677025</text:p>
              </table:table-cell>
              <table:table-cell office:value-type="float" office:value="134156.621935405">
                <text:p>134156.621935405</text:p>
              </table:table-cell>
              <table:table-cell office:value-type="float" office:value="65782.4709071676">
                <text:p>65782.4709071676</text:p>
              </table:table-cell>
              <table:table-cell office:value-type="float" office:value="32891.2354535838">
                <text:p>32891.2354535838</text:p>
              </table:table-cell>
              <table:table-cell office:value-type="float" office:value="134202.014332567">
                <text:p>134202.014332567</text:p>
              </table:table-cell>
              <table:table-cell office:value-type="float" office:value="67101.0071662834">
                <text:p>67101.0071662834</text:p>
              </table:table-cell>
              <table:table-cell office:value-type="float" office:value="65797.9856674331">
                <text:p>65797.9856674331</text:p>
              </table:table-cell>
              <table:table-cell office:value-type="float" office:value="32898.9928337166">
                <text:p>32898.9928337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5">
                <text:p>20.5</text:p>
              </table:table-cell>
              <table:table-cell office:value-type="float" office:value="67487.4940625537">
                <text:p>67487.4940625537</text:p>
              </table:table-cell>
              <table:table-cell office:value-type="float" office:value="134974.988125107">
                <text:p>134974.988125107</text:p>
              </table:table-cell>
              <table:table-cell office:value-type="float" office:value="64964.1047174654">
                <text:p>64964.1047174654</text:p>
              </table:table-cell>
              <table:table-cell office:value-type="float" office:value="32482.0523587327">
                <text:p>32482.0523587327</text:p>
              </table:table-cell>
              <table:table-cell office:value-type="float" office:value="135020.738125947">
                <text:p>135020.738125947</text:p>
              </table:table-cell>
              <table:table-cell office:value-type="float" office:value="67510.3690629734">
                <text:p>67510.3690629734</text:p>
              </table:table-cell>
              <table:table-cell office:value-type="float" office:value="64979.2618740533">
                <text:p>64979.2618740533</text:p>
              </table:table-cell>
              <table:table-cell office:value-type="float" office:value="32489.6309370266">
                <text:p>32489.63093702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67895.3442574474">
                <text:p>67895.3442574474</text:p>
              </table:table-cell>
              <table:table-cell office:value-type="float" office:value="135790.688514895">
                <text:p>135790.688514895</text:p>
              </table:table-cell>
              <table:table-cell office:value-type="float" office:value="64148.404327678">
                <text:p>64148.404327678</text:p>
              </table:table-cell>
              <table:table-cell office:value-type="float" office:value="32074.202163839">
                <text:p>32074.202163839</text:p>
              </table:table-cell>
              <table:table-cell office:value-type="float" office:value="135836.79495453">
                <text:p>135836.79495453</text:p>
              </table:table-cell>
              <table:table-cell office:value-type="float" office:value="67918.397477265">
                <text:p>67918.397477265</text:p>
              </table:table-cell>
              <table:table-cell office:value-type="float" office:value="64163.20504547">
                <text:p>64163.20504547</text:p>
              </table:table-cell>
              <table:table-cell office:value-type="float" office:value="32081.602522735">
                <text:p>32081.6025227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5">
                <text:p>21.5</text:p>
              </table:table-cell>
              <table:table-cell office:value-type="float" office:value="68301.8304930123">
                <text:p>68301.8304930123</text:p>
              </table:table-cell>
              <table:table-cell office:value-type="float" office:value="136603.660986025">
                <text:p>136603.660986025</text:p>
              </table:table-cell>
              <table:table-cell office:value-type="float" office:value="63335.4318565482">
                <text:p>63335.4318565482</text:p>
              </table:table-cell>
              <table:table-cell office:value-type="float" office:value="31667.7159282741">
                <text:p>31667.7159282741</text:p>
              </table:table-cell>
              <table:table-cell office:value-type="float" office:value="136650.12267243">
                <text:p>136650.12267243</text:p>
              </table:table-cell>
              <table:table-cell office:value-type="float" office:value="68325.0613362149">
                <text:p>68325.0613362149</text:p>
              </table:table-cell>
              <table:table-cell office:value-type="float" office:value="63349.8773275703">
                <text:p>63349.8773275703</text:p>
              </table:table-cell>
              <table:table-cell office:value-type="float" office:value="31674.9386637851">
                <text:p>31674.9386637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68706.9218137477">
                <text:p>68706.9218137477</text:p>
              </table:table-cell>
              <table:table-cell office:value-type="float" office:value="137413.843627495">
                <text:p>137413.843627495</text:p>
              </table:table-cell>
              <table:table-cell office:value-type="float" office:value="62525.2492150773">
                <text:p>62525.2492150773</text:p>
              </table:table-cell>
              <table:table-cell office:value-type="float" office:value="31262.6246075386">
                <text:p>31262.6246075386</text:p>
              </table:table-cell>
              <table:table-cell office:value-type="float" office:value="137460.659341591">
                <text:p>137460.659341591</text:p>
              </table:table-cell>
              <table:table-cell office:value-type="float" office:value="68730.3296707956">
                <text:p>68730.3296707956</text:p>
              </table:table-cell>
              <table:table-cell office:value-type="float" office:value="62539.3406584088">
                <text:p>62539.3406584088</text:p>
              </table:table-cell>
              <table:table-cell office:value-type="float" office:value="31269.6703292044">
                <text:p>31269.67032920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69110.5873703813">
                <text:p>69110.5873703813</text:p>
              </table:table-cell>
              <table:table-cell office:value-type="float" office:value="138221.174740763">
                <text:p>138221.174740763</text:p>
              </table:table-cell>
              <table:table-cell office:value-type="float" office:value="61717.9181018101">
                <text:p>61717.9181018101</text:p>
              </table:table-cell>
              <table:table-cell office:value-type="float" office:value="30858.959050905">
                <text:p>30858.959050905</text:p>
              </table:table-cell>
              <table:table-cell office:value-type="float" office:value="138268.343236509">
                <text:p>138268.343236509</text:p>
              </table:table-cell>
              <table:table-cell office:value-type="float" office:value="69134.1716182545">
                <text:p>69134.1716182545</text:p>
              </table:table-cell>
              <table:table-cell office:value-type="float" office:value="61731.656763491">
                <text:p>61731.656763491</text:p>
              </table:table-cell>
              <table:table-cell office:value-type="float" office:value="30865.8283817455">
                <text:p>30865.8283817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69512.796422218">
                <text:p>69512.796422218</text:p>
              </table:table-cell>
              <table:table-cell office:value-type="float" office:value="139025.592844436">
                <text:p>139025.592844436</text:p>
              </table:table-cell>
              <table:table-cell office:value-type="float" office:value="60913.4999981366">
                <text:p>60913.4999981366</text:p>
              </table:table-cell>
              <table:table-cell office:value-type="float" office:value="30456.7499990683">
                <text:p>30456.7499990683</text:p>
              </table:table-cell>
              <table:table-cell office:value-type="float" office:value="139073.112848927">
                <text:p>139073.112848927</text:p>
              </table:table-cell>
              <table:table-cell office:value-type="float" office:value="69536.5564244637">
                <text:p>69536.5564244637</text:p>
              </table:table-cell>
              <table:table-cell office:value-type="float" office:value="60926.8871510726">
                <text:p>60926.8871510726</text:p>
              </table:table-cell>
              <table:table-cell office:value-type="float" office:value="30463.4435755363">
                <text:p>30463.4435755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69913.5183394814">
                <text:p>69913.5183394814</text:p>
              </table:table-cell>
              <table:table-cell office:value-type="float" office:value="139827.036678963">
                <text:p>139827.036678963</text:p>
              </table:table-cell>
              <table:table-cell office:value-type="float" office:value="60112.0561636099">
                <text:p>60112.0561636099</text:p>
              </table:table-cell>
              <table:table-cell office:value-type="float" office:value="30056.028081805">
                <text:p>30056.028081805</text:p>
              </table:table-cell>
              <table:table-cell office:value-type="float" office:value="139874.906892525">
                <text:p>139874.906892525</text:p>
              </table:table-cell>
              <table:table-cell office:value-type="float" office:value="69937.4534462623">
                <text:p>69937.4534462623</text:p>
              </table:table-cell>
              <table:table-cell office:value-type="float" office:value="60125.0931074754">
                <text:p>60125.0931074754</text:p>
              </table:table-cell>
              <table:table-cell office:value-type="float" office:value="30062.5465537377">
                <text:p>30062.5465537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70312.7226056459">
                <text:p>70312.7226056459</text:p>
              </table:table-cell>
              <table:table-cell office:value-type="float" office:value="140625.445211292">
                <text:p>140625.445211292</text:p>
              </table:table-cell>
              <table:table-cell office:value-type="float" office:value="59313.6476312809">
                <text:p>59313.6476312809</text:p>
              </table:table-cell>
              <table:table-cell office:value-type="float" office:value="29656.8238156404">
                <text:p>29656.8238156404</text:p>
              </table:table-cell>
              <table:table-cell office:value-type="float" office:value="140673.66430758">
                <text:p>140673.66430758</text:p>
              </table:table-cell>
              <table:table-cell office:value-type="float" office:value="70336.83215379">
                <text:p>70336.83215379</text:p>
              </table:table-cell>
              <table:table-cell office:value-type="float" office:value="59326.33569242">
                <text:p>59326.33569242</text:p>
              </table:table-cell>
              <table:table-cell office:value-type="float" office:value="29663.16784621">
                <text:p>29663.16784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70710.3788197611">
                <text:p>70710.3788197611</text:p>
              </table:table-cell>
              <table:table-cell office:value-type="float" office:value="141420.757639522">
                <text:p>141420.757639522</text:p>
              </table:table-cell>
              <table:table-cell office:value-type="float" office:value="58518.3352030504">
                <text:p>58518.3352030504</text:p>
              </table:table-cell>
              <table:table-cell office:value-type="float" office:value="29259.1676015252">
                <text:p>29259.1676015252</text:p>
              </table:table-cell>
              <table:table-cell office:value-type="float" office:value="141469.324265624">
                <text:p>141469.324265624</text:p>
              </table:table-cell>
              <table:table-cell office:value-type="float" office:value="70734.6621328119">
                <text:p>70734.6621328119</text:p>
              </table:table-cell>
              <table:table-cell office:value-type="float" office:value="58530.6757343761">
                <text:p>58530.6757343761</text:p>
              </table:table-cell>
              <table:table-cell office:value-type="float" office:value="29265.3378671881">
                <text:p>29265.3378671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71106.4566987668">
                <text:p>71106.4566987668</text:p>
              </table:table-cell>
              <table:table-cell office:value-type="float" office:value="142212.913397534">
                <text:p>142212.913397534</text:p>
              </table:table-cell>
              <table:table-cell office:value-type="float" office:value="57726.1794450391">
                <text:p>57726.1794450391</text:p>
              </table:table-cell>
              <table:table-cell office:value-type="float" office:value="28863.0897225196">
                <text:p>28863.0897225196</text:p>
              </table:table-cell>
              <table:table-cell office:value-type="float" office:value="142261.82617407">
                <text:p>142261.82617407</text:p>
              </table:table-cell>
              <table:table-cell office:value-type="float" office:value="71130.913087035">
                <text:p>71130.913087035</text:p>
              </table:table-cell>
              <table:table-cell office:value-type="float" office:value="57738.17382593">
                <text:p>57738.17382593</text:p>
              </table:table-cell>
              <table:table-cell office:value-type="float" office:value="28869.086912965">
                <text:p>28869.086912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71500.9260797989">
                <text:p>71500.9260797989</text:p>
              </table:table-cell>
              <table:table-cell office:value-type="float" office:value="143001.852159598">
                <text:p>143001.852159598</text:p>
              </table:table-cell>
              <table:table-cell office:value-type="float" office:value="56937.2406829749">
                <text:p>56937.2406829749</text:p>
              </table:table-cell>
              <table:table-cell office:value-type="float" office:value="28468.6203414875">
                <text:p>28468.6203414875</text:p>
              </table:table-cell>
              <table:table-cell office:value-type="float" office:value="143051.10968083">
                <text:p>143051.10968083</text:p>
              </table:table-cell>
              <table:table-cell office:value-type="float" office:value="71525.5548404148">
                <text:p>71525.5548404148</text:p>
              </table:table-cell>
              <table:table-cell office:value-type="float" office:value="56948.8903191705">
                <text:p>56948.8903191705</text:p>
              </table:table-cell>
              <table:table-cell office:value-type="float" office:value="28474.4451595852">
                <text:p>28474.4451595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71893.7569224869">
                <text:p>71893.7569224869</text:p>
              </table:table-cell>
              <table:table-cell office:value-type="float" office:value="143787.513844974">
                <text:p>143787.513844974</text:p>
              </table:table-cell>
              <table:table-cell office:value-type="float" office:value="56151.578997599">
                <text:p>56151.578997599</text:p>
              </table:table-cell>
              <table:table-cell office:value-type="float" office:value="28075.7894987995">
                <text:p>28075.7894987995</text:p>
              </table:table-cell>
              <table:table-cell office:value-type="float" office:value="143837.114678908">
                <text:p>143837.114678908</text:p>
              </table:table-cell>
              <table:table-cell office:value-type="float" office:value="71918.5573394539">
                <text:p>71918.5573394539</text:p>
              </table:table-cell>
              <table:table-cell office:value-type="float" office:value="56162.8853210923">
                <text:p>56162.8853210923</text:p>
              </table:table-cell>
              <table:table-cell office:value-type="float" office:value="28081.4426605461">
                <text:p>28081.4426605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5">
                <text:p>26.5</text:p>
              </table:table-cell>
              <table:table-cell office:value-type="float" office:value="72284.9193112411">
                <text:p>72284.9193112411</text:p>
              </table:table-cell>
              <table:table-cell office:value-type="float" office:value="144569.838622482">
                <text:p>144569.838622482</text:p>
              </table:table-cell>
              <table:table-cell office:value-type="float" office:value="55369.2542200906">
                <text:p>55369.2542200906</text:p>
              </table:table-cell>
              <table:table-cell office:value-type="float" office:value="27684.6271100453">
                <text:p>27684.6271100453</text:p>
              </table:table-cell>
              <table:table-cell office:value-type="float" office:value="144619.781310981">
                <text:p>144619.781310981</text:p>
              </table:table-cell>
              <table:table-cell office:value-type="float" office:value="72309.8906554904">
                <text:p>72309.8906554904</text:p>
              </table:table-cell>
              <table:table-cell office:value-type="float" office:value="55380.2186890191">
                <text:p>55380.2186890191</text:p>
              </table:table-cell>
              <table:table-cell office:value-type="float" office:value="27690.1093445096">
                <text:p>27690.10934450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72674.3834575312">
                <text:p>72674.3834575312</text:p>
              </table:table-cell>
              <table:table-cell office:value-type="float" office:value="145348.766915062">
                <text:p>145348.766915062</text:p>
              </table:table-cell>
              <table:table-cell office:value-type="float" office:value="54590.3259275103">
                <text:p>54590.3259275103</text:p>
              </table:table-cell>
              <table:table-cell office:value-type="float" office:value="27295.1629637552">
                <text:p>27295.1629637552</text:p>
              </table:table-cell>
              <table:table-cell office:value-type="float" office:value="145399.049973955">
                <text:p>145399.049973955</text:p>
              </table:table-cell>
              <table:table-cell office:value-type="float" office:value="72699.5249869773">
                <text:p>72699.5249869773</text:p>
              </table:table-cell>
              <table:table-cell office:value-type="float" office:value="54600.9500260453">
                <text:p>54600.9500260453</text:p>
              </table:table-cell>
              <table:table-cell office:value-type="float" office:value="27300.4750130227">
                <text:p>27300.4750130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5">
                <text:p>27.5</text:p>
              </table:table-cell>
              <table:table-cell office:value-type="float" office:value="73062.1197021546">
                <text:p>73062.1197021546</text:p>
              </table:table-cell>
              <table:table-cell office:value-type="float" office:value="146124.239404309">
                <text:p>146124.239404309</text:p>
              </table:table-cell>
              <table:table-cell office:value-type="float" office:value="53814.8534382635">
                <text:p>53814.8534382635</text:p>
              </table:table-cell>
              <table:table-cell office:value-type="float" office:value="26907.4267191317">
                <text:p>26907.4267191317</text:p>
              </table:table-cell>
              <table:table-cell office:value-type="float" office:value="146174.861323503">
                <text:p>146174.861323503</text:p>
              </table:table-cell>
              <table:table-cell office:value-type="float" office:value="73087.4306617517">
                <text:p>73087.4306617517</text:p>
              </table:table-cell>
              <table:table-cell office:value-type="float" office:value="53825.1386764966">
                <text:p>53825.1386764966</text:p>
              </table:table-cell>
              <table:table-cell office:value-type="float" office:value="26912.5693382483">
                <text:p>26912.5693382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73448.0985174951">
                <text:p>73448.0985174951</text:p>
              </table:table-cell>
              <table:table-cell office:value-type="float" office:value="146896.19703499">
                <text:p>146896.19703499</text:p>
              </table:table-cell>
              <table:table-cell office:value-type="float" office:value="53042.8958075824">
                <text:p>53042.8958075824</text:p>
              </table:table-cell>
              <table:table-cell office:value-type="float" office:value="26521.4479037912">
                <text:p>26521.4479037912</text:p>
              </table:table-cell>
              <table:table-cell office:value-type="float" office:value="146947.156278589">
                <text:p>146947.156278589</text:p>
              </table:table-cell>
              <table:table-cell office:value-type="float" office:value="73473.5781392945">
                <text:p>73473.5781392945</text:p>
              </table:table-cell>
              <table:table-cell office:value-type="float" office:value="53052.8437214109">
                <text:p>53052.8437214109</text:p>
              </table:table-cell>
              <table:table-cell office:value-type="float" office:value="26526.4218607055">
                <text:p>26526.4218607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5">
                <text:p>28.5</text:p>
              </table:table-cell>
              <table:table-cell office:value-type="float" office:value="73832.2905097716">
                <text:p>73832.2905097716</text:p>
              </table:table-cell>
              <table:table-cell office:value-type="float" office:value="147664.581019543">
                <text:p>147664.581019543</text:p>
              </table:table-cell>
              <table:table-cell office:value-type="float" office:value="52274.5118230296">
                <text:p>52274.5118230296</text:p>
              </table:table-cell>
              <table:table-cell office:value-type="float" office:value="26137.2559115148">
                <text:p>26137.2559115148</text:p>
              </table:table-cell>
              <table:table-cell office:value-type="float" office:value="147715.876025961">
                <text:p>147715.876025961</text:p>
              </table:table-cell>
              <table:table-cell office:value-type="float" office:value="73857.9380129804">
                <text:p>73857.9380129804</text:p>
              </table:table-cell>
              <table:table-cell office:value-type="float" office:value="52284.1239740392">
                <text:p>52284.1239740392</text:p>
              </table:table-cell>
              <table:table-cell office:value-type="float" office:value="26142.0619870196">
                <text:p>26142.06198701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74214.6664212763">
                <text:p>74214.6664212763</text:p>
              </table:table-cell>
              <table:table-cell office:value-type="float" office:value="148429.332842553">
                <text:p>148429.332842553</text:p>
              </table:table-cell>
              <table:table-cell office:value-type="float" office:value="51509.7600000202">
                <text:p>51509.7600000202</text:p>
              </table:table-cell>
              <table:table-cell office:value-type="float" office:value="25754.8800000101">
                <text:p>25754.8800000101</text:p>
              </table:table-cell>
              <table:table-cell office:value-type="float" office:value="148480.962024634">
                <text:p>148480.962024634</text:p>
              </table:table-cell>
              <table:table-cell office:value-type="float" office:value="74240.4810123169">
                <text:p>74240.4810123169</text:p>
              </table:table-cell>
              <table:table-cell office:value-type="float" office:value="51519.0379753663">
                <text:p>51519.0379753663</text:p>
              </table:table-cell>
              <table:table-cell office:value-type="float" office:value="25759.5189876832">
                <text:p>25759.51898768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5">
                <text:p>29.5</text:p>
              </table:table-cell>
              <table:table-cell office:value-type="float" office:value="74595.1971326031">
                <text:p>74595.1971326031</text:p>
              </table:table-cell>
              <table:table-cell office:value-type="float" office:value="149190.394265206">
                <text:p>149190.394265206</text:p>
              </table:table-cell>
              <table:table-cell office:value-type="float" office:value="50748.6985773664">
                <text:p>50748.6985773664</text:p>
              </table:table-cell>
              <table:table-cell office:value-type="float" office:value="25374.3492886832">
                <text:p>25374.3492886832</text:p>
              </table:table-cell>
              <table:table-cell office:value-type="float" office:value="149242.356010347">
                <text:p>149242.356010347</text:p>
              </table:table-cell>
              <table:table-cell office:value-type="float" office:value="74621.1780051734">
                <text:p>74621.1780051734</text:p>
              </table:table-cell>
              <table:table-cell office:value-type="float" office:value="50757.6439896533">
                <text:p>50757.6439896533</text:p>
              </table:table-cell>
              <table:table-cell office:value-type="float" office:value="25378.8219948266">
                <text:p>25378.8219948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74973.8536648652">
                <text:p>74973.8536648652</text:p>
              </table:table-cell>
              <table:table-cell office:value-type="float" office:value="149947.70732973">
                <text:p>149947.70732973</text:p>
              </table:table-cell>
              <table:table-cell office:value-type="float" office:value="49991.3855128423">
                <text:p>49991.3855128423</text:p>
              </table:table-cell>
              <table:table-cell office:value-type="float" office:value="24995.6927564211">
                <text:p>24995.6927564211</text:p>
              </table:table-cell>
              <table:table-cell office:value-type="float" office:value="150000">
                <text:p>150000</text:p>
              </table:table-cell>
              <table:table-cell office:value-type="float" office:value="75000">
                <text:p>75000</text:p>
              </table:table-cell>
              <table:table-cell office:value-type="float" office:value="50000">
                <text:p>50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5">
                <text:p>30.5</text:p>
              </table:table-cell>
              <table:table-cell office:value-type="float" office:value="75350.6071819015">
                <text:p>75350.6071819015</text:p>
              </table:table-cell>
              <table:table-cell office:value-type="float" office:value="150701.214363803">
                <text:p>150701.214363803</text:p>
              </table:table-cell>
              <table:table-cell office:value-type="float" office:value="49237.8784787696">
                <text:p>49237.8784787696</text:p>
              </table:table-cell>
              <table:table-cell office:value-type="float" office:value="24618.9392393848">
                <text:p>24618.9392393848</text:p>
              </table:table-cell>
              <table:table-cell office:value-type="float" office:value="150753.83629607">
                <text:p>150753.83629607</text:p>
              </table:table-cell>
              <table:table-cell office:value-type="float" office:value="75376.9181480352">
                <text:p>75376.9181480352</text:p>
              </table:table-cell>
              <table:table-cell office:value-type="float" office:value="49246.1637039296">
                <text:p>49246.1637039296</text:p>
              </table:table-cell>
              <table:table-cell office:value-type="float" office:value="24623.0818519648">
                <text:p>24623.0818519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75725.4289924731">
                <text:p>75725.4289924731</text:p>
              </table:table-cell>
              <table:table-cell office:value-type="float" office:value="151450.857984946">
                <text:p>151450.857984946</text:p>
              </table:table-cell>
              <table:table-cell office:value-type="float" office:value="48488.2348576264">
                <text:p>48488.2348576264</text:p>
              </table:table-cell>
              <table:table-cell office:value-type="float" office:value="24244.1174288132">
                <text:p>24244.1174288132</text:p>
              </table:table-cell>
              <table:table-cell office:value-type="float" office:value="151503.807491005">
                <text:p>151503.807491005</text:p>
              </table:table-cell>
              <table:table-cell office:value-type="float" office:value="75751.9037455027">
                <text:p>75751.9037455027</text:p>
              </table:table-cell>
              <table:table-cell office:value-type="float" office:value="48496.1925089946">
                <text:p>48496.1925089946</text:p>
              </table:table-cell>
              <table:table-cell office:value-type="float" office:value="24248.0962544973">
                <text:p>24248.09625449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5">
                <text:p>31.5</text:p>
              </table:table-cell>
              <table:table-cell office:value-type="float" office:value="76098.2905524479">
                <text:p>76098.2905524479</text:p>
              </table:table-cell>
              <table:table-cell office:value-type="float" office:value="152196.581104896">
                <text:p>152196.581104896</text:p>
              </table:table-cell>
              <table:table-cell office:value-type="float" office:value="47742.5117376768">
                <text:p>47742.5117376768</text:p>
              </table:table-cell>
              <table:table-cell office:value-type="float" office:value="23871.2558688384">
                <text:p>23871.2558688384</text:p>
              </table:table-cell>
              <table:table-cell office:value-type="float" office:value="152249.856471595">
                <text:p>152249.856471595</text:p>
              </table:table-cell>
              <table:table-cell office:value-type="float" office:value="76124.9282357974">
                <text:p>76124.9282357974</text:p>
              </table:table-cell>
              <table:table-cell office:value-type="float" office:value="47750.1435284051">
                <text:p>47750.1435284051</text:p>
              </table:table-cell>
              <table:table-cell office:value-type="float" office:value="23875.0717642026">
                <text:p>23875.0717642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76469.1634669746">
                <text:p>76469.1634669746</text:p>
              </table:table-cell>
              <table:table-cell office:value-type="float" office:value="152938.326933949">
                <text:p>152938.326933949</text:p>
              </table:table-cell>
              <table:table-cell office:value-type="float" office:value="47000.7659086235">
                <text:p>47000.7659086235</text:p>
              </table:table-cell>
              <table:table-cell office:value-type="float" office:value="23500.3829543118">
                <text:p>23500.3829543118</text:p>
              </table:table-cell>
              <table:table-cell office:value-type="float" office:value="152991.926423321">
                <text:p>152991.926423321</text:p>
              </table:table-cell>
              <table:table-cell office:value-type="float" office:value="76495.9632116602">
                <text:p>76495.9632116602</text:p>
              </table:table-cell>
              <table:table-cell office:value-type="float" office:value="47008.0735766795">
                <text:p>47008.0735766795</text:p>
              </table:table-cell>
              <table:table-cell office:value-type="float" office:value="23504.0367883398">
                <text:p>23504.0367883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5">
                <text:p>32.5</text:p>
              </table:table-cell>
              <table:table-cell office:value-type="float" office:value="76838.0194926447">
                <text:p>76838.0194926447</text:p>
              </table:table-cell>
              <table:table-cell office:value-type="float" office:value="153676.038985289">
                <text:p>153676.038985289</text:p>
              </table:table-cell>
              <table:table-cell office:value-type="float" office:value="46263.0538572833">
                <text:p>46263.0538572833</text:p>
              </table:table-cell>
              <table:table-cell office:value-type="float" office:value="23131.5269286416">
                <text:p>23131.5269286416</text:p>
              </table:table-cell>
              <table:table-cell office:value-type="float" office:value="153729.960834682">
                <text:p>153729.960834682</text:p>
              </table:table-cell>
              <table:table-cell office:value-type="float" office:value="76864.9804173412">
                <text:p>76864.9804173412</text:p>
              </table:table-cell>
              <table:table-cell office:value-type="float" office:value="46270.0391653176">
                <text:p>46270.0391653176</text:p>
              </table:table-cell>
              <table:table-cell office:value-type="float" office:value="23135.0195826588">
                <text:p>23135.01958265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77204.8305396439">
                <text:p>77204.8305396439</text:p>
              </table:table-cell>
              <table:table-cell office:value-type="float" office:value="154409.661079288">
                <text:p>154409.661079288</text:p>
              </table:table-cell>
              <table:table-cell office:value-type="float" office:value="45529.4317632849">
                <text:p>45529.4317632849</text:p>
              </table:table-cell>
              <table:table-cell office:value-type="float" office:value="22764.7158816425">
                <text:p>22764.7158816425</text:p>
              </table:table-cell>
              <table:table-cell office:value-type="float" office:value="154463.903501503">
                <text:p>154463.903501503</text:p>
              </table:table-cell>
              <table:table-cell office:value-type="float" office:value="77231.9517507514">
                <text:p>77231.9517507514</text:p>
              </table:table-cell>
              <table:table-cell office:value-type="float" office:value="45536.0964984973">
                <text:p>45536.0964984973</text:p>
              </table:table-cell>
              <table:table-cell office:value-type="float" office:value="22768.0482492487">
                <text:p>22768.04824924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77569.5686738908">
                <text:p>77569.5686738908</text:p>
              </table:table-cell>
              <table:table-cell office:value-type="float" office:value="155139.137347782">
                <text:p>155139.137347782</text:p>
              </table:table-cell>
              <table:table-cell office:value-type="float" office:value="44799.9554947912">
                <text:p>44799.9554947912</text:p>
              </table:table-cell>
              <table:table-cell office:value-type="float" office:value="22399.9777473956">
                <text:p>22399.9777473956</text:p>
              </table:table-cell>
              <table:table-cell office:value-type="float" office:value="155193.698531206">
                <text:p>155193.698531206</text:p>
              </table:table-cell>
              <table:table-cell office:value-type="float" office:value="77596.8492656029">
                <text:p>77596.8492656029</text:p>
              </table:table-cell>
              <table:table-cell office:value-type="float" office:value="44806.3014687942">
                <text:p>44806.3014687942</text:p>
              </table:table-cell>
              <table:table-cell office:value-type="float" office:value="22403.1507343971">
                <text:p>22403.15073439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77932.2061191642">
                <text:p>77932.2061191642</text:p>
              </table:table-cell>
              <table:table-cell office:value-type="float" office:value="155864.412238328">
                <text:p>155864.412238328</text:p>
              </table:table-cell>
              <table:table-cell office:value-type="float" office:value="44074.6806042443">
                <text:p>44074.6806042443</text:p>
              </table:table-cell>
              <table:table-cell office:value-type="float" office:value="22037.3403021222">
                <text:p>22037.3403021222</text:p>
              </table:table-cell>
              <table:table-cell office:value-type="float" office:value="155919.290347075">
                <text:p>155919.290347075</text:p>
              </table:table-cell>
              <table:table-cell office:value-type="float" office:value="77959.6451735373">
                <text:p>77959.6451735373</text:p>
              </table:table-cell>
              <table:table-cell office:value-type="float" office:value="44080.7096529253">
                <text:p>44080.7096529253</text:p>
              </table:table-cell>
              <table:table-cell office:value-type="float" office:value="22040.3548264627">
                <text:p>22040.3548264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78292.7152592188">
                <text:p>78292.7152592188</text:p>
              </table:table-cell>
              <table:table-cell office:value-type="float" office:value="156585.430518438">
                <text:p>156585.430518438</text:p>
              </table:table-cell>
              <table:table-cell office:value-type="float" office:value="43353.6623241352">
                <text:p>43353.6623241352</text:p>
              </table:table-cell>
              <table:table-cell office:value-type="float" office:value="21676.8311620676">
                <text:p>21676.8311620676</text:p>
              </table:table-cell>
              <table:table-cell office:value-type="float" office:value="156640.623692483">
                <text:p>156640.623692483</text:p>
              </table:table-cell>
              <table:table-cell office:value-type="float" office:value="78320.3118462416">
                <text:p>78320.3118462416</text:p>
              </table:table-cell>
              <table:table-cell office:value-type="float" office:value="43359.3763075167">
                <text:p>43359.3763075167</text:p>
              </table:table-cell>
              <table:table-cell office:value-type="float" office:value="21679.6881537584">
                <text:p>21679.6881537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8651.0686398877">
                <text:p>78651.0686398877</text:p>
              </table:table-cell>
              <table:table-cell office:value-type="float" office:value="157302.137279775">
                <text:p>157302.137279775</text:p>
              </table:table-cell>
              <table:table-cell office:value-type="float" office:value="42636.9555627973">
                <text:p>42636.9555627973</text:p>
              </table:table-cell>
              <table:table-cell office:value-type="float" office:value="21318.4777813987">
                <text:p>21318.4777813987</text:p>
              </table:table-cell>
              <table:table-cell office:value-type="float" office:value="157357.643635105">
                <text:p>157357.643635105</text:p>
              </table:table-cell>
              <table:table-cell office:value-type="float" office:value="78678.8218175523">
                <text:p>78678.8218175523</text:p>
              </table:table-cell>
              <table:table-cell office:value-type="float" office:value="42642.3563648954">
                <text:p>42642.3563648954</text:p>
              </table:table-cell>
              <table:table-cell office:value-type="float" office:value="21321.1781824477">
                <text:p>21321.17818244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5">
                <text:p>35.5</text:p>
              </table:table-cell>
              <table:table-cell office:value-type="float" office:value="79007.2389711736">
                <text:p>79007.2389711736</text:p>
              </table:table-cell>
              <table:table-cell office:value-type="float" office:value="158014.477942347">
                <text:p>158014.477942347</text:p>
              </table:table-cell>
              <table:table-cell office:value-type="float" office:value="41924.6149002255">
                <text:p>41924.6149002255</text:p>
              </table:table-cell>
              <table:table-cell office:value-type="float" office:value="20962.3074501128">
                <text:p>20962.3074501128</text:p>
              </table:table-cell>
              <table:table-cell office:value-type="float" office:value="158070.295571094">
                <text:p>158070.295571094</text:p>
              </table:table-cell>
              <table:table-cell office:value-type="float" office:value="79035.147785547">
                <text:p>79035.147785547</text:p>
              </table:table-cell>
              <table:table-cell office:value-type="float" office:value="41929.704428906">
                <text:p>41929.704428906</text:p>
              </table:table-cell>
              <table:table-cell office:value-type="float" office:value="20964.852214453">
                <text:p>20964.8522144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79361.1991293268">
                <text:p>79361.1991293268</text:p>
              </table:table-cell>
              <table:table-cell office:value-type="float" office:value="158722.398258654">
                <text:p>158722.398258654</text:p>
              </table:table-cell>
              <table:table-cell office:value-type="float" office:value="41216.6945839191">
                <text:p>41216.6945839191</text:p>
              </table:table-cell>
              <table:table-cell office:value-type="float" office:value="20608.3472919596">
                <text:p>20608.3472919596</text:p>
              </table:table-cell>
              <table:table-cell office:value-type="float" office:value="158778.525229247">
                <text:p>158778.525229247</text:p>
              </table:table-cell>
              <table:table-cell office:value-type="float" office:value="79389.2626146237">
                <text:p>79389.2626146237</text:p>
              </table:table-cell>
              <table:table-cell office:value-type="float" office:value="41221.4747707527">
                <text:p>41221.4747707527</text:p>
              </table:table-cell>
              <table:table-cell office:value-type="float" office:value="20610.7373853763">
                <text:p>20610.7373853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5">
                <text:p>36.5</text:p>
              </table:table-cell>
              <table:table-cell office:value-type="float" office:value="79712.9221589108">
                <text:p>79712.9221589108</text:p>
              </table:table-cell>
              <table:table-cell office:value-type="float" office:value="159425.844317822">
                <text:p>159425.844317822</text:p>
              </table:table-cell>
              <table:table-cell office:value-type="float" office:value="40513.2485247511">
                <text:p>40513.2485247511</text:p>
              </table:table-cell>
              <table:table-cell office:value-type="float" office:value="20256.6242623755">
                <text:p>20256.6242623755</text:p>
              </table:table-cell>
              <table:table-cell office:value-type="float" office:value="159482.278675134">
                <text:p>159482.278675134</text:p>
              </table:table-cell>
              <table:table-cell office:value-type="float" office:value="79741.1393375671">
                <text:p>79741.1393375671</text:p>
              </table:table-cell>
              <table:table-cell office:value-type="float" office:value="40517.7213248659">
                <text:p>40517.7213248659</text:p>
              </table:table-cell>
              <table:table-cell office:value-type="float" office:value="20258.8606624329">
                <text:p>20258.86066243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80062.3812748552">
                <text:p>80062.3812748552</text:p>
              </table:table-cell>
              <table:table-cell office:value-type="float" office:value="160124.76254971">
                <text:p>160124.76254971</text:p>
              </table:table-cell>
              <table:table-cell office:value-type="float" office:value="39814.3302928622">
                <text:p>39814.3302928622</text:p>
              </table:table-cell>
              <table:table-cell office:value-type="float" office:value="19907.1651464311">
                <text:p>19907.1651464311</text:p>
              </table:table-cell>
              <table:table-cell office:value-type="float" office:value="160181.502315205">
                <text:p>160181.502315205</text:p>
              </table:table-cell>
              <table:table-cell office:value-type="float" office:value="80090.7511576024">
                <text:p>80090.7511576024</text:p>
              </table:table-cell>
              <table:table-cell office:value-type="float" office:value="39818.4976847952">
                <text:p>39818.4976847952</text:p>
              </table:table-cell>
              <table:table-cell office:value-type="float" office:value="19909.2488423976">
                <text:p>19909.2488423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80409.5498644954">
                <text:p>80409.5498644954</text:p>
              </table:table-cell>
              <table:table-cell office:value-type="float" office:value="160819.099728991">
                <text:p>160819.099728991</text:p>
              </table:table-cell>
              <table:table-cell office:value-type="float" office:value="39119.993113582">
                <text:p>39119.993113582</text:p>
              </table:table-cell>
              <table:table-cell office:value-type="float" office:value="19559.996556791">
                <text:p>19559.996556791</text:p>
              </table:table-cell>
              <table:table-cell office:value-type="float" office:value="160876.142900872">
                <text:p>160876.142900872</text:p>
              </table:table-cell>
              <table:table-cell office:value-type="float" office:value="80438.071450436">
                <text:p>80438.071450436</text:p>
              </table:table-cell>
              <table:table-cell office:value-type="float" office:value="39123.8570991279">
                <text:p>39123.8570991279</text:p>
              </table:table-cell>
              <table:table-cell office:value-type="float" office:value="19561.928549564">
                <text:p>19561.9285495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80754.401489599">
                <text:p>80754.401489599</text:p>
              </table:table-cell>
              <table:table-cell office:value-type="float" office:value="161508.802979198">
                <text:p>161508.802979198</text:p>
              </table:table-cell>
              <table:table-cell office:value-type="float" office:value="38430.2898633747">
                <text:p>38430.2898633747</text:p>
              </table:table-cell>
              <table:table-cell office:value-type="float" office:value="19215.1449316874">
                <text:p>19215.1449316874</text:p>
              </table:table-cell>
              <table:table-cell office:value-type="float" office:value="161566.147532566">
                <text:p>161566.147532566</text:p>
              </table:table-cell>
              <table:table-cell office:value-type="float" office:value="80783.0737662829">
                <text:p>80783.0737662829</text:p>
              </table:table-cell>
              <table:table-cell office:value-type="float" office:value="38433.8524674342">
                <text:p>38433.8524674342</text:p>
              </table:table-cell>
              <table:table-cell office:value-type="float" office:value="19216.9262337171">
                <text:p>19216.9262337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5">
                <text:p>38.5</text:p>
              </table:table-cell>
              <table:table-cell office:value-type="float" office:value="81096.9098883797">
                <text:p>81096.9098883797</text:p>
              </table:table-cell>
              <table:table-cell office:value-type="float" office:value="162193.819776759">
                <text:p>162193.819776759</text:p>
              </table:table-cell>
              <table:table-cell office:value-type="float" office:value="37745.2730658133">
                <text:p>37745.2730658133</text:p>
              </table:table-cell>
              <table:table-cell office:value-type="float" office:value="18872.6365329066">
                <text:p>18872.6365329066</text:p>
              </table:table-cell>
              <table:table-cell office:value-type="float" office:value="162251.463663762">
                <text:p>162251.463663762</text:p>
              </table:table-cell>
              <table:table-cell office:value-type="float" office:value="81125.731831881">
                <text:p>81125.731831881</text:p>
              </table:table-cell>
              <table:table-cell office:value-type="float" office:value="37748.536336238">
                <text:p>37748.536336238</text:p>
              </table:table-cell>
              <table:table-cell office:value-type="float" office:value="18874.268168119">
                <text:p>18874.268168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81437.0489774969">
                <text:p>81437.0489774969</text:p>
              </table:table-cell>
              <table:table-cell office:value-type="float" office:value="162874.097954994">
                <text:p>162874.097954994</text:p>
              </table:table-cell>
              <table:table-cell office:value-type="float" office:value="37064.9948875789">
                <text:p>37064.9948875789</text:p>
              </table:table-cell>
              <table:table-cell office:value-type="float" office:value="18532.4974437894">
                <text:p>18532.4974437894</text:p>
              </table:table-cell>
              <table:table-cell office:value-type="float" office:value="162932.039104984">
                <text:p>162932.039104984</text:p>
              </table:table-cell>
              <table:table-cell office:value-type="float" office:value="81466.0195524919">
                <text:p>81466.0195524919</text:p>
              </table:table-cell>
              <table:table-cell office:value-type="float" office:value="37067.9608950162">
                <text:p>37067.9608950162</text:p>
              </table:table-cell>
              <table:table-cell office:value-type="float" office:value="18533.9804475081">
                <text:p>18533.98044750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5">
                <text:p>39.5</text:p>
              </table:table-cell>
              <table:table-cell office:value-type="float" office:value="81774.792854042">
                <text:p>81774.792854042</text:p>
              </table:table-cell>
              <table:table-cell office:value-type="float" office:value="163549.585708084">
                <text:p>163549.585708084</text:p>
              </table:table-cell>
              <table:table-cell office:value-type="float" office:value="36389.5071344887">
                <text:p>36389.5071344887</text:p>
              </table:table-cell>
              <table:table-cell office:value-type="float" office:value="18194.7535672444">
                <text:p>18194.7535672444</text:p>
              </table:table-cell>
              <table:table-cell office:value-type="float" office:value="163607.822027776">
                <text:p>163607.822027776</text:p>
              </table:table-cell>
              <table:table-cell office:value-type="float" office:value="81803.9110138882">
                <text:p>81803.9110138882</text:p>
              </table:table-cell>
              <table:table-cell office:value-type="float" office:value="36392.1779722236">
                <text:p>36392.1779722236</text:p>
              </table:table-cell>
              <table:table-cell office:value-type="float" office:value="18196.0889861118">
                <text:p>18196.0889861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82110.1157975112">
                <text:p>82110.1157975112</text:p>
              </table:table-cell>
              <table:table-cell office:value-type="float" office:value="164220.231595022">
                <text:p>164220.231595022</text:p>
              </table:table-cell>
              <table:table-cell office:value-type="float" office:value="35718.8612475503">
                <text:p>35718.8612475503</text:p>
              </table:table-cell>
              <table:table-cell office:value-type="float" office:value="17859.4306237752">
                <text:p>17859.4306237752</text:p>
              </table:table-cell>
              <table:table-cell office:value-type="float" office:value="164278.760968654">
                <text:p>164278.760968654</text:p>
              </table:table-cell>
              <table:table-cell office:value-type="float" office:value="82139.380484327">
                <text:p>82139.380484327</text:p>
              </table:table-cell>
              <table:table-cell office:value-type="float" office:value="35721.2390313461">
                <text:p>35721.2390313461</text:p>
              </table:table-cell>
              <table:table-cell office:value-type="float" office:value="17860.619515673">
                <text:p>17860.6195156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5">
                <text:p>40.5</text:p>
              </table:table-cell>
              <table:table-cell office:value-type="float" office:value="82442.9922717641">
                <text:p>82442.9922717641</text:p>
              </table:table-cell>
              <table:table-cell office:value-type="float" office:value="164885.984543528">
                <text:p>164885.984543528</text:p>
              </table:table-cell>
              <table:table-cell office:value-type="float" office:value="35053.1082990446">
                <text:p>35053.1082990446</text:p>
              </table:table-cell>
              <table:table-cell office:value-type="float" office:value="17526.5541495223">
                <text:p>17526.5541495223</text:p>
              </table:table-cell>
              <table:table-cell office:value-type="float" office:value="164944.804833018">
                <text:p>164944.804833018</text:p>
              </table:table-cell>
              <table:table-cell office:value-type="float" office:value="82472.4024165092">
                <text:p>82472.4024165092</text:p>
              </table:table-cell>
              <table:table-cell office:value-type="float" office:value="35055.1951669816">
                <text:p>35055.1951669816</text:p>
              </table:table-cell>
              <table:table-cell office:value-type="float" office:value="17527.5975834908">
                <text:p>17527.59758349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82773.3969269683">
                <text:p>82773.3969269683</text:p>
              </table:table-cell>
              <table:table-cell office:value-type="float" office:value="165546.793853937">
                <text:p>165546.793853937</text:p>
              </table:table-cell>
              <table:table-cell office:value-type="float" office:value="34392.298988636">
                <text:p>34392.298988636</text:p>
              </table:table-cell>
              <table:table-cell office:value-type="float" office:value="17196.149494318">
                <text:p>17196.149494318</text:p>
              </table:table-cell>
              <table:table-cell office:value-type="float" office:value="165605.902899051">
                <text:p>165605.902899051</text:p>
              </table:table-cell>
              <table:table-cell office:value-type="float" office:value="82802.9514495254">
                <text:p>82802.9514495254</text:p>
              </table:table-cell>
              <table:table-cell office:value-type="float" office:value="34394.0971009493">
                <text:p>34394.0971009493</text:p>
              </table:table-cell>
              <table:table-cell office:value-type="float" office:value="17197.0485504746">
                <text:p>17197.0485504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5">
                <text:p>41.5</text:p>
              </table:table-cell>
              <table:table-cell office:value-type="float" office:value="83101.3046015303">
                <text:p>83101.3046015303</text:p>
              </table:table-cell>
              <table:table-cell office:value-type="float" office:value="166202.609203061">
                <text:p>166202.609203061</text:p>
              </table:table-cell>
              <table:table-cell office:value-type="float" office:value="33736.4836395121">
                <text:p>33736.4836395121</text:p>
              </table:table-cell>
              <table:table-cell office:value-type="float" office:value="16868.2418197561">
                <text:p>16868.2418197561</text:p>
              </table:table-cell>
              <table:table-cell office:value-type="float" office:value="166262.004821574">
                <text:p>166262.004821574</text:p>
              </table:table-cell>
              <table:table-cell office:value-type="float" office:value="83131.0024107869">
                <text:p>83131.0024107869</text:p>
              </table:table-cell>
              <table:table-cell office:value-type="float" office:value="33737.9951784263">
                <text:p>33737.9951784263</text:p>
              </table:table-cell>
              <table:table-cell office:value-type="float" office:value="16868.9975892131">
                <text:p>16868.99758921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83426.690324011">
                <text:p>83426.690324011</text:p>
              </table:table-cell>
              <table:table-cell office:value-type="float" office:value="166853.380648022">
                <text:p>166853.380648022</text:p>
              </table:table-cell>
              <table:table-cell office:value-type="float" office:value="33085.7121945508">
                <text:p>33085.7121945508</text:p>
              </table:table-cell>
              <table:table-cell office:value-type="float" office:value="16542.8560972754">
                <text:p>16542.8560972754</text:p>
              </table:table-cell>
              <table:table-cell office:value-type="float" office:value="166913.060635886">
                <text:p>166913.060635886</text:p>
              </table:table-cell>
              <table:table-cell office:value-type="float" office:value="83456.5303179429">
                <text:p>83456.5303179429</text:p>
              </table:table-cell>
              <table:table-cell office:value-type="float" office:value="33086.9393641142">
                <text:p>33086.9393641142</text:p>
              </table:table-cell>
              <table:table-cell office:value-type="float" office:value="16543.4696820571">
                <text:p>16543.46968205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5">
                <text:p>42.5</text:p>
              </table:table-cell>
              <table:table-cell office:value-type="float" office:value="83749.5293150278">
                <text:p>83749.5293150278</text:p>
              </table:table-cell>
              <table:table-cell office:value-type="float" office:value="167499.058630056">
                <text:p>167499.058630056</text:p>
              </table:table-cell>
              <table:table-cell office:value-type="float" office:value="32440.0342125171">
                <text:p>32440.0342125171</text:p>
              </table:table-cell>
              <table:table-cell office:value-type="float" office:value="16220.0171062586">
                <text:p>16220.0171062586</text:p>
              </table:table-cell>
              <table:table-cell office:value-type="float" office:value="167559.020761566">
                <text:p>167559.020761566</text:p>
              </table:table-cell>
              <table:table-cell office:value-type="float" office:value="83779.510380783">
                <text:p>83779.510380783</text:p>
              </table:table-cell>
              <table:table-cell office:value-type="float" office:value="32440.979238434">
                <text:p>32440.979238434</text:p>
              </table:table-cell>
              <table:table-cell office:value-type="float" office:value="16220.489619217">
                <text:p>16220.4896192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84069.7969891417">
                <text:p>84069.7969891417</text:p>
              </table:table-cell>
              <table:table-cell office:value-type="float" office:value="168139.593978283">
                <text:p>168139.593978283</text:p>
              </table:table-cell>
              <table:table-cell office:value-type="float" office:value="31799.4988642893">
                <text:p>31799.4988642893</text:p>
              </table:table-cell>
              <table:table-cell office:value-type="float" office:value="15899.7494321446">
                <text:p>15899.7494321446</text:p>
              </table:table-cell>
              <table:table-cell office:value-type="float" office:value="168199.83600625">
                <text:p>168199.83600625</text:p>
              </table:table-cell>
              <table:table-cell office:value-type="float" office:value="84099.9180031249">
                <text:p>84099.9180031249</text:p>
              </table:table-cell>
              <table:table-cell office:value-type="float" office:value="31800.1639937502">
                <text:p>31800.1639937502</text:p>
              </table:table-cell>
              <table:table-cell office:value-type="float" office:value="15900.0819968751">
                <text:p>15900.0819968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5">
                <text:p>43.5</text:p>
              </table:table-cell>
              <table:table-cell office:value-type="float" office:value="84387.4689567294">
                <text:p>84387.4689567294</text:p>
              </table:table-cell>
              <table:table-cell office:value-type="float" office:value="168774.937913459">
                <text:p>168774.937913459</text:p>
              </table:table-cell>
              <table:table-cell office:value-type="float" office:value="31164.154929114">
                <text:p>31164.154929114</text:p>
              </table:table-cell>
              <table:table-cell office:value-type="float" office:value="15582.077464557">
                <text:p>15582.077464557</text:p>
              </table:table-cell>
              <table:table-cell office:value-type="float" office:value="168835.457569375">
                <text:p>168835.457569375</text:p>
              </table:table-cell>
              <table:table-cell office:value-type="float" office:value="84417.7287846877">
                <text:p>84417.7287846877</text:p>
              </table:table-cell>
              <table:table-cell office:value-type="float" office:value="31164.5424306246">
                <text:p>31164.5424306246</text:p>
              </table:table-cell>
              <table:table-cell office:value-type="float" office:value="15582.2712153123">
                <text:p>15582.2712153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84702.5210258405">
                <text:p>84702.5210258405</text:p>
              </table:table-cell>
              <table:table-cell office:value-type="float" office:value="169405.042051681">
                <text:p>169405.042051681</text:p>
              </table:table-cell>
              <table:table-cell office:value-type="float" office:value="30534.0507908917">
                <text:p>30534.0507908917</text:p>
              </table:table-cell>
              <table:table-cell office:value-type="float" office:value="15267.0253954459">
                <text:p>15267.0253954459</text:p>
              </table:table-cell>
              <table:table-cell office:value-type="float" office:value="169465.8370459">
                <text:p>169465.8370459</text:p>
              </table:table-cell>
              <table:table-cell office:value-type="float" office:value="84732.9185229499">
                <text:p>84732.9185229499</text:p>
              </table:table-cell>
              <table:table-cell office:value-type="float" office:value="30534.1629541003">
                <text:p>30534.1629541003</text:p>
              </table:table-cell>
              <table:table-cell office:value-type="float" office:value="15267.0814770501">
                <text:p>15267.0814770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5">
                <text:p>44.5</text:p>
              </table:table-cell>
              <table:table-cell office:value-type="float" office:value="85014.9292040403">
                <text:p>85014.9292040403</text:p>
              </table:table-cell>
              <table:table-cell office:value-type="float" office:value="170029.858408081">
                <text:p>170029.858408081</text:p>
              </table:table-cell>
              <table:table-cell office:value-type="float" office:value="29909.2344344921">
                <text:p>29909.2344344921</text:p>
              </table:table-cell>
              <table:table-cell office:value-type="float" office:value="14954.6172172461">
                <text:p>14954.6172172461</text:p>
              </table:table-cell>
              <table:table-cell office:value-type="float" office:value="170090.926429985">
                <text:p>170090.926429985</text:p>
              </table:table-cell>
              <table:table-cell office:value-type="float" office:value="85045.4632149926">
                <text:p>85045.4632149926</text:p>
              </table:table-cell>
              <table:table-cell office:value-type="float" office:value="29909.0735700149">
                <text:p>29909.0735700149</text:p>
              </table:table-cell>
              <table:table-cell office:value-type="float" office:value="14954.5367850075">
                <text:p>14954.5367850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85324.6697002364">
                <text:p>85324.6697002364</text:p>
              </table:table-cell>
              <table:table-cell office:value-type="float" office:value="170649.339400473">
                <text:p>170649.339400473</text:p>
              </table:table-cell>
              <table:table-cell office:value-type="float" office:value="29289.7534420999">
                <text:p>29289.7534420999</text:p>
              </table:table-cell>
              <table:table-cell office:value-type="float" office:value="14644.87672105">
                <text:p>14644.87672105</text:p>
              </table:table-cell>
              <table:table-cell office:value-type="float" office:value="170710.678118655">
                <text:p>170710.678118655</text:p>
              </table:table-cell>
              <table:table-cell office:value-type="float" office:value="85355.3390593274">
                <text:p>85355.3390593274</text:p>
              </table:table-cell>
              <table:table-cell office:value-type="float" office:value="29289.3218813453">
                <text:p>29289.3218813453</text:p>
              </table:table-cell>
              <table:table-cell office:value-type="float" office:value="14644.6609406726">
                <text:p>14644.6609406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5">
                <text:p>45.5</text:p>
              </table:table-cell>
              <table:table-cell office:value-type="float" office:value="85631.7189264909">
                <text:p>85631.7189264909</text:p>
              </table:table-cell>
              <table:table-cell office:value-type="float" office:value="171263.437852982">
                <text:p>171263.437852982</text:p>
              </table:table-cell>
              <table:table-cell office:value-type="float" office:value="28675.654989591">
                <text:p>28675.654989591</text:p>
              </table:table-cell>
              <table:table-cell office:value-type="float" office:value="14337.8274947955">
                <text:p>14337.8274947955</text:p>
              </table:table-cell>
              <table:table-cell office:value-type="float" office:value="171325.044915418">
                <text:p>171325.044915418</text:p>
              </table:table-cell>
              <table:table-cell office:value-type="float" office:value="85662.5224577091">
                <text:p>85662.5224577091</text:p>
              </table:table-cell>
              <table:table-cell office:value-type="float" office:value="28674.9550845818">
                <text:p>28674.9550845818</text:p>
              </table:table-cell>
              <table:table-cell office:value-type="float" office:value="14337.4775422909">
                <text:p>14337.4775422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85936.0534998163">
                <text:p>85936.0534998163</text:p>
              </table:table-cell>
              <table:table-cell office:value-type="float" office:value="171872.106999633">
                <text:p>171872.106999633</text:p>
              </table:table-cell>
              <table:table-cell office:value-type="float" office:value="28066.9858429401">
                <text:p>28066.9858429401</text:p>
              </table:table-cell>
              <table:table-cell office:value-type="float" office:value="14033.49292147">
                <text:p>14033.49292147</text:p>
              </table:table-cell>
              <table:table-cell office:value-type="float" office:value="171933.980033865">
                <text:p>171933.980033865</text:p>
              </table:table-cell>
              <table:table-cell office:value-type="float" office:value="85966.9900169326">
                <text:p>85966.9900169326</text:p>
              </table:table-cell>
              <table:table-cell office:value-type="float" office:value="28066.0199661349">
                <text:p>28066.0199661349</text:p>
              </table:table-cell>
              <table:table-cell office:value-type="float" office:value="14033.0099830674">
                <text:p>14033.00998306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5">
                <text:p>46.5</text:p>
              </table:table-cell>
              <table:table-cell office:value-type="float" office:value="86237.6502439567">
                <text:p>86237.6502439567</text:p>
              </table:table-cell>
              <table:table-cell office:value-type="float" office:value="172475.300487913">
                <text:p>172475.300487913</text:p>
              </table:table-cell>
              <table:table-cell office:value-type="float" office:value="27463.7923546593">
                <text:p>27463.7923546593</text:p>
              </table:table-cell>
              <table:table-cell office:value-type="float" office:value="13731.8961773297">
                <text:p>13731.8961773297</text:p>
              </table:table-cell>
              <table:table-cell office:value-type="float" office:value="172537.437101229">
                <text:p>172537.437101229</text:p>
              </table:table-cell>
              <table:table-cell office:value-type="float" office:value="86268.7185506144">
                <text:p>86268.7185506144</text:p>
              </table:table-cell>
              <table:table-cell office:value-type="float" office:value="27462.5628987712">
                <text:p>27462.5628987712</text:p>
              </table:table-cell>
              <table:table-cell office:value-type="float" office:value="13731.2814493856">
                <text:p>13731.2814493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86536.4861911523">
                <text:p>86536.4861911523</text:p>
              </table:table-cell>
              <table:table-cell office:value-type="float" office:value="173072.972382305">
                <text:p>173072.972382305</text:p>
              </table:table-cell>
              <table:table-cell office:value-type="float" office:value="26866.1204602682">
                <text:p>26866.1204602682</text:p>
              </table:table-cell>
              <table:table-cell office:value-type="float" office:value="13433.0602301341">
                <text:p>13433.0602301341</text:p>
              </table:table-cell>
              <table:table-cell office:value-type="float" office:value="173135.370161917">
                <text:p>173135.370161917</text:p>
              </table:table-cell>
              <table:table-cell office:value-type="float" office:value="86567.6850809585">
                <text:p>86567.6850809585</text:p>
              </table:table-cell>
              <table:table-cell office:value-type="float" office:value="26864.629838083">
                <text:p>26864.629838083</text:p>
              </table:table-cell>
              <table:table-cell office:value-type="float" office:value="13432.3149190415">
                <text:p>13432.3149190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5">
                <text:p>47.5</text:p>
              </table:table-cell>
              <table:table-cell office:value-type="float" office:value="86832.5385838887">
                <text:p>86832.5385838887</text:p>
              </table:table-cell>
              <table:table-cell office:value-type="float" office:value="173665.077167777">
                <text:p>173665.077167777</text:p>
              </table:table-cell>
              <table:table-cell office:value-type="float" office:value="26274.0156747953">
                <text:p>26274.0156747953</text:p>
              </table:table-cell>
              <table:table-cell office:value-type="float" office:value="13137.0078373977">
                <text:p>13137.0078373977</text:p>
              </table:table-cell>
              <table:table-cell office:value-type="float" office:value="173727.733681012">
                <text:p>173727.733681012</text:p>
              </table:table-cell>
              <table:table-cell office:value-type="float" office:value="86863.8668405062">
                <text:p>86863.8668405062</text:p>
              </table:table-cell>
              <table:table-cell office:value-type="float" office:value="26272.2663189876">
                <text:p>26272.2663189876</text:p>
              </table:table-cell>
              <table:table-cell office:value-type="float" office:value="13136.1331594938">
                <text:p>13136.1331594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87125.78487663">
                <text:p>87125.78487663</text:p>
              </table:table-cell>
              <table:table-cell office:value-type="float" office:value="174251.56975326">
                <text:p>174251.56975326</text:p>
              </table:table-cell>
              <table:table-cell office:value-type="float" office:value="25687.5230893128">
                <text:p>25687.5230893128</text:p>
              </table:table-cell>
              <table:table-cell office:value-type="float" office:value="12843.7615446564">
                <text:p>12843.7615446564</text:p>
              </table:table-cell>
              <table:table-cell office:value-type="float" office:value="174314.482547739">
                <text:p>174314.482547739</text:p>
              </table:table-cell>
              <table:table-cell office:value-type="float" office:value="87157.2412738697">
                <text:p>87157.2412738697</text:p>
              </table:table-cell>
              <table:table-cell office:value-type="float" office:value="25685.5174522606">
                <text:p>25685.5174522606</text:p>
              </table:table-cell>
              <table:table-cell office:value-type="float" office:value="12842.7587261303">
                <text:p>12842.75872613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5">
                <text:p>48.5</text:p>
              </table:table-cell>
              <table:table-cell office:value-type="float" office:value="87416.2027375357">
                <text:p>87416.2027375357</text:p>
              </table:table-cell>
              <table:table-cell office:value-type="float" office:value="174832.405475071">
                <text:p>174832.405475071</text:p>
              </table:table-cell>
              <table:table-cell office:value-type="float" office:value="25106.6873675014">
                <text:p>25106.6873675014</text:p>
              </table:table-cell>
              <table:table-cell office:value-type="float" office:value="12553.3436837507">
                <text:p>12553.3436837507</text:p>
              </table:table-cell>
              <table:table-cell office:value-type="float" office:value="174895.5720789">
                <text:p>174895.5720789</text:p>
              </table:table-cell>
              <table:table-cell office:value-type="float" office:value="87447.7860394501">
                <text:p>87447.7860394501</text:p>
              </table:table-cell>
              <table:table-cell office:value-type="float" office:value="25104.4279210998">
                <text:p>25104.4279210998</text:p>
              </table:table-cell>
              <table:table-cell office:value-type="float" office:value="12552.2139605499">
                <text:p>12552.2139605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87703.7700501612">
                <text:p>87703.7700501612</text:p>
              </table:table-cell>
              <table:table-cell office:value-type="float" office:value="175407.540100322">
                <text:p>175407.540100322</text:p>
              </table:table-cell>
              <table:table-cell office:value-type="float" office:value="24531.5527422504">
                <text:p>24531.5527422504</text:p>
              </table:table-cell>
              <table:table-cell office:value-type="float" office:value="12265.7763711252">
                <text:p>12265.7763711252</text:p>
              </table:table-cell>
              <table:table-cell office:value-type="float" office:value="175470.958022277">
                <text:p>175470.958022277</text:p>
              </table:table-cell>
              <table:table-cell office:value-type="float" office:value="87735.4790111386">
                <text:p>87735.4790111386</text:p>
              </table:table-cell>
              <table:table-cell office:value-type="float" office:value="24529.0419777228">
                <text:p>24529.0419777228</text:p>
              </table:table-cell>
              <table:table-cell office:value-type="float" office:value="12264.5209888614">
                <text:p>12264.52098886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5">
                <text:p>49.5</text:p>
              </table:table-cell>
              <table:table-cell office:value-type="float" office:value="87988.4649151423">
                <text:p>87988.4649151423</text:p>
              </table:table-cell>
              <table:table-cell office:value-type="float" office:value="175976.929830285">
                <text:p>175976.929830285</text:p>
              </table:table-cell>
              <table:table-cell office:value-type="float" office:value="23962.1630122881">
                <text:p>23962.1630122881</text:p>
              </table:table-cell>
              <table:table-cell office:value-type="float" office:value="11981.081506144">
                <text:p>11981.081506144</text:p>
              </table:table-cell>
              <table:table-cell office:value-type="float" office:value="176040.596560003">
                <text:p>176040.596560003</text:p>
              </table:table-cell>
              <table:table-cell office:value-type="float" office:value="88020.2982800016">
                <text:p>88020.2982800016</text:p>
              </table:table-cell>
              <table:table-cell office:value-type="float" office:value="23959.4034399969">
                <text:p>23959.4034399969</text:p>
              </table:table-cell>
              <table:table-cell office:value-type="float" office:value="11979.7017199984">
                <text:p>11979.7017199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88270.2656518629">
                <text:p>88270.2656518629</text:p>
              </table:table-cell>
              <table:table-cell office:value-type="float" office:value="176540.531303726">
                <text:p>176540.531303726</text:p>
              </table:table-cell>
              <table:table-cell office:value-type="float" office:value="23398.5615388469">
                <text:p>23398.5615388469</text:p>
              </table:table-cell>
              <table:table-cell office:value-type="float" office:value="11699.2807694235">
                <text:p>11699.2807694235</text:p>
              </table:table-cell>
              <table:table-cell office:value-type="float" office:value="176604.444311898">
                <text:p>176604.444311898</text:p>
              </table:table-cell>
              <table:table-cell office:value-type="float" office:value="88302.2221559489">
                <text:p>88302.2221559489</text:p>
              </table:table-cell>
              <table:table-cell office:value-type="float" office:value="23395.5556881022">
                <text:p>23395.5556881022</text:p>
              </table:table-cell>
              <table:table-cell office:value-type="float" office:value="11697.7778440511">
                <text:p>11697.77784405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5">
                <text:p>50.5</text:p>
              </table:table-cell>
              <table:table-cell office:value-type="float" office:value="88549.1508001058">
                <text:p>88549.1508001058</text:p>
              </table:table-cell>
              <table:table-cell office:value-type="float" office:value="177098.301600212">
                <text:p>177098.301600212</text:p>
              </table:table-cell>
              <table:table-cell office:value-type="float" office:value="22840.7912423612">
                <text:p>22840.7912423612</text:p>
              </table:table-cell>
              <table:table-cell office:value-type="float" office:value="11420.3956211806">
                <text:p>11420.3956211806</text:p>
              </table:table-cell>
              <table:table-cell office:value-type="float" office:value="177162.458338772">
                <text:p>177162.458338772</text:p>
              </table:table-cell>
              <table:table-cell office:value-type="float" office:value="88581.229169386">
                <text:p>88581.229169386</text:p>
              </table:table-cell>
              <table:table-cell office:value-type="float" office:value="22837.541661228">
                <text:p>22837.541661228</text:p>
              </table:table-cell>
              <table:table-cell office:value-type="float" office:value="11418.770830614">
                <text:p>11418.770830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88825.0991216871">
                <text:p>88825.0991216871</text:p>
              </table:table-cell>
              <table:table-cell office:value-type="float" office:value="177650.198243374">
                <text:p>177650.198243374</text:p>
              </table:table-cell>
              <table:table-cell office:value-type="float" office:value="22288.8945991984">
                <text:p>22288.8945991984</text:p>
              </table:table-cell>
              <table:table-cell office:value-type="float" office:value="11144.4472995992">
                <text:p>11144.4472995992</text:p>
              </table:table-cell>
              <table:table-cell office:value-type="float" office:value="177714.596145697">
                <text:p>177714.596145697</text:p>
              </table:table-cell>
              <table:table-cell office:value-type="float" office:value="88857.2980728485">
                <text:p>88857.2980728485</text:p>
              </table:table-cell>
              <table:table-cell office:value-type="float" office:value="22285.4038543029">
                <text:p>22285.4038543029</text:p>
              </table:table-cell>
              <table:table-cell office:value-type="float" office:value="11142.7019271515">
                <text:p>11142.701927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5">
                <text:p>51.5</text:p>
              </table:table-cell>
              <table:table-cell office:value-type="float" office:value="89098.0896020739">
                <text:p>89098.0896020739</text:p>
              </table:table-cell>
              <table:table-cell office:value-type="float" office:value="178196.179204148">
                <text:p>178196.179204148</text:p>
              </table:table-cell>
              <table:table-cell office:value-type="float" office:value="21742.9136384248">
                <text:p>21742.9136384248</text:p>
              </table:table-cell>
              <table:table-cell office:value-type="float" office:value="10871.4568192124">
                <text:p>10871.4568192124</text:p>
              </table:table-cell>
              <table:table-cell office:value-type="float" office:value="178260.815685241">
                <text:p>178260.815685241</text:p>
              </table:table-cell>
              <table:table-cell office:value-type="float" office:value="89130.4078426207">
                <text:p>89130.4078426207</text:p>
              </table:table-cell>
              <table:table-cell office:value-type="float" office:value="21739.1843147586">
                <text:p>21739.1843147586</text:p>
              </table:table-cell>
              <table:table-cell office:value-type="float" office:value="10869.5921573793">
                <text:p>10869.59215737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89368.1014519842">
                <text:p>89368.1014519842</text:p>
              </table:table-cell>
              <table:table-cell office:value-type="float" office:value="178736.202903968">
                <text:p>178736.202903968</text:p>
              </table:table-cell>
              <table:table-cell office:value-type="float" office:value="21202.8899386043">
                <text:p>21202.8899386043</text:p>
              </table:table-cell>
              <table:table-cell office:value-type="float" office:value="10601.4449693022">
                <text:p>10601.4449693022</text:p>
              </table:table-cell>
              <table:table-cell office:value-type="float" office:value="178801.075360672">
                <text:p>178801.075360672</text:p>
              </table:table-cell>
              <table:table-cell office:value-type="float" office:value="89400.5376803361">
                <text:p>89400.5376803361</text:p>
              </table:table-cell>
              <table:table-cell office:value-type="float" office:value="21198.9246393278">
                <text:p>21198.9246393278</text:p>
              </table:table-cell>
              <table:table-cell office:value-type="float" office:value="10599.4623196639">
                <text:p>10599.4623196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5">
                <text:p>52.5</text:p>
              </table:table-cell>
              <table:table-cell office:value-type="float" office:value="89635.1141089701">
                <text:p>89635.1141089701</text:p>
              </table:table-cell>
              <table:table-cell office:value-type="float" office:value="179270.22821794">
                <text:p>179270.22821794</text:p>
              </table:table-cell>
              <table:table-cell office:value-type="float" office:value="20668.8646246325">
                <text:p>20668.8646246325</text:p>
              </table:table-cell>
              <table:table-cell office:value-type="float" office:value="10334.4323123162">
                <text:p>10334.4323123162</text:p>
              </table:table-cell>
              <table:table-cell office:value-type="float" office:value="179335.334029124">
                <text:p>179335.334029124</text:p>
              </table:table-cell>
              <table:table-cell office:value-type="float" office:value="89667.6670145618">
                <text:p>89667.6670145618</text:p>
              </table:table-cell>
              <table:table-cell office:value-type="float" office:value="20664.6659708765">
                <text:p>20664.6659708765</text:p>
              </table:table-cell>
              <table:table-cell office:value-type="float" office:value="10332.3329854382">
                <text:p>10332.33298543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89899.1072389841">
                <text:p>89899.1072389841</text:p>
              </table:table-cell>
              <table:table-cell office:value-type="float" office:value="179798.214477968">
                <text:p>179798.214477968</text:p>
              </table:table-cell>
              <table:table-cell office:value-type="float" office:value="20140.8783646045">
                <text:p>20140.8783646045</text:p>
              </table:table-cell>
              <table:table-cell office:value-type="float" office:value="10070.4391823023">
                <text:p>10070.4391823023</text:p>
              </table:table-cell>
              <table:table-cell office:value-type="float" office:value="179863.551004729">
                <text:p>179863.551004729</text:p>
              </table:table-cell>
              <table:table-cell office:value-type="float" office:value="89931.7755023647">
                <text:p>89931.7755023647</text:p>
              </table:table-cell>
              <table:table-cell office:value-type="float" office:value="20136.4489952707">
                <text:p>20136.4489952707</text:p>
              </table:table-cell>
              <table:table-cell office:value-type="float" office:value="10068.2244976354">
                <text:p>10068.22449763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5">
                <text:p>53.5</text:p>
              </table:table-cell>
              <table:table-cell office:value-type="float" office:value="90160.0607379272">
                <text:p>90160.0607379272</text:p>
              </table:table-cell>
              <table:table-cell office:value-type="float" office:value="180320.121475854">
                <text:p>180320.121475854</text:p>
              </table:table-cell>
              <table:table-cell office:value-type="float" office:value="19618.9713667184">
                <text:p>19618.9713667184</text:p>
              </table:table-cell>
              <table:table-cell office:value-type="float" office:value="9809.48568335919">
                <text:p>9809.48568335919</text:p>
              </table:table-cell>
              <table:table-cell office:value-type="float" office:value="180385.686061722">
                <text:p>180385.686061722</text:p>
              </table:table-cell>
              <table:table-cell office:value-type="float" office:value="90192.8430308609">
                <text:p>90192.8430308609</text:p>
              </table:table-cell>
              <table:table-cell office:value-type="float" office:value="19614.3139382783">
                <text:p>19614.3139382783</text:p>
              </table:table-cell>
              <table:table-cell office:value-type="float" office:value="9807.15696913914">
                <text:p>9807.156969139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">
                <text:p>54</text:p>
              </table:table-cell>
              <table:table-cell office:value-type="float" office:value="90417.9547331801">
                <text:p>90417.9547331801</text:p>
              </table:table-cell>
              <table:table-cell office:value-type="float" office:value="180835.90946636">
                <text:p>180835.90946636</text:p>
              </table:table-cell>
              <table:table-cell office:value-type="float" office:value="19103.1833762125">
                <text:p>19103.1833762125</text:p>
              </table:table-cell>
              <table:table-cell office:value-type="float" office:value="9551.59168810626">
                <text:p>9551.59168810626</text:p>
              </table:table-cell>
              <table:table-cell office:value-type="float" office:value="180901.699437495">
                <text:p>180901.699437495</text:p>
              </table:table-cell>
              <table:table-cell office:value-type="float" office:value="90450.8497187474">
                <text:p>90450.8497187474</text:p>
              </table:table-cell>
              <table:table-cell office:value-type="float" office:value="19098.3005625053">
                <text:p>19098.3005625053</text:p>
              </table:table-cell>
              <table:table-cell office:value-type="float" office:value="9549.15028125263">
                <text:p>9549.150281252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5">
                <text:p>54.5</text:p>
              </table:table-cell>
              <table:table-cell office:value-type="float" office:value="90672.7695851166">
                <text:p>90672.7695851166</text:p>
              </table:table-cell>
              <table:table-cell office:value-type="float" office:value="181345.539170233">
                <text:p>181345.539170233</text:p>
              </table:table-cell>
              <table:table-cell office:value-type="float" office:value="18593.5536723394">
                <text:p>18593.5536723394</text:p>
              </table:table-cell>
              <table:table-cell office:value-type="float" office:value="9296.7768361697">
                <text:p>9296.7768361697</text:p>
              </table:table-cell>
              <table:table-cell office:value-type="float" office:value="181411.551835632">
                <text:p>181411.551835632</text:p>
              </table:table-cell>
              <table:table-cell office:value-type="float" office:value="90705.775917816">
                <text:p>90705.775917816</text:p>
              </table:table-cell>
              <table:table-cell office:value-type="float" office:value="18588.4481643681">
                <text:p>18588.4481643681</text:p>
              </table:table-cell>
              <table:table-cell office:value-type="float" office:value="9294.22408218404">
                <text:p>9294.224082184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">
                <text:p>55</text:p>
              </table:table-cell>
              <table:table-cell office:value-type="float" office:value="90924.4858885993">
                <text:p>90924.4858885993</text:p>
              </table:table-cell>
              <table:table-cell office:value-type="float" office:value="181848.971777199">
                <text:p>181848.971777199</text:p>
              </table:table-cell>
              <table:table-cell office:value-type="float" office:value="18090.1210653741">
                <text:p>18090.1210653741</text:p>
              </table:table-cell>
              <table:table-cell office:value-type="float" office:value="9045.06053268704">
                <text:p>9045.06053268704</text:p>
              </table:table-cell>
              <table:table-cell office:value-type="float" office:value="181915.204428899">
                <text:p>181915.204428899</text:p>
              </table:table-cell>
              <table:table-cell office:value-type="float" office:value="90957.6022144496">
                <text:p>90957.6022144496</text:p>
              </table:table-cell>
              <table:table-cell office:value-type="float" office:value="18084.7955711008">
                <text:p>18084.7955711008</text:p>
              </table:table-cell>
              <table:table-cell office:value-type="float" office:value="9042.39778555041">
                <text:p>9042.39778555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5">
                <text:p>55.5</text:p>
              </table:table-cell>
              <table:table-cell office:value-type="float" office:value="91173.084474457">
                <text:p>91173.084474457</text:p>
              </table:table-cell>
              <table:table-cell office:value-type="float" office:value="182346.168948914">
                <text:p>182346.168948914</text:p>
              </table:table-cell>
              <table:table-cell office:value-type="float" office:value="17592.9238936587">
                <text:p>17592.9238936587</text:p>
              </table:table-cell>
              <table:table-cell office:value-type="float" office:value="8796.46194682934">
                <text:p>8796.46194682934</text:p>
              </table:table-cell>
              <table:table-cell office:value-type="float" office:value="182412.618862202">
                <text:p>182412.618862202</text:p>
              </table:table-cell>
              <table:table-cell office:value-type="float" office:value="91206.3094311008">
                <text:p>91206.3094311008</text:p>
              </table:table-cell>
              <table:table-cell office:value-type="float" office:value="17587.3811377984">
                <text:p>17587.3811377984</text:p>
              </table:table-cell>
              <table:table-cell office:value-type="float" office:value="8793.69056889922">
                <text:p>8793.690568899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">
                <text:p>56</text:p>
              </table:table-cell>
              <table:table-cell office:value-type="float" office:value="91418.5464109449">
                <text:p>91418.5464109449</text:p>
              </table:table-cell>
              <table:table-cell office:value-type="float" office:value="182837.09282189">
                <text:p>182837.09282189</text:p>
              </table:table-cell>
              <table:table-cell office:value-type="float" office:value="17102.0000206828">
                <text:p>17102.0000206828</text:p>
              </table:table-cell>
              <table:table-cell office:value-type="float" office:value="8551.00001034142">
                <text:p>8551.00001034142</text:p>
              </table:table-cell>
              <table:table-cell office:value-type="float" office:value="182903.757255504">
                <text:p>182903.757255504</text:p>
              </table:table-cell>
              <table:table-cell office:value-type="float" office:value="91451.8786277521">
                <text:p>91451.8786277521</text:p>
              </table:table-cell>
              <table:table-cell office:value-type="float" office:value="17096.2427444958">
                <text:p>17096.2427444958</text:p>
              </table:table-cell>
              <table:table-cell office:value-type="float" office:value="8548.12137224791">
                <text:p>8548.121372247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5">
                <text:p>56.5</text:p>
              </table:table-cell>
              <table:table-cell office:value-type="float" office:value="91660.8530051863">
                <text:p>91660.8530051863</text:p>
              </table:table-cell>
              <table:table-cell office:value-type="float" office:value="183321.706010373">
                <text:p>183321.706010373</text:p>
              </table:table-cell>
              <table:table-cell office:value-type="float" office:value="16617.3868322002">
                <text:p>16617.3868322002</text:p>
              </table:table-cell>
              <table:table-cell office:value-type="float" office:value="8308.69341610008">
                <text:p>8308.69341610008</text:p>
              </table:table-cell>
              <table:table-cell office:value-type="float" office:value="183388.582206717">
                <text:p>183388.582206717</text:p>
              </table:table-cell>
              <table:table-cell office:value-type="float" office:value="91694.2911033584">
                <text:p>91694.2911033584</text:p>
              </table:table-cell>
              <table:table-cell office:value-type="float" office:value="16611.4177932832">
                <text:p>16611.4177932832</text:p>
              </table:table-cell>
              <table:table-cell office:value-type="float" office:value="8305.70889664159">
                <text:p>8305.708896641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">
                <text:p>57</text:p>
              </table:table-cell>
              <table:table-cell office:value-type="float" office:value="91899.9858045958">
                <text:p>91899.9858045958</text:p>
              </table:table-cell>
              <table:table-cell office:value-type="float" office:value="183799.971609192">
                <text:p>183799.971609192</text:p>
              </table:table-cell>
              <table:table-cell office:value-type="float" office:value="16139.1212333812">
                <text:p>16139.1212333812</text:p>
              </table:table-cell>
              <table:table-cell office:value-type="float" office:value="8069.56061669059">
                <text:p>8069.56061669059</text:p>
              </table:table-cell>
              <table:table-cell office:value-type="float" office:value="183867.056794542">
                <text:p>183867.056794542</text:p>
              </table:table-cell>
              <table:table-cell office:value-type="float" office:value="91933.5283972712">
                <text:p>91933.5283972712</text:p>
              </table:table-cell>
              <table:table-cell office:value-type="float" office:value="16132.9432054576">
                <text:p>16132.9432054576</text:p>
              </table:table-cell>
              <table:table-cell office:value-type="float" office:value="8066.4716027288">
                <text:p>8066.47160272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5">
                <text:p>57.5</text:p>
              </table:table-cell>
              <table:table-cell office:value-type="float" office:value="92135.9265982849">
                <text:p>92135.9265982849</text:p>
              </table:table-cell>
              <table:table-cell office:value-type="float" office:value="184271.85319657">
                <text:p>184271.85319657</text:p>
              </table:table-cell>
              <table:table-cell office:value-type="float" office:value="15667.239646003">
                <text:p>15667.239646003</text:p>
              </table:table-cell>
              <table:table-cell office:value-type="float" office:value="7833.61982300148">
                <text:p>7833.61982300148</text:p>
              </table:table-cell>
              <table:table-cell office:value-type="float" office:value="184339.144581289">
                <text:p>184339.144581289</text:p>
              </table:table-cell>
              <table:table-cell office:value-type="float" office:value="92169.5722906443">
                <text:p>92169.5722906443</text:p>
              </table:table-cell>
              <table:table-cell office:value-type="float" office:value="15660.8554187114">
                <text:p>15660.8554187114</text:p>
              </table:table-cell>
              <table:table-cell office:value-type="float" office:value="7830.42770935571">
                <text:p>7830.42770935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92368.6574184487">
                <text:p>92368.6574184487</text:p>
              </table:table-cell>
              <table:table-cell office:value-type="float" office:value="184737.314836897">
                <text:p>184737.314836897</text:p>
              </table:table-cell>
              <table:table-cell office:value-type="float" office:value="15201.7780056753">
                <text:p>15201.7780056753</text:p>
              </table:table-cell>
              <table:table-cell office:value-type="float" office:value="7600.88900283767">
                <text:p>7600.88900283767</text:p>
              </table:table-cell>
              <table:table-cell office:value-type="float" office:value="184804.809615643">
                <text:p>184804.809615643</text:p>
              </table:table-cell>
              <table:table-cell office:value-type="float" office:value="92402.4048078213">
                <text:p>92402.4048078213</text:p>
              </table:table-cell>
              <table:table-cell office:value-type="float" office:value="15195.1903843574">
                <text:p>15195.1903843574</text:p>
              </table:table-cell>
              <table:table-cell office:value-type="float" office:value="7597.5951921787">
                <text:p>7597.59519217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5">
                <text:p>58.5</text:p>
              </table:table-cell>
              <table:table-cell office:value-type="float" office:value="92598.1605417342">
                <text:p>92598.1605417342</text:p>
              </table:table-cell>
              <table:table-cell office:value-type="float" office:value="185196.321083468">
                <text:p>185196.321083468</text:p>
              </table:table-cell>
              <table:table-cell office:value-type="float" office:value="14742.7717591043">
                <text:p>14742.7717591043</text:p>
              </table:table-cell>
              <table:table-cell office:value-type="float" office:value="7371.38587955215">
                <text:p>7371.38587955215</text:p>
              </table:table-cell>
              <table:table-cell office:value-type="float" office:value="185264.016435409">
                <text:p>185264.016435409</text:p>
              </table:table-cell>
              <table:table-cell office:value-type="float" office:value="92632.0082177046">
                <text:p>92632.0082177046</text:p>
              </table:table-cell>
              <table:table-cell office:value-type="float" office:value="14735.9835645908">
                <text:p>14735.9835645908</text:p>
              </table:table-cell>
              <table:table-cell office:value-type="float" office:value="7367.99178229539">
                <text:p>7367.991782295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92824.41849059">
                <text:p>92824.41849059</text:p>
              </table:table-cell>
              <table:table-cell office:value-type="float" office:value="185648.83698118">
                <text:p>185648.83698118</text:p>
              </table:table-cell>
              <table:table-cell office:value-type="float" office:value="14290.2558613927">
                <text:p>14290.2558613927</text:p>
              </table:table-cell>
              <table:table-cell office:value-type="float" office:value="7145.12793069634">
                <text:p>7145.12793069634</text:p>
              </table:table-cell>
              <table:table-cell office:value-type="float" office:value="185716.730070211">
                <text:p>185716.730070211</text:p>
              </table:table-cell>
              <table:table-cell office:value-type="float" office:value="92858.3650351056">
                <text:p>92858.3650351056</text:p>
              </table:table-cell>
              <table:table-cell office:value-type="float" office:value="14283.2699297888">
                <text:p>14283.2699297888</text:p>
              </table:table-cell>
              <table:table-cell office:value-type="float" office:value="7141.63496489439">
                <text:p>7141.634964894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5">
                <text:p>59.5</text:p>
              </table:table-cell>
              <table:table-cell office:value-type="float" office:value="93047.4140345973">
                <text:p>93047.4140345973</text:p>
              </table:table-cell>
              <table:table-cell office:value-type="float" office:value="186094.828069195">
                <text:p>186094.828069195</text:p>
              </table:table-cell>
              <table:table-cell office:value-type="float" office:value="13844.2647733781">
                <text:p>13844.2647733781</text:p>
              </table:table-cell>
              <table:table-cell office:value-type="float" office:value="6922.13238668903">
                <text:p>6922.13238668903</text:p>
              </table:table-cell>
              <table:table-cell office:value-type="float" office:value="186162.916044153">
                <text:p>186162.916044153</text:p>
              </table:table-cell>
              <table:table-cell office:value-type="float" office:value="93081.4580220763">
                <text:p>93081.4580220763</text:p>
              </table:table-cell>
              <table:table-cell office:value-type="float" office:value="13837.0839558474">
                <text:p>13837.0839558474</text:p>
              </table:table-cell>
              <table:table-cell office:value-type="float" office:value="6918.54197792372">
                <text:p>6918.5419779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93267.1301917821">
                <text:p>93267.1301917821</text:p>
              </table:table-cell>
              <table:table-cell office:value-type="float" office:value="186534.260383564">
                <text:p>186534.260383564</text:p>
              </table:table-cell>
              <table:table-cell office:value-type="float" office:value="13404.8324590085">
                <text:p>13404.8324590085</text:p>
              </table:table-cell>
              <table:table-cell office:value-type="float" office:value="6702.41622950425">
                <text:p>6702.41622950425</text:p>
              </table:table-cell>
              <table:table-cell office:value-type="float" office:value="186602.540378444">
                <text:p>186602.540378444</text:p>
              </table:table-cell>
              <table:table-cell office:value-type="float" office:value="93301.2701892219">
                <text:p>93301.2701892219</text:p>
              </table:table-cell>
              <table:table-cell office:value-type="float" office:value="13397.4596215561">
                <text:p>13397.4596215561</text:p>
              </table:table-cell>
              <table:table-cell office:value-type="float" office:value="6698.72981077807">
                <text:p>6698.729810778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5">
                <text:p>60.5</text:p>
              </table:table-cell>
              <table:table-cell office:value-type="float" office:value="93483.5502299083">
                <text:p>93483.5502299083</text:p>
              </table:table-cell>
              <table:table-cell office:value-type="float" office:value="186967.100459817">
                <text:p>186967.100459817</text:p>
              </table:table-cell>
              <table:table-cell office:value-type="float" office:value="12971.9923827561">
                <text:p>12971.9923827561</text:p>
              </table:table-cell>
              <table:table-cell office:value-type="float" office:value="6485.99619137804">
                <text:p>6485.99619137804</text:p>
              </table:table-cell>
              <table:table-cell office:value-type="float" office:value="187035.56959399">
                <text:p>187035.56959399</text:p>
              </table:table-cell>
              <table:table-cell office:value-type="float" office:value="93517.784796995">
                <text:p>93517.784796995</text:p>
              </table:table-cell>
              <table:table-cell office:value-type="float" office:value="12964.43040601">
                <text:p>12964.43040601</text:p>
              </table:table-cell>
              <table:table-cell office:value-type="float" office:value="6482.21520300501">
                <text:p>6482.215203005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93696.6576677521">
                <text:p>93696.6576677521</text:p>
              </table:table-cell>
              <table:table-cell office:value-type="float" office:value="187393.315335504">
                <text:p>187393.315335504</text:p>
              </table:table-cell>
              <table:table-cell office:value-type="float" office:value="12545.7775070684">
                <text:p>12545.7775070684</text:p>
              </table:table-cell>
              <table:table-cell office:value-type="float" office:value="6272.88875353422">
                <text:p>6272.88875353422</text:p>
              </table:table-cell>
              <table:table-cell office:value-type="float" office:value="187461.97071394">
                <text:p>187461.97071394</text:p>
              </table:table-cell>
              <table:table-cell office:value-type="float" office:value="93730.9853569698">
                <text:p>93730.9853569698</text:p>
              </table:table-cell>
              <table:table-cell office:value-type="float" office:value="12538.0292860604">
                <text:p>12538.0292860604</text:p>
              </table:table-cell>
              <table:table-cell office:value-type="float" office:value="6269.01464303021">
                <text:p>6269.01464303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5">
                <text:p>61.5</text:p>
              </table:table-cell>
              <table:table-cell office:value-type="float" office:value="93906.4362763571">
                <text:p>93906.4362763571</text:p>
              </table:table-cell>
              <table:table-cell office:value-type="float" office:value="187812.872552714">
                <text:p>187812.872552714</text:p>
              </table:table-cell>
              <table:table-cell office:value-type="float" office:value="12126.2202898585">
                <text:p>12126.2202898585</text:p>
              </table:table-cell>
              <table:table-cell office:value-type="float" office:value="6063.11014492924">
                <text:p>6063.11014492924</text:p>
              </table:table-cell>
              <table:table-cell office:value-type="float" office:value="187881.711266197">
                <text:p>187881.711266197</text:p>
              </table:table-cell>
              <table:table-cell office:value-type="float" office:value="93940.8556330983">
                <text:p>93940.8556330983</text:p>
              </table:table-cell>
              <table:table-cell office:value-type="float" office:value="12118.2887338035">
                <text:p>12118.2887338035</text:p>
              </table:table-cell>
              <table:table-cell office:value-type="float" office:value="6059.14436690173">
                <text:p>6059.144366901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">
                <text:p>62</text:p>
              </table:table-cell>
              <table:table-cell office:value-type="float" office:value="94112.87008027">
                <text:p>94112.87008027</text:p>
              </table:table-cell>
              <table:table-cell office:value-type="float" office:value="188225.74016054">
                <text:p>188225.74016054</text:p>
              </table:table-cell>
              <table:table-cell office:value-type="float" office:value="11713.3526820327">
                <text:p>11713.3526820327</text:p>
              </table:table-cell>
              <table:table-cell office:value-type="float" office:value="5856.67634101636">
                <text:p>5856.67634101636</text:p>
              </table:table-cell>
              <table:table-cell office:value-type="float" office:value="188294.759285893">
                <text:p>188294.759285893</text:p>
              </table:table-cell>
              <table:table-cell office:value-type="float" office:value="94147.3796429464">
                <text:p>94147.3796429464</text:p>
              </table:table-cell>
              <table:table-cell office:value-type="float" office:value="11705.2407141073">
                <text:p>11705.2407141073</text:p>
              </table:table-cell>
              <table:table-cell office:value-type="float" office:value="5852.62035705366">
                <text:p>5852.620357053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.5">
                <text:p>62.5</text:p>
              </table:table-cell>
              <table:table-cell office:value-type="float" office:value="94315.9433587574">
                <text:p>94315.9433587574</text:p>
              </table:table-cell>
              <table:table-cell office:value-type="float" office:value="188631.886717515">
                <text:p>188631.886717515</text:p>
              </table:table-cell>
              <table:table-cell office:value-type="float" office:value="11307.2061250579">
                <text:p>11307.2061250579</text:p>
              </table:table-cell>
              <table:table-cell office:value-type="float" office:value="5653.60306252897">
                <text:p>5653.60306252897</text:p>
              </table:table-cell>
              <table:table-cell office:value-type="float" office:value="188701.083317822">
                <text:p>188701.083317822</text:p>
              </table:table-cell>
              <table:table-cell office:value-type="float" office:value="94350.5416589111">
                <text:p>94350.5416589111</text:p>
              </table:table-cell>
              <table:table-cell office:value-type="float" office:value="11298.9166821778">
                <text:p>11298.9166821778</text:p>
              </table:table-cell>
              <table:table-cell office:value-type="float" office:value="5649.45834108892">
                <text:p>5649.458341088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94515.6406470029">
                <text:p>94515.6406470029</text:p>
              </table:table-cell>
              <table:table-cell office:value-type="float" office:value="189031.281294006">
                <text:p>189031.281294006</text:p>
              </table:table-cell>
              <table:table-cell office:value-type="float" office:value="10907.8115485669">
                <text:p>10907.8115485669</text:p>
              </table:table-cell>
              <table:table-cell office:value-type="float" office:value="5453.90577428346">
                <text:p>5453.90577428346</text:p>
              </table:table-cell>
              <table:table-cell office:value-type="float" office:value="189100.652418837">
                <text:p>189100.652418837</text:p>
              </table:table-cell>
              <table:table-cell office:value-type="float" office:value="94550.3262094184">
                <text:p>94550.3262094184</text:p>
              </table:table-cell>
              <table:table-cell office:value-type="float" office:value="10899.3475811632">
                <text:p>10899.3475811632</text:p>
              </table:table-cell>
              <table:table-cell office:value-type="float" office:value="5449.67379058161">
                <text:p>5449.673790581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.5">
                <text:p>63.5</text:p>
              </table:table-cell>
              <table:table-cell office:value-type="float" office:value="94711.9467372849">
                <text:p>94711.9467372849</text:p>
              </table:table-cell>
              <table:table-cell office:value-type="float" office:value="189423.89347457">
                <text:p>189423.89347457</text:p>
              </table:table-cell>
              <table:table-cell office:value-type="float" office:value="10515.199368003">
                <text:p>10515.199368003</text:p>
              </table:table-cell>
              <table:table-cell office:value-type="float" office:value="5257.59968400149">
                <text:p>5257.59968400149</text:p>
              </table:table-cell>
              <table:table-cell office:value-type="float" office:value="189493.436160203">
                <text:p>189493.436160203</text:p>
              </table:table-cell>
              <table:table-cell office:value-type="float" office:value="94746.7180801013">
                <text:p>94746.7180801013</text:p>
              </table:table-cell>
              <table:table-cell office:value-type="float" office:value="10506.5638397975">
                <text:p>10506.5638397975</text:p>
              </table:table-cell>
              <table:table-cell office:value-type="float" office:value="5253.28191989874">
                <text:p>5253.281919898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94904.8466801345">
                <text:p>94904.8466801345</text:p>
              </table:table-cell>
              <table:table-cell office:value-type="float" office:value="189809.693360269">
                <text:p>189809.693360269</text:p>
              </table:table-cell>
              <table:table-cell office:value-type="float" office:value="10129.3994823037">
                <text:p>10129.3994823037</text:p>
              </table:table-cell>
              <table:table-cell office:value-type="float" office:value="5064.69974115187">
                <text:p>5064.69974115187</text:p>
              </table:table-cell>
              <table:table-cell office:value-type="float" office:value="189879.404629917">
                <text:p>189879.404629917</text:p>
              </table:table-cell>
              <table:table-cell office:value-type="float" office:value="94939.7023149584">
                <text:p>94939.7023149584</text:p>
              </table:table-cell>
              <table:table-cell office:value-type="float" office:value="10120.5953700833">
                <text:p>10120.5953700833</text:p>
              </table:table-cell>
              <table:table-cell office:value-type="float" office:value="5060.29768504165">
                <text:p>5060.297685041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.5">
                <text:p>64.5</text:p>
              </table:table-cell>
              <table:table-cell office:value-type="float" office:value="95094.3257854743">
                <text:p>95094.3257854743</text:p>
              </table:table-cell>
              <table:table-cell office:value-type="float" office:value="190188.651570949">
                <text:p>190188.651570949</text:p>
              </table:table-cell>
              <table:table-cell office:value-type="float" office:value="9750.44127162419">
                <text:p>9750.44127162419</text:p>
              </table:table-cell>
              <table:table-cell office:value-type="float" office:value="4875.22063581209">
                <text:p>4875.22063581209</text:p>
              </table:table-cell>
              <table:table-cell office:value-type="float" office:value="190258.528434986">
                <text:p>190258.528434986</text:p>
              </table:table-cell>
              <table:table-cell office:value-type="float" office:value="95129.264217493">
                <text:p>95129.264217493</text:p>
              </table:table-cell>
              <table:table-cell office:value-type="float" office:value="9741.47156501395">
                <text:p>9741.47156501395</text:p>
              </table:table-cell>
              <table:table-cell office:value-type="float" office:value="4870.73578250697">
                <text:p>4870.735782506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95280.3696237367">
                <text:p>95280.3696237367</text:p>
              </table:table-cell>
              <table:table-cell office:value-type="float" office:value="190560.739247473">
                <text:p>190560.739247473</text:p>
              </table:table-cell>
              <table:table-cell office:value-type="float" office:value="9378.35359509923">
                <text:p>9378.35359509923</text:p>
              </table:table-cell>
              <table:table-cell office:value-type="float" office:value="4689.17679754961">
                <text:p>4689.17679754961</text:p>
              </table:table-cell>
              <table:table-cell office:value-type="float" office:value="190630.778703665">
                <text:p>190630.778703665</text:p>
              </table:table-cell>
              <table:table-cell office:value-type="float" office:value="95315.3893518325">
                <text:p>95315.3893518325</text:p>
              </table:table-cell>
              <table:table-cell office:value-type="float" office:value="9369.22129633501">
                <text:p>9369.22129633501</text:p>
              </table:table-cell>
              <table:table-cell office:value-type="float" office:value="4684.6106481675">
                <text:p>4684.61064816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.5">
                <text:p>65.5</text:p>
              </table:table-cell>
              <table:table-cell office:value-type="float" office:value="95462.9640269633">
                <text:p>95462.9640269633</text:p>
              </table:table-cell>
              <table:table-cell office:value-type="float" office:value="190925.928053927">
                <text:p>190925.928053927</text:p>
              </table:table-cell>
              <table:table-cell office:value-type="float" office:value="9013.16478864606">
                <text:p>9013.16478864606</text:p>
              </table:table-cell>
              <table:table-cell office:value-type="float" office:value="4506.58239432303">
                <text:p>4506.58239432303</text:p>
              </table:table-cell>
              <table:table-cell office:value-type="float" office:value="190996.127087654">
                <text:p>190996.127087654</text:p>
              </table:table-cell>
              <table:table-cell office:value-type="float" office:value="95498.0635438272">
                <text:p>95498.0635438272</text:p>
              </table:table-cell>
              <table:table-cell office:value-type="float" office:value="9003.87291234568">
                <text:p>9003.87291234568</text:p>
              </table:table-cell>
              <table:table-cell office:value-type="float" office:value="4501.93645617284">
                <text:p>4501.936456172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">
                <text:p>66</text:p>
              </table:table-cell>
              <table:table-cell office:value-type="float" office:value="95642.0950898833">
                <text:p>95642.0950898833</text:p>
              </table:table-cell>
              <table:table-cell office:value-type="float" office:value="191284.190179767">
                <text:p>191284.190179767</text:p>
              </table:table-cell>
              <table:table-cell office:value-type="float" office:value="8654.90266280618">
                <text:p>8654.90266280618</text:p>
              </table:table-cell>
              <table:table-cell office:value-type="float" office:value="4327.45133140309">
                <text:p>4327.45133140309</text:p>
              </table:table-cell>
              <table:table-cell office:value-type="float" office:value="191354.54576426">
                <text:p>191354.54576426</text:p>
              </table:table-cell>
              <table:table-cell office:value-type="float" office:value="95677.27288213">
                <text:p>95677.27288213</text:p>
              </table:table-cell>
              <table:table-cell office:value-type="float" office:value="8645.45423573991">
                <text:p>8645.45423573991</text:p>
              </table:table-cell>
              <table:table-cell office:value-type="float" office:value="4322.72711786996">
                <text:p>4322.727117869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5">
                <text:p>66.5</text:p>
              </table:table-cell>
              <table:table-cell office:value-type="float" office:value="95817.7491709726">
                <text:p>95817.7491709726</text:p>
              </table:table-cell>
              <table:table-cell office:value-type="float" office:value="191635.498341945">
                <text:p>191635.498341945</text:p>
              </table:table-cell>
              <table:table-cell office:value-type="float" office:value="8303.5945006275">
                <text:p>8303.5945006275</text:p>
              </table:table-cell>
              <table:table-cell office:value-type="float" office:value="4151.79725031375">
                <text:p>4151.79725031375</text:p>
              </table:table-cell>
              <table:table-cell office:value-type="float" office:value="191706.007438512">
                <text:p>191706.007438512</text:p>
              </table:table-cell>
              <table:table-cell office:value-type="float" office:value="95853.0037192562">
                <text:p>95853.0037192562</text:p>
              </table:table-cell>
              <table:table-cell office:value-type="float" office:value="8293.9925614876">
                <text:p>8293.9925614876</text:p>
              </table:table-cell>
              <table:table-cell office:value-type="float" office:value="4146.9962807438">
                <text:p>4146.99628074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">
                <text:p>67</text:p>
              </table:table-cell>
              <table:table-cell office:value-type="float" office:value="95989.912893493">
                <text:p>95989.912893493</text:p>
              </table:table-cell>
              <table:table-cell office:value-type="float" office:value="191979.825786986">
                <text:p>191979.825786986</text:p>
              </table:table-cell>
              <table:table-cell office:value-type="float" office:value="7959.26705558675">
                <text:p>7959.26705558675</text:p>
              </table:table-cell>
              <table:table-cell office:value-type="float" office:value="3979.63352779338">
                <text:p>3979.63352779338</text:p>
              </table:table-cell>
              <table:table-cell office:value-type="float" office:value="192050.485345244">
                <text:p>192050.485345244</text:p>
              </table:table-cell>
              <table:table-cell office:value-type="float" office:value="96025.242672622">
                <text:p>96025.242672622</text:p>
              </table:table-cell>
              <table:table-cell office:value-type="float" office:value="7949.51465475596">
                <text:p>7949.51465475596</text:p>
              </table:table-cell>
              <table:table-cell office:value-type="float" office:value="3974.75732737798">
                <text:p>3974.757327377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.5">
                <text:p>67.5</text:p>
              </table:table-cell>
              <table:table-cell office:value-type="float" office:value="96158.5731465104">
                <text:p>96158.5731465104</text:p>
              </table:table-cell>
              <table:table-cell office:value-type="float" office:value="192317.146293021">
                <text:p>192317.146293021</text:p>
              </table:table-cell>
              <table:table-cell office:value-type="float" office:value="7621.94654955199">
                <text:p>7621.94654955199</text:p>
              </table:table-cell>
              <table:table-cell office:value-type="float" office:value="3810.97327477599">
                <text:p>3810.97327477599</text:p>
              </table:table-cell>
              <table:table-cell office:value-type="float" office:value="192387.953251129">
                <text:p>192387.953251129</text:p>
              </table:table-cell>
              <table:table-cell office:value-type="float" office:value="96193.9766255643">
                <text:p>96193.9766255643</text:p>
              </table:table-cell>
              <table:table-cell office:value-type="float" office:value="7612.04674887133">
                <text:p>7612.04674887133</text:p>
              </table:table-cell>
              <table:table-cell office:value-type="float" office:value="3806.02337443566">
                <text:p>3806.023374435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">
                <text:p>68</text:p>
              </table:table-cell>
              <table:table-cell office:value-type="float" office:value="96323.7170858935">
                <text:p>96323.7170858935</text:p>
              </table:table-cell>
              <table:table-cell office:value-type="float" office:value="192647.434171787">
                <text:p>192647.434171787</text:p>
              </table:table-cell>
              <table:table-cell office:value-type="float" office:value="7291.65867078573">
                <text:p>7291.65867078573</text:p>
              </table:table-cell>
              <table:table-cell office:value-type="float" office:value="3645.82933539286">
                <text:p>3645.82933539286</text:p>
              </table:table-cell>
              <table:table-cell office:value-type="float" office:value="192718.385456679">
                <text:p>192718.385456679</text:p>
              </table:table-cell>
              <table:table-cell office:value-type="float" office:value="96359.1927283394">
                <text:p>96359.1927283394</text:p>
              </table:table-cell>
              <table:table-cell office:value-type="float" office:value="7281.61454332127">
                <text:p>7281.61454332127</text:p>
              </table:table-cell>
              <table:table-cell office:value-type="float" office:value="3640.80727166063">
                <text:p>3640.807271660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5">
                <text:p>68.5</text:p>
              </table:table-cell>
              <table:table-cell office:value-type="float" office:value="96485.332135292">
                <text:p>96485.332135292</text:p>
              </table:table-cell>
              <table:table-cell office:value-type="float" office:value="192970.664270584">
                <text:p>192970.664270584</text:p>
              </table:table-cell>
              <table:table-cell office:value-type="float" office:value="6968.4285719887">
                <text:p>6968.4285719887</text:p>
              </table:table-cell>
              <table:table-cell office:value-type="float" office:value="3484.21428599435">
                <text:p>3484.21428599435</text:p>
              </table:table-cell>
              <table:table-cell office:value-type="float" office:value="193041.756798202">
                <text:p>193041.756798202</text:p>
              </table:table-cell>
              <table:table-cell office:value-type="float" office:value="96520.8783991012">
                <text:p>96520.8783991012</text:p>
              </table:table-cell>
              <table:table-cell office:value-type="float" office:value="6958.24320179754">
                <text:p>6958.24320179754</text:p>
              </table:table-cell>
              <table:table-cell office:value-type="float" office:value="3479.12160089877">
                <text:p>3479.121600898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96643.4059870942">
                <text:p>96643.4059870942</text:p>
              </table:table-cell>
              <table:table-cell office:value-type="float" office:value="193286.811974188">
                <text:p>193286.811974188</text:p>
              </table:table-cell>
              <table:table-cell office:value-type="float" office:value="6652.28086838435">
                <text:p>6652.28086838435</text:p>
              </table:table-cell>
              <table:table-cell office:value-type="float" office:value="3326.14043419217">
                <text:p>3326.14043419217</text:p>
              </table:table-cell>
              <table:table-cell office:value-type="float" office:value="193358.04264972">
                <text:p>193358.04264972</text:p>
              </table:table-cell>
              <table:table-cell office:value-type="float" office:value="96679.0213248601">
                <text:p>96679.0213248601</text:p>
              </table:table-cell>
              <table:table-cell office:value-type="float" office:value="6641.95735027983">
                <text:p>6641.95735027983</text:p>
              </table:table-cell>
              <table:table-cell office:value-type="float" office:value="3320.97867513991">
                <text:p>3320.97867513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5">
                <text:p>69.5</text:p>
              </table:table-cell>
              <table:table-cell office:value-type="float" office:value="96797.9266033642">
                <text:p>96797.9266033642</text:p>
              </table:table-cell>
              <table:table-cell office:value-type="float" office:value="193595.853206728">
                <text:p>193595.853206728</text:p>
              </table:table-cell>
              <table:table-cell office:value-type="float" office:value="6343.23963584436">
                <text:p>6343.23963584436</text:p>
              </table:table-cell>
              <table:table-cell office:value-type="float" office:value="3171.61981792218">
                <text:p>3171.61981792218</text:p>
              </table:table-cell>
              <table:table-cell office:value-type="float" office:value="193667.21892484">
                <text:p>193667.21892484</text:p>
              </table:table-cell>
              <table:table-cell office:value-type="float" office:value="96833.6094624199">
                <text:p>96833.6094624199</text:p>
              </table:table-cell>
              <table:table-cell office:value-type="float" office:value="6332.78107516024">
                <text:p>6332.78107516024</text:p>
              </table:table-cell>
              <table:table-cell office:value-type="float" office:value="3166.39053758012">
                <text:p>3166.390537580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96948.8822167588">
                <text:p>96948.8822167588</text:p>
              </table:table-cell>
              <table:table-cell office:value-type="float" office:value="193897.764433518">
                <text:p>193897.764433518</text:p>
              </table:table-cell>
              <table:table-cell office:value-type="float" office:value="6041.32840905506">
                <text:p>6041.32840905506</text:p>
              </table:table-cell>
              <table:table-cell office:value-type="float" office:value="3020.66420452753">
                <text:p>3020.66420452753</text:p>
              </table:table-cell>
              <table:table-cell office:value-type="float" office:value="193969.262078591">
                <text:p>193969.262078591</text:p>
              </table:table-cell>
              <table:table-cell office:value-type="float" office:value="96984.6310392954">
                <text:p>96984.6310392954</text:p>
              </table:table-cell>
              <table:table-cell office:value-type="float" office:value="6030.73792140917">
                <text:p>6030.73792140917</text:p>
              </table:table-cell>
              <table:table-cell office:value-type="float" office:value="3015.36896070458">
                <text:p>3015.36896070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5">
                <text:p>70.5</text:p>
              </table:table-cell>
              <table:table-cell office:value-type="float" office:value="97096.2613314237">
                <text:p>97096.2613314237</text:p>
              </table:table-cell>
              <table:table-cell office:value-type="float" office:value="194192.522662847">
                <text:p>194192.522662847</text:p>
              </table:table-cell>
              <table:table-cell office:value-type="float" office:value="5746.57017972526">
                <text:p>5746.57017972526</text:p>
              </table:table-cell>
              <table:table-cell office:value-type="float" office:value="2873.28508986263">
                <text:p>2873.28508986263</text:p>
              </table:table-cell>
              <table:table-cell office:value-type="float" office:value="194264.149109218">
                <text:p>194264.149109218</text:p>
              </table:table-cell>
              <table:table-cell office:value-type="float" office:value="97132.0745546089">
                <text:p>97132.0745546089</text:p>
              </table:table-cell>
              <table:table-cell office:value-type="float" office:value="5735.85089078216">
                <text:p>5735.85089078216</text:p>
              </table:table-cell>
              <table:table-cell office:value-type="float" office:value="2867.92544539108">
                <text:p>2867.92544539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97240.0527238687">
                <text:p>97240.0527238687</text:p>
              </table:table-cell>
              <table:table-cell office:value-type="float" office:value="194480.105447737">
                <text:p>194480.105447737</text:p>
              </table:table-cell>
              <table:table-cell office:value-type="float" office:value="5458.98739483536">
                <text:p>5458.98739483536</text:p>
              </table:table-cell>
              <table:table-cell office:value-type="float" office:value="2729.49369741768">
                <text:p>2729.49369741768</text:p>
              </table:table-cell>
              <table:table-cell office:value-type="float" office:value="194551.857559932">
                <text:p>194551.857559932</text:p>
              </table:table-cell>
              <table:table-cell office:value-type="float" office:value="97275.9287799658">
                <text:p>97275.9287799658</text:p>
              </table:table-cell>
              <table:table-cell office:value-type="float" office:value="5448.14244006833">
                <text:p>5448.14244006833</text:p>
              </table:table-cell>
              <table:table-cell office:value-type="float" office:value="2724.07122003416">
                <text:p>2724.071220034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5">
                <text:p>71.5</text:p>
              </table:table-cell>
              <table:table-cell office:value-type="float" office:value="97380.2454438225">
                <text:p>97380.2454438225</text:p>
              </table:table-cell>
              <table:table-cell office:value-type="float" office:value="194760.490887645">
                <text:p>194760.490887645</text:p>
              </table:table-cell>
              <table:table-cell office:value-type="float" office:value="5178.6019549278">
                <text:p>5178.6019549278</text:p>
              </table:table-cell>
              <table:table-cell office:value-type="float" office:value="2589.3009774639">
                <text:p>2589.3009774639</text:p>
              </table:table-cell>
              <table:table-cell office:value-type="float" office:value="194832.36552062">
                <text:p>194832.36552062</text:p>
              </table:table-cell>
              <table:table-cell office:value-type="float" office:value="97416.18276031">
                <text:p>97416.18276031</text:p>
              </table:table-cell>
              <table:table-cell office:value-type="float" office:value="5167.63447938007">
                <text:p>5167.63447938007</text:p>
              </table:table-cell>
              <table:table-cell office:value-type="float" office:value="2583.81723969003">
                <text:p>2583.817239690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">
                <text:p>72</text:p>
              </table:table-cell>
              <table:table-cell office:value-type="float" office:value="97516.8288150666">
                <text:p>97516.8288150666</text:p>
              </table:table-cell>
              <table:table-cell office:value-type="float" office:value="195033.657630133">
                <text:p>195033.657630133</text:p>
              </table:table-cell>
              <table:table-cell office:value-type="float" office:value="4905.43521243945">
                <text:p>4905.43521243945</text:p>
              </table:table-cell>
              <table:table-cell office:value-type="float" office:value="2452.71760621973">
                <text:p>2452.71760621973</text:p>
              </table:table-cell>
              <table:table-cell office:value-type="float" office:value="195105.651629515">
                <text:p>195105.651629515</text:p>
              </table:table-cell>
              <table:table-cell office:value-type="float" office:value="97552.8258147577">
                <text:p>97552.8258147577</text:p>
              </table:table-cell>
              <table:table-cell office:value-type="float" office:value="4894.34837048465">
                <text:p>4894.34837048465</text:p>
              </table:table-cell>
              <table:table-cell office:value-type="float" office:value="2447.17418524232">
                <text:p>2447.17418524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5">
                <text:p>72.5</text:p>
              </table:table-cell>
              <table:table-cell office:value-type="float" office:value="97649.7924362487">
                <text:p>97649.7924362487</text:p>
              </table:table-cell>
              <table:table-cell office:value-type="float" office:value="195299.584872497">
                <text:p>195299.584872497</text:p>
              </table:table-cell>
              <table:table-cell office:value-type="float" office:value="4639.5079700753">
                <text:p>4639.5079700753</text:p>
              </table:table-cell>
              <table:table-cell office:value-type="float" office:value="2319.75398503765">
                <text:p>2319.75398503765</text:p>
              </table:table-cell>
              <table:table-cell office:value-type="float" office:value="195371.695074823">
                <text:p>195371.695074823</text:p>
              </table:table-cell>
              <table:table-cell office:value-type="float" office:value="97685.8475374113">
                <text:p>97685.8475374113</text:p>
              </table:table-cell>
              <table:table-cell office:value-type="float" office:value="4628.30492517731">
                <text:p>4628.30492517731</text:p>
              </table:table-cell>
              <table:table-cell office:value-type="float" office:value="2314.15246258865">
                <text:p>2314.15246258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  <table:table-cell office:value-type="float" office:value="97779.1261816741">
                <text:p>97779.1261816741</text:p>
              </table:table-cell>
              <table:table-cell office:value-type="float" office:value="195558.252363348">
                <text:p>195558.252363348</text:p>
              </table:table-cell>
              <table:table-cell office:value-type="float" office:value="4380.84047922448">
                <text:p>4380.84047922448</text:p>
              </table:table-cell>
              <table:table-cell office:value-type="float" office:value="2190.42023961224">
                <text:p>2190.42023961224</text:p>
              </table:table-cell>
              <table:table-cell office:value-type="float" office:value="195630.475596304">
                <text:p>195630.475596304</text:p>
              </table:table-cell>
              <table:table-cell office:value-type="float" office:value="97815.2377981518">
                <text:p>97815.2377981518</text:p>
              </table:table-cell>
              <table:table-cell office:value-type="float" office:value="4369.52440369646">
                <text:p>4369.52440369646</text:p>
              </table:table-cell>
              <table:table-cell office:value-type="float" office:value="2184.76220184823">
                <text:p>2184.762201848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.5">
                <text:p>73.5</text:p>
              </table:table-cell>
              <table:table-cell office:value-type="float" office:value="97904.8202020774">
                <text:p>97904.8202020774</text:p>
              </table:table-cell>
              <table:table-cell office:value-type="float" office:value="195809.640404155">
                <text:p>195809.640404155</text:p>
              </table:table-cell>
              <table:table-cell office:value-type="float" office:value="4129.45243841787">
                <text:p>4129.45243841787</text:p>
              </table:table-cell>
              <table:table-cell office:value-type="float" office:value="2064.72621920894">
                <text:p>2064.72621920894</text:p>
              </table:table-cell>
              <table:table-cell office:value-type="float" office:value="195881.973486819">
                <text:p>195881.973486819</text:p>
              </table:table-cell>
              <table:table-cell office:value-type="float" office:value="97940.9867434097">
                <text:p>97940.9867434097</text:p>
              </table:table-cell>
              <table:table-cell office:value-type="float" office:value="4118.0265131807">
                <text:p>4118.0265131807</text:p>
              </table:table-cell>
              <table:table-cell office:value-type="float" office:value="2059.01325659035">
                <text:p>2059.01325659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">
                <text:p>74</text:p>
              </table:table-cell>
              <table:table-cell office:value-type="float" office:value="98026.8649253723">
                <text:p>98026.8649253723</text:p>
              </table:table-cell>
              <table:table-cell office:value-type="float" office:value="196053.729850745">
                <text:p>196053.729850745</text:p>
              </table:table-cell>
              <table:table-cell office:value-type="float" office:value="3885.36299182806">
                <text:p>3885.36299182806</text:p>
              </table:table-cell>
              <table:table-cell office:value-type="float" office:value="1942.68149591403">
                <text:p>1942.68149591403</text:p>
              </table:table-cell>
              <table:table-cell office:value-type="float" office:value="196126.169593832">
                <text:p>196126.169593832</text:p>
              </table:table-cell>
              <table:table-cell office:value-type="float" office:value="98063.0847969159">
                <text:p>98063.0847969159</text:p>
              </table:table-cell>
              <table:table-cell office:value-type="float" office:value="3873.83040616811">
                <text:p>3873.83040616811</text:p>
              </table:table-cell>
              <table:table-cell office:value-type="float" office:value="1936.91520308406">
                <text:p>1936.915203084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.5">
                <text:p>74.5</text:p>
              </table:table-cell>
              <table:table-cell office:value-type="float" office:value="98145.2510573806">
                <text:p>98145.2510573806</text:p>
              </table:table-cell>
              <table:table-cell office:value-type="float" office:value="196290.502114761">
                <text:p>196290.502114761</text:p>
              </table:table-cell>
              <table:table-cell office:value-type="float" office:value="3648.59072781144">
                <text:p>3648.59072781144</text:p>
              </table:table-cell>
              <table:table-cell office:value-type="float" office:value="1824.29536390572">
                <text:p>1824.29536390572</text:p>
              </table:table-cell>
              <table:table-cell office:value-type="float" office:value="196363.045320862">
                <text:p>196363.045320862</text:p>
              </table:table-cell>
              <table:table-cell office:value-type="float" office:value="98181.5226604311">
                <text:p>98181.5226604311</text:p>
              </table:table-cell>
              <table:table-cell office:value-type="float" office:value="3636.9546791377">
                <text:p>3636.9546791377</text:p>
              </table:table-cell>
              <table:table-cell office:value-type="float" office:value="1818.47733956885">
                <text:p>1818.477339568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98259.96958254">
                <text:p>98259.96958254</text:p>
              </table:table-cell>
              <table:table-cell office:value-type="float" office:value="196519.93916508">
                <text:p>196519.93916508</text:p>
              </table:table-cell>
              <table:table-cell office:value-type="float" office:value="3419.15367749264">
                <text:p>3419.15367749264</text:p>
              </table:table-cell>
              <table:table-cell office:value-type="float" office:value="1709.57683874632">
                <text:p>1709.57683874632</text:p>
              </table:table-cell>
              <table:table-cell office:value-type="float" office:value="196592.582628907">
                <text:p>196592.582628907</text:p>
              </table:table-cell>
              <table:table-cell office:value-type="float" office:value="98296.2913144534">
                <text:p>98296.2913144534</text:p>
              </table:table-cell>
              <table:table-cell office:value-type="float" office:value="3407.41737109317">
                <text:p>3407.41737109317</text:p>
              </table:table-cell>
              <table:table-cell office:value-type="float" office:value="1703.70868554658">
                <text:p>1703.70868554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.5">
                <text:p>75.5</text:p>
              </table:table-cell>
              <table:table-cell office:value-type="float" office:value="98371.0117645907">
                <text:p>98371.0117645907</text:p>
              </table:table-cell>
              <table:table-cell office:value-type="float" office:value="196742.023529181">
                <text:p>196742.023529181</text:p>
              </table:table-cell>
              <table:table-cell office:value-type="float" office:value="3197.06931339131">
                <text:p>3197.06931339131</text:p>
              </table:table-cell>
              <table:table-cell office:value-type="float" office:value="1598.53465669565">
                <text:p>1598.53465669565</text:p>
              </table:table-cell>
              <table:table-cell office:value-type="float" office:value="196814.764037811">
                <text:p>196814.764037811</text:p>
              </table:table-cell>
              <table:table-cell office:value-type="float" office:value="98407.3820189054">
                <text:p>98407.3820189054</text:p>
              </table:table-cell>
              <table:table-cell office:value-type="float" office:value="3185.23596218923">
                <text:p>3185.23596218923</text:p>
              </table:table-cell>
              <table:table-cell office:value-type="float" office:value="1592.61798109461">
                <text:p>1592.617981094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">
                <text:p>76</text:p>
              </table:table-cell>
              <table:table-cell office:value-type="float" office:value="98478.3691472406">
                <text:p>98478.3691472406</text:p>
              </table:table-cell>
              <table:table-cell office:value-type="float" office:value="196956.738294481">
                <text:p>196956.738294481</text:p>
              </table:table-cell>
              <table:table-cell office:value-type="float" office:value="2982.35454809162">
                <text:p>2982.35454809162</text:p>
              </table:table-cell>
              <table:table-cell office:value-type="float" office:value="1491.17727404581">
                <text:p>1491.17727404581</text:p>
              </table:table-cell>
              <table:table-cell office:value-type="float" office:value="197029.5726276">
                <text:p>197029.5726276</text:p>
              </table:table-cell>
              <table:table-cell office:value-type="float" office:value="98514.7863137998">
                <text:p>98514.7863137998</text:p>
              </table:table-cell>
              <table:table-cell office:value-type="float" office:value="2970.42737240035">
                <text:p>2970.42737240035</text:p>
              </table:table-cell>
              <table:table-cell office:value-type="float" office:value="1485.21368620018">
                <text:p>1485.213686200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.5">
                <text:p>76.5</text:p>
              </table:table-cell>
              <table:table-cell office:value-type="float" office:value="98582.0335548092">
                <text:p>98582.0335548092</text:p>
              </table:table-cell>
              <table:table-cell office:value-type="float" office:value="197164.067109618">
                <text:p>197164.067109618</text:p>
              </table:table-cell>
              <table:table-cell office:value-type="float" office:value="2775.02573295428">
                <text:p>2775.02573295428</text:p>
              </table:table-cell>
              <table:table-cell office:value-type="float" office:value="1387.51286647714">
                <text:p>1387.51286647714</text:p>
              </table:table-cell>
              <table:table-cell office:value-type="float" office:value="197236.992039768">
                <text:p>197236.992039768</text:p>
              </table:table-cell>
              <table:table-cell office:value-type="float" office:value="98618.4960198838">
                <text:p>98618.4960198838</text:p>
              </table:table-cell>
              <table:table-cell office:value-type="float" office:value="2763.00796023234">
                <text:p>2763.00796023234</text:p>
              </table:table-cell>
              <table:table-cell office:value-type="float" office:value="1381.50398011617">
                <text:p>1381.503980116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">
                <text:p>77</text:p>
              </table:table-cell>
              <table:table-cell office:value-type="float" office:value="98681.9970928508">
                <text:p>98681.9970928508</text:p>
              </table:table-cell>
              <table:table-cell office:value-type="float" office:value="197363.994185702">
                <text:p>197363.994185702</text:p>
              </table:table-cell>
              <table:table-cell office:value-type="float" office:value="2575.09865687121">
                <text:p>2575.09865687121</text:p>
              </table:table-cell>
              <table:table-cell office:value-type="float" office:value="1287.54932843561">
                <text:p>1287.54932843561</text:p>
              </table:table-cell>
              <table:table-cell office:value-type="float" office:value="197437.006478524">
                <text:p>197437.006478524</text:p>
              </table:table-cell>
              <table:table-cell office:value-type="float" office:value="98718.5032392618">
                <text:p>98718.5032392618</text:p>
              </table:table-cell>
              <table:table-cell office:value-type="float" office:value="2562.99352147648">
                <text:p>2562.99352147648</text:p>
              </table:table-cell>
              <table:table-cell office:value-type="float" office:value="1281.49676073824">
                <text:p>1281.496760738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5">
                <text:p>77.5</text:p>
              </table:table-cell>
              <table:table-cell office:value-type="float" office:value="98778.2521487547">
                <text:p>98778.2521487547</text:p>
              </table:table-cell>
              <table:table-cell office:value-type="float" office:value="197556.504297509">
                <text:p>197556.504297509</text:p>
              </table:table-cell>
              <table:table-cell office:value-type="float" office:value="2382.58854506337">
                <text:p>2382.58854506337</text:p>
              </table:table-cell>
              <table:table-cell office:value-type="float" office:value="1191.29427253168">
                <text:p>1191.29427253168</text:p>
              </table:table-cell>
              <table:table-cell office:value-type="float" office:value="197629.600711993">
                <text:p>197629.600711993</text:p>
              </table:table-cell>
              <table:table-cell office:value-type="float" office:value="98814.8003559967">
                <text:p>98814.8003559967</text:p>
              </table:table-cell>
              <table:table-cell office:value-type="float" office:value="2370.39928800666">
                <text:p>2370.39928800666</text:p>
              </table:table-cell>
              <table:table-cell office:value-type="float" office:value="1185.19964400333">
                <text:p>1185.19964400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">
                <text:p>78</text:p>
              </table:table-cell>
              <table:table-cell office:value-type="float" office:value="98870.7913923258">
                <text:p>98870.7913923258</text:p>
              </table:table-cell>
              <table:table-cell office:value-type="float" office:value="197741.582784652">
                <text:p>197741.582784652</text:p>
              </table:table-cell>
              <table:table-cell office:value-type="float" office:value="2197.51005792104">
                <text:p>2197.51005792104</text:p>
              </table:table-cell>
              <table:table-cell office:value-type="float" office:value="1098.75502896052">
                <text:p>1098.75502896052</text:p>
              </table:table-cell>
              <table:table-cell office:value-type="float" office:value="197814.760073381">
                <text:p>197814.760073381</text:p>
              </table:table-cell>
              <table:table-cell office:value-type="float" office:value="98907.3800366903">
                <text:p>98907.3800366903</text:p>
              </table:table-cell>
              <table:table-cell office:value-type="float" office:value="2185.23992661943">
                <text:p>2185.23992661943</text:p>
              </table:table-cell>
              <table:table-cell office:value-type="float" office:value="1092.61996330972">
                <text:p>1092.619963309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5">
                <text:p>78.5</text:p>
              </table:table-cell>
              <table:table-cell office:value-type="float" office:value="98959.6077763425">
                <text:p>98959.6077763425</text:p>
              </table:table-cell>
              <table:table-cell office:value-type="float" office:value="197919.215552685">
                <text:p>197919.215552685</text:p>
              </table:table-cell>
              <table:table-cell office:value-type="float" office:value="2019.87728988765">
                <text:p>2019.87728988765</text:p>
              </table:table-cell>
              <table:table-cell office:value-type="float" office:value="1009.93864494382">
                <text:p>1009.93864494382</text:p>
              </table:table-cell>
              <table:table-cell office:value-type="float" office:value="197992.470462083">
                <text:p>197992.470462083</text:p>
              </table:table-cell>
              <table:table-cell office:value-type="float" office:value="98996.2352310415">
                <text:p>98996.2352310415</text:p>
              </table:table-cell>
              <table:table-cell office:value-type="float" office:value="2007.52953791704">
                <text:p>2007.52953791704</text:p>
              </table:table-cell>
              <table:table-cell office:value-type="float" office:value="1003.76476895852">
                <text:p>1003.764768958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">
                <text:p>79</text:p>
              </table:table-cell>
              <table:table-cell office:value-type="float" office:value="99044.6945370933">
                <text:p>99044.6945370933</text:p>
              </table:table-cell>
              <table:table-cell office:value-type="float" office:value="198089.389074187">
                <text:p>198089.389074187</text:p>
              </table:table-cell>
              <table:table-cell office:value-type="float" office:value="1849.70376838615">
                <text:p>1849.70376838615</text:p>
              </table:table-cell>
              <table:table-cell office:value-type="float" office:value="924.851884193074">
                <text:p>924.851884193074</text:p>
              </table:table-cell>
              <table:table-cell office:value-type="float" office:value="198162.718344766">
                <text:p>198162.718344766</text:p>
              </table:table-cell>
              <table:table-cell office:value-type="float" office:value="99081.3591723832">
                <text:p>99081.3591723832</text:p>
              </table:table-cell>
              <table:table-cell office:value-type="float" office:value="1837.2816552336">
                <text:p>1837.2816552336</text:p>
              </table:table-cell>
              <table:table-cell office:value-type="float" office:value="918.640827616801">
                <text:p>918.6408276168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.5">
                <text:p>79.5</text:p>
              </table:table-cell>
              <table:table-cell office:value-type="float" office:value="99126.0451948918">
                <text:p>99126.0451948918</text:p>
              </table:table-cell>
              <table:table-cell office:value-type="float" office:value="198252.090389784">
                <text:p>198252.090389784</text:p>
              </table:table-cell>
              <table:table-cell office:value-type="float" office:value="1687.0024527891">
                <text:p>1687.0024527891</text:p>
              </table:table-cell>
              <table:table-cell office:value-type="float" office:value="843.501226394552">
                <text:p>843.501226394552</text:p>
              </table:table-cell>
              <table:table-cell office:value-type="float" office:value="198325.490756395">
                <text:p>198325.490756395</text:p>
              </table:table-cell>
              <table:table-cell office:value-type="float" office:value="99162.7453781977">
                <text:p>99162.7453781977</text:p>
              </table:table-cell>
              <table:table-cell office:value-type="float" office:value="1674.50924360455">
                <text:p>1674.50924360455</text:p>
              </table:table-cell>
              <table:table-cell office:value-type="float" office:value="837.254621802275">
                <text:p>837.2546218022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99203.6535545706">
                <text:p>99203.6535545706</text:p>
              </table:table-cell>
              <table:table-cell office:value-type="float" office:value="198407.307109141">
                <text:p>198407.307109141</text:p>
              </table:table-cell>
              <table:table-cell office:value-type="float" office:value="1531.78573343158">
                <text:p>1531.78573343158</text:p>
              </table:table-cell>
              <table:table-cell office:value-type="float" office:value="765.892866715791">
                <text:p>765.892866715791</text:p>
              </table:table-cell>
              <table:table-cell office:value-type="float" office:value="198480.775301221">
                <text:p>198480.775301221</text:p>
              </table:table-cell>
              <table:table-cell office:value-type="float" office:value="99240.3876506104">
                <text:p>99240.3876506104</text:p>
              </table:table-cell>
              <table:table-cell office:value-type="float" office:value="1519.2246987792">
                <text:p>1519.2246987792</text:p>
              </table:table-cell>
              <table:table-cell office:value-type="float" office:value="759.612349389599">
                <text:p>759.6123493895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.5">
                <text:p>80.5</text:p>
              </table:table-cell>
              <table:table-cell office:value-type="float" office:value="99277.5137059525">
                <text:p>99277.5137059525</text:p>
              </table:table-cell>
              <table:table-cell office:value-type="float" office:value="198555.027411905">
                <text:p>198555.027411905</text:p>
              </table:table-cell>
              <table:table-cell office:value-type="float" office:value="1384.06543066773">
                <text:p>1384.06543066773</text:p>
              </table:table-cell>
              <table:table-cell office:value-type="float" office:value="692.032715333867">
                <text:p>692.032715333867</text:p>
              </table:table-cell>
              <table:table-cell office:value-type="float" office:value="198628.560153723">
                <text:p>198628.560153723</text:p>
              </table:table-cell>
              <table:table-cell office:value-type="float" office:value="99314.2800768616">
                <text:p>99314.2800768616</text:p>
              </table:table-cell>
              <table:table-cell office:value-type="float" office:value="1371.43984627686">
                <text:p>1371.43984627686</text:p>
              </table:table-cell>
              <table:table-cell office:value-type="float" office:value="685.719923138428">
                <text:p>685.7199231384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">
                <text:p>81</text:p>
              </table:table-cell>
              <table:table-cell office:value-type="float" office:value="99347.6200243011">
                <text:p>99347.6200243011</text:p>
              </table:table-cell>
              <table:table-cell office:value-type="float" office:value="198695.240048602">
                <text:p>198695.240048602</text:p>
              </table:table-cell>
              <table:table-cell office:value-type="float" office:value="1243.85279397052">
                <text:p>1243.85279397052</text:p>
              </table:table-cell>
              <table:table-cell office:value-type="float" office:value="621.926396985259">
                <text:p>621.926396985259</text:p>
              </table:table-cell>
              <table:table-cell office:value-type="float" office:value="198768.834059514">
                <text:p>198768.834059514</text:p>
              </table:table-cell>
              <table:table-cell office:value-type="float" office:value="99384.4170297569">
                <text:p>99384.4170297569</text:p>
              </table:table-cell>
              <table:table-cell office:value-type="float" office:value="1231.16594048622">
                <text:p>1231.16594048622</text:p>
              </table:table-cell>
              <table:table-cell office:value-type="float" office:value="615.582970243112">
                <text:p>615.582970243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5">
                <text:p>81.5</text:p>
              </table:table-cell>
              <table:table-cell office:value-type="float" office:value="99413.9671707488">
                <text:p>99413.9671707488</text:p>
              </table:table-cell>
              <table:table-cell office:value-type="float" office:value="198827.934341498">
                <text:p>198827.934341498</text:p>
              </table:table-cell>
              <table:table-cell office:value-type="float" office:value="1111.15850107512">
                <text:p>1111.15850107512</text:p>
              </table:table-cell>
              <table:table-cell office:value-type="float" office:value="555.57925053756">
                <text:p>555.57925053756</text:p>
              </table:table-cell>
              <table:table-cell office:value-type="float" office:value="198901.586336192">
                <text:p>198901.586336192</text:p>
              </table:table-cell>
              <table:table-cell office:value-type="float" office:value="99450.7931680958">
                <text:p>99450.7931680958</text:p>
              </table:table-cell>
              <table:table-cell office:value-type="float" office:value="1098.41366380832">
                <text:p>1098.41366380832</text:p>
              </table:table-cell>
              <table:table-cell office:value-type="float" office:value="549.206831904159">
                <text:p>549.2068319041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">
                <text:p>82</text:p>
              </table:table-cell>
              <table:table-cell office:value-type="float" office:value="99476.5500927035">
                <text:p>99476.5500927035</text:p>
              </table:table-cell>
              <table:table-cell office:value-type="float" office:value="198953.100185407">
                <text:p>198953.100185407</text:p>
              </table:table-cell>
              <table:table-cell office:value-type="float" office:value="985.992657165615">
                <text:p>985.992657165615</text:p>
              </table:table-cell>
              <table:table-cell office:value-type="float" office:value="492.996328582808">
                <text:p>492.996328582808</text:p>
              </table:table-cell>
              <table:table-cell office:value-type="float" office:value="199026.806874157">
                <text:p>199026.806874157</text:p>
              </table:table-cell>
              <table:table-cell office:value-type="float" office:value="99513.4034370785">
                <text:p>99513.4034370785</text:p>
              </table:table-cell>
              <table:table-cell office:value-type="float" office:value="973.193125842964">
                <text:p>973.193125842964</text:p>
              </table:table-cell>
              <table:table-cell office:value-type="float" office:value="486.596562921482">
                <text:p>486.5965629214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5">
                <text:p>82.5</text:p>
              </table:table-cell>
              <table:table-cell office:value-type="float" office:value="99535.3640242335">
                <text:p>99535.3640242335</text:p>
              </table:table-cell>
              <table:table-cell office:value-type="float" office:value="199070.728048467">
                <text:p>199070.728048467</text:p>
              </table:table-cell>
              <table:table-cell office:value-type="float" office:value="868.364794105703">
                <text:p>868.364794105703</text:p>
              </table:table-cell>
              <table:table-cell office:value-type="float" office:value="434.182397052852">
                <text:p>434.182397052852</text:p>
              </table:table-cell>
              <table:table-cell office:value-type="float" office:value="199144.486137381">
                <text:p>199144.486137381</text:p>
              </table:table-cell>
              <table:table-cell office:value-type="float" office:value="99572.2430686905">
                <text:p>99572.2430686905</text:p>
              </table:table-cell>
              <table:table-cell office:value-type="float" office:value="855.513862618962">
                <text:p>855.513862618962</text:p>
              </table:table-cell>
              <table:table-cell office:value-type="float" office:value="427.756931309481">
                <text:p>427.7569313094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">
                <text:p>83</text:p>
              </table:table-cell>
              <table:table-cell office:value-type="float" office:value="99590.4044864301">
                <text:p>99590.4044864301</text:p>
              </table:table-cell>
              <table:table-cell office:value-type="float" office:value="199180.80897286">
                <text:p>199180.80897286</text:p>
              </table:table-cell>
              <table:table-cell office:value-type="float" office:value="758.283869712491">
                <text:p>758.283869712491</text:p>
              </table:table-cell>
              <table:table-cell office:value-type="float" office:value="379.141934856245">
                <text:p>379.141934856245</text:p>
              </table:table-cell>
              <table:table-cell office:value-type="float" office:value="199254.615164132">
                <text:p>199254.615164132</text:p>
              </table:table-cell>
              <table:table-cell office:value-type="float" office:value="99627.3075820661">
                <text:p>99627.3075820661</text:p>
              </table:table-cell>
              <table:table-cell office:value-type="float" office:value="745.384835867802">
                <text:p>745.384835867802</text:p>
              </table:table-cell>
              <table:table-cell office:value-type="float" office:value="372.692417933901">
                <text:p>372.692417933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.5">
                <text:p>83.5</text:p>
              </table:table-cell>
              <table:table-cell office:value-type="float" office:value="99641.667287749">
                <text:p>99641.667287749</text:p>
              </table:table-cell>
              <table:table-cell office:value-type="float" office:value="199283.334575498">
                <text:p>199283.334575498</text:p>
              </table:table-cell>
              <table:table-cell office:value-type="float" office:value="655.75826707463">
                <text:p>655.75826707463</text:p>
              </table:table-cell>
              <table:table-cell office:value-type="float" office:value="327.879133537315">
                <text:p>327.879133537315</text:p>
              </table:table-cell>
              <table:table-cell office:value-type="float" office:value="199357.185567659">
                <text:p>199357.185567659</text:p>
              </table:table-cell>
              <table:table-cell office:value-type="float" office:value="99678.5927838294">
                <text:p>99678.5927838294</text:p>
              </table:table-cell>
              <table:table-cell office:value-type="float" office:value="642.814432341254">
                <text:p>642.814432341254</text:p>
              </table:table-cell>
              <table:table-cell office:value-type="float" office:value="321.407216170627">
                <text:p>321.4072161706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">
                <text:p>84</text:p>
              </table:table-cell>
              <table:table-cell office:value-type="float" office:value="99689.1485243295">
                <text:p>99689.1485243295</text:p>
              </table:table-cell>
              <table:table-cell office:value-type="float" office:value="199378.297048659">
                <text:p>199378.297048659</text:p>
              </table:table-cell>
              <table:table-cell office:value-type="float" office:value="560.795793913651">
                <text:p>560.795793913651</text:p>
              </table:table-cell>
              <table:table-cell office:value-type="float" office:value="280.397896956825">
                <text:p>280.397896956825</text:p>
              </table:table-cell>
              <table:table-cell office:value-type="float" office:value="199452.189536827">
                <text:p>199452.189536827</text:p>
              </table:table-cell>
              <table:table-cell office:value-type="float" office:value="99726.0947684137">
                <text:p>99726.0947684137</text:p>
              </table:table-cell>
              <table:table-cell office:value-type="float" office:value="547.810463172671">
                <text:p>547.810463172671</text:p>
              </table:table-cell>
              <table:table-cell office:value-type="float" office:value="273.905231586335">
                <text:p>273.9052315863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.5">
                <text:p>84.5</text:p>
              </table:table-cell>
              <table:table-cell office:value-type="float" office:value="99732.8445802916">
                <text:p>99732.8445802916</text:p>
              </table:table-cell>
              <table:table-cell office:value-type="float" office:value="199465.689160583">
                <text:p>199465.689160583</text:p>
              </table:table-cell>
              <table:table-cell office:value-type="float" office:value="473.403681989602">
                <text:p>473.403681989602</text:p>
              </table:table-cell>
              <table:table-cell office:value-type="float" office:value="236.701840994801">
                <text:p>236.701840994801</text:p>
              </table:table-cell>
              <table:table-cell office:value-type="float" office:value="199539.619836718">
                <text:p>199539.619836718</text:p>
              </table:table-cell>
              <table:table-cell office:value-type="float" office:value="99769.8099183589">
                <text:p>99769.8099183589</text:p>
              </table:table-cell>
              <table:table-cell office:value-type="float" office:value="460.380163282126">
                <text:p>460.380163282126</text:p>
              </table:table-cell>
              <table:table-cell office:value-type="float" office:value="230.190081641063">
                <text:p>230.1900816410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">
                <text:p>85</text:p>
              </table:table-cell>
              <table:table-cell office:value-type="float" office:value="99772.7521280113">
                <text:p>99772.7521280113</text:p>
              </table:table-cell>
              <table:table-cell office:value-type="float" office:value="199545.504256023">
                <text:p>199545.504256023</text:p>
              </table:table-cell>
              <table:table-cell office:value-type="float" office:value="393.588586550098">
                <text:p>393.588586550098</text:p>
              </table:table-cell>
              <table:table-cell office:value-type="float" office:value="196.794293275049">
                <text:p>196.794293275049</text:p>
              </table:table-cell>
              <table:table-cell office:value-type="float" office:value="199619.469809175">
                <text:p>199619.469809175</text:p>
              </table:table-cell>
              <table:table-cell office:value-type="float" office:value="99809.7349045873">
                <text:p>99809.7349045873</text:p>
              </table:table-cell>
              <table:table-cell office:value-type="float" office:value="380.530190825445">
                <text:p>380.530190825445</text:p>
              </table:table-cell>
              <table:table-cell office:value-type="float" office:value="190.265095412723">
                <text:p>190.2650954127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.5">
                <text:p>85.5</text:p>
              </table:table-cell>
              <table:table-cell office:value-type="float" office:value="99808.8681283745">
                <text:p>99808.8681283745</text:p>
              </table:table-cell>
              <table:table-cell office:value-type="float" office:value="199617.736256749">
                <text:p>199617.736256749</text:p>
              </table:table-cell>
              <table:table-cell office:value-type="float" office:value="321.356585823726">
                <text:p>321.356585823726</text:p>
              </table:table-cell>
              <table:table-cell office:value-type="float" office:value="160.678292911863">
                <text:p>160.678292911863</text:p>
              </table:table-cell>
              <table:table-cell office:value-type="float" office:value="199691.733373313">
                <text:p>199691.733373313</text:p>
              </table:table-cell>
              <table:table-cell office:value-type="float" office:value="99845.8666866564">
                <text:p>99845.8666866564</text:p>
              </table:table-cell>
              <table:table-cell office:value-type="float" office:value="308.266626687204">
                <text:p>308.266626687204</text:p>
              </table:table-cell>
              <table:table-cell office:value-type="float" office:value="154.133313343602">
                <text:p>154.133313343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">
                <text:p>86</text:p>
              </table:table-cell>
              <table:table-cell office:value-type="float" office:value="99841.1898310079">
                <text:p>99841.1898310079</text:p>
              </table:table-cell>
              <table:table-cell office:value-type="float" office:value="199682.379662016">
                <text:p>199682.379662016</text:p>
              </table:table-cell>
              <table:table-cell office:value-type="float" office:value="256.713180556973">
                <text:p>256.713180556973</text:p>
              </table:table-cell>
              <table:table-cell office:value-type="float" office:value="128.356590278486">
                <text:p>128.356590278486</text:p>
              </table:table-cell>
              <table:table-cell office:value-type="float" office:value="199756.405025982">
                <text:p>199756.405025982</text:p>
              </table:table-cell>
              <table:table-cell office:value-type="float" office:value="99878.2025129912">
                <text:p>99878.2025129912</text:p>
              </table:table-cell>
              <table:table-cell office:value-type="float" office:value="243.59497401758">
                <text:p>243.59497401758</text:p>
              </table:table-cell>
              <table:table-cell office:value-type="float" office:value="121.79748700879">
                <text:p>121.797487008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.5">
                <text:p>86.5</text:p>
              </table:table-cell>
              <table:table-cell office:value-type="float" office:value="99869.7147744887">
                <text:p>99869.7147744887</text:p>
              </table:table-cell>
              <table:table-cell office:value-type="float" office:value="199739.429548977">
                <text:p>199739.429548977</text:p>
              </table:table-cell>
              <table:table-cell office:value-type="float" office:value="199.663293595435">
                <text:p>199.663293595435</text:p>
              </table:table-cell>
              <table:table-cell office:value-type="float" office:value="99.8316467977174">
                <text:p>99.8316467977174</text:p>
              </table:table-cell>
              <table:table-cell office:value-type="float" office:value="199813.479842187">
                <text:p>199813.479842187</text:p>
              </table:table-cell>
              <table:table-cell office:value-type="float" office:value="99906.7399210933">
                <text:p>99906.7399210933</text:p>
              </table:table-cell>
              <table:table-cell office:value-type="float" office:value="186.520157813308">
                <text:p>186.520157813308</text:p>
              </table:table-cell>
              <table:table-cell office:value-type="float" office:value="93.260078906654">
                <text:p>93.2600789066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">
                <text:p>87</text:p>
              </table:table-cell>
              <table:table-cell office:value-type="float" office:value="99894.4407865319">
                <text:p>99894.4407865319</text:p>
              </table:table-cell>
              <table:table-cell office:value-type="float" office:value="199788.881573064">
                <text:p>199788.881573064</text:p>
              </table:table-cell>
              <table:table-cell office:value-type="float" office:value="150.211269508866">
                <text:p>150.211269508866</text:p>
              </table:table-cell>
              <table:table-cell office:value-type="float" office:value="75.1056347544331">
                <text:p>75.1056347544331</text:p>
              </table:table-cell>
              <table:table-cell office:value-type="float" office:value="199862.953475457">
                <text:p>199862.953475457</text:p>
              </table:table-cell>
              <table:table-cell office:value-type="float" office:value="99931.4767377287">
                <text:p>99931.4767377287</text:p>
              </table:table-cell>
              <table:table-cell office:value-type="float" office:value="137.046524542617">
                <text:p>137.046524542617</text:p>
              </table:table-cell>
              <table:table-cell office:value-type="float" office:value="68.5232622713083">
                <text:p>68.52326227130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5">
                <text:p>87.5</text:p>
              </table:table-cell>
              <table:table-cell office:value-type="float" office:value="99915.3659841562">
                <text:p>99915.3659841562</text:p>
              </table:table-cell>
              <table:table-cell office:value-type="float" office:value="199830.731968312">
                <text:p>199830.731968312</text:p>
              </table:table-cell>
              <table:table-cell office:value-type="float" office:value="108.360874260378">
                <text:p>108.360874260378</text:p>
              </table:table-cell>
              <table:table-cell office:value-type="float" office:value="54.180437130189">
                <text:p>54.180437130189</text:p>
              </table:table-cell>
              <table:table-cell office:value-type="float" office:value="199904.822158186">
                <text:p>199904.822158186</text:p>
              </table:table-cell>
              <table:table-cell office:value-type="float" office:value="99952.4110790929">
                <text:p>99952.4110790929</text:p>
              </table:table-cell>
              <table:table-cell office:value-type="float" office:value="95.1778418142202">
                <text:p>95.1778418142202</text:p>
              </table:table-cell>
              <table:table-cell office:value-type="float" office:value="47.5889209071101">
                <text:p>47.5889209071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">
                <text:p>88</text:p>
              </table:table-cell>
              <table:table-cell office:value-type="float" office:value="99932.4887738266">
                <text:p>99932.4887738266</text:p>
              </table:table-cell>
              <table:table-cell office:value-type="float" office:value="199864.977547653">
                <text:p>199864.977547653</text:p>
              </table:table-cell>
              <table:table-cell office:value-type="float" office:value="74.115294919605">
                <text:p>74.115294919605</text:p>
              </table:table-cell>
              <table:table-cell office:value-type="float" office:value="37.0576474598025">
                <text:p>37.0576474598025</text:p>
              </table:table-cell>
              <table:table-cell office:value-type="float" office:value="199939.08270191">
                <text:p>199939.08270191</text:p>
              </table:table-cell>
              <table:table-cell office:value-type="float" office:value="99969.5413509548">
                <text:p>99969.5413509548</text:p>
              </table:table-cell>
              <table:table-cell office:value-type="float" office:value="60.9172980904238">
                <text:p>60.9172980904238</text:p>
              </table:table-cell>
              <table:table-cell office:value-type="float" office:value="30.4586490452119">
                <text:p>30.4586490452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.5">
                <text:p>88.5</text:p>
              </table:table-cell>
              <table:table-cell office:value-type="float" office:value="99945.8078515763">
                <text:p>99945.8078515763</text:p>
              </table:table-cell>
              <table:table-cell office:value-type="float" office:value="199891.615703153">
                <text:p>199891.615703153</text:p>
              </table:table-cell>
              <table:table-cell office:value-type="float" office:value="47.4771394200068">
                <text:p>47.4771394200068</text:p>
              </table:table-cell>
              <table:table-cell office:value-type="float" office:value="23.7385697100034">
                <text:p>23.7385697100034</text:p>
              </table:table-cell>
              <table:table-cell office:value-type="float" office:value="199965.732497556">
                <text:p>199965.732497556</text:p>
              </table:table-cell>
              <table:table-cell office:value-type="float" office:value="99982.8662487779">
                <text:p>99982.8662487779</text:p>
              </table:table-cell>
              <table:table-cell office:value-type="float" office:value="34.267502444274">
                <text:p>34.267502444274</text:p>
              </table:table-cell>
              <table:table-cell office:value-type="float" office:value="17.133751222137">
                <text:p>17.1337512221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">
                <text:p>89</text:p>
              </table:table-cell>
              <table:table-cell office:value-type="float" office:value="99955.3222031062">
                <text:p>99955.3222031062</text:p>
              </table:table-cell>
              <table:table-cell office:value-type="float" office:value="199910.644406213">
                <text:p>199910.644406213</text:p>
              </table:table-cell>
              <table:table-cell office:value-type="float" office:value="28.4484363602279">
                <text:p>28.4484363602279</text:p>
              </table:table-cell>
              <table:table-cell office:value-type="float" office:value="14.2242181801139">
                <text:p>14.2242181801139</text:p>
              </table:table-cell>
              <table:table-cell office:value-type="float" office:value="199984.769515639">
                <text:p>199984.769515639</text:p>
              </table:table-cell>
              <table:table-cell office:value-type="float" office:value="99992.3847578196">
                <text:p>99992.3847578196</text:p>
              </table:table-cell>
              <table:table-cell office:value-type="float" office:value="15.230484360873">
                <text:p>15.230484360873</text:p>
              </table:table-cell>
              <table:table-cell office:value-type="float" office:value="7.61524218043652">
                <text:p>7.615242180436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.5">
                <text:p>89.5</text:p>
              </table:table-cell>
              <table:table-cell office:value-type="float" office:value="99961.0311038615">
                <text:p>99961.0311038615</text:p>
              </table:table-cell>
              <table:table-cell office:value-type="float" office:value="199922.062207723">
                <text:p>199922.062207723</text:p>
              </table:table-cell>
              <table:table-cell office:value-type="float" office:value="17.0306348496853">
                <text:p>17.0306348496853</text:p>
              </table:table-cell>
              <table:table-cell office:value-type="float" office:value="8.51531742484263">
                <text:p>8.51531742484263</text:p>
              </table:table-cell>
              <table:table-cell office:value-type="float" office:value="199996.192306417">
                <text:p>199996.192306417</text:p>
              </table:table-cell>
              <table:table-cell office:value-type="float" office:value="99998.0961532086">
                <text:p>99998.0961532086</text:p>
              </table:table-cell>
              <table:table-cell office:value-type="float" office:value="3.80769358286903">
                <text:p>3.80769358286903</text:p>
              </table:table-cell>
              <table:table-cell office:value-type="float" office:value="1.90384679143452">
                <text:p>1.90384679143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106cm" svg:height="17.045cm" xlink:href="." xlink:type="simple" chart:class="chart:scatter" chart:style-name="ch1">
        <chart:legend svg:x="18.965cm" svg:y="0.746cm" style:legend-expansion="custom" chartooo:width="4.769cm" chartooo:height="2.022cm" style:legend-expansion-aspect-ratio="2.35855588526212" chart:style-name="ch2"/>
        <chart:plot-area chart:style-name="ch3" chart:data-source-has-labels="both" svg:x="0.302cm" svg:y="0.319cm" svg:width="24.664cm" svg:height="15.548cm">
          <chartooo:coordinate-region svg:x="1.612cm" svg:y="0.533cm" svg:width="23.021cm" svg:height="14.389cm"/>
          <chart:axis chart:dimension="x" chart:name="primary-x" chart:style-name="ch4" chartooo:axis-type="auto">
            <chart:title svg:x="8.066cm" svg:y="15.875cm" chart:style-name="ch5">
              <text:p>Incident angle [degree]</text:p>
            </chart:title>
            <chart:categories table:cell-range-address="local-table.$A$2:.$A$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series chart:style-name="ch9" chart:values-cell-range-address="local-table.$D$2:.$D$38" chart:label-cell-address="local-table.$D$1" chart:class="chart:scatter">
            <chart:data-point chart:repeated="37"/>
          </chart:series>
          <chart:series chart:style-name="ch10" chart:values-cell-range-address="local-table.$E$2:.$E$38" chart:label-cell-address="local-table.$E$1" chart:class="chart:scatter">
            <chart:data-point chart:repeated="37"/>
          </chart:series>
          <chart:series chart:style-name="ch11" chart:values-cell-range-address="local-table.$F$2:.$F$38" chart:label-cell-address="local-table.$F$1" chart:class="chart:scatte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irror</text:p>
              </table:table-cell>
              <table:table-cell office:value-type="string">
                <text:p>ZnS</text:p>
              </table:table-cell>
              <table:table-cell office:value-type="string">
                <text:p>Grating</text:p>
              </table:table-cell>
              <table:table-cell office:value-type="string">
                <text:p>Fresnel refle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.33262346728">
                <text:p>1338.332623467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761.341316963173">
                <text:p>761.341316963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9.11010081473">
                <text:p>1449.11010081473</text:p>
              </table:table-cell>
              <table:table-cell office:value-type="float" office:value="363.201744153426">
                <text:p>363.201744153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1496.88296128115">
                <text:p>1496.88296128115</text:p>
              </table:table-cell>
              <table:table-cell office:value-type="float" office:value="119.906650446879">
                <text:p>119.906650446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.20154268041">
                <text:p>1640.20154268041</text:p>
              </table:table-cell>
              <table:table-cell office:value-type="float" office:value="10.5138083749248">
                <text:p>10.5138083749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1640.20154268041">
                <text:p>1640.20154268041</text:p>
              </table:table-cell>
              <table:table-cell office:value-type="float" office:value="16.7277295181504">
                <text:p>16.727729518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9.02158921028">
                <text:p>2309.02158921028</text:p>
              </table:table-cell>
              <table:table-cell office:value-type="float" office:value="122.543706111255">
                <text:p>122.543706111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2261.24872874386">
                <text:p>2261.24872874386</text:p>
              </table:table-cell>
              <table:table-cell office:value-type="float" office:value="313.944023569075">
                <text:p>313.944023569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7.88589154238">
                <text:p>2547.88589154238</text:p>
              </table:table-cell>
              <table:table-cell office:value-type="float" office:value="578.637986134485">
                <text:p>578.637986134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3200.78165125012">
                <text:p>3200.78165125012</text:p>
              </table:table-cell>
              <table:table-cell office:value-type="float" office:value="905.838853957138">
                <text:p>905.83885395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6.32737218296">
                <text:p>3296.32737218296</text:p>
              </table:table-cell>
              <table:table-cell office:value-type="float" office:value="1286.07197200804">
                <text:p>1286.07197200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3439.64595358222">
                <text:p>3439.64595358222</text:p>
              </table:table-cell>
              <table:table-cell office:value-type="float" office:value="1711.00933464099">
                <text:p>1711.00933464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.98959314382">
                <text:p>4418.98959314382</text:p>
              </table:table-cell>
              <table:table-cell office:value-type="float" office:value="2173.32661774">
                <text:p>2173.32661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500">
                <text:p>2500</text:p>
              </table:table-cell>
              <table:table-cell office:value-type="float" office:value="5334.63608541686">
                <text:p>5334.63608541686</text:p>
              </table:table-cell>
              <table:table-cell office:value-type="float" office:value="2666.57935746175">
                <text:p>2666.57935746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6.15034897407">
                <text:p>5016.15034897407</text:p>
              </table:table-cell>
              <table:table-cell office:value-type="float" office:value="3185.09548768781">
                <text:p>3185.095487687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38800">
                <text:p>38800</text:p>
              </table:table-cell>
              <table:table-cell office:value-type="float" office:value="2900">
                <text:p>2900</text:p>
              </table:table-cell>
              <table:table-cell office:value-type="float" office:value="5493.87895363826">
                <text:p>5493.87895363826</text:p>
              </table:table-cell>
              <table:table-cell office:value-type="float" office:value="3723.88188898448">
                <text:p>3723.88188898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39400">
                <text:p>39400</text:p>
              </table:table-cell>
              <table:table-cell office:value-type="float" office:value="NaN">
                <text:p>NaN</text:p>
              </table:table-cell>
              <table:table-cell office:value-type="float" office:value="9315.70779095184">
                <text:p>9315.70779095184</text:p>
              </table:table-cell>
              <table:table-cell office:value-type="float" office:value="4278.54296732602">
                <text:p>4278.5429673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39300">
                <text:p>39300</text:p>
              </table:table-cell>
              <table:table-cell office:value-type="float" office:value="2900">
                <text:p>2900</text:p>
              </table:table-cell>
              <table:table-cell office:value-type="float" office:value="8280.62914751274">
                <text:p>8280.62914751274</text:p>
              </table:table-cell>
              <table:table-cell office:value-type="float" office:value="4845.20958485257">
                <text:p>4845.20958485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8917.60062039834">
                <text:p>8917.60062039834</text:p>
              </table:table-cell>
              <table:table-cell office:value-type="float" office:value="5420.47691859438">
                <text:p>5420.47691859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41600">
                <text:p>41600</text:p>
              </table:table-cell>
              <table:table-cell office:value-type="float" office:value="2900">
                <text:p>2900</text:p>
              </table:table-cell>
              <table:table-cell office:value-type="float" office:value="6528.95759707736">
                <text:p>6528.95759707736</text:p>
              </table:table-cell>
              <table:table-cell office:value-type="float" office:value="6001.35003535286">
                <text:p>6001.35003535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1200">
                <text:p>41200</text:p>
              </table:table-cell>
              <table:table-cell office:value-type="float" office:value="NaN">
                <text:p>NaN</text:p>
              </table:table-cell>
              <table:table-cell office:value-type="float" office:value="12819.0508918226">
                <text:p>12819.0508918226</text:p>
              </table:table-cell>
              <table:table-cell office:value-type="float" office:value="6585.19614903823">
                <text:p>6585.19614903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41600">
                <text:p>41600</text:p>
              </table:table-cell>
              <table:table-cell office:value-type="float" office:value="3560">
                <text:p>3560</text:p>
              </table:table-cell>
              <table:table-cell office:value-type="float" office:value="17317.6619190771">
                <text:p>17317.6619190771</text:p>
              </table:table-cell>
              <table:table-cell office:value-type="float" office:value="7169.70267662217">
                <text:p>7169.70267662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40800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20383.0871323391">
                <text:p>20383.0871323391</text:p>
              </table:table-cell>
              <table:table-cell office:value-type="float" office:value="7752.84033528016">
                <text:p>7752.84033528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3400">
                <text:p>43400</text:p>
              </table:table-cell>
              <table:table-cell office:value-type="float" office:value="5240">
                <text:p>5240</text:p>
              </table:table-cell>
              <table:table-cell office:value-type="float" office:value="10987.7579072765">
                <text:p>10987.7579072765</text:p>
              </table:table-cell>
              <table:table-cell office:value-type="float" office:value="8332.83063021003">
                <text:p>8332.83063021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14331.8581399259">
                <text:p>14331.8581399259</text:p>
              </table:table-cell>
              <table:table-cell office:value-type="float" office:value="8908.11717324842">
                <text:p>8908.11717324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44800">
                <text:p>44800</text:p>
              </table:table-cell>
              <table:table-cell office:value-type="float" office:value="7080">
                <text:p>7080</text:p>
              </table:table-cell>
              <table:table-cell office:value-type="float" office:value="24921.5088766489">
                <text:p>24921.5088766489</text:p>
              </table:table-cell>
              <table:table-cell office:value-type="float" office:value="9477.34034942742">
                <text:p>9477.34034942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44800">
                <text:p>44800</text:p>
              </table:table-cell>
              <table:table-cell office:value-type="float" office:value="NaN">
                <text:p>NaN</text:p>
              </table:table-cell>
              <table:table-cell office:value-type="float" office:value="23567.944496767">
                <text:p>23567.944496767</text:p>
              </table:table-cell>
              <table:table-cell office:value-type="float" office:value="10039.3149142129">
                <text:p>10039.3149142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48000">
                <text:p>48000</text:p>
              </table:table-cell>
              <table:table-cell office:value-type="float" office:value="7840">
                <text:p>7840</text:p>
              </table:table-cell>
              <table:table-cell office:value-type="float" office:value="25001.1303107596">
                <text:p>25001.1303107596</text:p>
              </table:table-cell>
              <table:table-cell office:value-type="float" office:value="10593.0101601617">
                <text:p>10593.0101601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51600">
                <text:p>51600</text:p>
              </table:table-cell>
              <table:table-cell office:value-type="float" office:value="NaN">
                <text:p>NaN</text:p>
              </table:table-cell>
              <table:table-cell office:value-type="float" office:value="21816.2729463317">
                <text:p>21816.2729463317</text:p>
              </table:table-cell>
              <table:table-cell office:value-type="float" office:value="11137.5323396377">
                <text:p>11137.5323396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54000">
                <text:p>54000</text:p>
              </table:table-cell>
              <table:table-cell office:value-type="float" office:value="10400">
                <text:p>10400</text:p>
              </table:table-cell>
              <table:table-cell office:value-type="float" office:value="23090.2158921028">
                <text:p>23090.2158921028</text:p>
              </table:table-cell>
              <table:table-cell office:value-type="float" office:value="11672.1090712878">
                <text:p>11672.1090712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50400">
                <text:p>50400</text:p>
              </table:table-cell>
              <table:table-cell office:value-type="float" office:value="NaN">
                <text:p>NaN</text:p>
              </table:table-cell>
              <table:table-cell office:value-type="float" office:value="27708.2590705234">
                <text:p>27708.2590705234</text:p>
              </table:table-cell>
              <table:table-cell office:value-type="float" office:value="12196.0754932525">
                <text:p>12196.0754932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8800">
                <text:p>48800</text:p>
              </table:table-cell>
              <table:table-cell office:value-type="float" office:value="13300">
                <text:p>13300</text:p>
              </table:table-cell>
              <table:table-cell office:value-type="float" office:value="26593.5589929736">
                <text:p>26593.5589929736</text:p>
              </table:table-cell>
              <table:table-cell office:value-type="float" office:value="12708.8619564413">
                <text:p>12708.8619564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52400">
                <text:p>52400</text:p>
              </table:table-cell>
              <table:table-cell office:value-type="float" office:value="NaN">
                <text:p>NaN</text:p>
              </table:table-cell>
              <table:table-cell office:value-type="float" office:value="25319.6160472024">
                <text:p>25319.6160472024</text:p>
              </table:table-cell>
              <table:table-cell office:value-type="float" office:value="13209.9830773785">
                <text:p>13209.9830773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9200">
                <text:p>49200</text:p>
              </table:table-cell>
              <table:table-cell office:value-type="float" office:value="21800">
                <text:p>21800</text:p>
              </table:table-cell>
              <table:table-cell office:value-type="float" office:value="NaN">
                <text:p>NaN</text:p>
              </table:table-cell>
              <table:table-cell office:value-type="float" office:value="13699.0279927434">
                <text:p>13699.0279927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50800">
                <text:p>5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75.6516772933">
                <text:p>14175.6516772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3200">
                <text:p>53200</text:p>
              </table:table-cell>
              <table:table-cell office:value-type="float" office:value="21200">
                <text:p>21200</text:p>
              </table:table-cell>
              <table:table-cell office:value-type="float" office:value="NaN">
                <text:p>NaN</text:p>
              </table:table-cell>
              <table:table-cell office:value-type="float" office:value="14639.5672038331">
                <text:p>14639.5672038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53200">
                <text:p>5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90.5388386254">
                <text:p>15090.53883862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